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3.358cm"/>
    </style:style>
    <style:style style:name="co11" style:family="table-column">
      <style:table-column-properties fo:break-before="auto" style:column-width="3.41cm"/>
    </style:style>
    <style:style style:name="co12" style:family="table-column">
      <style:table-column-properties fo:break-before="auto" style:column-width="3.279cm"/>
    </style:style>
    <style:style style:name="co13" style:family="table-column">
      <style:table-column-properties fo:break-before="auto" style:column-width="2.279cm"/>
    </style:style>
    <style:style style:name="co14" style:family="table-column">
      <style:table-column-properties fo:break-before="auto" style:column-width="3.963cm"/>
    </style:style>
    <style:style style:name="co15" style:family="table-column">
      <style:table-column-properties fo:break-before="auto" style:column-width="3.831cm"/>
    </style:style>
    <style:style style:name="co16" style:family="table-column">
      <style:table-column-properties fo:break-before="auto" style:column-width="3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stimation_info_V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estimated_f2b</text:p>
          </table:table-cell>
          <table:table-cell table:style-name="Default" office:value-type="string" calcext:value-type="string">
            <text:p>departure_time</text:p>
          </table:table-cell>
          <table:table-cell office:value-type="string" calcext:value-type="string">
            <text:p>log_likelihood</text:p>
          </table:table-cell>
          <table:table-cell office:value-type="string" calcext:value-type="string">
            <text:p>trips_number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asymptotic_confidenc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4-02 05:24:20</text:p>
          </table:table-cell>
          <table:table-cell office:value-type="float" office:value="-87.4593476646521" calcext:value-type="float">
            <text:p>-87,459347664652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0.00277008310249307" calcext:value-type="float">
            <text:p>0,002770083102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32:39</text:p>
          </table:table-cell>
          <table:table-cell office:value-type="float" office:value="-17.7308860516673" calcext:value-type="float">
            <text:p>-17,730886051667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45:25</text:p>
          </table:table-cell>
          <table:table-cell office:value-type="float" office:value="-59.8584933685904" calcext:value-type="float">
            <text:p>-59,8584933685904</text:p>
          </table:table-cell>
          <table:table-cell office:value-type="float" office:value="12" calcext:value-type="float">
            <text:p>12</text:p>
          </table:table-cell>
          <table:table-cell office:value-type="float" office:value="-8.56853611151669" calcext:value-type="float">
            <text:p>-8,56853611151669</text:p>
          </table:table-cell>
          <table:table-cell office:value-type="float" office:value="0.009242641840136" calcext:value-type="float">
            <text:p>0,009242641840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46:46</text:p>
          </table:table-cell>
          <table:table-cell office:value-type="float" office:value="-35.5425130543556" calcext:value-type="float">
            <text:p>-35,5425130543556</text:p>
          </table:table-cell>
          <table:table-cell office:value-type="float" office:value="7" calcext:value-type="float">
            <text:p>7</text:p>
          </table:table-cell>
          <table:table-cell office:value-type="float" office:value="-3.74951192827946" calcext:value-type="float">
            <text:p>-3,74951192827946</text:p>
          </table:table-cell>
          <table:table-cell office:value-type="float" office:value="0.0403209503144762" calcext:value-type="float">
            <text:p>0,040320950314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2:09</text:p>
          </table:table-cell>
          <table:table-cell office:value-type="float" office:value="-25.62698624878" calcext:value-type="float">
            <text:p>-25,62698624878</text:p>
          </table:table-cell>
          <table:table-cell office:value-type="float" office:value="5" calcext:value-type="float">
            <text:p>5</text:p>
          </table:table-cell>
          <table:table-cell office:value-type="float" office:value="-4.99996654107403" calcext:value-type="float">
            <text:p>-4,99996654107403</text:p>
          </table:table-cell>
          <table:table-cell office:value-type="float" office:value="-0.00000361076193834937" calcext:value-type="float">
            <text:p>-3,61076193834937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3:28</text:p>
          </table:table-cell>
          <table:table-cell office:value-type="float" office:value="-15.1974944952422" calcext:value-type="float">
            <text:p>-15,1974944952422</text:p>
          </table:table-cell>
          <table:table-cell office:value-type="float" office:value="3" calcext:value-type="float">
            <text:p>3</text:p>
          </table:table-cell>
          <table:table-cell office:value-type="float" office:value="-0.0000000959955031304736" calcext:value-type="float">
            <text:p>-9,59955031304736E-08</text:p>
          </table:table-cell>
          <table:table-cell office:value-type="float" office:value="-1488875547.03186" calcext:value-type="float">
            <text:p>-1488875547,03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03:03</text:p>
          </table:table-cell>
          <table:table-cell office:value-type="float" office:value="-93.3865666526789" calcext:value-type="float">
            <text:p>-93,3865666526789</text:p>
          </table:table-cell>
          <table:table-cell office:value-type="float" office:value="19" calcext:value-type="float">
            <text:p>19</text:p>
          </table:table-cell>
          <table:table-cell office:value-type="float" office:value="-13.2403640080208" calcext:value-type="float">
            <text:p>-13,2403640080208</text:p>
          </table:table-cell>
          <table:table-cell office:value-type="float" office:value="0.0028166020603282" calcext:value-type="float">
            <text:p>0,002816602060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04:20</text:p>
          </table:table-cell>
          <table:table-cell office:value-type="float" office:value="-41.7124536548843" calcext:value-type="float">
            <text:p>-41,7124536548843</text:p>
          </table:table-cell>
          <table:table-cell office:value-type="float" office:value="8" calcext:value-type="float">
            <text:p>8</text:p>
          </table:table-cell>
          <table:table-cell office:value-type="float" office:value="-2.99707265054587" calcext:value-type="float">
            <text:p>-2,99707265054587</text:p>
          </table:table-cell>
          <table:table-cell office:value-type="float" office:value="0.052060915236076" calcext:value-type="float">
            <text:p>0,0520609152360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0:53</text:p>
          </table:table-cell>
          <table:table-cell office:value-type="float" office:value="-71.8584558232911" calcext:value-type="float">
            <text:p>-71,8584558232911</text:p>
          </table:table-cell>
          <table:table-cell office:value-type="float" office:value="15" calcext:value-type="float">
            <text:p>15</text:p>
          </table:table-cell>
          <table:table-cell office:value-type="float" office:value="-10.655317608256" calcext:value-type="float">
            <text:p>-10,655317608256</text:p>
          </table:table-cell>
          <table:table-cell office:value-type="float" office:value="0.00362772955501837" calcext:value-type="float">
            <text:p>0,003627729555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413916015625" calcext:value-type="float">
            <text:p>0,29413916015625</text:p>
          </table:table-cell>
          <table:table-cell office:value-type="string" calcext:value-type="string">
            <text:p>2020-04-02 06:12:13</text:p>
          </table:table-cell>
          <table:table-cell office:value-type="float" office:value="-28.3078498000283" calcext:value-type="float">
            <text:p>-28,3078498000283</text:p>
          </table:table-cell>
          <table:table-cell office:value-type="float" office:value="5" calcext:value-type="float">
            <text:p>5</text:p>
          </table:table-cell>
          <table:table-cell office:value-type="float" office:value="-0.00186866476650005" calcext:value-type="float">
            <text:p>-0,0018686647665</text:p>
          </table:table-cell>
          <table:table-cell office:value-type="float" office:value="0.0167757726016601" calcext:value-type="float">
            <text:p>0,016775772601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4:51</text:p>
          </table:table-cell>
          <table:table-cell office:value-type="float" office:value="-23.3145614357993" calcext:value-type="float">
            <text:p>-23,3145614357993</text:p>
          </table:table-cell>
          <table:table-cell office:value-type="float" office:value="4" calcext:value-type="float">
            <text:p>4</text:p>
          </table:table-cell>
          <table:table-cell office:value-type="float" office:value="-2.88194213089692" calcext:value-type="float">
            <text:p>-2,88194213089692</text:p>
          </table:table-cell>
          <table:table-cell office:value-type="float" office:value="0.0901199114027809" calcext:value-type="float">
            <text:p>0,0901199114027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8:10</text:p>
          </table:table-cell>
          <table:table-cell office:value-type="float" office:value="-84.7368286679882" calcext:value-type="float">
            <text:p>-84,7368286679882</text:p>
          </table:table-cell>
          <table:table-cell office:value-type="float" office:value="15" calcext:value-type="float">
            <text:p>15</text:p>
          </table:table-cell>
          <table:table-cell office:value-type="float" office:value="-11.0023232890017" calcext:value-type="float">
            <text:p>-11,0023232890017</text:p>
          </table:table-cell>
          <table:table-cell office:value-type="float" office:value="0.00606273165350116" calcext:value-type="float">
            <text:p>0,0060627316535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23:17</text:p>
          </table:table-cell>
          <table:table-cell office:value-type="float" office:value="-88.2602990414489" calcext:value-type="float">
            <text:p>-88,2602990414489</text:p>
          </table:table-cell>
          <table:table-cell office:value-type="float" office:value="18" calcext:value-type="float">
            <text:p>18</text:p>
          </table:table-cell>
          <table:table-cell office:value-type="float" office:value="-17.6392930908289" calcext:value-type="float">
            <text:p>-17,6392930908289</text:p>
          </table:table-cell>
          <table:table-cell office:value-type="float" office:value="0.00319247868807042" calcext:value-type="float">
            <text:p>0,003192478688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9996826171875" calcext:value-type="float">
            <text:p>0,129996826171875</text:p>
          </table:table-cell>
          <table:table-cell office:value-type="string" calcext:value-type="string">
            <text:p>2020-04-02 06:26:00</text:p>
          </table:table-cell>
          <table:table-cell office:value-type="float" office:value="-51.4889825891886" calcext:value-type="float">
            <text:p>-51,4889825891886</text:p>
          </table:table-cell>
          <table:table-cell office:value-type="float" office:value="9" calcext:value-type="float">
            <text:p>9</text:p>
          </table:table-cell>
          <table:table-cell office:value-type="float" office:value="-0.00878132099318663" calcext:value-type="float">
            <text:p>-0,008781320993187</text:p>
          </table:table-cell>
          <table:table-cell office:value-type="float" office:value="0.0027520901599438" calcext:value-type="float">
            <text:p>0,002752090159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31:56</text:p>
          </table:table-cell>
          <table:table-cell office:value-type="float" office:value="-82.8394273115594" calcext:value-type="float">
            <text:p>-82,8394273115594</text:p>
          </table:table-cell>
          <table:table-cell office:value-type="float" office:value="17" calcext:value-type="float">
            <text:p>17</text:p>
          </table:table-cell>
          <table:table-cell office:value-type="float" office:value="-12.9852786499974" calcext:value-type="float">
            <text:p>-12,9852786499974</text:p>
          </table:table-cell>
          <table:table-cell office:value-type="float" office:value="0.00452484907665246" calcext:value-type="float">
            <text:p>0,0045248490766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35:10</text:p>
          </table:table-cell>
          <table:table-cell office:value-type="float" office:value="-97.2784821075043" calcext:value-type="float">
            <text:p>-97,2784821075043</text:p>
          </table:table-cell>
          <table:table-cell office:value-type="float" office:value="18" calcext:value-type="float">
            <text:p>18</text:p>
          </table:table-cell>
          <table:table-cell office:value-type="float" office:value="-11.3974804247547" calcext:value-type="float">
            <text:p>-11,3974804247547</text:p>
          </table:table-cell>
          <table:table-cell office:value-type="float" office:value="0.00325683743961253" calcext:value-type="float">
            <text:p>0,0032568374396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9264404296875" calcext:value-type="float">
            <text:p>0,159264404296875</text:p>
          </table:table-cell>
          <table:table-cell office:value-type="string" calcext:value-type="string">
            <text:p>2020-04-02 06:37:17</text:p>
          </table:table-cell>
          <table:table-cell office:value-type="float" office:value="-72.5759979983057" calcext:value-type="float">
            <text:p>-72,5759979983057</text:p>
          </table:table-cell>
          <table:table-cell office:value-type="float" office:value="12" calcext:value-type="float">
            <text:p>12</text:p>
          </table:table-cell>
          <table:table-cell office:value-type="float" office:value="-0.00705471327868535" calcext:value-type="float">
            <text:p>-0,007054713278685</text:p>
          </table:table-cell>
          <table:table-cell office:value-type="float" office:value="0.0023110123134755" calcext:value-type="float">
            <text:p>0,0023110123134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1:38</text:p>
          </table:table-cell>
          <table:table-cell office:value-type="float" office:value="-78.4952898205924" calcext:value-type="float">
            <text:p>-78,4952898205924</text:p>
          </table:table-cell>
          <table:table-cell office:value-type="float" office:value="15" calcext:value-type="float">
            <text:p>15</text:p>
          </table:table-cell>
          <table:table-cell office:value-type="float" office:value="-14.9999942756304" calcext:value-type="float">
            <text:p>-14,9999942756304</text:p>
          </table:table-cell>
          <table:table-cell office:value-type="float" office:value="0.00444449537052459" calcext:value-type="float">
            <text:p>0,0044444953705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4:14</text:p>
          </table:table-cell>
          <table:table-cell office:value-type="float" office:value="-44.4100786556313" calcext:value-type="float">
            <text:p>-44,4100786556313</text:p>
          </table:table-cell>
          <table:table-cell office:value-type="float" office:value="8" calcext:value-type="float">
            <text:p>8</text:p>
          </table:table-cell>
          <table:table-cell office:value-type="float" office:value="-3.99999999025895" calcext:value-type="float">
            <text:p>-3,99999999025895</text:p>
          </table:table-cell>
          <table:table-cell office:value-type="float" office:value="0.03125" calcext:value-type="float">
            <text:p>0,031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8:50</text:p>
          </table:table-cell>
          <table:table-cell office:value-type="float" office:value="-135.147152361709" calcext:value-type="float">
            <text:p>-135,147152361709</text:p>
          </table:table-cell>
          <table:table-cell office:value-type="float" office:value="28" calcext:value-type="float">
            <text:p>28</text:p>
          </table:table-cell>
          <table:table-cell office:value-type="float" office:value="-23.5681238744576" calcext:value-type="float">
            <text:p>-23,5681238744576</text:p>
          </table:table-cell>
          <table:table-cell office:value-type="float" office:value="0.00158415792852044" calcext:value-type="float">
            <text:p>0,001584157928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0:24</text:p>
          </table:table-cell>
          <table:table-cell office:value-type="float" office:value="-87.1493088855769" calcext:value-type="float">
            <text:p>-87,1493088855769</text:p>
          </table:table-cell>
          <table:table-cell office:value-type="float" office:value="16" calcext:value-type="float">
            <text:p>16</text:p>
          </table:table-cell>
          <table:table-cell office:value-type="float" office:value="-1.89294574035831" calcext:value-type="float">
            <text:p>-1,89294574035831</text:p>
          </table:table-cell>
          <table:table-cell office:value-type="float" office:value="0.00815744971519728" calcext:value-type="float">
            <text:p>0,0081574497151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1:47</text:p>
          </table:table-cell>
          <table:table-cell office:value-type="float" office:value="-84.033176860252" calcext:value-type="float">
            <text:p>-84,033176860252</text:p>
          </table:table-cell>
          <table:table-cell office:value-type="float" office:value="14" calcext:value-type="float">
            <text:p>14</text:p>
          </table:table-cell>
          <table:table-cell office:value-type="float" office:value="-10.5365500352193" calcext:value-type="float">
            <text:p>-10,5365500352193</text:p>
          </table:table-cell>
          <table:table-cell office:value-type="float" office:value="0.00728031267970151" calcext:value-type="float">
            <text:p>0,0072803126797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3:30</text:p>
          </table:table-cell>
          <table:table-cell office:value-type="float" office:value="-23.3097289377839" calcext:value-type="float">
            <text:p>-23,3097289377839</text:p>
          </table:table-cell>
          <table:table-cell office:value-type="float" office:value="5" calcext:value-type="float">
            <text:p>5</text:p>
          </table:table-cell>
          <table:table-cell office:value-type="float" office:value="-2.99888171017353" calcext:value-type="float">
            <text:p>-2,99888171017353</text:p>
          </table:table-cell>
          <table:table-cell office:value-type="float" office:value="0.0666668785578616" calcext:value-type="float">
            <text:p>0,0666668785578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9:43</text:p>
          </table:table-cell>
          <table:table-cell office:value-type="float" office:value="-211.720334987864" calcext:value-type="float">
            <text:p>-211,720334987864</text:p>
          </table:table-cell>
          <table:table-cell office:value-type="float" office:value="41" calcext:value-type="float">
            <text:p>41</text:p>
          </table:table-cell>
          <table:table-cell office:value-type="float" office:value="-33.9710070605285" calcext:value-type="float">
            <text:p>-33,9710070605285</text:p>
          </table:table-cell>
          <table:table-cell office:value-type="float" office:value="0.000717352816804134" calcext:value-type="float">
            <text:p>0,0007173528168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76195678710938" calcext:value-type="float">
            <text:p>0,097619567871094</text:p>
          </table:table-cell>
          <table:table-cell office:value-type="string" calcext:value-type="string">
            <text:p>2020-04-02 07:03:15</text:p>
          </table:table-cell>
          <table:table-cell office:value-type="float" office:value="-116.638112851773" calcext:value-type="float">
            <text:p>-116,638112851773</text:p>
          </table:table-cell>
          <table:table-cell office:value-type="float" office:value="23" calcext:value-type="float">
            <text:p>23</text:p>
          </table:table-cell>
          <table:table-cell office:value-type="float" office:value="0.00299135955181407" calcext:value-type="float">
            <text:p>0,002991359551814</text:p>
          </table:table-cell>
          <table:table-cell office:value-type="float" office:value="0.000293327923022653" calcext:value-type="float">
            <text:p>0,0002933279230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06:11</text:p>
          </table:table-cell>
          <table:table-cell office:value-type="float" office:value="-157.928802700207" calcext:value-type="float">
            <text:p>-157,928802700207</text:p>
          </table:table-cell>
          <table:table-cell office:value-type="float" office:value="32" calcext:value-type="float">
            <text:p>32</text:p>
          </table:table-cell>
          <table:table-cell office:value-type="float" office:value="-18.3323839246524" calcext:value-type="float">
            <text:p>-18,3323839246524</text:p>
          </table:table-cell>
          <table:table-cell office:value-type="float" office:value="0.000875991815332312" calcext:value-type="float">
            <text:p>0,0008759918153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09:20</text:p>
          </table:table-cell>
          <table:table-cell office:value-type="float" office:value="-164.11727115955" calcext:value-type="float">
            <text:p>-164,11727115955</text:p>
          </table:table-cell>
          <table:table-cell office:value-type="float" office:value="31" calcext:value-type="float">
            <text:p>31</text:p>
          </table:table-cell>
          <table:table-cell office:value-type="float" office:value="-24.9706997608874" calcext:value-type="float">
            <text:p>-24,9706997608874</text:p>
          </table:table-cell>
          <table:table-cell office:value-type="float" office:value="0.00129207509877808" calcext:value-type="float">
            <text:p>0,001292075098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17:11</text:p>
          </table:table-cell>
          <table:table-cell office:value-type="float" office:value="-355.077742307568" calcext:value-type="float">
            <text:p>-355,077742307568</text:p>
          </table:table-cell>
          <table:table-cell office:value-type="float" office:value="68" calcext:value-type="float">
            <text:p>68</text:p>
          </table:table-cell>
          <table:table-cell office:value-type="float" office:value="-26.4555802816088" calcext:value-type="float">
            <text:p>-26,4555802816088</text:p>
          </table:table-cell>
          <table:table-cell office:value-type="float" office:value="0.0000428456322675072" calcext:value-type="float">
            <text:p>4,28456322675072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75290832519531" calcext:value-type="float">
            <text:p>0,057529083251953</text:p>
          </table:table-cell>
          <table:table-cell office:value-type="string" calcext:value-type="string">
            <text:p>2020-04-02 07:18:49</text:p>
          </table:table-cell>
          <table:table-cell office:value-type="float" office:value="-229.012553784498" calcext:value-type="float">
            <text:p>-229,012553784498</text:p>
          </table:table-cell>
          <table:table-cell office:value-type="float" office:value="40" calcext:value-type="float">
            <text:p>40</text:p>
          </table:table-cell>
          <table:table-cell office:value-type="float" office:value="0.00355037054353602" calcext:value-type="float">
            <text:p>0,003550370543536</text:p>
          </table:table-cell>
          <table:table-cell office:value-type="float" office:value="0.000149108064522792" calcext:value-type="float">
            <text:p>0,0001491080645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22:02</text:p>
          </table:table-cell>
          <table:table-cell office:value-type="float" office:value="-222.48430628315" calcext:value-type="float">
            <text:p>-222,48430628315</text:p>
          </table:table-cell>
          <table:table-cell office:value-type="float" office:value="42" calcext:value-type="float">
            <text:p>42</text:p>
          </table:table-cell>
          <table:table-cell office:value-type="float" office:value="-28.5172633410017" calcext:value-type="float">
            <text:p>-28,5172633410017</text:p>
          </table:table-cell>
          <table:table-cell office:value-type="float" office:value="0.000782856670653221" calcext:value-type="float">
            <text:p>0,0007828566706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24:28</text:p>
          </table:table-cell>
          <table:table-cell office:value-type="float" office:value="-214.42211896798" calcext:value-type="float">
            <text:p>-214,42211896798</text:p>
          </table:table-cell>
          <table:table-cell office:value-type="float" office:value="41" calcext:value-type="float">
            <text:p>41</text:p>
          </table:table-cell>
          <table:table-cell office:value-type="float" office:value="-22.6797210471259" calcext:value-type="float">
            <text:p>-22,6797210471259</text:p>
          </table:table-cell>
          <table:table-cell office:value-type="float" office:value="0.00106466001405743" calcext:value-type="float">
            <text:p>0,0010646600140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26:52</text:p>
          </table:table-cell>
          <table:table-cell office:value-type="float" office:value="-367.111068430829" calcext:value-type="float">
            <text:p>-367,111068430829</text:p>
          </table:table-cell>
          <table:table-cell office:value-type="float" office:value="64" calcext:value-type="float">
            <text:p>64</text:p>
          </table:table-cell>
          <table:table-cell office:value-type="float" office:value="-34.0048801136883" calcext:value-type="float">
            <text:p>-34,0048801136883</text:p>
          </table:table-cell>
          <table:table-cell office:value-type="float" office:value="0.0003564434294091" calcext:value-type="float">
            <text:p>0,0003564434294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47364387512207" calcext:value-type="float">
            <text:p>0,024736438751221</text:p>
          </table:table-cell>
          <table:table-cell office:value-type="string" calcext:value-type="string">
            <text:p>2020-04-02 07:30:44</text:p>
          </table:table-cell>
          <table:table-cell office:value-type="float" office:value="-380.793343452569" calcext:value-type="float">
            <text:p>-380,793343452569</text:p>
          </table:table-cell>
          <table:table-cell office:value-type="float" office:value="72" calcext:value-type="float">
            <text:p>72</text:p>
          </table:table-cell>
          <table:table-cell office:value-type="float" office:value="-0.00641463720465851" calcext:value-type="float">
            <text:p>-0,006414637204659</text:p>
          </table:table-cell>
          <table:table-cell office:value-type="float" office:value="0.00000778962851971056" calcext:value-type="float">
            <text:p>7,78962851971056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32:05</text:p>
          </table:table-cell>
          <table:table-cell office:value-type="float" office:value="-224.727414404111" calcext:value-type="float">
            <text:p>-224,727414404111</text:p>
          </table:table-cell>
          <table:table-cell office:value-type="float" office:value="38" calcext:value-type="float">
            <text:p>38</text:p>
          </table:table-cell>
          <table:table-cell office:value-type="float" office:value="-8.22071362758298" calcext:value-type="float">
            <text:p>-8,22071362758298</text:p>
          </table:table-cell>
          <table:table-cell office:value-type="float" office:value="0.000268097288146633" calcext:value-type="float">
            <text:p>0,0002680972881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34:58</text:p>
          </table:table-cell>
          <table:table-cell office:value-type="float" office:value="-318.116977967605" calcext:value-type="float">
            <text:p>-318,116977967605</text:p>
          </table:table-cell>
          <table:table-cell office:value-type="float" office:value="58" calcext:value-type="float">
            <text:p>58</text:p>
          </table:table-cell>
          <table:table-cell office:value-type="float" office:value="-20.9982549137875" calcext:value-type="float">
            <text:p>-20,9982549137875</text:p>
          </table:table-cell>
          <table:table-cell office:value-type="float" office:value="0.0000497430319662928" calcext:value-type="float">
            <text:p>4,97430319662928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19372085571289" calcext:value-type="float">
            <text:p>0,119372085571289</text:p>
          </table:table-cell>
          <table:table-cell office:value-type="string" calcext:value-type="string">
            <text:p>2020-04-02 07:39:08</text:p>
          </table:table-cell>
          <table:table-cell office:value-type="float" office:value="-507.039329410088" calcext:value-type="float">
            <text:p>-507,039329410088</text:p>
          </table:table-cell>
          <table:table-cell office:value-type="float" office:value="91" calcext:value-type="float">
            <text:p>91</text:p>
          </table:table-cell>
          <table:table-cell office:value-type="float" office:value="-0.000272979528570971" calcext:value-type="float">
            <text:p>-0,000272979528571</text:p>
          </table:table-cell>
          <table:table-cell office:value-type="float" office:value="0.000031249516800582" calcext:value-type="float">
            <text:p>3,1249516800582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06842498779297" calcext:value-type="float">
            <text:p>0,07068424987793</text:p>
          </table:table-cell>
          <table:table-cell office:value-type="string" calcext:value-type="string">
            <text:p>2020-04-02 07:41:05</text:p>
          </table:table-cell>
          <table:table-cell office:value-type="float" office:value="-432.989305793012" calcext:value-type="float">
            <text:p>-432,989305793012</text:p>
          </table:table-cell>
          <table:table-cell office:value-type="float" office:value="75" calcext:value-type="float">
            <text:p>75</text:p>
          </table:table-cell>
          <table:table-cell office:value-type="float" office:value="0.0041403611376134" calcext:value-type="float">
            <text:p>0,004140361137613</text:p>
          </table:table-cell>
          <table:table-cell office:value-type="float" office:value="0.0000316641197152377" calcext:value-type="float">
            <text:p>3,16641197152377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3:02</text:p>
          </table:table-cell>
          <table:table-cell office:value-type="float" office:value="-345.263091782361" calcext:value-type="float">
            <text:p>-345,263091782361</text:p>
          </table:table-cell>
          <table:table-cell office:value-type="float" office:value="62" calcext:value-type="float">
            <text:p>62</text:p>
          </table:table-cell>
          <table:table-cell office:value-type="float" office:value="-6.86598509771393" calcext:value-type="float">
            <text:p>-6,86598509771393</text:p>
          </table:table-cell>
          <table:table-cell office:value-type="float" office:value="0.0000622106775948025" calcext:value-type="float">
            <text:p>6,22106775948025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4:40</text:p>
          </table:table-cell>
          <table:table-cell office:value-type="float" office:value="-319.081311730682" calcext:value-type="float">
            <text:p>-319,081311730682</text:p>
          </table:table-cell>
          <table:table-cell office:value-type="float" office:value="58" calcext:value-type="float">
            <text:p>58</text:p>
          </table:table-cell>
          <table:table-cell office:value-type="float" office:value="-32.5833212842055" calcext:value-type="float">
            <text:p>-32,5833212842055</text:p>
          </table:table-cell>
          <table:table-cell office:value-type="float" office:value="0.000583612273413957" calcext:value-type="float">
            <text:p>0,0005836122734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6:00</text:p>
          </table:table-cell>
          <table:table-cell office:value-type="float" office:value="-246.662478924736" calcext:value-type="float">
            <text:p>-246,662478924736</text:p>
          </table:table-cell>
          <table:table-cell office:value-type="float" office:value="46" calcext:value-type="float">
            <text:p>46</text:p>
          </table:table-cell>
          <table:table-cell office:value-type="float" office:value="-13.6214831255791" calcext:value-type="float">
            <text:p>-13,6214831255791</text:p>
          </table:table-cell>
          <table:table-cell office:value-type="float" office:value="0.00148461658414344" calcext:value-type="float">
            <text:p>0,001484616584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9:42</text:p>
          </table:table-cell>
          <table:table-cell office:value-type="float" office:value="-398.87094704679" calcext:value-type="float">
            <text:p>-398,87094704679</text:p>
          </table:table-cell>
          <table:table-cell office:value-type="float" office:value="75" calcext:value-type="float">
            <text:p>75</text:p>
          </table:table-cell>
          <table:table-cell office:value-type="float" office:value="-41.013016273927" calcext:value-type="float">
            <text:p>-41,013016273927</text:p>
          </table:table-cell>
          <table:table-cell office:value-type="float" office:value="0.0000538133929120472" calcext:value-type="float">
            <text:p>5,38133929120472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866137390136719" calcext:value-type="float">
            <text:p>0,086613739013672</text:p>
          </table:table-cell>
          <table:table-cell office:value-type="string" calcext:value-type="string">
            <text:p>2020-04-02 07:52:12</text:p>
          </table:table-cell>
          <table:table-cell office:value-type="float" office:value="-375.985491103416" calcext:value-type="float">
            <text:p>-375,985491103416</text:p>
          </table:table-cell>
          <table:table-cell office:value-type="float" office:value="65" calcext:value-type="float">
            <text:p>65</text:p>
          </table:table-cell>
          <table:table-cell office:value-type="float" office:value="0.00142493755037649" calcext:value-type="float">
            <text:p>0,001424937550376</text:p>
          </table:table-cell>
          <table:table-cell office:value-type="float" office:value="0.0000925473885942694" calcext:value-type="float">
            <text:p>9,25473885942694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73306732177735" calcext:value-type="float">
            <text:p>0,067330673217774</text:p>
          </table:table-cell>
          <table:table-cell office:value-type="string" calcext:value-type="string">
            <text:p>2020-04-02 07:53:56</text:p>
          </table:table-cell>
          <table:table-cell office:value-type="float" office:value="-393.526348345949" calcext:value-type="float">
            <text:p>-393,526348345949</text:p>
          </table:table-cell>
          <table:table-cell office:value-type="float" office:value="69" calcext:value-type="float">
            <text:p>69</text:p>
          </table:table-cell>
          <table:table-cell office:value-type="float" office:value="-0.00189018871761852" calcext:value-type="float">
            <text:p>-0,001890188717619</text:p>
          </table:table-cell>
          <table:table-cell office:value-type="float" office:value="0.0000423786525636669" calcext:value-type="float">
            <text:p>4,23786525636669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50372543334961" calcext:value-type="float">
            <text:p>0,035037254333496</text:p>
          </table:table-cell>
          <table:table-cell office:value-type="string" calcext:value-type="string">
            <text:p>2020-04-02 07:55:38</text:p>
          </table:table-cell>
          <table:table-cell office:value-type="float" office:value="-423.720635415298" calcext:value-type="float">
            <text:p>-423,720635415298</text:p>
          </table:table-cell>
          <table:table-cell office:value-type="float" office:value="74" calcext:value-type="float">
            <text:p>74</text:p>
          </table:table-cell>
          <table:table-cell office:value-type="float" office:value="0.0152471100151802" calcext:value-type="float">
            <text:p>0,01524711001518</text:p>
          </table:table-cell>
          <table:table-cell office:value-type="float" office:value="0.0000257975300605304" calcext:value-type="float">
            <text:p>2,57975300605304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744646453857422" calcext:value-type="float">
            <text:p>0,007446464538574</text:p>
          </table:table-cell>
          <table:table-cell office:value-type="string" calcext:value-type="string">
            <text:p>2020-04-02 07:57:26</text:p>
          </table:table-cell>
          <table:table-cell office:value-type="float" office:value="-379.624039300256" calcext:value-type="float">
            <text:p>-379,624039300256</text:p>
          </table:table-cell>
          <table:table-cell office:value-type="float" office:value="65" calcext:value-type="float">
            <text:p>65</text:p>
          </table:table-cell>
          <table:table-cell office:value-type="float" office:value="0.0573887859285358" calcext:value-type="float">
            <text:p>0,057388785928536</text:p>
          </table:table-cell>
          <table:table-cell office:value-type="float" office:value="0.0000246818403082139" calcext:value-type="float">
            <text:p>2,46818403082139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92754440307617" calcext:value-type="float">
            <text:p>0,019275444030762</text:p>
          </table:table-cell>
          <table:table-cell office:value-type="string" calcext:value-type="string">
            <text:p>2020-04-02 07:59:13</text:p>
          </table:table-cell>
          <table:table-cell office:value-type="float" office:value="-287.228533314863" calcext:value-type="float">
            <text:p>-287,228533314863</text:p>
          </table:table-cell>
          <table:table-cell office:value-type="float" office:value="49" calcext:value-type="float">
            <text:p>49</text:p>
          </table:table-cell>
          <table:table-cell office:value-type="float" office:value="0.00117410530438877" calcext:value-type="float">
            <text:p>0,001174105304389</text:p>
          </table:table-cell>
          <table:table-cell office:value-type="float" office:value="0.0000270016255776256" calcext:value-type="float">
            <text:p>2,70016255776256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01:29</text:p>
          </table:table-cell>
          <table:table-cell office:value-type="float" office:value="-317.891955173972" calcext:value-type="float">
            <text:p>-317,891955173972</text:p>
          </table:table-cell>
          <table:table-cell office:value-type="float" office:value="50" calcext:value-type="float">
            <text:p>50</text:p>
          </table:table-cell>
          <table:table-cell office:value-type="float" office:value="-35.4211744190226" calcext:value-type="float">
            <text:p>-35,4211744190226</text:p>
          </table:table-cell>
          <table:table-cell office:value-type="float" office:value="0.000570622439957666" calcext:value-type="float">
            <text:p>0,0005706224399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85263614654541" calcext:value-type="float">
            <text:p>0,028526361465454</text:p>
          </table:table-cell>
          <table:table-cell office:value-type="string" calcext:value-type="string">
            <text:p>2020-04-02 08:07:57</text:p>
          </table:table-cell>
          <table:table-cell office:value-type="float" office:value="-953.703785423884" calcext:value-type="float">
            <text:p>-953,703785423884</text:p>
          </table:table-cell>
          <table:table-cell office:value-type="float" office:value="168" calcext:value-type="float">
            <text:p>168</text:p>
          </table:table-cell>
          <table:table-cell office:value-type="float" office:value="-0.006429668452133" calcext:value-type="float">
            <text:p>-0,006429668452133</text:p>
          </table:table-cell>
          <table:table-cell office:value-type="float" office:value="0.00000161152820795827" calcext:value-type="float">
            <text:p>1,61152820795827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66314834594727" calcext:value-type="float">
            <text:p>0,466314834594727</text:p>
          </table:table-cell>
          <table:table-cell office:value-type="string" calcext:value-type="string">
            <text:p>2020-04-02 08:13:16</text:p>
          </table:table-cell>
          <table:table-cell office:value-type="float" office:value="-1227.42293472204" calcext:value-type="float">
            <text:p>-1227,42293472204</text:p>
          </table:table-cell>
          <table:table-cell office:value-type="float" office:value="203" calcext:value-type="float">
            <text:p>203</text:p>
          </table:table-cell>
          <table:table-cell office:value-type="float" office:value="0.00843181039148888" calcext:value-type="float">
            <text:p>0,008431810391489</text:p>
          </table:table-cell>
          <table:table-cell office:value-type="float" office:value="0.00000810042467516199" calcext:value-type="float">
            <text:p>8,10042467516199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95331192016602" calcext:value-type="float">
            <text:p>0,07953311920166</text:p>
          </table:table-cell>
          <table:table-cell office:value-type="string" calcext:value-type="string">
            <text:p>2020-04-02 08:14:47</text:p>
          </table:table-cell>
          <table:table-cell office:value-type="float" office:value="-1028.06044084641" calcext:value-type="float">
            <text:p>-1028,06044084641</text:p>
          </table:table-cell>
          <table:table-cell office:value-type="float" office:value="168" calcext:value-type="float">
            <text:p>168</text:p>
          </table:table-cell>
          <table:table-cell office:value-type="float" office:value="0.00000841160835274302" calcext:value-type="float">
            <text:p>8,41160835274302E-06</text:p>
          </table:table-cell>
          <table:table-cell office:value-type="float" office:value="0.00000620482024958872" calcext:value-type="float">
            <text:p>6,20482024958872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7939682006836" calcext:value-type="float">
            <text:p>0,097939682006836</text:p>
          </table:table-cell>
          <table:table-cell office:value-type="string" calcext:value-type="string">
            <text:p>2020-04-02 08:17:05</text:p>
          </table:table-cell>
          <table:table-cell office:value-type="float" office:value="-859.964759751603" calcext:value-type="float">
            <text:p>-859,964759751603</text:p>
          </table:table-cell>
          <table:table-cell office:value-type="float" office:value="141" calcext:value-type="float">
            <text:p>141</text:p>
          </table:table-cell>
          <table:table-cell office:value-type="float" office:value="0.00475647426114323" calcext:value-type="float">
            <text:p>0,004756474261143</text:p>
          </table:table-cell>
          <table:table-cell office:value-type="float" office:value="0.0000168810916663365" calcext:value-type="float">
            <text:p>1,68810916663365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19:05</text:p>
          </table:table-cell>
          <table:table-cell office:value-type="float" office:value="-630.684415550238" calcext:value-type="float">
            <text:p>-630,684415550238</text:p>
          </table:table-cell>
          <table:table-cell office:value-type="float" office:value="105" calcext:value-type="float">
            <text:p>105</text:p>
          </table:table-cell>
          <table:table-cell office:value-type="float" office:value="-28.0174494265321" calcext:value-type="float">
            <text:p>-28,0174494265321</text:p>
          </table:table-cell>
          <table:table-cell office:value-type="float" office:value="0.000036504400266157" calcext:value-type="float">
            <text:p>3,6504400266157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30612045288086" calcext:value-type="float">
            <text:p>0,530612045288086</text:p>
          </table:table-cell>
          <table:table-cell office:value-type="string" calcext:value-type="string">
            <text:p>2020-04-02 08:24:26</text:p>
          </table:table-cell>
          <table:table-cell office:value-type="float" office:value="-1345.86803201698" calcext:value-type="float">
            <text:p>-1345,86803201698</text:p>
          </table:table-cell>
          <table:table-cell office:value-type="float" office:value="237" calcext:value-type="float">
            <text:p>237</text:p>
          </table:table-cell>
          <table:table-cell office:value-type="float" office:value="-0.00101458101283902" calcext:value-type="float">
            <text:p>-0,001014581012839</text:p>
          </table:table-cell>
          <table:table-cell office:value-type="float" office:value="0.00000812753991549856" calcext:value-type="float">
            <text:p>8,12753991549856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42555351257324" calcext:value-type="float">
            <text:p>0,054255535125733</text:p>
          </table:table-cell>
          <table:table-cell office:value-type="string" calcext:value-type="string">
            <text:p>2020-04-02 08:25:58</text:p>
          </table:table-cell>
          <table:table-cell office:value-type="float" office:value="-1402.11635487803" calcext:value-type="float">
            <text:p>-1402,11635487803</text:p>
          </table:table-cell>
          <table:table-cell office:value-type="float" office:value="248" calcext:value-type="float">
            <text:p>248</text:p>
          </table:table-cell>
          <table:table-cell office:value-type="float" office:value="-0.00153155386253978" calcext:value-type="float">
            <text:p>-0,00153155386254</text:p>
          </table:table-cell>
          <table:table-cell office:value-type="float" office:value="0.00000262701401460875" calcext:value-type="float">
            <text:p>2,62701401460875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00330474853516" calcext:value-type="float">
            <text:p>0,200330474853516</text:p>
          </table:table-cell>
          <table:table-cell office:value-type="string" calcext:value-type="string">
            <text:p>2020-04-02 08:27:41</text:p>
          </table:table-cell>
          <table:table-cell office:value-type="float" office:value="-1035.59541758242" calcext:value-type="float">
            <text:p>-1035,59541758242</text:p>
          </table:table-cell>
          <table:table-cell office:value-type="float" office:value="180" calcext:value-type="float">
            <text:p>180</text:p>
          </table:table-cell>
          <table:table-cell office:value-type="float" office:value="-0.00550229635457389" calcext:value-type="float">
            <text:p>-0,005502296354574</text:p>
          </table:table-cell>
          <table:table-cell office:value-type="float" office:value="0.0000257459585389815" calcext:value-type="float">
            <text:p>2,57459585389815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418053817749023" calcext:value-type="float">
            <text:p>0,00418053817749</text:p>
          </table:table-cell>
          <table:table-cell office:value-type="string" calcext:value-type="string">
            <text:p>2020-04-02 08:29:35</text:p>
          </table:table-cell>
          <table:table-cell office:value-type="float" office:value="-894.398409026177" calcext:value-type="float">
            <text:p>-894,398409026177</text:p>
          </table:table-cell>
          <table:table-cell office:value-type="float" office:value="159" calcext:value-type="float">
            <text:p>159</text:p>
          </table:table-cell>
          <table:table-cell office:value-type="float" office:value="0.000924275326959961" calcext:value-type="float">
            <text:p>0,00092427532696</text:p>
          </table:table-cell>
          <table:table-cell office:value-type="float" office:value="0.0000048546868530085" calcext:value-type="float">
            <text:p>4,8546868530085E-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32:04</text:p>
          </table:table-cell>
          <table:table-cell office:value-type="float" office:value="-985.590862830267" calcext:value-type="float">
            <text:p>-985,590862830267</text:p>
          </table:table-cell>
          <table:table-cell office:value-type="float" office:value="170" calcext:value-type="float">
            <text:p>170</text:p>
          </table:table-cell>
          <table:table-cell office:value-type="float" office:value="-95.3579682752545" calcext:value-type="float">
            <text:p>-95,3579682752545</text:p>
          </table:table-cell>
          <table:table-cell office:value-type="float" office:value="0.00006244483547626" calcext:value-type="float">
            <text:p>6,244483547626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66774284362793" calcext:value-type="float">
            <text:p>0,066774284362793</text:p>
          </table:table-cell>
          <table:table-cell office:value-type="string" calcext:value-type="string">
            <text:p>2020-04-02 08:35:53</text:p>
          </table:table-cell>
          <table:table-cell office:value-type="float" office:value="-881.940599615599" calcext:value-type="float">
            <text:p>-881,940599615599</text:p>
          </table:table-cell>
          <table:table-cell office:value-type="float" office:value="161" calcext:value-type="float">
            <text:p>161</text:p>
          </table:table-cell>
          <table:table-cell office:value-type="float" office:value="-0.000392138343138559" calcext:value-type="float">
            <text:p>-0,000392138343139</text:p>
          </table:table-cell>
          <table:table-cell office:value-type="float" office:value="0.00000568935497540053" calcext:value-type="float">
            <text:p>5,68935497540053E-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43131866455078" calcext:value-type="float">
            <text:p>0,343131866455078</text:p>
          </table:table-cell>
          <table:table-cell office:value-type="string" calcext:value-type="string">
            <text:p>2020-04-02 08:37:51</text:p>
          </table:table-cell>
          <table:table-cell office:value-type="float" office:value="-834.507372256034" calcext:value-type="float">
            <text:p>-834,507372256034</text:p>
          </table:table-cell>
          <table:table-cell office:value-type="float" office:value="146" calcext:value-type="float">
            <text:p>146</text:p>
          </table:table-cell>
          <table:table-cell office:value-type="float" office:value="0.00614444241666429" calcext:value-type="float">
            <text:p>0,006144442416664</text:p>
          </table:table-cell>
          <table:table-cell office:value-type="float" office:value="0.0000329020523583298" calcext:value-type="float">
            <text:p>3,29020523583298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39:31</text:p>
          </table:table-cell>
          <table:table-cell office:value-type="float" office:value="-927.088894483988" calcext:value-type="float">
            <text:p>-927,088894483988</text:p>
          </table:table-cell>
          <table:table-cell office:value-type="float" office:value="160" calcext:value-type="float">
            <text:p>160</text:p>
          </table:table-cell>
          <table:table-cell office:value-type="float" office:value="-31.7457124667385" calcext:value-type="float">
            <text:p>-31,7457124667385</text:p>
          </table:table-cell>
          <table:table-cell office:value-type="float" office:value="0.0000325630603514188" calcext:value-type="float">
            <text:p>3,25630603514188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48273818969727" calcext:value-type="float">
            <text:p>0,148273818969727</text:p>
          </table:table-cell>
          <table:table-cell office:value-type="string" calcext:value-type="string">
            <text:p>2020-04-02 08:41:35</text:p>
          </table:table-cell>
          <table:table-cell office:value-type="float" office:value="-1011.88635469241" calcext:value-type="float">
            <text:p>-1011,88635469241</text:p>
          </table:table-cell>
          <table:table-cell office:value-type="float" office:value="177" calcext:value-type="float">
            <text:p>177</text:p>
          </table:table-cell>
          <table:table-cell office:value-type="float" office:value="0.00467040710508923" calcext:value-type="float">
            <text:p>0,004670407105089</text:p>
          </table:table-cell>
          <table:table-cell office:value-type="float" office:value="0.0000178210501372654" calcext:value-type="float">
            <text:p>1,78210501372654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43:10</text:p>
          </table:table-cell>
          <table:table-cell office:value-type="float" office:value="-706.935615874508" calcext:value-type="float">
            <text:p>-706,935615874508</text:p>
          </table:table-cell>
          <table:table-cell office:value-type="float" office:value="125" calcext:value-type="float">
            <text:p>125</text:p>
          </table:table-cell>
          <table:table-cell office:value-type="float" office:value="-50.6211728246586" calcext:value-type="float">
            <text:p>-50,6211728246586</text:p>
          </table:table-cell>
          <table:table-cell office:value-type="float" office:value="0.0000725716575127319" calcext:value-type="float">
            <text:p>7,25716575127319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0752405166626" calcext:value-type="float">
            <text:p>0,010752405166626</text:p>
          </table:table-cell>
          <table:table-cell office:value-type="string" calcext:value-type="string">
            <text:p>2020-04-02 08:45:37</text:p>
          </table:table-cell>
          <table:table-cell office:value-type="float" office:value="-830.370949086633" calcext:value-type="float">
            <text:p>-830,370949086633</text:p>
          </table:table-cell>
          <table:table-cell office:value-type="float" office:value="144" calcext:value-type="float">
            <text:p>144</text:p>
          </table:table-cell>
          <table:table-cell office:value-type="float" office:value="-0.00436754511124127" calcext:value-type="float">
            <text:p>-0,004367545111241</text:p>
          </table:table-cell>
          <table:table-cell office:value-type="float" office:value="0.00000151356482248366" calcext:value-type="float">
            <text:p>1,51356482248366E-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60204620361328" calcext:value-type="float">
            <text:p>0,036020462036133</text:p>
          </table:table-cell>
          <table:table-cell office:value-type="string" calcext:value-type="string">
            <text:p>2020-04-02 08:48:42</text:p>
          </table:table-cell>
          <table:table-cell office:value-type="float" office:value="-901.819080022369" calcext:value-type="float">
            <text:p>-901,819080022369</text:p>
          </table:table-cell>
          <table:table-cell office:value-type="float" office:value="160" calcext:value-type="float">
            <text:p>160</text:p>
          </table:table-cell>
          <table:table-cell office:value-type="float" office:value="-0.00892986697203568" calcext:value-type="float">
            <text:p>-0,008929866972036</text:p>
          </table:table-cell>
          <table:table-cell office:value-type="float" office:value="0.0000106618465877506" calcext:value-type="float">
            <text:p>1,06618465877506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6679649353027" calcext:value-type="float">
            <text:p>0,196679649353027</text:p>
          </table:table-cell>
          <table:table-cell office:value-type="string" calcext:value-type="string">
            <text:p>2020-04-02 08:52:01</text:p>
          </table:table-cell>
          <table:table-cell office:value-type="float" office:value="-1338.5976176024" calcext:value-type="float">
            <text:p>-1338,5976176024</text:p>
          </table:table-cell>
          <table:table-cell office:value-type="float" office:value="231" calcext:value-type="float">
            <text:p>231</text:p>
          </table:table-cell>
          <table:table-cell office:value-type="float" office:value="0.00341544805448391" calcext:value-type="float">
            <text:p>0,003415448054484</text:p>
          </table:table-cell>
          <table:table-cell office:value-type="float" office:value="0.00000656376996385857" calcext:value-type="float">
            <text:p>6,56376996385857E-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04520004272461" calcext:value-type="float">
            <text:p>0,304520004272461</text:p>
          </table:table-cell>
          <table:table-cell office:value-type="string" calcext:value-type="string">
            <text:p>2020-04-02 08:54:00</text:p>
          </table:table-cell>
          <table:table-cell office:value-type="float" office:value="-1052.31953713885" calcext:value-type="float">
            <text:p>-1052,31953713885</text:p>
          </table:table-cell>
          <table:table-cell office:value-type="float" office:value="179" calcext:value-type="float">
            <text:p>179</text:p>
          </table:table-cell>
          <table:table-cell office:value-type="float" office:value="0.00204831411338451" calcext:value-type="float">
            <text:p>0,002048314113385</text:p>
          </table:table-cell>
          <table:table-cell office:value-type="float" office:value="0.0000163352483799529" calcext:value-type="float">
            <text:p>1,63352483799529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56:02</text:p>
          </table:table-cell>
          <table:table-cell office:value-type="float" office:value="-991.045203491084" calcext:value-type="float">
            <text:p>-991,045203491084</text:p>
          </table:table-cell>
          <table:table-cell office:value-type="float" office:value="172" calcext:value-type="float">
            <text:p>172</text:p>
          </table:table-cell>
          <table:table-cell office:value-type="float" office:value="-8.94961115218096" calcext:value-type="float">
            <text:p>-8,94961115218096</text:p>
          </table:table-cell>
          <table:table-cell office:value-type="float" office:value="0.00000469701042782532" calcext:value-type="float">
            <text:p>4,69701042782532E-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412337493896484" calcext:value-type="float">
            <text:p>0,004123374938965</text:p>
          </table:table-cell>
          <table:table-cell office:value-type="string" calcext:value-type="string">
            <text:p>2020-04-02 08:57:36</text:p>
          </table:table-cell>
          <table:table-cell office:value-type="float" office:value="-863.152534797876" calcext:value-type="float">
            <text:p>-863,152534797876</text:p>
          </table:table-cell>
          <table:table-cell office:value-type="float" office:value="151" calcext:value-type="float">
            <text:p>151</text:p>
          </table:table-cell>
          <table:table-cell office:value-type="float" office:value="-0.0024293914124236" calcext:value-type="float">
            <text:p>-0,002429391412424</text:p>
          </table:table-cell>
          <table:table-cell office:value-type="float" office:value="0.00000734594241954916" calcext:value-type="float">
            <text:p>7,34594241954916E-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506466293334961" calcext:value-type="float">
            <text:p>0,00506466293335</text:p>
          </table:table-cell>
          <table:table-cell office:value-type="string" calcext:value-type="string">
            <text:p>2020-04-02 08:59:57</text:p>
          </table:table-cell>
          <table:table-cell office:value-type="float" office:value="-857.692344473608" calcext:value-type="float">
            <text:p>-857,692344473608</text:p>
          </table:table-cell>
          <table:table-cell office:value-type="float" office:value="157" calcext:value-type="float">
            <text:p>157</text:p>
          </table:table-cell>
          <table:table-cell office:value-type="float" office:value="-0.00177641059512586" calcext:value-type="float">
            <text:p>-0,001776410595126</text:p>
          </table:table-cell>
          <table:table-cell office:value-type="float" office:value="0.00000431335104861201" calcext:value-type="float">
            <text:p>4,31335104861201E-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568393135070801" calcext:value-type="float">
            <text:p>0,005683931350708</text:p>
          </table:table-cell>
          <table:table-cell office:value-type="string" calcext:value-type="string">
            <text:p>2020-04-02 09:02:16</text:p>
          </table:table-cell>
          <table:table-cell office:value-type="float" office:value="-766.252348620157" calcext:value-type="float">
            <text:p>-766,252348620157</text:p>
          </table:table-cell>
          <table:table-cell office:value-type="float" office:value="136" calcext:value-type="float">
            <text:p>136</text:p>
          </table:table-cell>
          <table:table-cell office:value-type="float" office:value="-0.00295664471224288" calcext:value-type="float">
            <text:p>-0,002956644712243</text:p>
          </table:table-cell>
          <table:table-cell office:value-type="float" office:value="0.0000022412897916533" calcext:value-type="float">
            <text:p>2,2412897916533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74223785400391" calcext:value-type="float">
            <text:p>0,057422378540039</text:p>
          </table:table-cell>
          <table:table-cell office:value-type="string" calcext:value-type="string">
            <text:p>2020-04-02 09:04:24</text:p>
          </table:table-cell>
          <table:table-cell office:value-type="float" office:value="-588.655799656737" calcext:value-type="float">
            <text:p>-588,655799656737</text:p>
          </table:table-cell>
          <table:table-cell office:value-type="float" office:value="103" calcext:value-type="float">
            <text:p>103</text:p>
          </table:table-cell>
          <table:table-cell office:value-type="float" office:value="-0.00149302118374675" calcext:value-type="float">
            <text:p>-0,001493021183747</text:p>
          </table:table-cell>
          <table:table-cell office:value-type="float" office:value="0.0000240196940055463" calcext:value-type="float">
            <text:p>2,40196940055463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06:48</text:p>
          </table:table-cell>
          <table:table-cell office:value-type="float" office:value="-650.123734837425" calcext:value-type="float">
            <text:p>-650,123734837425</text:p>
          </table:table-cell>
          <table:table-cell office:value-type="float" office:value="119" calcext:value-type="float">
            <text:p>119</text:p>
          </table:table-cell>
          <table:table-cell office:value-type="float" office:value="-1.52968278755002" calcext:value-type="float">
            <text:p>-1,52968278755002</text:p>
          </table:table-cell>
          <table:table-cell office:value-type="float" office:value="0.00000490709973058859" calcext:value-type="float">
            <text:p>4,90709973058859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08:52</text:p>
          </table:table-cell>
          <table:table-cell office:value-type="float" office:value="-696.149665648081" calcext:value-type="float">
            <text:p>-696,149665648081</text:p>
          </table:table-cell>
          <table:table-cell office:value-type="float" office:value="128" calcext:value-type="float">
            <text:p>128</text:p>
          </table:table-cell>
          <table:table-cell office:value-type="float" office:value="-46.8049631788364" calcext:value-type="float">
            <text:p>-46,8049631788364</text:p>
          </table:table-cell>
          <table:table-cell office:value-type="float" office:value="0.0000833739672125595" calcext:value-type="float">
            <text:p>8,33739672125595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42735237121582" calcext:value-type="float">
            <text:p>0,042735237121582</text:p>
          </table:table-cell>
          <table:table-cell office:value-type="string" calcext:value-type="string">
            <text:p>2020-04-02 09:10:49</text:p>
          </table:table-cell>
          <table:table-cell office:value-type="float" office:value="-570.892116427701" calcext:value-type="float">
            <text:p>-570,892116427701</text:p>
          </table:table-cell>
          <table:table-cell office:value-type="float" office:value="104" calcext:value-type="float">
            <text:p>104</text:p>
          </table:table-cell>
          <table:table-cell office:value-type="float" office:value="-0.00138930957274286" calcext:value-type="float">
            <text:p>-0,001389309572743</text:p>
          </table:table-cell>
          <table:table-cell office:value-type="float" office:value="0.0000145175559759097" calcext:value-type="float">
            <text:p>1,45175559759097E-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722848205566406" calcext:value-type="float">
            <text:p>0,072284820556641</text:p>
          </table:table-cell>
          <table:table-cell office:value-type="string" calcext:value-type="string">
            <text:p>2020-04-02 09:12:19</text:p>
          </table:table-cell>
          <table:table-cell office:value-type="float" office:value="-464.257118765945" calcext:value-type="float">
            <text:p>-464,257118765945</text:p>
          </table:table-cell>
          <table:table-cell office:value-type="float" office:value="83" calcext:value-type="float">
            <text:p>83</text:p>
          </table:table-cell>
          <table:table-cell office:value-type="float" office:value="-0.00216614797401549" calcext:value-type="float">
            <text:p>-0,002166147974015</text:p>
          </table:table-cell>
          <table:table-cell office:value-type="float" office:value="0.0000533117519373417" calcext:value-type="float">
            <text:p>5,33117519373417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15:14</text:p>
          </table:table-cell>
          <table:table-cell office:value-type="float" office:value="-651.358940430706" calcext:value-type="float">
            <text:p>-651,358940430706</text:p>
          </table:table-cell>
          <table:table-cell office:value-type="float" office:value="121" calcext:value-type="float">
            <text:p>121</text:p>
          </table:table-cell>
          <table:table-cell office:value-type="float" office:value="-81.618437684461" calcext:value-type="float">
            <text:p>-81,618437684461</text:p>
          </table:table-cell>
          <table:table-cell office:value-type="float" office:value="0.0000861582631225478" calcext:value-type="float">
            <text:p>8,61582631225478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16:33</text:p>
          </table:table-cell>
          <table:table-cell office:value-type="float" office:value="-356.134963231882" calcext:value-type="float">
            <text:p>-356,134963231882</text:p>
          </table:table-cell>
          <table:table-cell office:value-type="float" office:value="66" calcext:value-type="float">
            <text:p>66</text:p>
          </table:table-cell>
          <table:table-cell office:value-type="float" office:value="-23.5647647192229" calcext:value-type="float">
            <text:p>-23,5647647192229</text:p>
          </table:table-cell>
          <table:table-cell office:value-type="float" office:value="0.000654107967154725" calcext:value-type="float">
            <text:p>0,0006541079671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19:12</text:p>
          </table:table-cell>
          <table:table-cell office:value-type="float" office:value="-407.377332157712" calcext:value-type="float">
            <text:p>-407,377332157712</text:p>
          </table:table-cell>
          <table:table-cell office:value-type="float" office:value="80" calcext:value-type="float">
            <text:p>80</text:p>
          </table:table-cell>
          <table:table-cell office:value-type="float" office:value="-46.7417540094694" calcext:value-type="float">
            <text:p>-46,7417540094694</text:p>
          </table:table-cell>
          <table:table-cell office:value-type="float" office:value="0.000156229921873519" calcext:value-type="float">
            <text:p>0,0001562299218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0:53</text:p>
          </table:table-cell>
          <table:table-cell office:value-type="float" office:value="-295.327411704036" calcext:value-type="float">
            <text:p>-295,327411704036</text:p>
          </table:table-cell>
          <table:table-cell office:value-type="float" office:value="55" calcext:value-type="float">
            <text:p>55</text:p>
          </table:table-cell>
          <table:table-cell office:value-type="float" office:value="-23.3677802150453" calcext:value-type="float">
            <text:p>-23,3677802150453</text:p>
          </table:table-cell>
          <table:table-cell office:value-type="float" office:value="0.000857073597254904" calcext:value-type="float">
            <text:p>0,0008570735972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2:46</text:p>
          </table:table-cell>
          <table:table-cell office:value-type="float" office:value="-316.107384548369" calcext:value-type="float">
            <text:p>-316,107384548369</text:p>
          </table:table-cell>
          <table:table-cell office:value-type="float" office:value="59" calcext:value-type="float">
            <text:p>59</text:p>
          </table:table-cell>
          <table:table-cell office:value-type="float" office:value="-34.4988585300194" calcext:value-type="float">
            <text:p>-34,4988585300194</text:p>
          </table:table-cell>
          <table:table-cell office:value-type="float" office:value="0.000496873324335017" calcext:value-type="float">
            <text:p>0,0004968733243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7:41</text:p>
          </table:table-cell>
          <table:table-cell office:value-type="float" office:value="-541.130216900416" calcext:value-type="float">
            <text:p>-541,130216900416</text:p>
          </table:table-cell>
          <table:table-cell office:value-type="float" office:value="107" calcext:value-type="float">
            <text:p>107</text:p>
          </table:table-cell>
          <table:table-cell office:value-type="float" office:value="-88.2258038516381" calcext:value-type="float">
            <text:p>-88,2258038516381</text:p>
          </table:table-cell>
          <table:table-cell office:value-type="float" office:value="0.000083955095123691" calcext:value-type="float">
            <text:p>8,3955095123691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9:49</text:p>
          </table:table-cell>
          <table:table-cell office:value-type="float" office:value="-378.455738635172" calcext:value-type="float">
            <text:p>-378,455738635172</text:p>
          </table:table-cell>
          <table:table-cell office:value-type="float" office:value="67" calcext:value-type="float">
            <text:p>67</text:p>
          </table:table-cell>
          <table:table-cell office:value-type="float" office:value="-6.90850421276151" calcext:value-type="float">
            <text:p>-6,90850421276151</text:p>
          </table:table-cell>
          <table:table-cell office:value-type="float" office:value="0.00011945077177278" calcext:value-type="float">
            <text:p>0,0001194507717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66571235656738" calcext:value-type="float">
            <text:p>0,026657123565674</text:p>
          </table:table-cell>
          <table:table-cell office:value-type="string" calcext:value-type="string">
            <text:p>2020-04-02 09:32:54</text:p>
          </table:table-cell>
          <table:table-cell office:value-type="float" office:value="-543.401970157693" calcext:value-type="float">
            <text:p>-543,401970157693</text:p>
          </table:table-cell>
          <table:table-cell office:value-type="float" office:value="100" calcext:value-type="float">
            <text:p>100</text:p>
          </table:table-cell>
          <table:table-cell office:value-type="float" office:value="-0.00159415372989077" calcext:value-type="float">
            <text:p>-0,001594153729891</text:p>
          </table:table-cell>
          <table:table-cell office:value-type="float" office:value="0.00000603652197188267" calcext:value-type="float">
            <text:p>6,03652197188267E-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1897087097168" calcext:value-type="float">
            <text:p>0,031897087097168</text:p>
          </table:table-cell>
          <table:table-cell office:value-type="string" calcext:value-type="string">
            <text:p>2020-04-02 09:35:32</text:p>
          </table:table-cell>
          <table:table-cell office:value-type="float" office:value="-477.944783802547" calcext:value-type="float">
            <text:p>-477,944783802547</text:p>
          </table:table-cell>
          <table:table-cell office:value-type="float" office:value="82" calcext:value-type="float">
            <text:p>82</text:p>
          </table:table-cell>
          <table:table-cell office:value-type="float" office:value="-0.00593493426946026" calcext:value-type="float">
            <text:p>-0,00593493426946</text:p>
          </table:table-cell>
          <table:table-cell office:value-type="float" office:value="0.00000935082844746259" calcext:value-type="float">
            <text:p>9,35082844746259E-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95917472839356" calcext:value-type="float">
            <text:p>0,019591747283936</text:p>
          </table:table-cell>
          <table:table-cell office:value-type="string" calcext:value-type="string">
            <text:p>2020-04-02 09:38:58</text:p>
          </table:table-cell>
          <table:table-cell office:value-type="float" office:value="-406.177657660048" calcext:value-type="float">
            <text:p>-406,177657660048</text:p>
          </table:table-cell>
          <table:table-cell office:value-type="float" office:value="74" calcext:value-type="float">
            <text:p>74</text:p>
          </table:table-cell>
          <table:table-cell office:value-type="float" office:value="0.0085625642453977" calcext:value-type="float">
            <text:p>0,008562564245398</text:p>
          </table:table-cell>
          <table:table-cell office:value-type="float" office:value="0.0000054571694113649" calcext:value-type="float">
            <text:p>5,4571694113649E-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33449783325195" calcext:value-type="float">
            <text:p>0,04334497833252</text:p>
          </table:table-cell>
          <table:table-cell office:value-type="string" calcext:value-type="string">
            <text:p>2020-04-02 09:40:51</text:p>
          </table:table-cell>
          <table:table-cell office:value-type="float" office:value="-305.635917978861" calcext:value-type="float">
            <text:p>-305,635917978861</text:p>
          </table:table-cell>
          <table:table-cell office:value-type="float" office:value="55" calcext:value-type="float">
            <text:p>55</text:p>
          </table:table-cell>
          <table:table-cell office:value-type="float" office:value="0.0002114371718136" calcext:value-type="float">
            <text:p>0,000211437171814</text:p>
          </table:table-cell>
          <table:table-cell office:value-type="float" office:value="0.0000243020973277081" calcext:value-type="float">
            <text:p>2,43020973277081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48:20</text:p>
          </table:table-cell>
          <table:table-cell office:value-type="float" office:value="-569.720302934024" calcext:value-type="float">
            <text:p>-569,720302934024</text:p>
          </table:table-cell>
          <table:table-cell office:value-type="float" office:value="111" calcext:value-type="float">
            <text:p>111</text:p>
          </table:table-cell>
          <table:table-cell office:value-type="float" office:value="-23.6061988668428" calcext:value-type="float">
            <text:p>-23,6061988668428</text:p>
          </table:table-cell>
          <table:table-cell office:value-type="float" office:value="0.0000264342736457173" calcext:value-type="float">
            <text:p>2,64342736457173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49:51</text:p>
          </table:table-cell>
          <table:table-cell office:value-type="float" office:value="-401.478032248912" calcext:value-type="float">
            <text:p>-401,478032248912</text:p>
          </table:table-cell>
          <table:table-cell office:value-type="float" office:value="74" calcext:value-type="float">
            <text:p>74</text:p>
          </table:table-cell>
          <table:table-cell office:value-type="float" office:value="-8.92137223775499" calcext:value-type="float">
            <text:p>-8,92137223775499</text:p>
          </table:table-cell>
          <table:table-cell office:value-type="float" office:value="0.000830055262815362" calcext:value-type="float">
            <text:p>0,0008300552628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51:10</text:p>
          </table:table-cell>
          <table:table-cell office:value-type="float" office:value="-174.507428507071" calcext:value-type="float">
            <text:p>-174,507428507071</text:p>
          </table:table-cell>
          <table:table-cell office:value-type="float" office:value="31" calcext:value-type="float">
            <text:p>31</text:p>
          </table:table-cell>
          <table:table-cell office:value-type="float" office:value="-9.77467195864011" calcext:value-type="float">
            <text:p>-9,77467195864011</text:p>
          </table:table-cell>
          <table:table-cell office:value-type="float" office:value="0.00478678972712647" calcext:value-type="float">
            <text:p>0,0047867897271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53:09</text:p>
          </table:table-cell>
          <table:table-cell office:value-type="float" office:value="-136.146112304018" calcext:value-type="float">
            <text:p>-136,146112304018</text:p>
          </table:table-cell>
          <table:table-cell office:value-type="float" office:value="26" calcext:value-type="float">
            <text:p>26</text:p>
          </table:table-cell>
          <table:table-cell office:value-type="float" office:value="-10.7452992251279" calcext:value-type="float">
            <text:p>-10,7452992251279</text:p>
          </table:table-cell>
          <table:table-cell office:value-type="float" office:value="0.000939865247168051" calcext:value-type="float">
            <text:p>0,0009398652471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55:42</text:p>
          </table:table-cell>
          <table:table-cell office:value-type="float" office:value="-179.41493060988" calcext:value-type="float">
            <text:p>-179,41493060988</text:p>
          </table:table-cell>
          <table:table-cell office:value-type="float" office:value="33" calcext:value-type="float">
            <text:p>33</text:p>
          </table:table-cell>
          <table:table-cell office:value-type="float" office:value="-19.4857456062495" calcext:value-type="float">
            <text:p>-19,4857456062495</text:p>
          </table:table-cell>
          <table:table-cell office:value-type="float" office:value="0.00157160799197252" calcext:value-type="float">
            <text:p>0,0015716079919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00:14</text:p>
          </table:table-cell>
          <table:table-cell office:value-type="float" office:value="-224.809424371901" calcext:value-type="float">
            <text:p>-224,809424371901</text:p>
          </table:table-cell>
          <table:table-cell office:value-type="float" office:value="42" calcext:value-type="float">
            <text:p>42</text:p>
          </table:table-cell>
          <table:table-cell office:value-type="float" office:value="-36.9951118883489" calcext:value-type="float">
            <text:p>-36,9951118883489</text:p>
          </table:table-cell>
          <table:table-cell office:value-type="float" office:value="0.000643500508854179" calcext:value-type="float">
            <text:p>0,0006435005088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04:05</text:p>
          </table:table-cell>
          <table:table-cell office:value-type="float" office:value="-194.882986177856" calcext:value-type="float">
            <text:p>-194,882986177856</text:p>
          </table:table-cell>
          <table:table-cell office:value-type="float" office:value="36" calcext:value-type="float">
            <text:p>36</text:p>
          </table:table-cell>
          <table:table-cell office:value-type="float" office:value="-27.8284887478713" calcext:value-type="float">
            <text:p>-27,8284887478713</text:p>
          </table:table-cell>
          <table:table-cell office:value-type="float" office:value="0.000991494730978173" calcext:value-type="float">
            <text:p>0,0009914947309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74457321166992" calcext:value-type="float">
            <text:p>0,037445732116699</text:p>
          </table:table-cell>
          <table:table-cell office:value-type="string" calcext:value-type="string">
            <text:p>2020-04-02 10:11:54</text:p>
          </table:table-cell>
          <table:table-cell office:value-type="float" office:value="-306.619200743111" calcext:value-type="float">
            <text:p>-306,619200743111</text:p>
          </table:table-cell>
          <table:table-cell office:value-type="float" office:value="61" calcext:value-type="float">
            <text:p>61</text:p>
          </table:table-cell>
          <table:table-cell office:value-type="float" office:value="0.00514442615273736" calcext:value-type="float">
            <text:p>0,005144426152737</text:p>
          </table:table-cell>
          <table:table-cell office:value-type="float" office:value="0.0000153700572622901" calcext:value-type="float">
            <text:p>1,53700572622901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58682708740234" calcext:value-type="float">
            <text:p>0,025868270874024</text:p>
          </table:table-cell>
          <table:table-cell office:value-type="string" calcext:value-type="string">
            <text:p>2020-04-02 10:14:05</text:p>
          </table:table-cell>
          <table:table-cell office:value-type="float" office:value="-274.770149444643" calcext:value-type="float">
            <text:p>-274,770149444643</text:p>
          </table:table-cell>
          <table:table-cell office:value-type="float" office:value="49" calcext:value-type="float">
            <text:p>49</text:p>
          </table:table-cell>
          <table:table-cell office:value-type="float" office:value="0.00111254429661092" calcext:value-type="float">
            <text:p>0,001112544296611</text:p>
          </table:table-cell>
          <table:table-cell office:value-type="float" office:value="0.000045326490291028" calcext:value-type="float">
            <text:p>4,5326490291028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15:35</text:p>
          </table:table-cell>
          <table:table-cell office:value-type="float" office:value="-170.983567568111" calcext:value-type="float">
            <text:p>-170,983567568111</text:p>
          </table:table-cell>
          <table:table-cell office:value-type="float" office:value="28" calcext:value-type="float">
            <text:p>28</text:p>
          </table:table-cell>
          <table:table-cell office:value-type="float" office:value="-13.4857909719671" calcext:value-type="float">
            <text:p>-13,4857909719671</text:p>
          </table:table-cell>
          <table:table-cell office:value-type="float" office:value="0.0029473143337707" calcext:value-type="float">
            <text:p>0,0029473143337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89093551635742" calcext:value-type="float">
            <text:p>0,028909355163574</text:p>
          </table:table-cell>
          <table:table-cell office:value-type="string" calcext:value-type="string">
            <text:p>2020-04-02 10:21:03</text:p>
          </table:table-cell>
          <table:table-cell office:value-type="float" office:value="-153.835732091456" calcext:value-type="float">
            <text:p>-153,835732091456</text:p>
          </table:table-cell>
          <table:table-cell office:value-type="float" office:value="29" calcext:value-type="float">
            <text:p>29</text:p>
          </table:table-cell>
          <table:table-cell office:value-type="float" office:value="-0.00302389879593146" calcext:value-type="float">
            <text:p>-0,003023898795931</text:p>
          </table:table-cell>
          <table:table-cell office:value-type="float" office:value="0.0000401591242374668" calcext:value-type="float">
            <text:p>4,01591242374668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23:28</text:p>
          </table:table-cell>
          <table:table-cell office:value-type="float" office:value="-85.9853432521296" calcext:value-type="float">
            <text:p>-85,9853432521296</text:p>
          </table:table-cell>
          <table:table-cell office:value-type="float" office:value="16" calcext:value-type="float">
            <text:p>16</text:p>
          </table:table-cell>
          <table:table-cell office:value-type="float" office:value="-8.53989810714163" calcext:value-type="float">
            <text:p>-8,53989810714163</text:p>
          </table:table-cell>
          <table:table-cell office:value-type="float" office:value="0.00710198835073377" calcext:value-type="float">
            <text:p>0,0071019883507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28:24</text:p>
          </table:table-cell>
          <table:table-cell office:value-type="float" office:value="-190.238189589288" calcext:value-type="float">
            <text:p>-190,238189589288</text:p>
          </table:table-cell>
          <table:table-cell office:value-type="float" office:value="36" calcext:value-type="float">
            <text:p>36</text:p>
          </table:table-cell>
          <table:table-cell office:value-type="float" office:value="-25.8111279771911" calcext:value-type="float">
            <text:p>-25,8111279771911</text:p>
          </table:table-cell>
          <table:table-cell office:value-type="float" office:value="0.0010678760230751" calcext:value-type="float">
            <text:p>0,0010678760230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17830047607422" calcext:value-type="float">
            <text:p>0,021783004760742</text:p>
          </table:table-cell>
          <table:table-cell office:value-type="string" calcext:value-type="string">
            <text:p>2020-04-02 10:32:02</text:p>
          </table:table-cell>
          <table:table-cell office:value-type="float" office:value="-126.726454651772" calcext:value-type="float">
            <text:p>-126,726454651772</text:p>
          </table:table-cell>
          <table:table-cell office:value-type="float" office:value="22" calcext:value-type="float">
            <text:p>22</text:p>
          </table:table-cell>
          <table:table-cell office:value-type="float" office:value="0.00359906391161813" calcext:value-type="float">
            <text:p>0,003599063911618</text:p>
          </table:table-cell>
          <table:table-cell office:value-type="float" office:value="0.000129352872287737" calcext:value-type="float">
            <text:p>0,000129352872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35:13</text:p>
          </table:table-cell>
          <table:table-cell office:value-type="float" office:value="-197.543934221221" calcext:value-type="float">
            <text:p>-197,543934221221</text:p>
          </table:table-cell>
          <table:table-cell office:value-type="float" office:value="33" calcext:value-type="float">
            <text:p>33</text:p>
          </table:table-cell>
          <table:table-cell office:value-type="float" office:value="-20.3213348594509" calcext:value-type="float">
            <text:p>-20,3213348594509</text:p>
          </table:table-cell>
          <table:table-cell office:value-type="float" office:value="0.00127406311466654" calcext:value-type="float">
            <text:p>0,001274063114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39244766235352" calcext:value-type="float">
            <text:p>0,033924476623535</text:p>
          </table:table-cell>
          <table:table-cell office:value-type="string" calcext:value-type="string">
            <text:p>2020-04-02 10:40:47</text:p>
          </table:table-cell>
          <table:table-cell office:value-type="float" office:value="-182.153723491319" calcext:value-type="float">
            <text:p>-182,153723491319</text:p>
          </table:table-cell>
          <table:table-cell office:value-type="float" office:value="33" calcext:value-type="float">
            <text:p>33</text:p>
          </table:table-cell>
          <table:table-cell office:value-type="float" office:value="0.00496950720778133" calcext:value-type="float">
            <text:p>0,004969507207781</text:p>
          </table:table-cell>
          <table:table-cell office:value-type="float" office:value="0.000035324918270895" calcext:value-type="float">
            <text:p>3,5324918270895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44:55</text:p>
          </table:table-cell>
          <table:table-cell office:value-type="float" office:value="-123.736601402721" calcext:value-type="float">
            <text:p>-123,736601402721</text:p>
          </table:table-cell>
          <table:table-cell office:value-type="float" office:value="23" calcext:value-type="float">
            <text:p>23</text:p>
          </table:table-cell>
          <table:table-cell office:value-type="float" office:value="-18.9252689562292" calcext:value-type="float">
            <text:p>-18,9252689562292</text:p>
          </table:table-cell>
          <table:table-cell office:value-type="float" office:value="0.00230537625088166" calcext:value-type="float">
            <text:p>0,0023053762508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48:49</text:p>
          </table:table-cell>
          <table:table-cell office:value-type="float" office:value="-100.725650267857" calcext:value-type="float">
            <text:p>-100,725650267857</text:p>
          </table:table-cell>
          <table:table-cell office:value-type="float" office:value="19" calcext:value-type="float">
            <text:p>19</text:p>
          </table:table-cell>
          <table:table-cell office:value-type="float" office:value="-15.9999909356654" calcext:value-type="float">
            <text:p>-15,9999909356654</text:p>
          </table:table-cell>
          <table:table-cell office:value-type="float" office:value="0.0032894749555218" calcext:value-type="float">
            <text:p>0,0032894749555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79559020996094" calcext:value-type="float">
            <text:p>0,057955902099609</text:p>
          </table:table-cell>
          <table:table-cell office:value-type="string" calcext:value-type="string">
            <text:p>2020-04-02 10:52:42</text:p>
          </table:table-cell>
          <table:table-cell office:value-type="float" office:value="-93.4805084005789" calcext:value-type="float">
            <text:p>-93,4805084005789</text:p>
          </table:table-cell>
          <table:table-cell office:value-type="float" office:value="19" calcext:value-type="float">
            <text:p>19</text:p>
          </table:table-cell>
          <table:table-cell office:value-type="float" office:value="0.00854483498140812" calcext:value-type="float">
            <text:p>0,008544834981408</text:p>
          </table:table-cell>
          <table:table-cell office:value-type="float" office:value="0.00017330058949038" calcext:value-type="float">
            <text:p>0,000173300589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08379058837891" calcext:value-type="float">
            <text:p>0,020837905883789</text:p>
          </table:table-cell>
          <table:table-cell office:value-type="string" calcext:value-type="string">
            <text:p>2020-04-02 10:57:53</text:p>
          </table:table-cell>
          <table:table-cell office:value-type="float" office:value="-131.20079084821" calcext:value-type="float">
            <text:p>-131,20079084821</text:p>
          </table:table-cell>
          <table:table-cell office:value-type="float" office:value="24" calcext:value-type="float">
            <text:p>24</text:p>
          </table:table-cell>
          <table:table-cell office:value-type="float" office:value="0.00458266764182188" calcext:value-type="float">
            <text:p>0,004582667641822</text:p>
          </table:table-cell>
          <table:table-cell office:value-type="float" office:value="0.000107012472264459" calcext:value-type="float">
            <text:p>0,0001070124722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00:35</text:p>
          </table:table-cell>
          <table:table-cell office:value-type="float" office:value="-121.795287070606" calcext:value-type="float">
            <text:p>-121,795287070606</text:p>
          </table:table-cell>
          <table:table-cell office:value-type="float" office:value="21" calcext:value-type="float">
            <text:p>21</text:p>
          </table:table-cell>
          <table:table-cell office:value-type="float" office:value="-12.545876990009" calcext:value-type="float">
            <text:p>-12,545876990009</text:p>
          </table:table-cell>
          <table:table-cell office:value-type="float" office:value="0.00394084328190595" calcext:value-type="float">
            <text:p>0,003940843281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17410850524902" calcext:value-type="float">
            <text:p>0,02174108505249</text:p>
          </table:table-cell>
          <table:table-cell office:value-type="string" calcext:value-type="string">
            <text:p>2020-04-02 11:08:32</text:p>
          </table:table-cell>
          <table:table-cell office:value-type="float" office:value="-211.116986535325" calcext:value-type="float">
            <text:p>-211,116986535325</text:p>
          </table:table-cell>
          <table:table-cell office:value-type="float" office:value="43" calcext:value-type="float">
            <text:p>43</text:p>
          </table:table-cell>
          <table:table-cell office:value-type="float" office:value="-0.00166909687012984" calcext:value-type="float">
            <text:p>-0,00166909687013</text:p>
          </table:table-cell>
          <table:table-cell office:value-type="float" office:value="0.0000159103272389761" calcext:value-type="float">
            <text:p>1,59103272389761E-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10:35</text:p>
          </table:table-cell>
          <table:table-cell office:value-type="float" office:value="-89.2013566265858" calcext:value-type="float">
            <text:p>-89,2013566265858</text:p>
          </table:table-cell>
          <table:table-cell office:value-type="float" office:value="16" calcext:value-type="float">
            <text:p>16</text:p>
          </table:table-cell>
          <table:table-cell office:value-type="float" office:value="-8.8894605080635" calcext:value-type="float">
            <text:p>-8,8894605080635</text:p>
          </table:table-cell>
          <table:table-cell office:value-type="float" office:value="0.0072411819922546" calcext:value-type="float">
            <text:p>0,0072411819922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15:04</text:p>
          </table:table-cell>
          <table:table-cell office:value-type="float" office:value="-98.7845928293417" calcext:value-type="float">
            <text:p>-98,7845928293417</text:p>
          </table:table-cell>
          <table:table-cell office:value-type="float" office:value="19" calcext:value-type="float">
            <text:p>19</text:p>
          </table:table-cell>
          <table:table-cell office:value-type="float" office:value="-14.5486269918821" calcext:value-type="float">
            <text:p>-14,5486269918821</text:p>
          </table:table-cell>
          <table:table-cell office:value-type="float" office:value="0.00358278678709989" calcext:value-type="float">
            <text:p>0,00358278678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17:54</text:p>
          </table:table-cell>
          <table:table-cell office:value-type="float" office:value="-104.070860207931" calcext:value-type="float">
            <text:p>-104,070860207931</text:p>
          </table:table-cell>
          <table:table-cell office:value-type="float" office:value="19" calcext:value-type="float">
            <text:p>19</text:p>
          </table:table-cell>
          <table:table-cell office:value-type="float" office:value="-14.1486448982472" calcext:value-type="float">
            <text:p>-14,1486448982472</text:p>
          </table:table-cell>
          <table:table-cell office:value-type="float" office:value="0.00376288154198173" calcext:value-type="float">
            <text:p>0,0037628815419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967049560546875" calcext:value-type="float">
            <text:p>0,096704956054688</text:p>
          </table:table-cell>
          <table:table-cell office:value-type="string" calcext:value-type="string">
            <text:p>2020-04-02 11:21:04</text:p>
          </table:table-cell>
          <table:table-cell office:value-type="float" office:value="-124.563229868206" calcext:value-type="float">
            <text:p>-124,563229868206</text:p>
          </table:table-cell>
          <table:table-cell office:value-type="float" office:value="17" calcext:value-type="float">
            <text:p>17</text:p>
          </table:table-cell>
          <table:table-cell office:value-type="float" office:value="0.00679030760724049" calcext:value-type="float">
            <text:p>0,006790307607241</text:p>
          </table:table-cell>
          <table:table-cell office:value-type="float" office:value="-0.00112775366250575" calcext:value-type="float">
            <text:p>-0,0011277536625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59200988769531" calcext:value-type="float">
            <text:p>0,259200988769531</text:p>
          </table:table-cell>
          <table:table-cell office:value-type="string" calcext:value-type="string">
            <text:p>2020-04-02 11:24:49</text:p>
          </table:table-cell>
          <table:table-cell office:value-type="float" office:value="-166.675023346935" calcext:value-type="float">
            <text:p>-166,675023346935</text:p>
          </table:table-cell>
          <table:table-cell office:value-type="float" office:value="25" calcext:value-type="float">
            <text:p>25</text:p>
          </table:table-cell>
          <table:table-cell office:value-type="float" office:value="0.00430635089500453" calcext:value-type="float">
            <text:p>0,004306350895005</text:p>
          </table:table-cell>
          <table:table-cell office:value-type="float" office:value="0.000340011727131855" calcext:value-type="float">
            <text:p>0,0003400117271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23716491699219" calcext:value-type="float">
            <text:p>0,123716491699219</text:p>
          </table:table-cell>
          <table:table-cell office:value-type="string" calcext:value-type="string">
            <text:p>2020-04-02 11:27:08</text:p>
          </table:table-cell>
          <table:table-cell office:value-type="float" office:value="-172.519893879511" calcext:value-type="float">
            <text:p>-172,519893879511</text:p>
          </table:table-cell>
          <table:table-cell office:value-type="float" office:value="26" calcext:value-type="float">
            <text:p>26</text:p>
          </table:table-cell>
          <table:table-cell office:value-type="float" office:value="-0.00101007551709837" calcext:value-type="float">
            <text:p>-0,001010075517098</text:p>
          </table:table-cell>
          <table:table-cell office:value-type="float" office:value="0.0000363703198860032" calcext:value-type="float">
            <text:p>3,63703198860032E-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667361755371094" calcext:value-type="float">
            <text:p>0,066736175537109</text:p>
          </table:table-cell>
          <table:table-cell office:value-type="string" calcext:value-type="string">
            <text:p>2020-04-02 11:32:12</text:p>
          </table:table-cell>
          <table:table-cell office:value-type="float" office:value="-163.035947064103" calcext:value-type="float">
            <text:p>-163,035947064103</text:p>
          </table:table-cell>
          <table:table-cell office:value-type="float" office:value="27" calcext:value-type="float">
            <text:p>27</text:p>
          </table:table-cell>
          <table:table-cell office:value-type="float" office:value="0.00017169403773698" calcext:value-type="float">
            <text:p>0,000171694037737</text:p>
          </table:table-cell>
          <table:table-cell office:value-type="float" office:value="-0.00011610383696369" calcext:value-type="float">
            <text:p>-0,0001161038369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35:08</text:p>
          </table:table-cell>
          <table:table-cell office:value-type="float" office:value="-172.281928682812" calcext:value-type="float">
            <text:p>-172,281928682812</text:p>
          </table:table-cell>
          <table:table-cell office:value-type="float" office:value="23" calcext:value-type="float">
            <text:p>23</text:p>
          </table:table-cell>
          <table:table-cell office:value-type="float" office:value="-17.4243980808858" calcext:value-type="float">
            <text:p>-17,4243980808858</text:p>
          </table:table-cell>
          <table:table-cell office:value-type="float" office:value="0.00251469497095849" calcext:value-type="float">
            <text:p>0,0025146949709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41:48</text:p>
          </table:table-cell>
          <table:table-cell office:value-type="float" office:value="-148.659873049829" calcext:value-type="float">
            <text:p>-148,659873049829</text:p>
          </table:table-cell>
          <table:table-cell office:value-type="float" office:value="27" calcext:value-type="float">
            <text:p>27</text:p>
          </table:table-cell>
          <table:table-cell office:value-type="float" office:value="-20.5328298207653" calcext:value-type="float">
            <text:p>-20,5328298207653</text:p>
          </table:table-cell>
          <table:table-cell office:value-type="float" office:value="0.00160574864580226" calcext:value-type="float">
            <text:p>0,0016057486458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22618957519531" calcext:value-type="float">
            <text:p>0,122618957519531</text:p>
          </table:table-cell>
          <table:table-cell office:value-type="string" calcext:value-type="string">
            <text:p>2020-04-02 11:45:02</text:p>
          </table:table-cell>
          <table:table-cell office:value-type="float" office:value="-147.25863695101" calcext:value-type="float">
            <text:p>-147,25863695101</text:p>
          </table:table-cell>
          <table:table-cell office:value-type="float" office:value="26" calcext:value-type="float">
            <text:p>26</text:p>
          </table:table-cell>
          <table:table-cell office:value-type="float" office:value="-0.00458716107302659" calcext:value-type="float">
            <text:p>-0,004587161073027</text:p>
          </table:table-cell>
          <table:table-cell office:value-type="float" office:value="0.000278407948780071" calcext:value-type="float">
            <text:p>0,000278407948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14926452636719" calcext:value-type="float">
            <text:p>0,051492645263672</text:p>
          </table:table-cell>
          <table:table-cell office:value-type="string" calcext:value-type="string">
            <text:p>2020-04-02 11:47:39</text:p>
          </table:table-cell>
          <table:table-cell office:value-type="float" office:value="-182.151702944789" calcext:value-type="float">
            <text:p>-182,151702944789</text:p>
          </table:table-cell>
          <table:table-cell office:value-type="float" office:value="31" calcext:value-type="float">
            <text:p>31</text:p>
          </table:table-cell>
          <table:table-cell office:value-type="float" office:value="-0.00198745987817106" calcext:value-type="float">
            <text:p>-0,001987459878171</text:p>
          </table:table-cell>
          <table:table-cell office:value-type="float" office:value="0.000137618795776828" calcext:value-type="float">
            <text:p>0,0001376187957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53:01</text:p>
          </table:table-cell>
          <table:table-cell office:value-type="float" office:value="-159.6076412426" calcext:value-type="float">
            <text:p>-159,6076412426</text:p>
          </table:table-cell>
          <table:table-cell office:value-type="float" office:value="30" calcext:value-type="float">
            <text:p>30</text:p>
          </table:table-cell>
          <table:table-cell office:value-type="float" office:value="-25.0019672649913" calcext:value-type="float">
            <text:p>-25,0019672649913</text:p>
          </table:table-cell>
          <table:table-cell office:value-type="float" office:value="0.00133376008336808" calcext:value-type="float">
            <text:p>0,0013337600833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56:09</text:p>
          </table:table-cell>
          <table:table-cell office:value-type="float" office:value="-78.2491214605153" calcext:value-type="float">
            <text:p>-78,2491214605153</text:p>
          </table:table-cell>
          <table:table-cell office:value-type="float" office:value="14" calcext:value-type="float">
            <text:p>14</text:p>
          </table:table-cell>
          <table:table-cell office:value-type="float" office:value="-12.0000214621477" calcext:value-type="float">
            <text:p>-12,0000214621477</text:p>
          </table:table-cell>
          <table:table-cell office:value-type="float" office:value="0.00595238155004724" calcext:value-type="float">
            <text:p>0,0059523815500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238256378173828" calcext:value-type="float">
            <text:p>0,023825637817383</text:p>
          </table:table-cell>
          <table:table-cell office:value-type="string" calcext:value-type="string">
            <text:p>2020-04-02 12:00:59</text:p>
          </table:table-cell>
          <table:table-cell office:value-type="float" office:value="-130.830371501781" calcext:value-type="float">
            <text:p>-130,830371501781</text:p>
          </table:table-cell>
          <table:table-cell office:value-type="float" office:value="24" calcext:value-type="float">
            <text:p>24</text:p>
          </table:table-cell>
          <table:table-cell office:value-type="float" office:value="0.00256184438901852" calcext:value-type="float">
            <text:p>0,002561844389019</text:p>
          </table:table-cell>
          <table:table-cell office:value-type="float" office:value="0.0000955886969616692" calcext:value-type="float">
            <text:p>9,55886969616692E-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04:12</text:p>
          </table:table-cell>
          <table:table-cell office:value-type="float" office:value="-170.250491420935" calcext:value-type="float">
            <text:p>-170,250491420935</text:p>
          </table:table-cell>
          <table:table-cell office:value-type="float" office:value="30" calcext:value-type="float">
            <text:p>30</text:p>
          </table:table-cell>
          <table:table-cell office:value-type="float" office:value="-19.7504638097278" calcext:value-type="float">
            <text:p>-19,7504638097278</text:p>
          </table:table-cell>
          <table:table-cell office:value-type="float" office:value="0.00160813155039092" calcext:value-type="float">
            <text:p>0,00160813155039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73014068603516" calcext:value-type="float">
            <text:p>0,017301406860352</text:p>
          </table:table-cell>
          <table:table-cell office:value-type="string" calcext:value-type="string">
            <text:p>2020-04-02 12:09:10</text:p>
          </table:table-cell>
          <table:table-cell office:value-type="float" office:value="-185.038646605006" calcext:value-type="float">
            <text:p>-185,038646605006</text:p>
          </table:table-cell>
          <table:table-cell office:value-type="float" office:value="34" calcext:value-type="float">
            <text:p>34</text:p>
          </table:table-cell>
          <table:table-cell office:value-type="float" office:value="0.00425577734746979" calcext:value-type="float">
            <text:p>0,00425577734747</text:p>
          </table:table-cell>
          <table:table-cell office:value-type="float" office:value="0.000086394491501838" calcext:value-type="float">
            <text:p>8,6394491501838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04845001220703" calcext:value-type="float">
            <text:p>0,104845001220703</text:p>
          </table:table-cell>
          <table:table-cell office:value-type="string" calcext:value-type="string">
            <text:p>2020-04-02 12:12:20</text:p>
          </table:table-cell>
          <table:table-cell office:value-type="float" office:value="-233.490595175773" calcext:value-type="float">
            <text:p>-233,490595175773</text:p>
          </table:table-cell>
          <table:table-cell office:value-type="float" office:value="40" calcext:value-type="float">
            <text:p>40</text:p>
          </table:table-cell>
          <table:table-cell office:value-type="float" office:value="0.00211207128389423" calcext:value-type="float">
            <text:p>0,002112071283894</text:p>
          </table:table-cell>
          <table:table-cell office:value-type="float" office:value="0.0000976962672938191" calcext:value-type="float">
            <text:p>9,76962672938191E-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14:32</text:p>
          </table:table-cell>
          <table:table-cell office:value-type="float" office:value="-227.296892760322" calcext:value-type="float">
            <text:p>-227,296892760322</text:p>
          </table:table-cell>
          <table:table-cell office:value-type="float" office:value="39" calcext:value-type="float">
            <text:p>39</text:p>
          </table:table-cell>
          <table:table-cell office:value-type="float" office:value="-28.8287689761851" calcext:value-type="float">
            <text:p>-28,8287689761851</text:p>
          </table:table-cell>
          <table:table-cell office:value-type="float" office:value="0.000890759436115341" calcext:value-type="float">
            <text:p>0,0008907594361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20:46</text:p>
          </table:table-cell>
          <table:table-cell office:value-type="float" office:value="-163.854220087966" calcext:value-type="float">
            <text:p>-163,854220087966</text:p>
          </table:table-cell>
          <table:table-cell office:value-type="float" office:value="32" calcext:value-type="float">
            <text:p>32</text:p>
          </table:table-cell>
          <table:table-cell office:value-type="float" office:value="-30.9950946174246" calcext:value-type="float">
            <text:p>-30,9950946174246</text:p>
          </table:table-cell>
          <table:table-cell office:value-type="float" office:value="0.00100806639157327" calcext:value-type="float">
            <text:p>0,0010080663915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46856170654297" calcext:value-type="float">
            <text:p>0,146856170654297</text:p>
          </table:table-cell>
          <table:table-cell office:value-type="string" calcext:value-type="string">
            <text:p>2020-04-02 12:31:28</text:p>
          </table:table-cell>
          <table:table-cell office:value-type="float" office:value="-298.036281291365" calcext:value-type="float">
            <text:p>-298,036281291365</text:p>
          </table:table-cell>
          <table:table-cell office:value-type="float" office:value="53" calcext:value-type="float">
            <text:p>53</text:p>
          </table:table-cell>
          <table:table-cell office:value-type="float" office:value="0.00442243100542106" calcext:value-type="float">
            <text:p>0,004422431005421</text:p>
          </table:table-cell>
          <table:table-cell office:value-type="float" office:value="0.000069033593278095" calcext:value-type="float">
            <text:p>6,9033593278095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38164916992187" calcext:value-type="float">
            <text:p>0,238164916992187</text:p>
          </table:table-cell>
          <table:table-cell office:value-type="string" calcext:value-type="string">
            <text:p>2020-04-02 12:33:06</text:p>
          </table:table-cell>
          <table:table-cell office:value-type="float" office:value="-171.483493059427" calcext:value-type="float">
            <text:p>-171,483493059427</text:p>
          </table:table-cell>
          <table:table-cell office:value-type="float" office:value="28" calcext:value-type="float">
            <text:p>28</text:p>
          </table:table-cell>
          <table:table-cell office:value-type="float" office:value="-0.00407677399209661" calcext:value-type="float">
            <text:p>-0,004076773992097</text:p>
          </table:table-cell>
          <table:table-cell office:value-type="float" office:value="0.000540406241301152" calcext:value-type="float">
            <text:p>0,0005404062413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608369293212891" calcext:value-type="float">
            <text:p>0,060836929321289</text:p>
          </table:table-cell>
          <table:table-cell office:value-type="string" calcext:value-type="string">
            <text:p>2020-04-02 12:37:47</text:p>
          </table:table-cell>
          <table:table-cell office:value-type="float" office:value="-162.294375597628" calcext:value-type="float">
            <text:p>-162,294375597628</text:p>
          </table:table-cell>
          <table:table-cell office:value-type="float" office:value="28" calcext:value-type="float">
            <text:p>28</text:p>
          </table:table-cell>
          <table:table-cell office:value-type="float" office:value="0.00157843335526309" calcext:value-type="float">
            <text:p>0,001578433355263</text:p>
          </table:table-cell>
          <table:table-cell office:value-type="float" office:value="0.000103398646733627" calcext:value-type="float">
            <text:p>0,0001033986467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41:11</text:p>
          </table:table-cell>
          <table:table-cell office:value-type="float" office:value="-134.768177047292" calcext:value-type="float">
            <text:p>-134,768177047292</text:p>
          </table:table-cell>
          <table:table-cell office:value-type="float" office:value="21" calcext:value-type="float">
            <text:p>21</text:p>
          </table:table-cell>
          <table:table-cell office:value-type="float" office:value="-10.8147880879994" calcext:value-type="float">
            <text:p>-10,8147880879994</text:p>
          </table:table-cell>
          <table:table-cell office:value-type="float" office:value="0.00232051284697268" calcext:value-type="float">
            <text:p>0,0023205128469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603948669433594" calcext:value-type="float">
            <text:p>0,060394866943359</text:p>
          </table:table-cell>
          <table:table-cell office:value-type="string" calcext:value-type="string">
            <text:p>2020-04-02 12:44:45</text:p>
          </table:table-cell>
          <table:table-cell office:value-type="float" office:value="-163.251558185934" calcext:value-type="float">
            <text:p>-163,251558185934</text:p>
          </table:table-cell>
          <table:table-cell office:value-type="float" office:value="27" calcext:value-type="float">
            <text:p>27</text:p>
          </table:table-cell>
          <table:table-cell office:value-type="float" office:value="0.00845975753608363" calcext:value-type="float">
            <text:p>0,008459757536084</text:p>
          </table:table-cell>
          <table:table-cell office:value-type="float" office:value="0.000128110147499754" calcext:value-type="float">
            <text:p>0,00012811014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555626678466797" calcext:value-type="float">
            <text:p>0,05556266784668</text:p>
          </table:table-cell>
          <table:table-cell office:value-type="string" calcext:value-type="string">
            <text:p>2020-04-02 12:49:14</text:p>
          </table:table-cell>
          <table:table-cell office:value-type="float" office:value="-104.046799711068" calcext:value-type="float">
            <text:p>-104,046799711068</text:p>
          </table:table-cell>
          <table:table-cell office:value-type="float" office:value="18" calcext:value-type="float">
            <text:p>18</text:p>
          </table:table-cell>
          <table:table-cell office:value-type="float" office:value="-0.00387022028115847" calcext:value-type="float">
            <text:p>-0,003870220281158</text:p>
          </table:table-cell>
          <table:table-cell office:value-type="float" office:value="0.00016211558937177" calcext:value-type="float">
            <text:p>0,0001621155893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910343627929688" calcext:value-type="float">
            <text:p>0,091034362792969</text:p>
          </table:table-cell>
          <table:table-cell office:value-type="string" calcext:value-type="string">
            <text:p>2020-04-02 12:51:33</text:p>
          </table:table-cell>
          <table:table-cell office:value-type="float" office:value="-96.7112027258204" calcext:value-type="float">
            <text:p>-96,7112027258204</text:p>
          </table:table-cell>
          <table:table-cell office:value-type="float" office:value="17" calcext:value-type="float">
            <text:p>17</text:p>
          </table:table-cell>
          <table:table-cell office:value-type="float" office:value="-0.00631223974434492" calcext:value-type="float">
            <text:p>-0,006312239744345</text:p>
          </table:table-cell>
          <table:table-cell office:value-type="float" office:value="0.000452329885396149" calcext:value-type="float">
            <text:p>0,0004523298853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45489730834961" calcext:value-type="float">
            <text:p>0,054548973083496</text:p>
          </table:table-cell>
          <table:table-cell office:value-type="string" calcext:value-type="string">
            <text:p>2020-04-02 12:57:50</text:p>
          </table:table-cell>
          <table:table-cell office:value-type="float" office:value="-257.200335923204" calcext:value-type="float">
            <text:p>-257,200335923204</text:p>
          </table:table-cell>
          <table:table-cell office:value-type="float" office:value="44" calcext:value-type="float">
            <text:p>44</text:p>
          </table:table-cell>
          <table:table-cell office:value-type="float" office:value="-0.00263466940349089" calcext:value-type="float">
            <text:p>-0,002634669403491</text:p>
          </table:table-cell>
          <table:table-cell office:value-type="float" office:value="-0.0000156972100864277" calcext:value-type="float">
            <text:p>-1,56972100864277E-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625289611816406" calcext:value-type="float">
            <text:p>0,062528961181641</text:p>
          </table:table-cell>
          <table:table-cell office:value-type="string" calcext:value-type="string">
            <text:p>2020-04-02 13:00:43</text:p>
          </table:table-cell>
          <table:table-cell office:value-type="float" office:value="-141.125865175755" calcext:value-type="float">
            <text:p>-141,125865175755</text:p>
          </table:table-cell>
          <table:table-cell office:value-type="float" office:value="21" calcext:value-type="float">
            <text:p>21</text:p>
          </table:table-cell>
          <table:table-cell office:value-type="float" office:value="-0.00458293588482067" calcext:value-type="float">
            <text:p>-0,004582935884821</text:p>
          </table:table-cell>
          <table:table-cell office:value-type="float" office:value="-0.0000773532315034117" calcext:value-type="float">
            <text:p>-7,73532315034117E-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589314880371094" calcext:value-type="float">
            <text:p>0,058931488037109</text:p>
          </table:table-cell>
          <table:table-cell office:value-type="string" calcext:value-type="string">
            <text:p>2020-04-02 13:04:02</text:p>
          </table:table-cell>
          <table:table-cell office:value-type="float" office:value="-137.372590947606" calcext:value-type="float">
            <text:p>-137,372590947606</text:p>
          </table:table-cell>
          <table:table-cell office:value-type="float" office:value="24" calcext:value-type="float">
            <text:p>24</text:p>
          </table:table-cell>
          <table:table-cell office:value-type="float" office:value="-0.0041071122042371" calcext:value-type="float">
            <text:p>-0,004107112204237</text:p>
          </table:table-cell>
          <table:table-cell office:value-type="float" office:value="0.000109841976385196" calcext:value-type="float">
            <text:p>0,0001098419763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399837799072266" calcext:value-type="float">
            <text:p>0,039983779907227</text:p>
          </table:table-cell>
          <table:table-cell office:value-type="string" calcext:value-type="string">
            <text:p>2020-04-02 13:07:37</text:p>
          </table:table-cell>
          <table:table-cell office:value-type="float" office:value="-174.557020724267" calcext:value-type="float">
            <text:p>-174,557020724267</text:p>
          </table:table-cell>
          <table:table-cell office:value-type="float" office:value="29" calcext:value-type="float">
            <text:p>29</text:p>
          </table:table-cell>
          <table:table-cell office:value-type="float" office:value="-0.0070740350854155" calcext:value-type="float">
            <text:p>-0,007074035085416</text:p>
          </table:table-cell>
          <table:table-cell office:value-type="float" office:value="-0.0000923060575803745" calcext:value-type="float">
            <text:p>-9,23060575803745E-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69579391479492" calcext:value-type="float">
            <text:p>0,036957939147949</text:p>
          </table:table-cell>
          <table:table-cell office:value-type="string" calcext:value-type="string">
            <text:p>2020-04-02 13:12:19</text:p>
          </table:table-cell>
          <table:table-cell office:value-type="float" office:value="-191.20767954281" calcext:value-type="float">
            <text:p>-191,20767954281</text:p>
          </table:table-cell>
          <table:table-cell office:value-type="float" office:value="33" calcext:value-type="float">
            <text:p>33</text:p>
          </table:table-cell>
          <table:table-cell office:value-type="float" office:value="-0.000680400017252225" calcext:value-type="float">
            <text:p>-0,000680400017252</text:p>
          </table:table-cell>
          <table:table-cell office:value-type="float" office:value="0.0000397075852001978" calcext:value-type="float">
            <text:p>3,97075852001978E-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15:19</text:p>
          </table:table-cell>
          <table:table-cell office:value-type="float" office:value="-177.305036244693" calcext:value-type="float">
            <text:p>-177,305036244693</text:p>
          </table:table-cell>
          <table:table-cell office:value-type="float" office:value="27" calcext:value-type="float">
            <text:p>27</text:p>
          </table:table-cell>
          <table:table-cell office:value-type="float" office:value="-10.7669129065124" calcext:value-type="float">
            <text:p>-10,7669129065124</text:p>
          </table:table-cell>
          <table:table-cell office:value-type="float" office:value="0.00076710657777763" calcext:value-type="float">
            <text:p>0,0007671065777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173014068603516" calcext:value-type="float">
            <text:p>0,001730140686035</text:p>
          </table:table-cell>
          <table:table-cell office:value-type="string" calcext:value-type="string">
            <text:p>2020-04-02 13:20:52</text:p>
          </table:table-cell>
          <table:table-cell office:value-type="float" office:value="-247.043333545675" calcext:value-type="float">
            <text:p>-247,043333545675</text:p>
          </table:table-cell>
          <table:table-cell office:value-type="float" office:value="42" calcext:value-type="float">
            <text:p>42</text:p>
          </table:table-cell>
          <table:table-cell office:value-type="float" office:value="-0.00378339641883874" calcext:value-type="float">
            <text:p>-0,003783396418839</text:p>
          </table:table-cell>
          <table:table-cell office:value-type="float" office:value="0.0000260209836291492" calcext:value-type="float">
            <text:p>2,60209836291492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23:37</text:p>
          </table:table-cell>
          <table:table-cell office:value-type="float" office:value="-159.27235237103" calcext:value-type="float">
            <text:p>-159,27235237103</text:p>
          </table:table-cell>
          <table:table-cell office:value-type="float" office:value="23" calcext:value-type="float">
            <text:p>23</text:p>
          </table:table-cell>
          <table:table-cell office:value-type="float" office:value="-15.7811816212464" calcext:value-type="float">
            <text:p>-15,7811816212464</text:p>
          </table:table-cell>
          <table:table-cell office:value-type="float" office:value="-0.0000000703826889797343" calcext:value-type="float">
            <text:p>-7,03826889797343E-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26:36</text:p>
          </table:table-cell>
          <table:table-cell office:value-type="float" office:value="-150.650266655279" calcext:value-type="float">
            <text:p>-150,650266655279</text:p>
          </table:table-cell>
          <table:table-cell office:value-type="float" office:value="23" calcext:value-type="float">
            <text:p>23</text:p>
          </table:table-cell>
          <table:table-cell office:value-type="float" office:value="-13.9351892695896" calcext:value-type="float">
            <text:p>-13,9351892695896</text:p>
          </table:table-cell>
          <table:table-cell office:value-type="float" office:value="0.00000292972949970087" calcext:value-type="float">
            <text:p>2,92972949970087E-0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297934799194336" calcext:value-type="float">
            <text:p>0,029793479919434</text:p>
          </table:table-cell>
          <table:table-cell office:value-type="string" calcext:value-type="string">
            <text:p>2020-04-02 13:31:40</text:p>
          </table:table-cell>
          <table:table-cell office:value-type="float" office:value="-267.59225082421" calcext:value-type="float">
            <text:p>-267,59225082421</text:p>
          </table:table-cell>
          <table:table-cell office:value-type="float" office:value="43" calcext:value-type="float">
            <text:p>43</text:p>
          </table:table-cell>
          <table:table-cell office:value-type="float" office:value="0.00673749998676732" calcext:value-type="float">
            <text:p>0,006737499986767</text:p>
          </table:table-cell>
          <table:table-cell office:value-type="float" office:value="0.0000200157273932723" calcext:value-type="float">
            <text:p>2,00157273932723E-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37:14</text:p>
          </table:table-cell>
          <table:table-cell office:value-type="float" office:value="-191.626163171405" calcext:value-type="float">
            <text:p>-191,626163171405</text:p>
          </table:table-cell>
          <table:table-cell office:value-type="float" office:value="35" calcext:value-type="float">
            <text:p>35</text:p>
          </table:table-cell>
          <table:table-cell office:value-type="float" office:value="-27.4925181280433" calcext:value-type="float">
            <text:p>-27,4925181280433</text:p>
          </table:table-cell>
          <table:table-cell office:value-type="float" office:value="0.000788385059123634" calcext:value-type="float">
            <text:p>0,0007883850591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68664779663086" calcext:value-type="float">
            <text:p>0,036866477966309</text:p>
          </table:table-cell>
          <table:table-cell office:value-type="string" calcext:value-type="string">
            <text:p>2020-04-02 13:41:02</text:p>
          </table:table-cell>
          <table:table-cell office:value-type="float" office:value="-168.420594636761" calcext:value-type="float">
            <text:p>-168,420594636761</text:p>
          </table:table-cell>
          <table:table-cell office:value-type="float" office:value="31" calcext:value-type="float">
            <text:p>31</text:p>
          </table:table-cell>
          <table:table-cell office:value-type="float" office:value="-0.000613278286631047" calcext:value-type="float">
            <text:p>-0,000613278286631</text:p>
          </table:table-cell>
          <table:table-cell office:value-type="float" office:value="0.0000426465913164116" calcext:value-type="float">
            <text:p>4,26465913164116E-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43:24</text:p>
          </table:table-cell>
          <table:table-cell office:value-type="float" office:value="-77.7865353439395" calcext:value-type="float">
            <text:p>-77,7865353439395</text:p>
          </table:table-cell>
          <table:table-cell office:value-type="float" office:value="15" calcext:value-type="float">
            <text:p>15</text:p>
          </table:table-cell>
          <table:table-cell office:value-type="float" office:value="-8.79892466885466" calcext:value-type="float">
            <text:p>-8,79892466885466</text:p>
          </table:table-cell>
          <table:table-cell office:value-type="float" office:value="0.00739983752721755" calcext:value-type="float">
            <text:p>0,0073998375272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48:32</text:p>
          </table:table-cell>
          <table:table-cell office:value-type="float" office:value="-187.562530558184" calcext:value-type="float">
            <text:p>-187,562530558184</text:p>
          </table:table-cell>
          <table:table-cell office:value-type="float" office:value="37" calcext:value-type="float">
            <text:p>37</text:p>
          </table:table-cell>
          <table:table-cell office:value-type="float" office:value="-12.1048488898904" calcext:value-type="float">
            <text:p>-12,1048488898904</text:p>
          </table:table-cell>
          <table:table-cell office:value-type="float" office:value="0.00008930514418733" calcext:value-type="float">
            <text:p>8,930514418733E-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51:39</text:p>
          </table:table-cell>
          <table:table-cell office:value-type="float" office:value="-113.968393260702" calcext:value-type="float">
            <text:p>-113,968393260702</text:p>
          </table:table-cell>
          <table:table-cell office:value-type="float" office:value="22" calcext:value-type="float">
            <text:p>22</text:p>
          </table:table-cell>
          <table:table-cell office:value-type="float" office:value="-18.9723496240217" calcext:value-type="float">
            <text:p>-18,9723496240217</text:p>
          </table:table-cell>
          <table:table-cell office:value-type="float" office:value="0.00239262265637819" calcext:value-type="float">
            <text:p>0,0023926226563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54:37</text:p>
          </table:table-cell>
          <table:table-cell office:value-type="float" office:value="-85.2515336052639" calcext:value-type="float">
            <text:p>-85,2515336052639</text:p>
          </table:table-cell>
          <table:table-cell office:value-type="float" office:value="16" calcext:value-type="float">
            <text:p>16</text:p>
          </table:table-cell>
          <table:table-cell office:value-type="float" office:value="-10.7736211381105" calcext:value-type="float">
            <text:p>-10,7736211381105</text:p>
          </table:table-cell>
          <table:table-cell office:value-type="float" office:value="0.00565927075737472" calcext:value-type="float">
            <text:p>0,0056592707573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35047912597656" calcext:value-type="float">
            <text:p>0,053504791259766</text:p>
          </table:table-cell>
          <table:table-cell office:value-type="string" calcext:value-type="string">
            <text:p>2020-04-02 13:59:51</text:p>
          </table:table-cell>
          <table:table-cell office:value-type="float" office:value="-135.403546970149" calcext:value-type="float">
            <text:p>-135,403546970149</text:p>
          </table:table-cell>
          <table:table-cell office:value-type="float" office:value="24" calcext:value-type="float">
            <text:p>24</text:p>
          </table:table-cell>
          <table:table-cell office:value-type="float" office:value="0.00054778409068031" calcext:value-type="float">
            <text:p>0,00054778409068</text:p>
          </table:table-cell>
          <table:table-cell office:value-type="float" office:value="0.000155599691215287" calcext:value-type="float">
            <text:p>0,0001555996912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754097442626953" calcext:value-type="float">
            <text:p>0,075409744262695</text:p>
          </table:table-cell>
          <table:table-cell office:value-type="string" calcext:value-type="string">
            <text:p>2020-04-02 14:04:03</text:p>
          </table:table-cell>
          <table:table-cell office:value-type="float" office:value="-172.440691113019" calcext:value-type="float">
            <text:p>-172,440691113019</text:p>
          </table:table-cell>
          <table:table-cell office:value-type="float" office:value="31" calcext:value-type="float">
            <text:p>31</text:p>
          </table:table-cell>
          <table:table-cell office:value-type="float" office:value="0.00509477463481955" calcext:value-type="float">
            <text:p>0,00509477463482</text:p>
          </table:table-cell>
          <table:table-cell office:value-type="float" office:value="0.0000883860989370109" calcext:value-type="float">
            <text:p>8,83860989370109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07:39</text:p>
          </table:table-cell>
          <table:table-cell office:value-type="float" office:value="-102.309233111493" calcext:value-type="float">
            <text:p>-102,309233111493</text:p>
          </table:table-cell>
          <table:table-cell office:value-type="float" office:value="17" calcext:value-type="float">
            <text:p>17</text:p>
          </table:table-cell>
          <table:table-cell office:value-type="float" office:value="-15.9993051074683" calcext:value-type="float">
            <text:p>-15,9993051074683</text:p>
          </table:table-cell>
          <table:table-cell office:value-type="float" office:value="0.00367678992382621" calcext:value-type="float">
            <text:p>0,0036767899238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571784820556641" calcext:value-type="float">
            <text:p>0,057178482055664</text:p>
          </table:table-cell>
          <table:table-cell office:value-type="string" calcext:value-type="string">
            <text:p>2020-04-02 14:12:42</text:p>
          </table:table-cell>
          <table:table-cell office:value-type="float" office:value="-163.649310804061" calcext:value-type="float">
            <text:p>-163,649310804061</text:p>
          </table:table-cell>
          <table:table-cell office:value-type="float" office:value="29" calcext:value-type="float">
            <text:p>29</text:p>
          </table:table-cell>
          <table:table-cell office:value-type="float" office:value="-0.00336947357261413" calcext:value-type="float">
            <text:p>-0,003369473572614</text:p>
          </table:table-cell>
          <table:table-cell office:value-type="float" office:value="0.0000973444110035099" calcext:value-type="float">
            <text:p>9,73444110035099E-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15:15</text:p>
          </table:table-cell>
          <table:table-cell office:value-type="float" office:value="-134.15660653983" calcext:value-type="float">
            <text:p>-134,15660653983</text:p>
          </table:table-cell>
          <table:table-cell office:value-type="float" office:value="22" calcext:value-type="float">
            <text:p>22</text:p>
          </table:table-cell>
          <table:table-cell office:value-type="float" office:value="-18.9578643662676" calcext:value-type="float">
            <text:p>-18,9578643662676</text:p>
          </table:table-cell>
          <table:table-cell office:value-type="float" office:value="0.0024028082906337" calcext:value-type="float">
            <text:p>0,0024028082906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00759735107422" calcext:value-type="float">
            <text:p>0,100759735107422</text:p>
          </table:table-cell>
          <table:table-cell office:value-type="string" calcext:value-type="string">
            <text:p>2020-04-02 14:21:52</text:p>
          </table:table-cell>
          <table:table-cell office:value-type="float" office:value="-184.019824106423" calcext:value-type="float">
            <text:p>-184,019824106423</text:p>
          </table:table-cell>
          <table:table-cell office:value-type="float" office:value="35" calcext:value-type="float">
            <text:p>35</text:p>
          </table:table-cell>
          <table:table-cell office:value-type="float" office:value="-0.000834500324096155" calcext:value-type="float">
            <text:p>-0,000834500324096</text:p>
          </table:table-cell>
          <table:table-cell office:value-type="float" office:value="0.000105107542646068" calcext:value-type="float">
            <text:p>0,00010510754264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23:40</text:p>
          </table:table-cell>
          <table:table-cell office:value-type="float" office:value="-93.1142875495391" calcext:value-type="float">
            <text:p>-93,1142875495391</text:p>
          </table:table-cell>
          <table:table-cell office:value-type="float" office:value="16" calcext:value-type="float">
            <text:p>16</text:p>
          </table:table-cell>
          <table:table-cell office:value-type="float" office:value="-1.40557957552445" calcext:value-type="float">
            <text:p>-1,40557957552445</text:p>
          </table:table-cell>
          <table:table-cell office:value-type="float" office:value="0.00208702281115574" calcext:value-type="float">
            <text:p>0,002087022811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27:22</text:p>
          </table:table-cell>
          <table:table-cell office:value-type="float" office:value="-84.1136248340247" calcext:value-type="float">
            <text:p>-84,1136248340247</text:p>
          </table:table-cell>
          <table:table-cell office:value-type="float" office:value="15" calcext:value-type="float">
            <text:p>15</text:p>
          </table:table-cell>
          <table:table-cell office:value-type="float" office:value="-8.6831711110159" calcext:value-type="float">
            <text:p>-8,6831711110159</text:p>
          </table:table-cell>
          <table:table-cell office:value-type="float" office:value="0.00796510952287782" calcext:value-type="float">
            <text:p>0,0079651095228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31:38</text:p>
          </table:table-cell>
          <table:table-cell office:value-type="float" office:value="-141.311936367894" calcext:value-type="float">
            <text:p>-141,311936367894</text:p>
          </table:table-cell>
          <table:table-cell office:value-type="float" office:value="28" calcext:value-type="float">
            <text:p>28</text:p>
          </table:table-cell>
          <table:table-cell office:value-type="float" office:value="-25.6971610560635" calcext:value-type="float">
            <text:p>-25,6971610560635</text:p>
          </table:table-cell>
          <table:table-cell office:value-type="float" office:value="0.00137030552388591" calcext:value-type="float">
            <text:p>0,00137030552388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36:05</text:p>
          </table:table-cell>
          <table:table-cell office:value-type="float" office:value="-160.384908303623" calcext:value-type="float">
            <text:p>-160,384908303623</text:p>
          </table:table-cell>
          <table:table-cell office:value-type="float" office:value="32" calcext:value-type="float">
            <text:p>32</text:p>
          </table:table-cell>
          <table:table-cell office:value-type="float" office:value="-23.82287171827" calcext:value-type="float">
            <text:p>-23,82287171827</text:p>
          </table:table-cell>
          <table:table-cell office:value-type="float" office:value="0.00130166994167342" calcext:value-type="float">
            <text:p>0,0013016699416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84324768066406" calcext:value-type="float">
            <text:p>0,184324768066406</text:p>
          </table:table-cell>
          <table:table-cell office:value-type="string" calcext:value-type="string">
            <text:p>2020-04-02 14:41:14</text:p>
          </table:table-cell>
          <table:table-cell office:value-type="float" office:value="-151.843607930395" calcext:value-type="float">
            <text:p>-151,843607930395</text:p>
          </table:table-cell>
          <table:table-cell office:value-type="float" office:value="28" calcext:value-type="float">
            <text:p>28</text:p>
          </table:table-cell>
          <table:table-cell office:value-type="float" office:value="-0.00214385313107934" calcext:value-type="float">
            <text:p>-0,002143853131079</text:p>
          </table:table-cell>
          <table:table-cell office:value-type="float" office:value="0.000313015892302022" calcext:value-type="float">
            <text:p>0,0003130158923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43:23</text:p>
          </table:table-cell>
          <table:table-cell office:value-type="float" office:value="-116.4623331761" calcext:value-type="float">
            <text:p>-116,4623331761</text:p>
          </table:table-cell>
          <table:table-cell office:value-type="float" office:value="19" calcext:value-type="float">
            <text:p>19</text:p>
          </table:table-cell>
          <table:table-cell office:value-type="float" office:value="-15.8997253288435" calcext:value-type="float">
            <text:p>-15,8997253288435</text:p>
          </table:table-cell>
          <table:table-cell office:value-type="float" office:value="0.00334636858603042" calcext:value-type="float">
            <text:p>0,003346368586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542364807128906" calcext:value-type="float">
            <text:p>0,054236480712891</text:p>
          </table:table-cell>
          <table:table-cell office:value-type="string" calcext:value-type="string">
            <text:p>2020-04-02 14:47:39</text:p>
          </table:table-cell>
          <table:table-cell office:value-type="float" office:value="-108.23131998418" calcext:value-type="float">
            <text:p>-108,23131998418</text:p>
          </table:table-cell>
          <table:table-cell office:value-type="float" office:value="18" calcext:value-type="float">
            <text:p>18</text:p>
          </table:table-cell>
          <table:table-cell office:value-type="float" office:value="0.00759409403476385" calcext:value-type="float">
            <text:p>0,007594094034764</text:p>
          </table:table-cell>
          <table:table-cell office:value-type="float" office:value="-0.000173032693336633" calcext:value-type="float">
            <text:p>-0,00017303269333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04235260009766" calcext:value-type="float">
            <text:p>0,104235260009766</text:p>
          </table:table-cell>
          <table:table-cell office:value-type="string" calcext:value-type="string">
            <text:p>2020-04-02 14:53:35</text:p>
          </table:table-cell>
          <table:table-cell office:value-type="float" office:value="-134.547531548261" calcext:value-type="float">
            <text:p>-134,547531548261</text:p>
          </table:table-cell>
          <table:table-cell office:value-type="float" office:value="23" calcext:value-type="float">
            <text:p>23</text:p>
          </table:table-cell>
          <table:table-cell office:value-type="float" office:value="0.00172871392229945" calcext:value-type="float">
            <text:p>0,001728713922299</text:p>
          </table:table-cell>
          <table:table-cell office:value-type="float" office:value="0.000190328357057746" calcext:value-type="float">
            <text:p>0,0001903283570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666752014160156" calcext:value-type="float">
            <text:p>0,066675201416016</text:p>
          </table:table-cell>
          <table:table-cell office:value-type="string" calcext:value-type="string">
            <text:p>2020-04-02 14:57:19</text:p>
          </table:table-cell>
          <table:table-cell office:value-type="float" office:value="-104.135674589597" calcext:value-type="float">
            <text:p>-104,135674589597</text:p>
          </table:table-cell>
          <table:table-cell office:value-type="float" office:value="16" calcext:value-type="float">
            <text:p>16</text:p>
          </table:table-cell>
          <table:table-cell office:value-type="float" office:value="0.00509591476417426" calcext:value-type="float">
            <text:p>0,005095914764174</text:p>
          </table:table-cell>
          <table:table-cell office:value-type="float" office:value="0.0000715833841725594" calcext:value-type="float">
            <text:p>7,15833841725594E-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813699645996094" calcext:value-type="float">
            <text:p>0,081369964599609</text:p>
          </table:table-cell>
          <table:table-cell office:value-type="string" calcext:value-type="string">
            <text:p>2020-04-02 14:59:53</text:p>
          </table:table-cell>
          <table:table-cell office:value-type="float" office:value="-151.964499082682" calcext:value-type="float">
            <text:p>-151,964499082682</text:p>
          </table:table-cell>
          <table:table-cell office:value-type="float" office:value="24" calcext:value-type="float">
            <text:p>24</text:p>
          </table:table-cell>
          <table:table-cell office:value-type="float" office:value="-0.00514288137850345" calcext:value-type="float">
            <text:p>-0,005142881378503</text:p>
          </table:table-cell>
          <table:table-cell office:value-type="float" office:value="-0.0000850643851413622" calcext:value-type="float">
            <text:p>-8,50643851413622E-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98313446044922" calcext:value-type="float">
            <text:p>0,039831344604492</text:p>
          </table:table-cell>
          <table:table-cell office:value-type="string" calcext:value-type="string">
            <text:p>2020-04-02 15:03:34</text:p>
          </table:table-cell>
          <table:table-cell office:value-type="float" office:value="-183.32169476762" calcext:value-type="float">
            <text:p>-183,32169476762</text:p>
          </table:table-cell>
          <table:table-cell office:value-type="float" office:value="31" calcext:value-type="float">
            <text:p>31</text:p>
          </table:table-cell>
          <table:table-cell office:value-type="float" office:value="0.00858951180331835" calcext:value-type="float">
            <text:p>0,008589511803318</text:p>
          </table:table-cell>
          <table:table-cell office:value-type="float" office:value="0.0000496577995752773" calcext:value-type="float">
            <text:p>4,96577995752773E-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63700866699219" calcext:value-type="float">
            <text:p>0,076370086669922</text:p>
          </table:table-cell>
          <table:table-cell office:value-type="string" calcext:value-type="string">
            <text:p>2020-04-02 15:07:47</text:p>
          </table:table-cell>
          <table:table-cell office:value-type="float" office:value="-97.4918306159512" calcext:value-type="float">
            <text:p>-97,4918306159512</text:p>
          </table:table-cell>
          <table:table-cell office:value-type="float" office:value="18" calcext:value-type="float">
            <text:p>18</text:p>
          </table:table-cell>
          <table:table-cell office:value-type="float" office:value="0.000799717448254884" calcext:value-type="float">
            <text:p>0,000799717448255</text:p>
          </table:table-cell>
          <table:table-cell office:value-type="float" office:value="0.000295910269138798" calcext:value-type="float">
            <text:p>0,0002959102691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13:09</text:p>
          </table:table-cell>
          <table:table-cell office:value-type="float" office:value="-197.319862121976" calcext:value-type="float">
            <text:p>-197,319862121976</text:p>
          </table:table-cell>
          <table:table-cell office:value-type="float" office:value="36" calcext:value-type="float">
            <text:p>36</text:p>
          </table:table-cell>
          <table:table-cell office:value-type="float" office:value="-29.7377559724733" calcext:value-type="float">
            <text:p>-29,7377559724733</text:p>
          </table:table-cell>
          <table:table-cell office:value-type="float" office:value="0.000940187030536582" calcext:value-type="float">
            <text:p>0,0009401870305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16:59</text:p>
          </table:table-cell>
          <table:table-cell office:value-type="float" office:value="-125.04458010472" calcext:value-type="float">
            <text:p>-125,04458010472</text:p>
          </table:table-cell>
          <table:table-cell office:value-type="float" office:value="23" calcext:value-type="float">
            <text:p>23</text:p>
          </table:table-cell>
          <table:table-cell office:value-type="float" office:value="-17.9446413039087" calcext:value-type="float">
            <text:p>-17,9446413039087</text:p>
          </table:table-cell>
          <table:table-cell office:value-type="float" office:value="0.00242328863263946" calcext:value-type="float">
            <text:p>0,0024232886326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20:11</text:p>
          </table:table-cell>
          <table:table-cell office:value-type="float" office:value="-120.630864181056" calcext:value-type="float">
            <text:p>-120,630864181056</text:p>
          </table:table-cell>
          <table:table-cell office:value-type="float" office:value="22" calcext:value-type="float">
            <text:p>22</text:p>
          </table:table-cell>
          <table:table-cell office:value-type="float" office:value="-13.8625169071731" calcext:value-type="float">
            <text:p>-13,8625169071731</text:p>
          </table:table-cell>
          <table:table-cell office:value-type="float" office:value="0.00324540071115168" calcext:value-type="float">
            <text:p>0,00324540071115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23:43</text:p>
          </table:table-cell>
          <table:table-cell office:value-type="float" office:value="-159.22858296906" calcext:value-type="float">
            <text:p>-159,22858296906</text:p>
          </table:table-cell>
          <table:table-cell office:value-type="float" office:value="28" calcext:value-type="float">
            <text:p>28</text:p>
          </table:table-cell>
          <table:table-cell office:value-type="float" office:value="-21.5169051114831" calcext:value-type="float">
            <text:p>-21,5169051114831</text:p>
          </table:table-cell>
          <table:table-cell office:value-type="float" office:value="0.00161615313869748" calcext:value-type="float">
            <text:p>0,0016161531386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27:45</text:p>
          </table:table-cell>
          <table:table-cell office:value-type="float" office:value="-105.545524099865" calcext:value-type="float">
            <text:p>-105,545524099865</text:p>
          </table:table-cell>
          <table:table-cell office:value-type="float" office:value="19" calcext:value-type="float">
            <text:p>19</text:p>
          </table:table-cell>
          <table:table-cell office:value-type="float" office:value="-15.8373285827447" calcext:value-type="float">
            <text:p>-15,8373285827447</text:p>
          </table:table-cell>
          <table:table-cell office:value-type="float" office:value="0.00328410701518743" calcext:value-type="float">
            <text:p>0,0032841070151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727116394042969" calcext:value-type="float">
            <text:p>0,072711639404297</text:p>
          </table:table-cell>
          <table:table-cell office:value-type="string" calcext:value-type="string">
            <text:p>2020-04-02 15:33:25</text:p>
          </table:table-cell>
          <table:table-cell office:value-type="float" office:value="-149.181035188985" calcext:value-type="float">
            <text:p>-149,181035188985</text:p>
          </table:table-cell>
          <table:table-cell office:value-type="float" office:value="25" calcext:value-type="float">
            <text:p>25</text:p>
          </table:table-cell>
          <table:table-cell office:value-type="float" office:value="-0.0071095754867101" calcext:value-type="float">
            <text:p>-0,00710957548671</text:p>
          </table:table-cell>
          <table:table-cell office:value-type="float" office:value="0.000137527631795473" calcext:value-type="float">
            <text:p>0,00013752763179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36:40</text:p>
          </table:table-cell>
          <table:table-cell office:value-type="float" office:value="-94.2708471735648" calcext:value-type="float">
            <text:p>-94,2708471735648</text:p>
          </table:table-cell>
          <table:table-cell office:value-type="float" office:value="12" calcext:value-type="float">
            <text:p>12</text:p>
          </table:table-cell>
          <table:table-cell office:value-type="float" office:value="-8.75926012856849" calcext:value-type="float">
            <text:p>-8,75926012856849</text:p>
          </table:table-cell>
          <table:table-cell office:value-type="float" office:value="0.00923648046857876" calcext:value-type="float">
            <text:p>0,0092364804685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755621795654297" calcext:value-type="float">
            <text:p>0,07556217956543</text:p>
          </table:table-cell>
          <table:table-cell office:value-type="string" calcext:value-type="string">
            <text:p>2020-04-02 15:41:57</text:p>
          </table:table-cell>
          <table:table-cell office:value-type="float" office:value="-235.843376786412" calcext:value-type="float">
            <text:p>-235,843376786412</text:p>
          </table:table-cell>
          <table:table-cell office:value-type="float" office:value="40" calcext:value-type="float">
            <text:p>40</text:p>
          </table:table-cell>
          <table:table-cell office:value-type="float" office:value="0.0020389761852968" calcext:value-type="float">
            <text:p>0,002038976185297</text:p>
          </table:table-cell>
          <table:table-cell office:value-type="float" office:value="0.0000634535784972325" calcext:value-type="float">
            <text:p>6,34535784972325E-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829552917480469" calcext:value-type="float">
            <text:p>0,082955291748047</text:p>
          </table:table-cell>
          <table:table-cell office:value-type="string" calcext:value-type="string">
            <text:p>2020-04-02 15:45:34</text:p>
          </table:table-cell>
          <table:table-cell office:value-type="float" office:value="-210.181813892471" calcext:value-type="float">
            <text:p>-210,181813892471</text:p>
          </table:table-cell>
          <table:table-cell office:value-type="float" office:value="35" calcext:value-type="float">
            <text:p>35</text:p>
          </table:table-cell>
          <table:table-cell office:value-type="float" office:value="0.00586740470351388" calcext:value-type="float">
            <text:p>0,005867404703514</text:p>
          </table:table-cell>
          <table:table-cell office:value-type="float" office:value="0.000116719680769716" calcext:value-type="float">
            <text:p>0,0001167196807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666752014160156" calcext:value-type="float">
            <text:p>0,066675201416016</text:p>
          </table:table-cell>
          <table:table-cell office:value-type="string" calcext:value-type="string">
            <text:p>2020-04-02 15:49:28</text:p>
          </table:table-cell>
          <table:table-cell office:value-type="float" office:value="-105.468507377979" calcext:value-type="float">
            <text:p>-105,468507377979</text:p>
          </table:table-cell>
          <table:table-cell office:value-type="float" office:value="17" calcext:value-type="float">
            <text:p>17</text:p>
          </table:table-cell>
          <table:table-cell office:value-type="float" office:value="0.0035528890191856" calcext:value-type="float">
            <text:p>0,003552889019186</text:p>
          </table:table-cell>
          <table:table-cell office:value-type="float" office:value="0.000250449076361645" calcext:value-type="float">
            <text:p>0,00025044907636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14872802734375" calcext:value-type="float">
            <text:p>0,214872802734375</text:p>
          </table:table-cell>
          <table:table-cell office:value-type="string" calcext:value-type="string">
            <text:p>2020-04-02 15:51:57</text:p>
          </table:table-cell>
          <table:table-cell office:value-type="float" office:value="-53.580446673366" calcext:value-type="float">
            <text:p>-53,580446673366</text:p>
          </table:table-cell>
          <table:table-cell office:value-type="float" office:value="8" calcext:value-type="float">
            <text:p>8</text:p>
          </table:table-cell>
          <table:table-cell office:value-type="float" office:value="-0.00641570930098034" calcext:value-type="float">
            <text:p>-0,00641570930098</text:p>
          </table:table-cell>
          <table:table-cell office:value-type="float" office:value="0.00588416735393045" calcext:value-type="float">
            <text:p>0,005884167353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332842483520508" calcext:value-type="float">
            <text:p>0,033284248352051</text:p>
          </table:table-cell>
          <table:table-cell office:value-type="string" calcext:value-type="string">
            <text:p>2020-04-02 15:57:03</text:p>
          </table:table-cell>
          <table:table-cell office:value-type="float" office:value="-192.885284831955" calcext:value-type="float">
            <text:p>-192,885284831955</text:p>
          </table:table-cell>
          <table:table-cell office:value-type="float" office:value="32" calcext:value-type="float">
            <text:p>32</text:p>
          </table:table-cell>
          <table:table-cell office:value-type="float" office:value="0.00343726579354797" calcext:value-type="float">
            <text:p>0,003437265793548</text:p>
          </table:table-cell>
          <table:table-cell office:value-type="float" office:value="0.0000335848417867942" calcext:value-type="float">
            <text:p>3,35848417867942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01:04</text:p>
          </table:table-cell>
          <table:table-cell office:value-type="float" office:value="-111.465391319394" calcext:value-type="float">
            <text:p>-111,465391319394</text:p>
          </table:table-cell>
          <table:table-cell office:value-type="float" office:value="21" calcext:value-type="float">
            <text:p>21</text:p>
          </table:table-cell>
          <table:table-cell office:value-type="float" office:value="-16.9924002477989" calcext:value-type="float">
            <text:p>-16,9924002477989</text:p>
          </table:table-cell>
          <table:table-cell office:value-type="float" office:value="0.00280114936441876" calcext:value-type="float">
            <text:p>0,0028011493644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03:46</text:p>
          </table:table-cell>
          <table:table-cell office:value-type="float" office:value="-94.843118730475" calcext:value-type="float">
            <text:p>-94,843118730475</text:p>
          </table:table-cell>
          <table:table-cell office:value-type="float" office:value="19" calcext:value-type="float">
            <text:p>19</text:p>
          </table:table-cell>
          <table:table-cell office:value-type="float" office:value="-15.9598580199915" calcext:value-type="float">
            <text:p>-15,9598580199915</text:p>
          </table:table-cell>
          <table:table-cell office:value-type="float" office:value="0.00328916616065763" calcext:value-type="float">
            <text:p>0,0032891661606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07:42</text:p>
          </table:table-cell>
          <table:table-cell office:value-type="float" office:value="-111.874180605475" calcext:value-type="float">
            <text:p>-111,874180605475</text:p>
          </table:table-cell>
          <table:table-cell office:value-type="float" office:value="22" calcext:value-type="float">
            <text:p>22</text:p>
          </table:table-cell>
          <table:table-cell office:value-type="float" office:value="-13.7722826380173" calcext:value-type="float">
            <text:p>-13,7722826380173</text:p>
          </table:table-cell>
          <table:table-cell office:value-type="float" office:value="0.00324024253838675" calcext:value-type="float">
            <text:p>0,00324024253838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30705947875977" calcext:value-type="float">
            <text:p>0,043070594787598</text:p>
          </table:table-cell>
          <table:table-cell office:value-type="string" calcext:value-type="string">
            <text:p>2020-04-02 16:12:22</text:p>
          </table:table-cell>
          <table:table-cell office:value-type="float" office:value="-298.025394262062" calcext:value-type="float">
            <text:p>-298,025394262062</text:p>
          </table:table-cell>
          <table:table-cell office:value-type="float" office:value="54" calcext:value-type="float">
            <text:p>54</text:p>
          </table:table-cell>
          <table:table-cell office:value-type="float" office:value="0.0027660101121838" calcext:value-type="float">
            <text:p>0,002766010112184</text:p>
          </table:table-cell>
          <table:table-cell office:value-type="float" office:value="0.0000281514935864978" calcext:value-type="float">
            <text:p>2,81514935864978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598994522094727" calcext:value-type="float">
            <text:p>0,059899452209473</text:p>
          </table:table-cell>
          <table:table-cell office:value-type="string" calcext:value-type="string">
            <text:p>2020-04-02 16:15:29</text:p>
          </table:table-cell>
          <table:table-cell office:value-type="float" office:value="-350.081884624543" calcext:value-type="float">
            <text:p>-350,081884624543</text:p>
          </table:table-cell>
          <table:table-cell office:value-type="float" office:value="63" calcext:value-type="float">
            <text:p>63</text:p>
          </table:table-cell>
          <table:table-cell office:value-type="float" office:value="-0.00161646282295158" calcext:value-type="float">
            <text:p>-0,001616462822952</text:p>
          </table:table-cell>
          <table:table-cell office:value-type="float" office:value="0.000019451038263054" calcext:value-type="float">
            <text:p>1,9451038263054E-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19:46</text:p>
          </table:table-cell>
          <table:table-cell office:value-type="float" office:value="-153.477926245761" calcext:value-type="float">
            <text:p>-153,477926245761</text:p>
          </table:table-cell>
          <table:table-cell office:value-type="float" office:value="29" calcext:value-type="float">
            <text:p>29</text:p>
          </table:table-cell>
          <table:table-cell office:value-type="float" office:value="-22.8981240620668" calcext:value-type="float">
            <text:p>-22,8981240620668</text:p>
          </table:table-cell>
          <table:table-cell office:value-type="float" office:value="0.00150124445519115" calcext:value-type="float">
            <text:p>0,0015012444551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135210113525391" calcext:value-type="float">
            <text:p>0,013521011352539</text:p>
          </table:table-cell>
          <table:table-cell office:value-type="string" calcext:value-type="string">
            <text:p>2020-04-02 16:23:32</text:p>
          </table:table-cell>
          <table:table-cell office:value-type="float" office:value="-166.316516310155" calcext:value-type="float">
            <text:p>-166,316516310155</text:p>
          </table:table-cell>
          <table:table-cell office:value-type="float" office:value="28" calcext:value-type="float">
            <text:p>28</text:p>
          </table:table-cell>
          <table:table-cell office:value-type="float" office:value="-0.000759244291416161" calcext:value-type="float">
            <text:p>-0,000759244291416</text:p>
          </table:table-cell>
          <table:table-cell office:value-type="float" office:value="0.0000828355792949965" calcext:value-type="float">
            <text:p>8,28355792949965E-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27750846862793" calcext:value-type="float">
            <text:p>0,027750846862793</text:p>
          </table:table-cell>
          <table:table-cell office:value-type="string" calcext:value-type="string">
            <text:p>2020-04-02 16:28:07</text:p>
          </table:table-cell>
          <table:table-cell office:value-type="float" office:value="-263.467993166922" calcext:value-type="float">
            <text:p>-263,467993166922</text:p>
          </table:table-cell>
          <table:table-cell office:value-type="float" office:value="46" calcext:value-type="float">
            <text:p>46</text:p>
          </table:table-cell>
          <table:table-cell office:value-type="float" office:value="0.00513460268368848" calcext:value-type="float">
            <text:p>0,005134602683688</text:p>
          </table:table-cell>
          <table:table-cell office:value-type="float" office:value="0.0000191474832241891" calcext:value-type="float">
            <text:p>1,91474832241891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846625671386719" calcext:value-type="float">
            <text:p>0,084662567138672</text:p>
          </table:table-cell>
          <table:table-cell office:value-type="string" calcext:value-type="string">
            <text:p>2020-04-02 16:30:20</text:p>
          </table:table-cell>
          <table:table-cell office:value-type="float" office:value="-134.921358301796" calcext:value-type="float">
            <text:p>-134,921358301796</text:p>
          </table:table-cell>
          <table:table-cell office:value-type="float" office:value="23" calcext:value-type="float">
            <text:p>23</text:p>
          </table:table-cell>
          <table:table-cell office:value-type="float" office:value="0.00495409863382723" calcext:value-type="float">
            <text:p>0,004954098633827</text:p>
          </table:table-cell>
          <table:table-cell office:value-type="float" office:value="0.00022653711429722" calcext:value-type="float">
            <text:p>0,0002265371142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34:40</text:p>
          </table:table-cell>
          <table:table-cell office:value-type="float" office:value="-189.728531449515" calcext:value-type="float">
            <text:p>-189,728531449515</text:p>
          </table:table-cell>
          <table:table-cell office:value-type="float" office:value="35" calcext:value-type="float">
            <text:p>35</text:p>
          </table:table-cell>
          <table:table-cell office:value-type="float" office:value="-28.8188331262974" calcext:value-type="float">
            <text:p>-28,8188331262974</text:p>
          </table:table-cell>
          <table:table-cell office:value-type="float" office:value="0.000984250464206196" calcext:value-type="float">
            <text:p>0,0009842504642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38:19</text:p>
          </table:table-cell>
          <table:table-cell office:value-type="float" office:value="-206.138699929201" calcext:value-type="float">
            <text:p>-206,138699929201</text:p>
          </table:table-cell>
          <table:table-cell office:value-type="float" office:value="39" calcext:value-type="float">
            <text:p>39</text:p>
          </table:table-cell>
          <table:table-cell office:value-type="float" office:value="-29.1176163242046" calcext:value-type="float">
            <text:p>-29,1176163242046</text:p>
          </table:table-cell>
          <table:table-cell office:value-type="float" office:value="0.000809027056856746" calcext:value-type="float">
            <text:p>0,0008090270568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40:48</text:p>
          </table:table-cell>
          <table:table-cell office:value-type="float" office:value="-184.349682042145" calcext:value-type="float">
            <text:p>-184,349682042145</text:p>
          </table:table-cell>
          <table:table-cell office:value-type="float" office:value="35" calcext:value-type="float">
            <text:p>35</text:p>
          </table:table-cell>
          <table:table-cell office:value-type="float" office:value="-21.2275670180172" calcext:value-type="float">
            <text:p>-21,2275670180172</text:p>
          </table:table-cell>
          <table:table-cell office:value-type="float" office:value="0.00136866818558908" calcext:value-type="float">
            <text:p>0,0013686681855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43:25</text:p>
          </table:table-cell>
          <table:table-cell office:value-type="float" office:value="-117.306378085341" calcext:value-type="float">
            <text:p>-117,306378085341</text:p>
          </table:table-cell>
          <table:table-cell office:value-type="float" office:value="22" calcext:value-type="float">
            <text:p>22</text:p>
          </table:table-cell>
          <table:table-cell office:value-type="float" office:value="-11.8071844505053" calcext:value-type="float">
            <text:p>-11,8071844505053</text:p>
          </table:table-cell>
          <table:table-cell office:value-type="float" office:value="0.00162084334353691" calcext:value-type="float">
            <text:p>0,0016208433435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45:24</text:p>
          </table:table-cell>
          <table:table-cell office:value-type="float" office:value="-157.609737760095" calcext:value-type="float">
            <text:p>-157,609737760095</text:p>
          </table:table-cell>
          <table:table-cell office:value-type="float" office:value="28" calcext:value-type="float">
            <text:p>28</text:p>
          </table:table-cell>
          <table:table-cell office:value-type="float" office:value="-24.9153774032213" calcext:value-type="float">
            <text:p>-24,9153774032213</text:p>
          </table:table-cell>
          <table:table-cell office:value-type="float" office:value="0.00143686012219817" calcext:value-type="float">
            <text:p>0,0014368601221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12466766357422" calcext:value-type="float">
            <text:p>0,112466766357422</text:p>
          </table:table-cell>
          <table:table-cell office:value-type="string" calcext:value-type="string">
            <text:p>2020-04-02 16:49:36</text:p>
          </table:table-cell>
          <table:table-cell office:value-type="float" office:value="-206.01460135915" calcext:value-type="float">
            <text:p>-206,01460135915</text:p>
          </table:table-cell>
          <table:table-cell office:value-type="float" office:value="37" calcext:value-type="float">
            <text:p>37</text:p>
          </table:table-cell>
          <table:table-cell office:value-type="float" office:value="0.00104650544413842" calcext:value-type="float">
            <text:p>0,001046505444138</text:p>
          </table:table-cell>
          <table:table-cell office:value-type="float" office:value="0.000224387340494102" calcext:value-type="float">
            <text:p>0,0002243873404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44081848144531" calcext:value-type="float">
            <text:p>0,144081848144531</text:p>
          </table:table-cell>
          <table:table-cell office:value-type="string" calcext:value-type="string">
            <text:p>2020-04-02 16:51:20</text:p>
          </table:table-cell>
          <table:table-cell office:value-type="float" office:value="-168.77732696537" calcext:value-type="float">
            <text:p>-168,77732696537</text:p>
          </table:table-cell>
          <table:table-cell office:value-type="float" office:value="30" calcext:value-type="float">
            <text:p>30</text:p>
          </table:table-cell>
          <table:table-cell office:value-type="float" office:value="-0.000585337283013261" calcext:value-type="float">
            <text:p>-0,000585337283013</text:p>
          </table:table-cell>
          <table:table-cell office:value-type="float" office:value="0.00039652901204872" calcext:value-type="float">
            <text:p>0,0003965290120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389929504394531" calcext:value-type="float">
            <text:p>0,038992950439453</text:p>
          </table:table-cell>
          <table:table-cell office:value-type="string" calcext:value-type="string">
            <text:p>2020-04-02 16:53:18</text:p>
          </table:table-cell>
          <table:table-cell office:value-type="float" office:value="-158.582044584108" calcext:value-type="float">
            <text:p>-158,582044584108</text:p>
          </table:table-cell>
          <table:table-cell office:value-type="float" office:value="28" calcext:value-type="float">
            <text:p>28</text:p>
          </table:table-cell>
          <table:table-cell office:value-type="float" office:value="0.00190079776974095" calcext:value-type="float">
            <text:p>0,001900797769741</text:p>
          </table:table-cell>
          <table:table-cell office:value-type="float" office:value="0.000276217618584099" calcext:value-type="float">
            <text:p>0,0002762176185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549071960449219" calcext:value-type="float">
            <text:p>0,054907196044922</text:p>
          </table:table-cell>
          <table:table-cell office:value-type="string" calcext:value-type="string">
            <text:p>2020-04-02 16:55:40</text:p>
          </table:table-cell>
          <table:table-cell office:value-type="float" office:value="-194.036259864753" calcext:value-type="float">
            <text:p>-194,036259864753</text:p>
          </table:table-cell>
          <table:table-cell office:value-type="float" office:value="32" calcext:value-type="float">
            <text:p>32</text:p>
          </table:table-cell>
          <table:table-cell office:value-type="float" office:value="-0.000960011421115015" calcext:value-type="float">
            <text:p>-0,000960011421115</text:p>
          </table:table-cell>
          <table:table-cell office:value-type="float" office:value="0.000112075881873681" calcext:value-type="float">
            <text:p>0,00011207588187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366911773681641" calcext:value-type="float">
            <text:p>0,036691177368164</text:p>
          </table:table-cell>
          <table:table-cell office:value-type="string" calcext:value-type="string">
            <text:p>2020-04-02 16:58:24</text:p>
          </table:table-cell>
          <table:table-cell office:value-type="float" office:value="-195.476205025053" calcext:value-type="float">
            <text:p>-195,476205025053</text:p>
          </table:table-cell>
          <table:table-cell office:value-type="float" office:value="35" calcext:value-type="float">
            <text:p>35</text:p>
          </table:table-cell>
          <table:table-cell office:value-type="float" office:value="-0.00218042307909672" calcext:value-type="float">
            <text:p>-0,002180423079097</text:p>
          </table:table-cell>
          <table:table-cell office:value-type="float" office:value="0.0000447230198922562" calcext:value-type="float">
            <text:p>4,47230198922562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378496856689453" calcext:value-type="float">
            <text:p>0,037849685668945</text:p>
          </table:table-cell>
          <table:table-cell office:value-type="string" calcext:value-type="string">
            <text:p>2020-04-02 17:00:19</text:p>
          </table:table-cell>
          <table:table-cell office:value-type="float" office:value="-209.618335892403" calcext:value-type="float">
            <text:p>-209,618335892403</text:p>
          </table:table-cell>
          <table:table-cell office:value-type="float" office:value="36" calcext:value-type="float">
            <text:p>36</text:p>
          </table:table-cell>
          <table:table-cell office:value-type="float" office:value="0.00310608060646757" calcext:value-type="float">
            <text:p>0,003106080606468</text:p>
          </table:table-cell>
          <table:table-cell office:value-type="float" office:value="0.0000441107845202075" calcext:value-type="float">
            <text:p>4,41107845202075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05:00</text:p>
          </table:table-cell>
          <table:table-cell office:value-type="float" office:value="-382.406491638979" calcext:value-type="float">
            <text:p>-382,406491638979</text:p>
          </table:table-cell>
          <table:table-cell office:value-type="float" office:value="77" calcext:value-type="float">
            <text:p>77</text:p>
          </table:table-cell>
          <table:table-cell office:value-type="float" office:value="-47.5877496193276" calcext:value-type="float">
            <text:p>-47,5877496193276</text:p>
          </table:table-cell>
          <table:table-cell office:value-type="float" office:value="0.000101114826641584" calcext:value-type="float">
            <text:p>0,0001011148266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06:31</text:p>
          </table:table-cell>
          <table:table-cell office:value-type="float" office:value="-366.953342001242" calcext:value-type="float">
            <text:p>-366,953342001242</text:p>
          </table:table-cell>
          <table:table-cell office:value-type="float" office:value="66" calcext:value-type="float">
            <text:p>66</text:p>
          </table:table-cell>
          <table:table-cell office:value-type="float" office:value="-12.3960170234597" calcext:value-type="float">
            <text:p>-12,3960170234597</text:p>
          </table:table-cell>
          <table:table-cell office:value-type="float" office:value="0.000338676574893514" calcext:value-type="float">
            <text:p>0,00033867657489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43197723388672" calcext:value-type="float">
            <text:p>0,143197723388672</text:p>
          </table:table-cell>
          <table:table-cell office:value-type="string" calcext:value-type="string">
            <text:p>2020-04-02 17:08:39</text:p>
          </table:table-cell>
          <table:table-cell office:value-type="float" office:value="-258.500342315937" calcext:value-type="float">
            <text:p>-258,500342315937</text:p>
          </table:table-cell>
          <table:table-cell office:value-type="float" office:value="44" calcext:value-type="float">
            <text:p>44</text:p>
          </table:table-cell>
          <table:table-cell office:value-type="float" office:value="0.00212070575038137" calcext:value-type="float">
            <text:p>0,002120705750381</text:p>
          </table:table-cell>
          <table:table-cell office:value-type="float" office:value="0.000135312468741118" calcext:value-type="float">
            <text:p>0,00013531246874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793578186035156" calcext:value-type="float">
            <text:p>0,079357818603516</text:p>
          </table:table-cell>
          <table:table-cell office:value-type="string" calcext:value-type="string">
            <text:p>2020-04-02 17:11:02</text:p>
          </table:table-cell>
          <table:table-cell office:value-type="float" office:value="-197.80869739344" calcext:value-type="float">
            <text:p>-197,80869739344</text:p>
          </table:table-cell>
          <table:table-cell office:value-type="float" office:value="33" calcext:value-type="float">
            <text:p>33</text:p>
          </table:table-cell>
          <table:table-cell office:value-type="float" office:value="-0.00135844592970624" calcext:value-type="float">
            <text:p>-0,001358445929706</text:p>
          </table:table-cell>
          <table:table-cell office:value-type="float" office:value="0.0000990532618340703" calcext:value-type="float">
            <text:p>9,90532618340703E-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13:36</text:p>
          </table:table-cell>
          <table:table-cell office:value-type="float" office:value="-239.522734098436" calcext:value-type="float">
            <text:p>-239,522734098436</text:p>
          </table:table-cell>
          <table:table-cell office:value-type="float" office:value="43" calcext:value-type="float">
            <text:p>43</text:p>
          </table:table-cell>
          <table:table-cell office:value-type="float" office:value="-20.3595432799367" calcext:value-type="float">
            <text:p>-20,3595432799367</text:p>
          </table:table-cell>
          <table:table-cell office:value-type="float" office:value="0.0010280526526861" calcext:value-type="float">
            <text:p>0,0010280526526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887478332519531" calcext:value-type="float">
            <text:p>0,088747833251953</text:p>
          </table:table-cell>
          <table:table-cell office:value-type="string" calcext:value-type="string">
            <text:p>2020-04-02 17:15:43</text:p>
          </table:table-cell>
          <table:table-cell office:value-type="float" office:value="-235.127640715088" calcext:value-type="float">
            <text:p>-235,127640715088</text:p>
          </table:table-cell>
          <table:table-cell office:value-type="float" office:value="41" calcext:value-type="float">
            <text:p>41</text:p>
          </table:table-cell>
          <table:table-cell office:value-type="float" office:value="0.00276168291665124" calcext:value-type="float">
            <text:p>0,002761682916651</text:p>
          </table:table-cell>
          <table:table-cell office:value-type="float" office:value="0.000113190757092585" calcext:value-type="float">
            <text:p>0,00011319075709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200452423095703" calcext:value-type="float">
            <text:p>0,02004524230957</text:p>
          </table:table-cell>
          <table:table-cell office:value-type="string" calcext:value-type="string">
            <text:p>2020-04-02 17:18:49</text:p>
          </table:table-cell>
          <table:table-cell office:value-type="float" office:value="-265.161464492814" calcext:value-type="float">
            <text:p>-265,161464492814</text:p>
          </table:table-cell>
          <table:table-cell office:value-type="float" office:value="48" calcext:value-type="float">
            <text:p>48</text:p>
          </table:table-cell>
          <table:table-cell office:value-type="float" office:value="-0.00851981938764901" calcext:value-type="float">
            <text:p>-0,008519819387649</text:p>
          </table:table-cell>
          <table:table-cell office:value-type="float" office:value="0.000037128374995533" calcext:value-type="float">
            <text:p>3,7128374995533E-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20:56</text:p>
          </table:table-cell>
          <table:table-cell office:value-type="float" office:value="-328.857174286297" calcext:value-type="float">
            <text:p>-328,857174286297</text:p>
          </table:table-cell>
          <table:table-cell office:value-type="float" office:value="61" calcext:value-type="float">
            <text:p>61</text:p>
          </table:table-cell>
          <table:table-cell office:value-type="float" office:value="-25.9211742351999" calcext:value-type="float">
            <text:p>-25,9211742351999</text:p>
          </table:table-cell>
          <table:table-cell office:value-type="float" office:value="0.0005895772712382" calcext:value-type="float">
            <text:p>0,0005895772712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221259841918945" calcext:value-type="float">
            <text:p>0,022125984191895</text:p>
          </table:table-cell>
          <table:table-cell office:value-type="string" calcext:value-type="string">
            <text:p>2020-04-02 17:23:11</text:p>
          </table:table-cell>
          <table:table-cell office:value-type="float" office:value="-278.406000694011" calcext:value-type="float">
            <text:p>-278,406000694011</text:p>
          </table:table-cell>
          <table:table-cell office:value-type="float" office:value="49" calcext:value-type="float">
            <text:p>49</text:p>
          </table:table-cell>
          <table:table-cell office:value-type="float" office:value="-0.00294816064520953" calcext:value-type="float">
            <text:p>-0,00294816064521</text:p>
          </table:table-cell>
          <table:table-cell office:value-type="float" office:value="0.0000191977478552428" calcext:value-type="float">
            <text:p>1,91977478552428E-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532151641845703" calcext:value-type="float">
            <text:p>0,05321516418457</text:p>
          </table:table-cell>
          <table:table-cell office:value-type="string" calcext:value-type="string">
            <text:p>2020-04-02 17:26:43</text:p>
          </table:table-cell>
          <table:table-cell office:value-type="float" office:value="-335.819668211663" calcext:value-type="float">
            <text:p>-335,819668211663</text:p>
          </table:table-cell>
          <table:table-cell office:value-type="float" office:value="57" calcext:value-type="float">
            <text:p>57</text:p>
          </table:table-cell>
          <table:table-cell office:value-type="float" office:value="0.00710819729937207" calcext:value-type="float">
            <text:p>0,007108197299372</text:p>
          </table:table-cell>
          <table:table-cell office:value-type="float" office:value="0.0000313452730498569" calcext:value-type="float">
            <text:p>3,13452730498569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65056945800781" calcext:value-type="float">
            <text:p>0,165056945800781</text:p>
          </table:table-cell>
          <table:table-cell office:value-type="string" calcext:value-type="string">
            <text:p>2020-04-02 17:28:01</text:p>
          </table:table-cell>
          <table:table-cell office:value-type="float" office:value="-209.181095614234" calcext:value-type="float">
            <text:p>-209,181095614234</text:p>
          </table:table-cell>
          <table:table-cell office:value-type="float" office:value="32" calcext:value-type="float">
            <text:p>32</text:p>
          </table:table-cell>
          <table:table-cell office:value-type="float" office:value="-0.00241096652580452" calcext:value-type="float">
            <text:p>-0,002410966525805</text:p>
          </table:table-cell>
          <table:table-cell office:value-type="float" office:value="0.000360631113427809" calcext:value-type="float">
            <text:p>0,0003606311134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587028350830078" calcext:value-type="float">
            <text:p>0,058702835083008</text:p>
          </table:table-cell>
          <table:table-cell office:value-type="string" calcext:value-type="string">
            <text:p>2020-04-02 17:31:50</text:p>
          </table:table-cell>
          <table:table-cell office:value-type="float" office:value="-322.374451583508" calcext:value-type="float">
            <text:p>-322,374451583508</text:p>
          </table:table-cell>
          <table:table-cell office:value-type="float" office:value="54" calcext:value-type="float">
            <text:p>54</text:p>
          </table:table-cell>
          <table:table-cell office:value-type="float" office:value="-0.000454724596694156" calcext:value-type="float">
            <text:p>-0,000454724596694</text:p>
          </table:table-cell>
          <table:table-cell office:value-type="float" office:value="0.0000333229638029684" calcext:value-type="float">
            <text:p>3,33229638029684E-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929550476074219" calcext:value-type="float">
            <text:p>0,092955047607422</text:p>
          </table:table-cell>
          <table:table-cell office:value-type="string" calcext:value-type="string">
            <text:p>2020-04-02 17:34:28</text:p>
          </table:table-cell>
          <table:table-cell office:value-type="float" office:value="-293.98373251905" calcext:value-type="float">
            <text:p>-293,98373251905</text:p>
          </table:table-cell>
          <table:table-cell office:value-type="float" office:value="47" calcext:value-type="float">
            <text:p>47</text:p>
          </table:table-cell>
          <table:table-cell office:value-type="float" office:value="0.0048212648803906" calcext:value-type="float">
            <text:p>0,004821264880391</text:p>
          </table:table-cell>
          <table:table-cell office:value-type="float" office:value="0.0000703520662179553" calcext:value-type="float">
            <text:p>7,03520662179553E-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90056335449219" calcext:value-type="float">
            <text:p>0,190056335449219</text:p>
          </table:table-cell>
          <table:table-cell office:value-type="string" calcext:value-type="string">
            <text:p>2020-04-02 17:36:21</text:p>
          </table:table-cell>
          <table:table-cell office:value-type="float" office:value="-257.011609833324" calcext:value-type="float">
            <text:p>-257,011609833324</text:p>
          </table:table-cell>
          <table:table-cell office:value-type="float" office:value="37" calcext:value-type="float">
            <text:p>37</text:p>
          </table:table-cell>
          <table:table-cell office:value-type="float" office:value="0.00481471758157714" calcext:value-type="float">
            <text:p>0,004814717581577</text:p>
          </table:table-cell>
          <table:table-cell office:value-type="float" office:value="0.000295015054011824" calcext:value-type="float">
            <text:p>0,0002950150540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17586151123047" calcext:value-type="float">
            <text:p>0,217586151123047</text:p>
          </table:table-cell>
          <table:table-cell office:value-type="string" calcext:value-type="string">
            <text:p>2020-04-02 17:39:53</text:p>
          </table:table-cell>
          <table:table-cell office:value-type="float" office:value="-326.483400010211" calcext:value-type="float">
            <text:p>-326,483400010211</text:p>
          </table:table-cell>
          <table:table-cell office:value-type="float" office:value="55" calcext:value-type="float">
            <text:p>55</text:p>
          </table:table-cell>
          <table:table-cell office:value-type="float" office:value="-0.00480030263914366" calcext:value-type="float">
            <text:p>-0,004800302639144</text:p>
          </table:table-cell>
          <table:table-cell office:value-type="float" office:value="0.0000736584035576681" calcext:value-type="float">
            <text:p>7,36584035576681E-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369579391479492" calcext:value-type="float">
            <text:p>0,036957939147949</text:p>
          </table:table-cell>
          <table:table-cell office:value-type="string" calcext:value-type="string">
            <text:p>2020-04-02 17:42:03</text:p>
          </table:table-cell>
          <table:table-cell office:value-type="float" office:value="-239.32242074114" calcext:value-type="float">
            <text:p>-239,32242074114</text:p>
          </table:table-cell>
          <table:table-cell office:value-type="float" office:value="39" calcext:value-type="float">
            <text:p>39</text:p>
          </table:table-cell>
          <table:table-cell office:value-type="float" office:value="0.00126813295886593" calcext:value-type="float">
            <text:p>0,001268132958866</text:p>
          </table:table-cell>
          <table:table-cell office:value-type="float" office:value="0.0000343761756522073" calcext:value-type="float">
            <text:p>3,43761756522073E-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45:47</text:p>
          </table:table-cell>
          <table:table-cell office:value-type="float" office:value="-367.890320476714" calcext:value-type="float">
            <text:p>-367,890320476714</text:p>
          </table:table-cell>
          <table:table-cell office:value-type="float" office:value="71" calcext:value-type="float">
            <text:p>71</text:p>
          </table:table-cell>
          <table:table-cell office:value-type="float" office:value="-48.1363480237386" calcext:value-type="float">
            <text:p>-48,1363480237386</text:p>
          </table:table-cell>
          <table:table-cell office:value-type="float" office:value="0.000276019601170917" calcext:value-type="float">
            <text:p>0,0002760196011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203882217407227" calcext:value-type="float">
            <text:p>0,002038822174072</text:p>
          </table:table-cell>
          <table:table-cell office:value-type="string" calcext:value-type="string">
            <text:p>2020-04-02 17:48:50</text:p>
          </table:table-cell>
          <table:table-cell office:value-type="float" office:value="-347.033928854612" calcext:value-type="float">
            <text:p>-347,033928854612</text:p>
          </table:table-cell>
          <table:table-cell office:value-type="float" office:value="63" calcext:value-type="float">
            <text:p>63</text:p>
          </table:table-cell>
          <table:table-cell office:value-type="float" office:value="0.00000916054071434247" calcext:value-type="float">
            <text:p>9,16054071434247E-06</text:p>
          </table:table-cell>
          <table:table-cell office:value-type="float" office:value="0.00000987776752944722" calcext:value-type="float">
            <text:p>9,87776752944722E-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743731842041016" calcext:value-type="float">
            <text:p>0,074373184204102</text:p>
          </table:table-cell>
          <table:table-cell office:value-type="string" calcext:value-type="string">
            <text:p>2020-04-02 17:52:54</text:p>
          </table:table-cell>
          <table:table-cell office:value-type="float" office:value="-404.908664055067" calcext:value-type="float">
            <text:p>-404,908664055067</text:p>
          </table:table-cell>
          <table:table-cell office:value-type="float" office:value="74" calcext:value-type="float">
            <text:p>74</text:p>
          </table:table-cell>
          <table:table-cell office:value-type="float" office:value="-0.00547214916934502" calcext:value-type="float">
            <text:p>-0,005472149169345</text:p>
          </table:table-cell>
          <table:table-cell office:value-type="float" office:value="0.0000425215307269202" calcext:value-type="float">
            <text:p>4,25215307269202E-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72066528320313" calcext:value-type="float">
            <text:p>0,272066528320313</text:p>
          </table:table-cell>
          <table:table-cell office:value-type="string" calcext:value-type="string">
            <text:p>2020-04-02 17:54:44</text:p>
          </table:table-cell>
          <table:table-cell office:value-type="float" office:value="-272.567380549173" calcext:value-type="float">
            <text:p>-272,567380549173</text:p>
          </table:table-cell>
          <table:table-cell office:value-type="float" office:value="45" calcext:value-type="float">
            <text:p>45</text:p>
          </table:table-cell>
          <table:table-cell office:value-type="float" office:value="-0.00714419796624905" calcext:value-type="float">
            <text:p>-0,007144197966249</text:p>
          </table:table-cell>
          <table:table-cell office:value-type="float" office:value="0.000323386442998737" calcext:value-type="float">
            <text:p>0,0003233864429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12428955078125" calcext:value-type="float">
            <text:p>0,412428955078125</text:p>
          </table:table-cell>
          <table:table-cell office:value-type="string" calcext:value-type="string">
            <text:p>2020-04-02 17:56:16</text:p>
          </table:table-cell>
          <table:table-cell office:value-type="float" office:value="-242.947972873599" calcext:value-type="float">
            <text:p>-242,947972873599</text:p>
          </table:table-cell>
          <table:table-cell office:value-type="float" office:value="40" calcext:value-type="float">
            <text:p>40</text:p>
          </table:table-cell>
          <table:table-cell office:value-type="float" office:value="-0.00391724264478643" calcext:value-type="float">
            <text:p>-0,003917242644786</text:p>
          </table:table-cell>
          <table:table-cell office:value-type="float" office:value="0.000695770732779608" calcext:value-type="float">
            <text:p>0,000695770732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317294082641602" calcext:value-type="float">
            <text:p>0,03172940826416</text:p>
          </table:table-cell>
          <table:table-cell office:value-type="string" calcext:value-type="string">
            <text:p>2020-04-02 17:57:57</text:p>
          </table:table-cell>
          <table:table-cell office:value-type="float" office:value="-313.758012501454" calcext:value-type="float">
            <text:p>-313,758012501454</text:p>
          </table:table-cell>
          <table:table-cell office:value-type="float" office:value="49" calcext:value-type="float">
            <text:p>49</text:p>
          </table:table-cell>
          <table:table-cell office:value-type="float" office:value="-0.004877858306092" calcext:value-type="float">
            <text:p>-0,004877858306092</text:p>
          </table:table-cell>
          <table:table-cell office:value-type="float" office:value="0.0000395205983896312" calcext:value-type="float">
            <text:p>3,95205983896312E-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606540069580078" calcext:value-type="float">
            <text:p>0,060654006958008</text:p>
          </table:table-cell>
          <table:table-cell office:value-type="string" calcext:value-type="string">
            <text:p>2020-04-02 18:01:03</text:p>
          </table:table-cell>
          <table:table-cell office:value-type="float" office:value="-271.792767084536" calcext:value-type="float">
            <text:p>-271,792767084536</text:p>
          </table:table-cell>
          <table:table-cell office:value-type="float" office:value="45" calcext:value-type="float">
            <text:p>45</text:p>
          </table:table-cell>
          <table:table-cell office:value-type="float" office:value="-0.00108854329250518" calcext:value-type="float">
            <text:p>-0,001088543292505</text:p>
          </table:table-cell>
          <table:table-cell office:value-type="float" office:value="0.0000644676267866335" calcext:value-type="float">
            <text:p>6,44676267866335E-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02:37</text:p>
          </table:table-cell>
          <table:table-cell office:value-type="float" office:value="-206.721228271061" calcext:value-type="float">
            <text:p>-206,721228271061</text:p>
          </table:table-cell>
          <table:table-cell office:value-type="float" office:value="38" calcext:value-type="float">
            <text:p>38</text:p>
          </table:table-cell>
          <table:table-cell office:value-type="float" office:value="-17.2582474729042" calcext:value-type="float">
            <text:p>-17,2582474729042</text:p>
          </table:table-cell>
          <table:table-cell office:value-type="float" office:value="0.00130715150207839" calcext:value-type="float">
            <text:p>0,00130715150207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06:17</text:p>
          </table:table-cell>
          <table:table-cell office:value-type="float" office:value="-242.311174498049" calcext:value-type="float">
            <text:p>-242,311174498049</text:p>
          </table:table-cell>
          <table:table-cell office:value-type="float" office:value="45" calcext:value-type="float">
            <text:p>45</text:p>
          </table:table-cell>
          <table:table-cell office:value-type="float" office:value="-10.4149434597878" calcext:value-type="float">
            <text:p>-10,4149434597878</text:p>
          </table:table-cell>
          <table:table-cell office:value-type="float" office:value="0.0000580336286370098" calcext:value-type="float">
            <text:p>5,80336286370098E-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09:46</text:p>
          </table:table-cell>
          <table:table-cell office:value-type="float" office:value="-276.382413975703" calcext:value-type="float">
            <text:p>-276,382413975703</text:p>
          </table:table-cell>
          <table:table-cell office:value-type="float" office:value="50" calcext:value-type="float">
            <text:p>50</text:p>
          </table:table-cell>
          <table:table-cell office:value-type="float" office:value="-20.1451979309576" calcext:value-type="float">
            <text:p>-20,1451979309576</text:p>
          </table:table-cell>
          <table:table-cell office:value-type="float" office:value="0.000227330158750533" calcext:value-type="float">
            <text:p>0,0002273301587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574681091308594" calcext:value-type="float">
            <text:p>0,005746810913086</text:p>
          </table:table-cell>
          <table:table-cell office:value-type="string" calcext:value-type="string">
            <text:p>2020-04-02 18:12:45</text:p>
          </table:table-cell>
          <table:table-cell office:value-type="float" office:value="-335.345819906937" calcext:value-type="float">
            <text:p>-335,345819906937</text:p>
          </table:table-cell>
          <table:table-cell office:value-type="float" office:value="62" calcext:value-type="float">
            <text:p>62</text:p>
          </table:table-cell>
          <table:table-cell office:value-type="float" office:value="0.00436066542308056" calcext:value-type="float">
            <text:p>0,004360665423081</text:p>
          </table:table-cell>
          <table:table-cell office:value-type="float" office:value="0.0000364362790379203" calcext:value-type="float">
            <text:p>3,64362790379203E-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14:13</text:p>
          </table:table-cell>
          <table:table-cell office:value-type="float" office:value="-353.19861670119" calcext:value-type="float">
            <text:p>-353,19861670119</text:p>
          </table:table-cell>
          <table:table-cell office:value-type="float" office:value="64" calcext:value-type="float">
            <text:p>64</text:p>
          </table:table-cell>
          <table:table-cell office:value-type="float" office:value="-24.5170743370723" calcext:value-type="float">
            <text:p>-24,5170743370723</text:p>
          </table:table-cell>
          <table:table-cell office:value-type="float" office:value="0.000703441069879783" calcext:value-type="float">
            <text:p>0,000703441069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16:53</text:p>
          </table:table-cell>
          <table:table-cell office:value-type="float" office:value="-351.819749554515" calcext:value-type="float">
            <text:p>-351,819749554515</text:p>
          </table:table-cell>
          <table:table-cell office:value-type="float" office:value="65" calcext:value-type="float">
            <text:p>65</text:p>
          </table:table-cell>
          <table:table-cell office:value-type="float" office:value="-17.1488661751979" calcext:value-type="float">
            <text:p>-17,1488661751979</text:p>
          </table:table-cell>
          <table:table-cell office:value-type="float" office:value="0.0000619058611619974" calcext:value-type="float">
            <text:p>6,19058611619974E-0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249536590576172" calcext:value-type="float">
            <text:p>0,024953659057617</text:p>
          </table:table-cell>
          <table:table-cell office:value-type="string" calcext:value-type="string">
            <text:p>2020-04-02 18:18:41</text:p>
          </table:table-cell>
          <table:table-cell office:value-type="float" office:value="-317.217211603563" calcext:value-type="float">
            <text:p>-317,217211603563</text:p>
          </table:table-cell>
          <table:table-cell office:value-type="float" office:value="59" calcext:value-type="float">
            <text:p>59</text:p>
          </table:table-cell>
          <table:table-cell office:value-type="float" office:value="-0.00419424536504032" calcext:value-type="float">
            <text:p>-0,00419424536504</text:p>
          </table:table-cell>
          <table:table-cell office:value-type="float" office:value="0.0000431975030413981" calcext:value-type="float">
            <text:p>4,31975030413981E-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80104751586914" calcext:value-type="float">
            <text:p>0,008010475158691</text:p>
          </table:table-cell>
          <table:table-cell office:value-type="string" calcext:value-type="string">
            <text:p>2020-04-02 18:21:53</text:p>
          </table:table-cell>
          <table:table-cell office:value-type="float" office:value="-318.836349508692" calcext:value-type="float">
            <text:p>-318,836349508692</text:p>
          </table:table-cell>
          <table:table-cell office:value-type="float" office:value="58" calcext:value-type="float">
            <text:p>58</text:p>
          </table:table-cell>
          <table:table-cell office:value-type="float" office:value="0.00630519078684522" calcext:value-type="float">
            <text:p>0,006305190786845</text:p>
          </table:table-cell>
          <table:table-cell office:value-type="float" office:value="0.000016354742355696" calcext:value-type="float">
            <text:p>1,6354742355696E-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23:12</text:p>
          </table:table-cell>
          <table:table-cell office:value-type="float" office:value="-226.600679236868" calcext:value-type="float">
            <text:p>-226,600679236868</text:p>
          </table:table-cell>
          <table:table-cell office:value-type="float" office:value="40" calcext:value-type="float">
            <text:p>40</text:p>
          </table:table-cell>
          <table:table-cell office:value-type="float" office:value="-18.9533567133794" calcext:value-type="float">
            <text:p>-18,9533567133794</text:p>
          </table:table-cell>
          <table:table-cell office:value-type="float" office:value="0.00140888868748714" calcext:value-type="float">
            <text:p>0,0014088886874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26:19</text:p>
          </table:table-cell>
          <table:table-cell office:value-type="float" office:value="-262.872200258009" calcext:value-type="float">
            <text:p>-262,872200258009</text:p>
          </table:table-cell>
          <table:table-cell office:value-type="float" office:value="48" calcext:value-type="float">
            <text:p>48</text:p>
          </table:table-cell>
          <table:table-cell office:value-type="float" office:value="-21.012566564882" calcext:value-type="float">
            <text:p>-21,012566564882</text:p>
          </table:table-cell>
          <table:table-cell office:value-type="float" office:value="0.000415746096423654" calcext:value-type="float">
            <text:p>0,00041574609642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27:58</text:p>
          </table:table-cell>
          <table:table-cell office:value-type="float" office:value="-232.269276130031" calcext:value-type="float">
            <text:p>-232,269276130031</text:p>
          </table:table-cell>
          <table:table-cell office:value-type="float" office:value="41" calcext:value-type="float">
            <text:p>41</text:p>
          </table:table-cell>
          <table:table-cell office:value-type="float" office:value="-17.9199065344904" calcext:value-type="float">
            <text:p>-17,9199065344904</text:p>
          </table:table-cell>
          <table:table-cell office:value-type="float" office:value="0.00148616257580103" calcext:value-type="float">
            <text:p>0,0014861625758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29:55</text:p>
          </table:table-cell>
          <table:table-cell office:value-type="float" office:value="-218.739426717587" calcext:value-type="float">
            <text:p>-218,739426717587</text:p>
          </table:table-cell>
          <table:table-cell office:value-type="float" office:value="40" calcext:value-type="float">
            <text:p>40</text:p>
          </table:table-cell>
          <table:table-cell office:value-type="float" office:value="-18.7839673006157" calcext:value-type="float">
            <text:p>-18,7839673006157</text:p>
          </table:table-cell>
          <table:table-cell office:value-type="float" office:value="0.00136159800337262" calcext:value-type="float">
            <text:p>0,0013615980033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339702072143555" calcext:value-type="float">
            <text:p>0,033970207214356</text:p>
          </table:table-cell>
          <table:table-cell office:value-type="string" calcext:value-type="string">
            <text:p>2020-04-02 18:32:25</text:p>
          </table:table-cell>
          <table:table-cell office:value-type="float" office:value="-247.509749157242" calcext:value-type="float">
            <text:p>-247,509749157242</text:p>
          </table:table-cell>
          <table:table-cell office:value-type="float" office:value="46" calcext:value-type="float">
            <text:p>46</text:p>
          </table:table-cell>
          <table:table-cell office:value-type="float" office:value="0.00352021895782872" calcext:value-type="float">
            <text:p>0,003520218957829</text:p>
          </table:table-cell>
          <table:table-cell office:value-type="float" office:value="0.0000324781394202493" calcext:value-type="float">
            <text:p>3,24781394202493E-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35:36</text:p>
          </table:table-cell>
          <table:table-cell office:value-type="float" office:value="-307.859769517564" calcext:value-type="float">
            <text:p>-307,859769517564</text:p>
          </table:table-cell>
          <table:table-cell office:value-type="float" office:value="56" calcext:value-type="float">
            <text:p>56</text:p>
          </table:table-cell>
          <table:table-cell office:value-type="float" office:value="-17.546833930135" calcext:value-type="float">
            <text:p>-17,546833930135</text:p>
          </table:table-cell>
          <table:table-cell office:value-type="float" office:value="0.000313153112131585" calcext:value-type="float">
            <text:p>0,0003131531121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894795227050781" calcext:value-type="float">
            <text:p>0,089479522705078</text:p>
          </table:table-cell>
          <table:table-cell office:value-type="string" calcext:value-type="string">
            <text:p>2020-04-02 18:37:14</text:p>
          </table:table-cell>
          <table:table-cell office:value-type="float" office:value="-348.052775781429" calcext:value-type="float">
            <text:p>-348,052775781429</text:p>
          </table:table-cell>
          <table:table-cell office:value-type="float" office:value="63" calcext:value-type="float">
            <text:p>63</text:p>
          </table:table-cell>
          <table:table-cell office:value-type="float" office:value="-0.0059730049700345" calcext:value-type="float">
            <text:p>-0,005973004970035</text:p>
          </table:table-cell>
          <table:table-cell office:value-type="float" office:value="0.0000727759923842911" calcext:value-type="float">
            <text:p>7,27759923842911E-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562028961181641" calcext:value-type="float">
            <text:p>0,056202896118164</text:p>
          </table:table-cell>
          <table:table-cell office:value-type="string" calcext:value-type="string">
            <text:p>2020-04-02 18:40:20</text:p>
          </table:table-cell>
          <table:table-cell office:value-type="float" office:value="-293.460296326204" calcext:value-type="float">
            <text:p>-293,460296326204</text:p>
          </table:table-cell>
          <table:table-cell office:value-type="float" office:value="52" calcext:value-type="float">
            <text:p>52</text:p>
          </table:table-cell>
          <table:table-cell office:value-type="float" office:value="-0.00332662883343338" calcext:value-type="float">
            <text:p>-0,003326628833433</text:p>
          </table:table-cell>
          <table:table-cell office:value-type="float" office:value="0.0000801955667147653" calcext:value-type="float">
            <text:p>8,01955667147653E-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821016540527344" calcext:value-type="float">
            <text:p>0,082101654052734</text:p>
          </table:table-cell>
          <table:table-cell office:value-type="string" calcext:value-type="string">
            <text:p>2020-04-02 18:42:21</text:p>
          </table:table-cell>
          <table:table-cell office:value-type="float" office:value="-265.973666505553" calcext:value-type="float">
            <text:p>-265,973666505553</text:p>
          </table:table-cell>
          <table:table-cell office:value-type="float" office:value="47" calcext:value-type="float">
            <text:p>47</text:p>
          </table:table-cell>
          <table:table-cell office:value-type="float" office:value="0.00130398464092174" calcext:value-type="float">
            <text:p>0,001303984640922</text:p>
          </table:table-cell>
          <table:table-cell office:value-type="float" office:value="0.000102686563584612" calcext:value-type="float">
            <text:p>0,00010268656358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44:21</text:p>
          </table:table-cell>
          <table:table-cell office:value-type="float" office:value="-265.480196450461" calcext:value-type="float">
            <text:p>-265,480196450461</text:p>
          </table:table-cell>
          <table:table-cell office:value-type="float" office:value="47" calcext:value-type="float">
            <text:p>47</text:p>
          </table:table-cell>
          <table:table-cell office:value-type="float" office:value="-17.5809103196996" calcext:value-type="float">
            <text:p>-17,5809103196996</text:p>
          </table:table-cell>
          <table:table-cell office:value-type="float" office:value="0.00122813671578864" calcext:value-type="float">
            <text:p>0,0012281367157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45:55</text:p>
          </table:table-cell>
          <table:table-cell office:value-type="float" office:value="-210.018861988164" calcext:value-type="float">
            <text:p>-210,018861988164</text:p>
          </table:table-cell>
          <table:table-cell office:value-type="float" office:value="36" calcext:value-type="float">
            <text:p>36</text:p>
          </table:table-cell>
          <table:table-cell office:value-type="float" office:value="-10.6233846426738" calcext:value-type="float">
            <text:p>-10,6233846426738</text:p>
          </table:table-cell>
          <table:table-cell office:value-type="float" office:value="0.000295809123252031" calcext:value-type="float">
            <text:p>0,00029580912325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538706359863281" calcext:value-type="float">
            <text:p>0,053870635986328</text:p>
          </table:table-cell>
          <table:table-cell office:value-type="string" calcext:value-type="string">
            <text:p>2020-04-02 18:49:02</text:p>
          </table:table-cell>
          <table:table-cell office:value-type="float" office:value="-276.44361262382" calcext:value-type="float">
            <text:p>-276,44361262382</text:p>
          </table:table-cell>
          <table:table-cell office:value-type="float" office:value="50" calcext:value-type="float">
            <text:p>50</text:p>
          </table:table-cell>
          <table:table-cell office:value-type="float" office:value="-0.00923234567340092" calcext:value-type="float">
            <text:p>-0,009232345673401</text:p>
          </table:table-cell>
          <table:table-cell office:value-type="float" office:value="0.0000611041411526401" calcext:value-type="float">
            <text:p>6,11041411526401E-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718884887695313" calcext:value-type="float">
            <text:p>0,071888488769531</text:p>
          </table:table-cell>
          <table:table-cell office:value-type="string" calcext:value-type="string">
            <text:p>2020-04-02 18:51:03</text:p>
          </table:table-cell>
          <table:table-cell office:value-type="float" office:value="-247.677437883612" calcext:value-type="float">
            <text:p>-247,677437883612</text:p>
          </table:table-cell>
          <table:table-cell office:value-type="float" office:value="44" calcext:value-type="float">
            <text:p>44</text:p>
          </table:table-cell>
          <table:table-cell office:value-type="float" office:value="-0.00717478276021266" calcext:value-type="float">
            <text:p>-0,007174782760213</text:p>
          </table:table-cell>
          <table:table-cell office:value-type="float" office:value="0.000149622469413473" calcext:value-type="float">
            <text:p>0,0001496224694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52:29</text:p>
          </table:table-cell>
          <table:table-cell office:value-type="float" office:value="-153.150835285749" calcext:value-type="float">
            <text:p>-153,150835285749</text:p>
          </table:table-cell>
          <table:table-cell office:value-type="float" office:value="26" calcext:value-type="float">
            <text:p>26</text:p>
          </table:table-cell>
          <table:table-cell office:value-type="float" office:value="-13.8613435014101" calcext:value-type="float">
            <text:p>-13,8613435014101</text:p>
          </table:table-cell>
          <table:table-cell office:value-type="float" office:value="0.00292574639376992" calcext:value-type="float">
            <text:p>0,0029257463937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21165641784668" calcext:value-type="float">
            <text:p>0,021165641784668</text:p>
          </table:table-cell>
          <table:table-cell office:value-type="string" calcext:value-type="string">
            <text:p>2020-04-02 18:56:12</text:p>
          </table:table-cell>
          <table:table-cell office:value-type="float" office:value="-264.442846443458" calcext:value-type="float">
            <text:p>-264,442846443458</text:p>
          </table:table-cell>
          <table:table-cell office:value-type="float" office:value="50" calcext:value-type="float">
            <text:p>50</text:p>
          </table:table-cell>
          <table:table-cell office:value-type="float" office:value="-0.0051511872694916" calcext:value-type="float">
            <text:p>-0,005151187269492</text:p>
          </table:table-cell>
          <table:table-cell office:value-type="float" office:value="0.0000276510609418759" calcext:value-type="float">
            <text:p>2,76510609418759E-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57:51</text:p>
          </table:table-cell>
          <table:table-cell office:value-type="float" office:value="-251.457102121362" calcext:value-type="float">
            <text:p>-251,457102121362</text:p>
          </table:table-cell>
          <table:table-cell office:value-type="float" office:value="45" calcext:value-type="float">
            <text:p>45</text:p>
          </table:table-cell>
          <table:table-cell office:value-type="float" office:value="-22.6177875943126" calcext:value-type="float">
            <text:p>-22,6177875943126</text:p>
          </table:table-cell>
          <table:table-cell office:value-type="float" office:value="0.00104889573663066" calcext:value-type="float">
            <text:p>0,0010488957366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00:50</text:p>
          </table:table-cell>
          <table:table-cell office:value-type="float" office:value="-157.712326346462" calcext:value-type="float">
            <text:p>-157,712326346462</text:p>
          </table:table-cell>
          <table:table-cell office:value-type="float" office:value="30" calcext:value-type="float">
            <text:p>30</text:p>
          </table:table-cell>
          <table:table-cell office:value-type="float" office:value="-16.1829542915251" calcext:value-type="float">
            <text:p>-16,1829542915251</text:p>
          </table:table-cell>
          <table:table-cell office:value-type="float" office:value="0.00131812129256736" calcext:value-type="float">
            <text:p>0,0013181212925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04:07</text:p>
          </table:table-cell>
          <table:table-cell office:value-type="float" office:value="-211.13273917314" calcext:value-type="float">
            <text:p>-211,13273917314</text:p>
          </table:table-cell>
          <table:table-cell office:value-type="float" office:value="41" calcext:value-type="float">
            <text:p>41</text:p>
          </table:table-cell>
          <table:table-cell office:value-type="float" office:value="-4.44212459291552" calcext:value-type="float">
            <text:p>-4,44212459291552</text:p>
          </table:table-cell>
          <table:table-cell office:value-type="float" office:value="0.0000331013759600617" calcext:value-type="float">
            <text:p>3,31013759600617E-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07:03</text:p>
          </table:table-cell>
          <table:table-cell office:value-type="float" office:value="-173.842361150873" calcext:value-type="float">
            <text:p>-173,842361150873</text:p>
          </table:table-cell>
          <table:table-cell office:value-type="float" office:value="34" calcext:value-type="float">
            <text:p>34</text:p>
          </table:table-cell>
          <table:table-cell office:value-type="float" office:value="-14.5556144331629" calcext:value-type="float">
            <text:p>-14,5556144331629</text:p>
          </table:table-cell>
          <table:table-cell office:value-type="float" office:value="0.000321971327070483" calcext:value-type="float">
            <text:p>0,000321971327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10:02</text:p>
          </table:table-cell>
          <table:table-cell office:value-type="float" office:value="-172.072788983434" calcext:value-type="float">
            <text:p>-172,072788983434</text:p>
          </table:table-cell>
          <table:table-cell office:value-type="float" office:value="32" calcext:value-type="float">
            <text:p>32</text:p>
          </table:table-cell>
          <table:table-cell office:value-type="float" office:value="-21.7315338178371" calcext:value-type="float">
            <text:p>-21,7315338178371</text:p>
          </table:table-cell>
          <table:table-cell office:value-type="float" office:value="0.00142366401133916" calcext:value-type="float">
            <text:p>0,00142366401133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14:10</text:p>
          </table:table-cell>
          <table:table-cell office:value-type="float" office:value="-209.096064045617" calcext:value-type="float">
            <text:p>-209,096064045617</text:p>
          </table:table-cell>
          <table:table-cell office:value-type="float" office:value="38" calcext:value-type="float">
            <text:p>38</text:p>
          </table:table-cell>
          <table:table-cell office:value-type="float" office:value="-10.6045749381829" calcext:value-type="float">
            <text:p>-10,6045749381829</text:p>
          </table:table-cell>
          <table:table-cell office:value-type="float" office:value="0.000168577070000722" calcext:value-type="float">
            <text:p>0,0001685770700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719189758300781" calcext:value-type="float">
            <text:p>0,071918975830078</text:p>
          </table:table-cell>
          <table:table-cell office:value-type="string" calcext:value-type="string">
            <text:p>2020-04-02 19:16:54</text:p>
          </table:table-cell>
          <table:table-cell office:value-type="float" office:value="-209.341404517308" calcext:value-type="float">
            <text:p>-209,341404517308</text:p>
          </table:table-cell>
          <table:table-cell office:value-type="float" office:value="36" calcext:value-type="float">
            <text:p>36</text:p>
          </table:table-cell>
          <table:table-cell office:value-type="float" office:value="0.00410635495970735" calcext:value-type="float">
            <text:p>0,004106354959707</text:p>
          </table:table-cell>
          <table:table-cell office:value-type="float" office:value="0.00012221215019337" calcext:value-type="float">
            <text:p>0,0001222121501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14448425292969" calcext:value-type="float">
            <text:p>0,114448425292969</text:p>
          </table:table-cell>
          <table:table-cell office:value-type="string" calcext:value-type="string">
            <text:p>2020-04-02 19:18:24</text:p>
          </table:table-cell>
          <table:table-cell office:value-type="float" office:value="-142.260684277146" calcext:value-type="float">
            <text:p>-142,260684277146</text:p>
          </table:table-cell>
          <table:table-cell office:value-type="float" office:value="24" calcext:value-type="float">
            <text:p>24</text:p>
          </table:table-cell>
          <table:table-cell office:value-type="float" office:value="0.00337389477539318" calcext:value-type="float">
            <text:p>0,003373894775393</text:p>
          </table:table-cell>
          <table:table-cell office:value-type="float" office:value="0.00042771743315488" calcext:value-type="float">
            <text:p>0,0004277174331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196031799316406" calcext:value-type="float">
            <text:p>0,019603179931641</text:p>
          </table:table-cell>
          <table:table-cell office:value-type="string" calcext:value-type="string">
            <text:p>2020-04-02 19:20:46</text:p>
          </table:table-cell>
          <table:table-cell office:value-type="float" office:value="-199.907201549379" calcext:value-type="float">
            <text:p>-199,907201549379</text:p>
          </table:table-cell>
          <table:table-cell office:value-type="float" office:value="33" calcext:value-type="float">
            <text:p>33</text:p>
          </table:table-cell>
          <table:table-cell office:value-type="float" office:value="0.00123854619043889" calcext:value-type="float">
            <text:p>0,001238546190439</text:p>
          </table:table-cell>
          <table:table-cell office:value-type="float" office:value="0.0000953359349714423" calcext:value-type="float">
            <text:p>9,53359349714423E-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380935821533203" calcext:value-type="float">
            <text:p>0,03809358215332</text:p>
          </table:table-cell>
          <table:table-cell office:value-type="string" calcext:value-type="string">
            <text:p>2020-04-02 19:23:23</text:p>
          </table:table-cell>
          <table:table-cell office:value-type="float" office:value="-188.164257160357" calcext:value-type="float">
            <text:p>-188,164257160357</text:p>
          </table:table-cell>
          <table:table-cell office:value-type="float" office:value="34" calcext:value-type="float">
            <text:p>34</text:p>
          </table:table-cell>
          <table:table-cell office:value-type="float" office:value="-0.00341641830992123" calcext:value-type="float">
            <text:p>-0,003416418309921</text:p>
          </table:table-cell>
          <table:table-cell office:value-type="float" office:value="0.0000610860041575667" calcext:value-type="float">
            <text:p>6,10860041575667E-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25:19</text:p>
          </table:table-cell>
          <table:table-cell office:value-type="float" office:value="-164.283152212472" calcext:value-type="float">
            <text:p>-164,283152212472</text:p>
          </table:table-cell>
          <table:table-cell office:value-type="float" office:value="31" calcext:value-type="float">
            <text:p>31</text:p>
          </table:table-cell>
          <table:table-cell office:value-type="float" office:value="-18.2193107012331" calcext:value-type="float">
            <text:p>-18,2193107012331</text:p>
          </table:table-cell>
          <table:table-cell office:value-type="float" office:value="0.00171062788560677" calcext:value-type="float">
            <text:p>0,0017106278856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0:24</text:p>
          </table:table-cell>
          <table:table-cell office:value-type="float" office:value="-203.065709623864" calcext:value-type="float">
            <text:p>-203,065709623864</text:p>
          </table:table-cell>
          <table:table-cell office:value-type="float" office:value="41" calcext:value-type="float">
            <text:p>41</text:p>
          </table:table-cell>
          <table:table-cell office:value-type="float" office:value="-24.6657791928686" calcext:value-type="float">
            <text:p>-24,6657791928686</text:p>
          </table:table-cell>
          <table:table-cell office:value-type="float" office:value="0.000629277402637211" calcext:value-type="float">
            <text:p>0,0006292774026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1:55</text:p>
          </table:table-cell>
          <table:table-cell office:value-type="float" office:value="-162.053969035405" calcext:value-type="float">
            <text:p>-162,053969035405</text:p>
          </table:table-cell>
          <table:table-cell office:value-type="float" office:value="30" calcext:value-type="float">
            <text:p>30</text:p>
          </table:table-cell>
          <table:table-cell office:value-type="float" office:value="-8.08325632333544" calcext:value-type="float">
            <text:p>-8,08325632333544</text:p>
          </table:table-cell>
          <table:table-cell office:value-type="float" office:value="0.00513066316287372" calcext:value-type="float">
            <text:p>0,00513066316287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3:51</text:p>
          </table:table-cell>
          <table:table-cell office:value-type="float" office:value="-120.313869339237" calcext:value-type="float">
            <text:p>-120,313869339237</text:p>
          </table:table-cell>
          <table:table-cell office:value-type="float" office:value="23" calcext:value-type="float">
            <text:p>23</text:p>
          </table:table-cell>
          <table:table-cell office:value-type="float" office:value="-4.76815060764791" calcext:value-type="float">
            <text:p>-4,76815060764791</text:p>
          </table:table-cell>
          <table:table-cell office:value-type="float" office:value="0.00274823266502561" calcext:value-type="float">
            <text:p>0,0027482326650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5:31</text:p>
          </table:table-cell>
          <table:table-cell office:value-type="float" office:value="-79.8906690825965" calcext:value-type="float">
            <text:p>-79,8906690825965</text:p>
          </table:table-cell>
          <table:table-cell office:value-type="float" office:value="16" calcext:value-type="float">
            <text:p>16</text:p>
          </table:table-cell>
          <table:table-cell office:value-type="float" office:value="-8.75060481030112" calcext:value-type="float">
            <text:p>-8,75060481030112</text:p>
          </table:table-cell>
          <table:table-cell office:value-type="float" office:value="0.00833608746288354" calcext:value-type="float">
            <text:p>0,00833608746288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578339538574219" calcext:value-type="float">
            <text:p>0,057833953857422</text:p>
          </table:table-cell>
          <table:table-cell office:value-type="string" calcext:value-type="string">
            <text:p>2020-04-02 19:39:25</text:p>
          </table:table-cell>
          <table:table-cell office:value-type="float" office:value="-133.189040566941" calcext:value-type="float">
            <text:p>-133,189040566941</text:p>
          </table:table-cell>
          <table:table-cell office:value-type="float" office:value="24" calcext:value-type="float">
            <text:p>24</text:p>
          </table:table-cell>
          <table:table-cell office:value-type="float" office:value="-0.0022282141532497" calcext:value-type="float">
            <text:p>-0,00222821415325</text:p>
          </table:table-cell>
          <table:table-cell office:value-type="float" office:value="0.000227855341947205" calcext:value-type="float">
            <text:p>0,0002278553419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38075897216797" calcext:value-type="float">
            <text:p>0,138075897216797</text:p>
          </table:table-cell>
          <table:table-cell office:value-type="string" calcext:value-type="string">
            <text:p>2020-04-02 19:42:27</text:p>
          </table:table-cell>
          <table:table-cell office:value-type="float" office:value="-182.536415448105" calcext:value-type="float">
            <text:p>-182,536415448105</text:p>
          </table:table-cell>
          <table:table-cell office:value-type="float" office:value="32" calcext:value-type="float">
            <text:p>32</text:p>
          </table:table-cell>
          <table:table-cell office:value-type="float" office:value="0.00152098159396113" calcext:value-type="float">
            <text:p>0,001520981593961</text:p>
          </table:table-cell>
          <table:table-cell office:value-type="float" office:value="0.000189578745358142" calcext:value-type="float">
            <text:p>0,0001895787453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44:18</text:p>
          </table:table-cell>
          <table:table-cell office:value-type="float" office:value="-142.242331644565" calcext:value-type="float">
            <text:p>-142,242331644565</text:p>
          </table:table-cell>
          <table:table-cell office:value-type="float" office:value="25" calcext:value-type="float">
            <text:p>25</text:p>
          </table:table-cell>
          <table:table-cell office:value-type="float" office:value="-13.0404536620514" calcext:value-type="float">
            <text:p>-13,0404536620514</text:p>
          </table:table-cell>
          <table:table-cell office:value-type="float" office:value="0.00317758015003224" calcext:value-type="float">
            <text:p>0,0031775801500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846930541992188" calcext:value-type="float">
            <text:p>0,084693054199219</text:p>
          </table:table-cell>
          <table:table-cell office:value-type="string" calcext:value-type="string">
            <text:p>2020-04-02 19:48:36</text:p>
          </table:table-cell>
          <table:table-cell office:value-type="float" office:value="-113.771964108581" calcext:value-type="float">
            <text:p>-113,771964108581</text:p>
          </table:table-cell>
          <table:table-cell office:value-type="float" office:value="20" calcext:value-type="float">
            <text:p>20</text:p>
          </table:table-cell>
          <table:table-cell office:value-type="float" office:value="-0.00335143866276511" calcext:value-type="float">
            <text:p>-0,003351438662765</text:p>
          </table:table-cell>
          <table:table-cell office:value-type="float" office:value="0.00035343961989597" calcext:value-type="float">
            <text:p>0,0003534396198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423007965087891" calcext:value-type="float">
            <text:p>0,042300796508789</text:p>
          </table:table-cell>
          <table:table-cell office:value-type="string" calcext:value-type="string">
            <text:p>2020-04-02 19:50:27</text:p>
          </table:table-cell>
          <table:table-cell office:value-type="float" office:value="-181.844994857954" calcext:value-type="float">
            <text:p>-181,844994857954</text:p>
          </table:table-cell>
          <table:table-cell office:value-type="float" office:value="29" calcext:value-type="float">
            <text:p>29</text:p>
          </table:table-cell>
          <table:table-cell office:value-type="float" office:value="-0.0028964898996735" calcext:value-type="float">
            <text:p>-0,002896489899674</text:p>
          </table:table-cell>
          <table:table-cell office:value-type="float" office:value="0.0000895803884405247" calcext:value-type="float">
            <text:p>8,95803884405247E-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54:00</text:p>
          </table:table-cell>
          <table:table-cell office:value-type="float" office:value="-168.279851747391" calcext:value-type="float">
            <text:p>-168,279851747391</text:p>
          </table:table-cell>
          <table:table-cell office:value-type="float" office:value="28" calcext:value-type="float">
            <text:p>28</text:p>
          </table:table-cell>
          <table:table-cell office:value-type="float" office:value="-7.52410892925495" calcext:value-type="float">
            <text:p>-7,52410892925495</text:p>
          </table:table-cell>
          <table:table-cell office:value-type="float" office:value="0.0001367898727017" calcext:value-type="float">
            <text:p>0,0001367898727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58:10</text:p>
          </table:table-cell>
          <table:table-cell office:value-type="float" office:value="-121.771223384887" calcext:value-type="float">
            <text:p>-121,771223384887</text:p>
          </table:table-cell>
          <table:table-cell office:value-type="float" office:value="23" calcext:value-type="float">
            <text:p>23</text:p>
          </table:table-cell>
          <table:table-cell office:value-type="float" office:value="-19.0930257092368" calcext:value-type="float">
            <text:p>-19,0930257092368</text:p>
          </table:table-cell>
          <table:table-cell office:value-type="float" office:value="0.00210078215252958" calcext:value-type="float">
            <text:p>0,002100782152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403496246337891" calcext:value-type="float">
            <text:p>0,040349624633789</text:p>
          </table:table-cell>
          <table:table-cell office:value-type="string" calcext:value-type="string">
            <text:p>2020-04-02 20:02:20</text:p>
          </table:table-cell>
          <table:table-cell office:value-type="float" office:value="-132.501882686288" calcext:value-type="float">
            <text:p>-132,501882686288</text:p>
          </table:table-cell>
          <table:table-cell office:value-type="float" office:value="24" calcext:value-type="float">
            <text:p>24</text:p>
          </table:table-cell>
          <table:table-cell office:value-type="float" office:value="0.00134391522393784" calcext:value-type="float">
            <text:p>0,001343915223938</text:p>
          </table:table-cell>
          <table:table-cell office:value-type="float" office:value="0.00044172820456387" calcext:value-type="float">
            <text:p>0,00044172820456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837174682617188" calcext:value-type="float">
            <text:p>0,083717468261719</text:p>
          </table:table-cell>
          <table:table-cell office:value-type="string" calcext:value-type="string">
            <text:p>2020-04-02 20:05:43</text:p>
          </table:table-cell>
          <table:table-cell office:value-type="float" office:value="-100.139262312386" calcext:value-type="float">
            <text:p>-100,139262312386</text:p>
          </table:table-cell>
          <table:table-cell office:value-type="float" office:value="17" calcext:value-type="float">
            <text:p>17</text:p>
          </table:table-cell>
          <table:table-cell office:value-type="float" office:value="-0.00378074263872474" calcext:value-type="float">
            <text:p>-0,003780742638725</text:p>
          </table:table-cell>
          <table:table-cell office:value-type="float" office:value="0.000377974485008013" calcext:value-type="float">
            <text:p>0,0003779744850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408069305419922" calcext:value-type="float">
            <text:p>0,040806930541992</text:p>
          </table:table-cell>
          <table:table-cell office:value-type="string" calcext:value-type="string">
            <text:p>2020-04-02 20:12:05</text:p>
          </table:table-cell>
          <table:table-cell office:value-type="float" office:value="-135.535494223313" calcext:value-type="float">
            <text:p>-135,535494223313</text:p>
          </table:table-cell>
          <table:table-cell office:value-type="float" office:value="25" calcext:value-type="float">
            <text:p>25</text:p>
          </table:table-cell>
          <table:table-cell office:value-type="float" office:value="-0.00688243097509411" calcext:value-type="float">
            <text:p>-0,006882430975094</text:p>
          </table:table-cell>
          <table:table-cell office:value-type="float" office:value="0.000513784155312767" calcext:value-type="float">
            <text:p>0,0005137841553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14:30</text:p>
          </table:table-cell>
          <table:table-cell office:value-type="float" office:value="-85.5899883304147" calcext:value-type="float">
            <text:p>-85,5899883304147</text:p>
          </table:table-cell>
          <table:table-cell office:value-type="float" office:value="13" calcext:value-type="float">
            <text:p>13</text:p>
          </table:table-cell>
          <table:table-cell office:value-type="float" office:value="-7.88259545411126" calcext:value-type="float">
            <text:p>-7,88259545411126</text:p>
          </table:table-cell>
          <table:table-cell office:value-type="float" office:value="0.010017817505062" calcext:value-type="float">
            <text:p>0,01001781750506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05515716552734" calcext:value-type="float">
            <text:p>0,105515716552734</text:p>
          </table:table-cell>
          <table:table-cell office:value-type="string" calcext:value-type="string">
            <text:p>2020-04-02 20:22:40</text:p>
          </table:table-cell>
          <table:table-cell office:value-type="float" office:value="-115.387124818578" calcext:value-type="float">
            <text:p>-115,387124818578</text:p>
          </table:table-cell>
          <table:table-cell office:value-type="float" office:value="19" calcext:value-type="float">
            <text:p>19</text:p>
          </table:table-cell>
          <table:table-cell office:value-type="float" office:value="-0.00397503454343662" calcext:value-type="float">
            <text:p>-0,003975034543437</text:p>
          </table:table-cell>
          <table:table-cell office:value-type="float" office:value="0.000262376052848595" calcext:value-type="float">
            <text:p>0,00026237605284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24996948242187" calcext:value-type="float">
            <text:p>0,124996948242187</text:p>
          </table:table-cell>
          <table:table-cell office:value-type="string" calcext:value-type="string">
            <text:p>2020-04-02 20:25:10</text:p>
          </table:table-cell>
          <table:table-cell office:value-type="float" office:value="-76.9392404884186" calcext:value-type="float">
            <text:p>-76,9392404884186</text:p>
          </table:table-cell>
          <table:table-cell office:value-type="float" office:value="10" calcext:value-type="float">
            <text:p>10</text:p>
          </table:table-cell>
          <table:table-cell office:value-type="float" office:value="-0.00677127174345284" calcext:value-type="float">
            <text:p>-0,006771271743453</text:p>
          </table:table-cell>
          <table:table-cell office:value-type="float" office:value="0.0013671898620068" calcext:value-type="float">
            <text:p>0,0013671898620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32:50</text:p>
          </table:table-cell>
          <table:table-cell office:value-type="float" office:value="-66.3599121260322" calcext:value-type="float">
            <text:p>-66,3599121260322</text:p>
          </table:table-cell>
          <table:table-cell office:value-type="float" office:value="13" calcext:value-type="float">
            <text:p>13</text:p>
          </table:table-cell>
          <table:table-cell office:value-type="float" office:value="-12.9999910923261" calcext:value-type="float">
            <text:p>-12,9999910923261</text:p>
          </table:table-cell>
          <table:table-cell office:value-type="float" office:value="0.00591716787227167" calcext:value-type="float">
            <text:p>0,0059171678722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41:53</text:p>
          </table:table-cell>
          <table:table-cell office:value-type="float" office:value="-41.2724334285497" calcext:value-type="float">
            <text:p>-41,2724334285497</text:p>
          </table:table-cell>
          <table:table-cell office:value-type="float" office:value="9" calcext:value-type="float">
            <text:p>9</text:p>
          </table:table-cell>
          <table:table-cell office:value-type="float" office:value="-5.84221955546438" calcext:value-type="float">
            <text:p>-5,84221955546438</text:p>
          </table:table-cell>
          <table:table-cell office:value-type="float" office:value="0.0187894445739103" calcext:value-type="float">
            <text:p>0,018789444573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43:30</text:p>
          </table:table-cell>
          <table:table-cell office:value-type="float" office:value="-39.4961567048816" calcext:value-type="float">
            <text:p>-39,4961567048816</text:p>
          </table:table-cell>
          <table:table-cell office:value-type="float" office:value="8" calcext:value-type="float">
            <text:p>8</text:p>
          </table:table-cell>
          <table:table-cell office:value-type="float" office:value="-3.94621538093023" calcext:value-type="float">
            <text:p>-3,94621538093023</text:p>
          </table:table-cell>
          <table:table-cell office:value-type="float" office:value="0.0321066407201961" calcext:value-type="float">
            <text:p>0,03210664072019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21582397460937" calcext:value-type="float">
            <text:p>0,121582397460937</text:p>
          </table:table-cell>
          <table:table-cell office:value-type="string" calcext:value-type="string">
            <text:p>2020-04-02 20:48:15</text:p>
          </table:table-cell>
          <table:table-cell office:value-type="float" office:value="-57.7026966095584" calcext:value-type="float">
            <text:p>-57,7026966095584</text:p>
          </table:table-cell>
          <table:table-cell office:value-type="float" office:value="10" calcext:value-type="float">
            <text:p>10</text:p>
          </table:table-cell>
          <table:table-cell office:value-type="float" office:value="0.00135634964446693" calcext:value-type="float">
            <text:p>0,001356349644467</text:p>
          </table:table-cell>
          <table:table-cell office:value-type="float" office:value="0.00140545571428439" calcext:value-type="float">
            <text:p>0,00140545571428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72556762695313" calcext:value-type="float">
            <text:p>0,172556762695313</text:p>
          </table:table-cell>
          <table:table-cell office:value-type="string" calcext:value-type="string">
            <text:p>2020-04-02 20:53:43</text:p>
          </table:table-cell>
          <table:table-cell office:value-type="float" office:value="-102.865688216826" calcext:value-type="float">
            <text:p>-102,865688216826</text:p>
          </table:table-cell>
          <table:table-cell office:value-type="float" office:value="18" calcext:value-type="float">
            <text:p>18</text:p>
          </table:table-cell>
          <table:table-cell office:value-type="float" office:value="0.00502342813288291" calcext:value-type="float">
            <text:p>0,005023428132883</text:p>
          </table:table-cell>
          <table:table-cell office:value-type="float" office:value="0.000967180257774176" calcext:value-type="float">
            <text:p>0,00096718025777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55:44</text:p>
          </table:table-cell>
          <table:table-cell office:value-type="float" office:value="-84.7439692652614" calcext:value-type="float">
            <text:p>-84,7439692652614</text:p>
          </table:table-cell>
          <table:table-cell office:value-type="float" office:value="15" calcext:value-type="float">
            <text:p>15</text:p>
          </table:table-cell>
          <table:table-cell office:value-type="float" office:value="-9.61258140255209" calcext:value-type="float">
            <text:p>-9,61258140255209</text:p>
          </table:table-cell>
          <table:table-cell office:value-type="float" office:value="0.00805302735878373" calcext:value-type="float">
            <text:p>0,00805302735878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59:49</text:p>
          </table:table-cell>
          <table:table-cell office:value-type="float" office:value="-25.2071617877334" calcext:value-type="float">
            <text:p>-25,2071617877334</text:p>
          </table:table-cell>
          <table:table-cell office:value-type="float" office:value="5" calcext:value-type="float">
            <text:p>5</text:p>
          </table:table-cell>
          <table:table-cell office:value-type="float" office:value="-3.99999999990614" calcext:value-type="float">
            <text:p>-3,99999999990614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05:34</text:p>
          </table:table-cell>
          <table:table-cell office:value-type="float" office:value="-19.181563103697" calcext:value-type="float">
            <text:p>-19,18156310369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13:55</text:p>
          </table:table-cell>
          <table:table-cell office:value-type="float" office:value="-83.2086839303312" calcext:value-type="float">
            <text:p>-83,2086839303312</text:p>
          </table:table-cell>
          <table:table-cell office:value-type="float" office:value="17" calcext:value-type="float">
            <text:p>17</text:p>
          </table:table-cell>
          <table:table-cell office:value-type="float" office:value="-15.9986901293278" calcext:value-type="float">
            <text:p>-15,9986901293278</text:p>
          </table:table-cell>
          <table:table-cell office:value-type="float" office:value="0.00367647019398878" calcext:value-type="float">
            <text:p>0,00367647019398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17:44</text:p>
          </table:table-cell>
          <table:table-cell office:value-type="float" office:value="-14.2107156958116" calcext:value-type="float">
            <text:p>-14,2107156958116</text:p>
          </table:table-cell>
          <table:table-cell office:value-type="float" office:value="3" calcext:value-type="float">
            <text:p>3</text:p>
          </table:table-cell>
          <table:table-cell office:value-type="float" office:value="-2.99999926091357" calcext:value-type="float">
            <text:p>-2,99999926091357</text:p>
          </table:table-cell>
          <table:table-cell office:value-type="float" office:value="0.111111165858262" calcext:value-type="float">
            <text:p>0,1111111658582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2:12</text:p>
          </table:table-cell>
          <table:table-cell office:value-type="float" office:value="-6.91173821340809" calcext:value-type="float">
            <text:p>-6,91173821340809</text:p>
          </table:table-cell>
          <table:table-cell office:value-type="float" office:value="1" calcext:value-type="float">
            <text:p>1</text:p>
          </table:table-cell>
          <table:table-cell office:value-type="float" office:value="13.4940164835909" calcext:value-type="float">
            <text:p>13,4940164835909</text:p>
          </table:table-cell>
          <table:table-cell office:value-type="float" office:value="0.0054918355916906" calcext:value-type="float">
            <text:p>0,00549183559169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7:14</text:p>
          </table:table-cell>
          <table:table-cell office:value-type="float" office:value="-39.3668627446431" calcext:value-type="float">
            <text:p>-39,3668627446431</text:p>
          </table:table-cell>
          <table:table-cell office:value-type="float" office:value="7" calcext:value-type="float">
            <text:p>7</text:p>
          </table:table-cell>
          <table:table-cell office:value-type="float" office:value="-5.98394850616714" calcext:value-type="float">
            <text:p>-5,98394850616714</text:p>
          </table:table-cell>
          <table:table-cell office:value-type="float" office:value="0.0239365792089173" calcext:value-type="float">
            <text:p>0,0239365792089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9:01</text:p>
          </table:table-cell>
          <table:table-cell office:value-type="float" office:value="-21.3734498868931" calcext:value-type="float">
            <text:p>-21,3734498868931</text:p>
          </table:table-cell>
          <table:table-cell office:value-type="float" office:value="4" calcext:value-type="float">
            <text:p>4</text:p>
          </table:table-cell>
          <table:table-cell office:value-type="float" office:value="7.98144472911317" calcext:value-type="float">
            <text:p>7,98144472911317</text:p>
          </table:table-cell>
          <table:table-cell office:value-type="float" office:value="0.00467550229883682" calcext:value-type="float">
            <text:p>0,00467550229883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1:35</text:p>
          </table:table-cell>
          <table:table-cell office:value-type="float" office:value="-21.5994513699656" calcext:value-type="float">
            <text:p>-21,5994513699656</text:p>
          </table:table-cell>
          <table:table-cell office:value-type="float" office:value="4" calcext:value-type="float">
            <text:p>4</text:p>
          </table:table-cell>
          <table:table-cell office:value-type="float" office:value="-2.99661384359569" calcext:value-type="float">
            <text:p>-2,99661384359569</text:p>
          </table:table-cell>
          <table:table-cell office:value-type="float" office:value="0.0835199421833367" calcext:value-type="float">
            <text:p>0,0835199421833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9:34</text:p>
          </table:table-cell>
          <table:table-cell office:value-type="float" office:value="-45.7969860229113" calcext:value-type="float">
            <text:p>-45,7969860229113</text:p>
          </table:table-cell>
          <table:table-cell office:value-type="float" office:value="10" calcext:value-type="float">
            <text:p>10</text:p>
          </table:table-cell>
          <table:table-cell office:value-type="float" office:value="-8.99977051396927" calcext:value-type="float">
            <text:p>-8,99977051396927</text:p>
          </table:table-cell>
          <table:table-cell office:value-type="float" office:value="0.0111111110460942" calcext:value-type="float">
            <text:p>0,0111111110460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45:35</text:p>
          </table:table-cell>
          <table:table-cell office:value-type="float" office:value="-33.9376216203088" calcext:value-type="float">
            <text:p>-33,9376216203088</text:p>
          </table:table-cell>
          <table:table-cell office:value-type="float" office:value="4" calcext:value-type="float">
            <text:p>4</text:p>
          </table:table-cell>
          <table:table-cell office:value-type="float" office:value="-2.99903806125967" calcext:value-type="float">
            <text:p>-2,99903806125967</text:p>
          </table:table-cell>
          <table:table-cell office:value-type="float" office:value="0.0833333078356456" calcext:value-type="float">
            <text:p>0,0833333078356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53:35</text:p>
          </table:table-cell>
          <table:table-cell office:value-type="float" office:value="-39.798953819386" calcext:value-type="float">
            <text:p>-39,798953819386</text:p>
          </table:table-cell>
          <table:table-cell office:value-type="float" office:value="8" calcext:value-type="float">
            <text:p>8</text:p>
          </table:table-cell>
          <table:table-cell office:value-type="float" office:value="-6.99996394441166" calcext:value-type="float">
            <text:p>-6,99996394441166</text:p>
          </table:table-cell>
          <table:table-cell office:value-type="float" office:value="0.0178571428557989" calcext:value-type="float">
            <text:p>0,0178571428557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02:08</text:p>
          </table:table-cell>
          <table:table-cell office:value-type="float" office:value="-14.0438042779402" calcext:value-type="float">
            <text:p>-14,0438042779402</text:p>
          </table:table-cell>
          <table:table-cell office:value-type="float" office:value="3" calcext:value-type="float">
            <text:p>3</text:p>
          </table:table-cell>
          <table:table-cell office:value-type="float" office:value="-2.99999999998686" calcext:value-type="float">
            <text:p>-2,99999999998686</text:p>
          </table:table-cell>
          <table:table-cell office:value-type="float" office:value="0.111111111112085" calcext:value-type="float">
            <text:p>0,1111111111120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11:22</text:p>
          </table:table-cell>
          <table:table-cell office:value-type="float" office:value="-38.9355551516826" calcext:value-type="float">
            <text:p>-38,9355551516826</text:p>
          </table:table-cell>
          <table:table-cell office:value-type="float" office:value="8" calcext:value-type="float">
            <text:p>8</text:p>
          </table:table-cell>
          <table:table-cell office:value-type="float" office:value="-6.9924689868588" calcext:value-type="float">
            <text:p>-6,9924689868588</text:p>
          </table:table-cell>
          <table:table-cell office:value-type="float" office:value="0.0178569981742362" calcext:value-type="float">
            <text:p>0,01785699817423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18:24</text:p>
          </table:table-cell>
          <table:table-cell office:value-type="float" office:value="-40.6514956823773" calcext:value-type="float">
            <text:p>-40,6514956823773</text:p>
          </table:table-cell>
          <table:table-cell office:value-type="float" office:value="8" calcext:value-type="float">
            <text:p>8</text:p>
          </table:table-cell>
          <table:table-cell office:value-type="float" office:value="-7.99999999999029" calcext:value-type="float">
            <text:p>-7,99999999999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25:14</text:p>
          </table:table-cell>
          <table:table-cell office:value-type="float" office:value="-18.2896414226521" calcext:value-type="float">
            <text:p>-18,289641422652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0416666666667679" calcext:value-type="float">
            <text:p>0,04166666666676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33:50</text:p>
          </table:table-cell>
          <table:table-cell office:value-type="float" office:value="-16.4907138969901" calcext:value-type="float">
            <text:p>-16,490713896990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111111111111111" calcext:value-type="float">
            <text:p>0,1111111111111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2: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2:38</text:p>
          </table:table-cell>
          <table:table-cell office:value-type="float" office:value="-20.7368470514589" calcext:value-type="float">
            <text:p>-20,7368470514589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5:51</text:p>
          </table:table-cell>
          <table:table-cell office:value-type="float" office:value="-19.1680799573985" calcext:value-type="float">
            <text:p>-19,1680799573985</text:p>
          </table:table-cell>
          <table:table-cell office:value-type="float" office:value="4" calcext:value-type="float">
            <text:p>4</text:p>
          </table:table-cell>
          <table:table-cell office:value-type="float" office:value="-2.99996394478491" calcext:value-type="float">
            <text:p>-2,99996394478491</text:p>
          </table:table-cell>
          <table:table-cell office:value-type="float" office:value="0.0833333332972228" calcext:value-type="float">
            <text:p>0,08333333329722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54:22</text:p>
          </table:table-cell>
          <table:table-cell office:value-type="float" office:value="-43.0159349832313" calcext:value-type="float">
            <text:p>-43,0159349832313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0.015625" calcext:value-type="float">
            <text:p>0,0156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02:24</text:p>
          </table:table-cell>
          <table:table-cell office:value-type="float" office:value="-24.0554867181871" calcext:value-type="float">
            <text:p>-24,0554867181871</text:p>
          </table:table-cell>
          <table:table-cell office:value-type="float" office:value="5" calcext:value-type="float">
            <text:p>5</text:p>
          </table:table-cell>
          <table:table-cell office:value-type="float" office:value="-3.99999999990614" calcext:value-type="float">
            <text:p>-3,99999999990614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11:08</text:p>
          </table:table-cell>
          <table:table-cell office:value-type="float" office:value="-24.4917832419768" calcext:value-type="float">
            <text:p>-24,491783241976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16:22</text:p>
          </table:table-cell>
          <table:table-cell office:value-type="float" office:value="-18.1248610159341" calcext:value-type="float">
            <text:p>-18,124861015934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25:23</text:p>
          </table:table-cell>
          <table:table-cell office:value-type="float" office:value="-11.9867584724824" calcext:value-type="float">
            <text:p>-11,986758472482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166666666666667" calcext:value-type="float">
            <text:p>0,16666666666666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30: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38:57</text:p>
          </table:table-cell>
          <table:table-cell office:value-type="float" office:value="-33.6995594551153" calcext:value-type="float">
            <text:p>-33,6995594551153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46: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54:34</text:p>
          </table:table-cell>
          <table:table-cell office:value-type="float" office:value="-14.5070436371875" calcext:value-type="float">
            <text:p>-14,5070436371875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111111111111111" calcext:value-type="float">
            <text:p>0,111111111111111</text:p>
          </table:table-cell>
        </table:table-row>
      </table:table>
      <table:table table:name="estimation_info_plus_10s_VIN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estimated_f2b</text:p>
          </table:table-cell>
          <table:table-cell table:style-name="Default" office:value-type="string" calcext:value-type="string">
            <text:p>departure_time</text:p>
          </table:table-cell>
          <table:table-cell office:value-type="string" calcext:value-type="string">
            <text:p>log_likelihood</text:p>
          </table:table-cell>
          <table:table-cell office:value-type="string" calcext:value-type="string">
            <text:p>trips_number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asymptotic_confidence</text:p>
          </table:table-cell>
          <table:table-cell/>
          <table:table-cell office:value-type="string" calcext:value-type="string">
            <text:p>Difference with reference f2b</text:p>
          </table:table-cell>
          <table:table-cell table:number-columns-repeated="2"/>
          <table:table-cell office:value-type="string" calcext:value-type="string">
            <text:p>f2b</text:p>
          </table:table-cell>
          <table:table-cell office:value-type="string" calcext:value-type="string">
            <text:p>Relative likelihoo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4-02 05:24:30</text:p>
          </table:table-cell>
          <table:table-cell office:value-type="float" office:value="-91.1222270253192" calcext:value-type="float">
            <text:p>-91,1222270253192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0.00277008310249307" calcext:value-type="float">
            <text:p>0,002770083102493</text:p>
          </table:table-cell>
          <table:table-cell table:number-columns-repeated="4"/>
          <table:table-cell table:formula="of:=[.B2] - [estimation_info_VIN.B2]" office:value-type="float" office:value="0" calcext:value-type="float">
            <text:p>0</text:p>
          </table:table-cell>
          <table:table-cell table:formula="of:=([.D2] - [estimation_info_VIN.D2])/[estimation_info_VIN.D2]" office:value-type="float" office:value="0.0418809362117788" calcext:value-type="float">
            <text:p>0,041880936211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32:49</text:p>
          </table:table-cell>
          <table:table-cell office:value-type="float" office:value="-18.5165199183157" calcext:value-type="float">
            <text:p>-18,516519918315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  <table:table-cell table:number-columns-repeated="4"/>
          <table:table-cell table:formula="of:=[.B3] - [estimation_info_VIN.B3]" office:value-type="float" office:value="0" calcext:value-type="float">
            <text:p>0</text:p>
          </table:table-cell>
          <table:table-cell table:formula="of:=([.D3] - [estimation_info_VIN.D3])/[estimation_info_VIN.D3]" office:value-type="float" office:value="0.0443087764683107" calcext:value-type="float">
            <text:p>0,044308776468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45:35</text:p>
          </table:table-cell>
          <table:table-cell office:value-type="float" office:value="-64.8189578980408" calcext:value-type="float">
            <text:p>-64,8189578980408</text:p>
          </table:table-cell>
          <table:table-cell office:value-type="float" office:value="12" calcext:value-type="float">
            <text:p>12</text:p>
          </table:table-cell>
          <table:table-cell office:value-type="float" office:value="-8.90509215494384" calcext:value-type="float">
            <text:p>-8,90509215494384</text:p>
          </table:table-cell>
          <table:table-cell office:value-type="float" office:value="0.0093690939119055" calcext:value-type="float">
            <text:p>0,009369093911906</text:p>
          </table:table-cell>
          <table:table-cell table:number-columns-repeated="4"/>
          <table:table-cell table:formula="of:=[.B4] - [estimation_info_VIN.B4]" office:value-type="float" office:value="0" calcext:value-type="float">
            <text:p>0</text:p>
          </table:table-cell>
          <table:table-cell table:formula="of:=([.D4] - [estimation_info_VIN.D4])/[estimation_info_VIN.D4]" office:value-type="float" office:value="0.082869852719235" calcext:value-type="float">
            <text:p>0,082869852719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46:56</text:p>
          </table:table-cell>
          <table:table-cell office:value-type="float" office:value="-51.508752663905" calcext:value-type="float">
            <text:p>-51,508752663905</text:p>
          </table:table-cell>
          <table:table-cell office:value-type="float" office:value="9" calcext:value-type="float">
            <text:p>9</text:p>
          </table:table-cell>
          <table:table-cell office:value-type="float" office:value="-3.37678438487795" calcext:value-type="float">
            <text:p>-3,37678438487795</text:p>
          </table:table-cell>
          <table:table-cell office:value-type="float" office:value="0.0363717492946159" calcext:value-type="float">
            <text:p>0,036371749294616</text:p>
          </table:table-cell>
          <table:table-cell table:number-columns-repeated="4"/>
          <table:table-cell table:formula="of:=[.B5] - [estimation_info_VIN.B5]" office:value-type="float" office:value="0" calcext:value-type="float">
            <text:p>0</text:p>
          </table:table-cell>
          <table:table-cell table:formula="of:=([.D5] - [estimation_info_VIN.D5])/[estimation_info_VIN.D5]" office:value-type="float" office:value="0.449215270319575" calcext:value-type="float">
            <text:p>0,449215270319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2:19</text:p>
          </table:table-cell>
          <table:table-cell office:value-type="float" office:value="-29.7935844590425" calcext:value-type="float">
            <text:p>-29,7935844590425</text:p>
          </table:table-cell>
          <table:table-cell office:value-type="float" office:value="5" calcext:value-type="float">
            <text:p>5</text:p>
          </table:table-cell>
          <table:table-cell office:value-type="float" office:value="-4.99999997000944" calcext:value-type="float">
            <text:p>-4,99999997000944</text:p>
          </table:table-cell>
          <table:table-cell office:value-type="float" office:value="0.0400000004798489" calcext:value-type="float">
            <text:p>0,040000000479849</text:p>
          </table:table-cell>
          <table:table-cell table:number-columns-repeated="4"/>
          <table:table-cell table:formula="of:=[.B6] - [estimation_info_VIN.B6]" office:value-type="float" office:value="0" calcext:value-type="float">
            <text:p>0</text:p>
          </table:table-cell>
          <table:table-cell table:formula="of:=([.D6] - [estimation_info_VIN.D6])/[estimation_info_VIN.D6]" office:value-type="float" office:value="0.16258635212952" calcext:value-type="float">
            <text:p>0,16258635212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3:38</text:p>
          </table:table-cell>
          <table:table-cell office:value-type="float" office:value="-13.9379355177128" calcext:value-type="float">
            <text:p>-13,9379355177128</text:p>
          </table:table-cell>
          <table:table-cell office:value-type="float" office:value="2" calcext:value-type="float">
            <text:p>2</text:p>
          </table:table-cell>
          <table:table-cell office:value-type="float" office:value="0.0000961564850583013" calcext:value-type="float">
            <text:p>9,61564850583013E-05</text:p>
          </table:table-cell>
          <table:table-cell office:value-type="float" office:value="101788602.538787" calcext:value-type="float">
            <text:p>101788602,538787</text:p>
          </table:table-cell>
          <table:table-cell table:number-columns-repeated="4"/>
          <table:table-cell table:formula="of:=[.B7] - [estimation_info_VIN.B7]" office:value-type="float" office:value="0" calcext:value-type="float">
            <text:p>0</text:p>
          </table:table-cell>
          <table:table-cell table:formula="of:=([.D7] - [estimation_info_VIN.D7])/[estimation_info_VIN.D7]" office:value-type="float" office:value="-0.0828793836986563" calcext:value-type="float">
            <text:p>-0,082879383698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03:13</text:p>
          </table:table-cell>
          <table:table-cell office:value-type="float" office:value="-101.684992217208" calcext:value-type="float">
            <text:p>-101,684992217208</text:p>
          </table:table-cell>
          <table:table-cell office:value-type="float" office:value="19" calcext:value-type="float">
            <text:p>19</text:p>
          </table:table-cell>
          <table:table-cell office:value-type="float" office:value="-14.5115962410236" calcext:value-type="float">
            <text:p>-14,5115962410236</text:p>
          </table:table-cell>
          <table:table-cell office:value-type="float" office:value="0.00329387914688828" calcext:value-type="float">
            <text:p>0,003293879146888</text:p>
          </table:table-cell>
          <table:table-cell table:number-columns-repeated="4"/>
          <table:table-cell table:formula="of:=[.B8] - [estimation_info_VIN.B8]" office:value-type="float" office:value="0" calcext:value-type="float">
            <text:p>0</text:p>
          </table:table-cell>
          <table:table-cell table:formula="of:=([.D8] - [estimation_info_VIN.D8])/[estimation_info_VIN.D8]" office:value-type="float" office:value="0.0888610199729473" calcext:value-type="float">
            <text:p>0,0888610199729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04:30</text:p>
          </table:table-cell>
          <table:table-cell office:value-type="float" office:value="-35.5926594814275" calcext:value-type="float">
            <text:p>-35,5926594814275</text:p>
          </table:table-cell>
          <table:table-cell office:value-type="float" office:value="7" calcext:value-type="float">
            <text:p>7</text:p>
          </table:table-cell>
          <table:table-cell office:value-type="float" office:value="-2.9904061021856" calcext:value-type="float">
            <text:p>-2,9904061021856</text:p>
          </table:table-cell>
          <table:table-cell office:value-type="float" office:value="0.0535572280621606" calcext:value-type="float">
            <text:p>0,053557228062161</text:p>
          </table:table-cell>
          <table:table-cell table:number-columns-repeated="4"/>
          <table:table-cell table:formula="of:=[.B9] - [estimation_info_VIN.B9]" office:value-type="float" office:value="0" calcext:value-type="float">
            <text:p>0</text:p>
          </table:table-cell>
          <table:table-cell table:formula="of:=([.D9] - [estimation_info_VIN.D9])/[estimation_info_VIN.D9]" office:value-type="float" office:value="-0.146713838128297" calcext:value-type="float">
            <text:p>-0,146713838128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1:03</text:p>
          </table:table-cell>
          <table:table-cell office:value-type="float" office:value="-73.6249649846445" calcext:value-type="float">
            <text:p>-73,6249649846445</text:p>
          </table:table-cell>
          <table:table-cell office:value-type="float" office:value="15" calcext:value-type="float">
            <text:p>15</text:p>
          </table:table-cell>
          <table:table-cell office:value-type="float" office:value="-9.33902936340733" calcext:value-type="float">
            <text:p>-9,33902936340733</text:p>
          </table:table-cell>
          <table:table-cell office:value-type="float" office:value="0.00255392923653786" calcext:value-type="float">
            <text:p>0,002553929236538</text:p>
          </table:table-cell>
          <table:table-cell table:number-columns-repeated="4"/>
          <table:table-cell table:formula="of:=[.B10] - [estimation_info_VIN.B10]" office:value-type="float" office:value="0" calcext:value-type="float">
            <text:p>0</text:p>
          </table:table-cell>
          <table:table-cell table:formula="of:=([.D10] - [estimation_info_VIN.D10])/[estimation_info_VIN.D10]" office:value-type="float" office:value="0.0245831773187205" calcext:value-type="float">
            <text:p>0,024583177318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413916015625" calcext:value-type="float">
            <text:p>0,29413916015625</text:p>
          </table:table-cell>
          <table:table-cell office:value-type="string" calcext:value-type="string">
            <text:p>2020-04-02 06:12:23</text:p>
          </table:table-cell>
          <table:table-cell office:value-type="float" office:value="-23.2144730458304" calcext:value-type="float">
            <text:p>-23,2144730458304</text:p>
          </table:table-cell>
          <table:table-cell office:value-type="float" office:value="4" calcext:value-type="float">
            <text:p>4</text:p>
          </table:table-cell>
          <table:table-cell office:value-type="float" office:value="-0.00275303536732929" calcext:value-type="float">
            <text:p>-0,002753035367329</text:p>
          </table:table-cell>
          <table:table-cell office:value-type="float" office:value="0.0212969027686409" calcext:value-type="float">
            <text:p>0,021296902768641</text:p>
          </table:table-cell>
          <table:table-cell table:number-columns-repeated="4"/>
          <table:table-cell table:formula="of:=[.B11] - [estimation_info_VIN.B11]" office:value-type="float" office:value="0" calcext:value-type="float">
            <text:p>0</text:p>
          </table:table-cell>
          <table:table-cell table:formula="of:=([.D11] - [estimation_info_VIN.D11])/[estimation_info_VIN.D11]" office:value-type="float" office:value="-0.179928069075485" calcext:value-type="float">
            <text:p>-0,179928069075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5:01</text:p>
          </table:table-cell>
          <table:table-cell office:value-type="float" office:value="-23.7195625475594" calcext:value-type="float">
            <text:p>-23,7195625475594</text:p>
          </table:table-cell>
          <table:table-cell office:value-type="float" office:value="4" calcext:value-type="float">
            <text:p>4</text:p>
          </table:table-cell>
          <table:table-cell office:value-type="float" office:value="-2.96944899228956" calcext:value-type="float">
            <text:p>-2,96944899228956</text:p>
          </table:table-cell>
          <table:table-cell office:value-type="float" office:value="0.0850750008514676" calcext:value-type="float">
            <text:p>0,085075000851468</text:p>
          </table:table-cell>
          <table:table-cell table:number-columns-repeated="4"/>
          <table:table-cell table:formula="of:=[.B12] - [estimation_info_VIN.B12]" office:value-type="float" office:value="0" calcext:value-type="float">
            <text:p>0</text:p>
          </table:table-cell>
          <table:table-cell table:formula="of:=([.D12] - [estimation_info_VIN.D12])/[estimation_info_VIN.D12]" office:value-type="float" office:value="0.0173711657787469" calcext:value-type="float">
            <text:p>0,0173711657787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8:20</text:p>
          </table:table-cell>
          <table:table-cell office:value-type="float" office:value="-82.2266976198555" calcext:value-type="float">
            <text:p>-82,2266976198555</text:p>
          </table:table-cell>
          <table:table-cell office:value-type="float" office:value="15" calcext:value-type="float">
            <text:p>15</text:p>
          </table:table-cell>
          <table:table-cell office:value-type="float" office:value="-10.9502446905128" calcext:value-type="float">
            <text:p>-10,9502446905128</text:p>
          </table:table-cell>
          <table:table-cell office:value-type="float" office:value="0.00605985883988428" calcext:value-type="float">
            <text:p>0,006059858839884</text:p>
          </table:table-cell>
          <table:table-cell table:number-columns-repeated="4"/>
          <table:table-cell table:formula="of:=[.B13] - [estimation_info_VIN.B13]" office:value-type="float" office:value="0" calcext:value-type="float">
            <text:p>0</text:p>
          </table:table-cell>
          <table:table-cell table:formula="of:=([.D13] - [estimation_info_VIN.D13])/[estimation_info_VIN.D13]" office:value-type="float" office:value="-0.029622669240641" calcext:value-type="float">
            <text:p>-0,0296226692406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23:27</text:p>
          </table:table-cell>
          <table:table-cell office:value-type="float" office:value="-97.7330855239905" calcext:value-type="float">
            <text:p>-97,7330855239905</text:p>
          </table:table-cell>
          <table:table-cell office:value-type="float" office:value="19" calcext:value-type="float">
            <text:p>19</text:p>
          </table:table-cell>
          <table:table-cell office:value-type="float" office:value="-17.9200539546209" calcext:value-type="float">
            <text:p>-17,9200539546209</text:p>
          </table:table-cell>
          <table:table-cell office:value-type="float" office:value="0.00294916087468401" calcext:value-type="float">
            <text:p>0,002949160874684</text:p>
          </table:table-cell>
          <table:table-cell table:number-columns-repeated="4"/>
          <table:table-cell table:formula="of:=[.B14] - [estimation_info_VIN.B14]" office:value-type="float" office:value="0" calcext:value-type="float">
            <text:p>0</text:p>
          </table:table-cell>
          <table:table-cell table:formula="of:=([.D14] - [estimation_info_VIN.D14])/[estimation_info_VIN.D14]" office:value-type="float" office:value="0.107327831260723" calcext:value-type="float">
            <text:p>0,1073278312607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2801391601562" calcext:value-type="float">
            <text:p>0,142801391601562</text:p>
          </table:table-cell>
          <table:table-cell office:value-type="string" calcext:value-type="string">
            <text:p>2020-04-02 06:26:10</text:p>
          </table:table-cell>
          <table:table-cell office:value-type="float" office:value="-49.9481933256261" calcext:value-type="float">
            <text:p>-49,9481933256261</text:p>
          </table:table-cell>
          <table:table-cell office:value-type="float" office:value="9" calcext:value-type="float">
            <text:p>9</text:p>
          </table:table-cell>
          <table:table-cell office:value-type="float" office:value="0.00461932288601119" calcext:value-type="float">
            <text:p>0,004619322886011</text:p>
          </table:table-cell>
          <table:table-cell office:value-type="float" office:value="0.00270887155080483" calcext:value-type="float">
            <text:p>0,002708871550805</text:p>
          </table:table-cell>
          <table:table-cell table:number-columns-repeated="4"/>
          <table:table-cell table:formula="of:=[.B15] - [estimation_info_VIN.B15]" office:value-type="float" office:value="0.0128045654296875" calcext:value-type="float">
            <text:p>0,012804565429688</text:p>
          </table:table-cell>
          <table:table-cell table:formula="of:=([.D15] - [estimation_info_VIN.D15])/[estimation_info_VIN.D15]" office:value-type="float" office:value="-0.0299246399148306" calcext:value-type="float">
            <text:p>-0,0299246399148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32:06</text:p>
          </table:table-cell>
          <table:table-cell office:value-type="float" office:value="-84.354238219078" calcext:value-type="float">
            <text:p>-84,354238219078</text:p>
          </table:table-cell>
          <table:table-cell office:value-type="float" office:value="17" calcext:value-type="float">
            <text:p>17</text:p>
          </table:table-cell>
          <table:table-cell office:value-type="float" office:value="-12.9157886600565" calcext:value-type="float">
            <text:p>-12,9157886600565</text:p>
          </table:table-cell>
          <table:table-cell office:value-type="float" office:value="0.00452383272472984" calcext:value-type="float">
            <text:p>0,00452383272473</text:p>
          </table:table-cell>
          <table:table-cell table:number-columns-repeated="4"/>
          <table:table-cell table:formula="of:=[.B16] - [estimation_info_VIN.B16]" office:value-type="float" office:value="0" calcext:value-type="float">
            <text:p>0</text:p>
          </table:table-cell>
          <table:table-cell table:formula="of:=([.D16] - [estimation_info_VIN.D16])/[estimation_info_VIN.D16]" office:value-type="float" office:value="0.0182861103303074" calcext:value-type="float">
            <text:p>0,018286110330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35:20</text:p>
          </table:table-cell>
          <table:table-cell office:value-type="float" office:value="-102.568200458495" calcext:value-type="float">
            <text:p>-102,568200458495</text:p>
          </table:table-cell>
          <table:table-cell office:value-type="float" office:value="19" calcext:value-type="float">
            <text:p>19</text:p>
          </table:table-cell>
          <table:table-cell office:value-type="float" office:value="-11.3018226339175" calcext:value-type="float">
            <text:p>-11,3018226339175</text:p>
          </table:table-cell>
          <table:table-cell office:value-type="float" office:value="0.00273467877163332" calcext:value-type="float">
            <text:p>0,002734678771633</text:p>
          </table:table-cell>
          <table:table-cell table:number-columns-repeated="4"/>
          <table:table-cell table:formula="of:=[.B17] - [estimation_info_VIN.B17]" office:value-type="float" office:value="0" calcext:value-type="float">
            <text:p>0</text:p>
          </table:table-cell>
          <table:table-cell table:formula="of:=([.D17] - [estimation_info_VIN.D17])/[estimation_info_VIN.D17]" office:value-type="float" office:value="0.0543770650650713" calcext:value-type="float">
            <text:p>0,0543770650650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2678466796875" calcext:value-type="float">
            <text:p>0,182678466796875</text:p>
          </table:table-cell>
          <table:table-cell office:value-type="string" calcext:value-type="string">
            <text:p>2020-04-02 06:37:27</text:p>
          </table:table-cell>
          <table:table-cell office:value-type="float" office:value="-74.6856026632564" calcext:value-type="float">
            <text:p>-74,6856026632564</text:p>
          </table:table-cell>
          <table:table-cell office:value-type="float" office:value="12" calcext:value-type="float">
            <text:p>12</text:p>
          </table:table-cell>
          <table:table-cell office:value-type="float" office:value="-0.000573688725307143" calcext:value-type="float">
            <text:p>-0,000573688725307</text:p>
          </table:table-cell>
          <table:table-cell office:value-type="float" office:value="0.00269639398248052" calcext:value-type="float">
            <text:p>0,002696393982481</text:p>
          </table:table-cell>
          <table:table-cell table:number-columns-repeated="4"/>
          <table:table-cell table:formula="of:=[.B18] - [estimation_info_VIN.B18]" office:value-type="float" office:value="0.0234140625" calcext:value-type="float">
            <text:p>0,0234140625</text:p>
          </table:table-cell>
          <table:table-cell table:formula="of:=([.D18] - [estimation_info_VIN.D18])/[estimation_info_VIN.D18]" office:value-type="float" office:value="0.0290675253959303" calcext:value-type="float">
            <text:p>0,029067525395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1:48</text:p>
          </table:table-cell>
          <table:table-cell office:value-type="float" office:value="-78.6382272011823" calcext:value-type="float">
            <text:p>-78,6382272011823</text:p>
          </table:table-cell>
          <table:table-cell office:value-type="float" office:value="15" calcext:value-type="float">
            <text:p>15</text:p>
          </table:table-cell>
          <table:table-cell office:value-type="float" office:value="-14.9999780639812" calcext:value-type="float">
            <text:p>-14,9999780639812</text:p>
          </table:table-cell>
          <table:table-cell office:value-type="float" office:value="0.00444445744354755" calcext:value-type="float">
            <text:p>0,004444457443548</text:p>
          </table:table-cell>
          <table:table-cell table:number-columns-repeated="4"/>
          <table:table-cell table:formula="of:=[.B19] - [estimation_info_VIN.B19]" office:value-type="float" office:value="0" calcext:value-type="float">
            <text:p>0</text:p>
          </table:table-cell>
          <table:table-cell table:formula="of:=([.D19] - [estimation_info_VIN.D19])/[estimation_info_VIN.D19]" office:value-type="float" office:value="0.00182096761368223" calcext:value-type="float">
            <text:p>0,0018209676136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4:24</text:p>
          </table:table-cell>
          <table:table-cell office:value-type="float" office:value="-39.2174901744115" calcext:value-type="float">
            <text:p>-39,2174901744115</text:p>
          </table:table-cell>
          <table:table-cell office:value-type="float" office:value="8" calcext:value-type="float">
            <text:p>8</text:p>
          </table:table-cell>
          <table:table-cell office:value-type="float" office:value="-3.99995785091756" calcext:value-type="float">
            <text:p>-3,99995785091756</text:p>
          </table:table-cell>
          <table:table-cell office:value-type="float" office:value="0.0312499999895525" calcext:value-type="float">
            <text:p>0,031249999989553</text:p>
          </table:table-cell>
          <table:table-cell table:number-columns-repeated="4"/>
          <table:table-cell table:formula="of:=[.B20] - [estimation_info_VIN.B20]" office:value-type="float" office:value="0" calcext:value-type="float">
            <text:p>0</text:p>
          </table:table-cell>
          <table:table-cell table:formula="of:=([.D20] - [estimation_info_VIN.D20])/[estimation_info_VIN.D20]" office:value-type="float" office:value="-0.116923649730158" calcext:value-type="float">
            <text:p>-0,1169236497301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9:00</text:p>
          </table:table-cell>
          <table:table-cell office:value-type="float" office:value="-141.401841529656" calcext:value-type="float">
            <text:p>-141,401841529656</text:p>
          </table:table-cell>
          <table:table-cell office:value-type="float" office:value="28" calcext:value-type="float">
            <text:p>28</text:p>
          </table:table-cell>
          <table:table-cell office:value-type="float" office:value="-24.5753365767036" calcext:value-type="float">
            <text:p>-24,5753365767036</text:p>
          </table:table-cell>
          <table:table-cell office:value-type="float" office:value="0.00147515760785605" calcext:value-type="float">
            <text:p>0,001475157607856</text:p>
          </table:table-cell>
          <table:table-cell table:number-columns-repeated="4"/>
          <table:table-cell table:formula="of:=[.B21] - [estimation_info_VIN.B21]" office:value-type="float" office:value="0" calcext:value-type="float">
            <text:p>0</text:p>
          </table:table-cell>
          <table:table-cell table:formula="of:=([.D21] - [estimation_info_VIN.D21])/[estimation_info_VIN.D21]" office:value-type="float" office:value="0.0462805842272286" calcext:value-type="float">
            <text:p>0,0462805842272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0:34</text:p>
          </table:table-cell>
          <table:table-cell office:value-type="float" office:value="-92.9276622347141" calcext:value-type="float">
            <text:p>-92,9276622347141</text:p>
          </table:table-cell>
          <table:table-cell office:value-type="float" office:value="17" calcext:value-type="float">
            <text:p>17</text:p>
          </table:table-cell>
          <table:table-cell office:value-type="float" office:value="-2.35728911987391" calcext:value-type="float">
            <text:p>-2,35728911987391</text:p>
          </table:table-cell>
          <table:table-cell office:value-type="float" office:value="0.0096979102012538" calcext:value-type="float">
            <text:p>0,009697910201254</text:p>
          </table:table-cell>
          <table:table-cell table:number-columns-repeated="4"/>
          <table:table-cell table:formula="of:=[.B22] - [estimation_info_VIN.B22]" office:value-type="float" office:value="0" calcext:value-type="float">
            <text:p>0</text:p>
          </table:table-cell>
          <table:table-cell table:formula="of:=([.D22] - [estimation_info_VIN.D22])/[estimation_info_VIN.D22]" office:value-type="float" office:value="0.066304063945291" calcext:value-type="float">
            <text:p>0,0663040639452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1:57</text:p>
          </table:table-cell>
          <table:table-cell office:value-type="float" office:value="-79.8413552306972" calcext:value-type="float">
            <text:p>-79,8413552306972</text:p>
          </table:table-cell>
          <table:table-cell office:value-type="float" office:value="14" calcext:value-type="float">
            <text:p>14</text:p>
          </table:table-cell>
          <table:table-cell office:value-type="float" office:value="-10.2493661028093" calcext:value-type="float">
            <text:p>-10,2493661028093</text:p>
          </table:table-cell>
          <table:table-cell office:value-type="float" office:value="0.00752348628990894" calcext:value-type="float">
            <text:p>0,007523486289909</text:p>
          </table:table-cell>
          <table:table-cell table:number-columns-repeated="4"/>
          <table:table-cell table:formula="of:=[.B23] - [estimation_info_VIN.B23]" office:value-type="float" office:value="0" calcext:value-type="float">
            <text:p>0</text:p>
          </table:table-cell>
          <table:table-cell table:formula="of:=([.D23] - [estimation_info_VIN.D23])/[estimation_info_VIN.D23]" office:value-type="float" office:value="-0.0498829365516655" calcext:value-type="float">
            <text:p>-0,0498829365516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3:40</text:p>
          </table:table-cell>
          <table:table-cell office:value-type="float" office:value="-22.8722177801735" calcext:value-type="float">
            <text:p>-22,8722177801735</text:p>
          </table:table-cell>
          <table:table-cell office:value-type="float" office:value="5" calcext:value-type="float">
            <text:p>5</text:p>
          </table:table-cell>
          <table:table-cell office:value-type="float" office:value="-2.98483681542026" calcext:value-type="float">
            <text:p>-2,98483681542026</text:p>
          </table:table-cell>
          <table:table-cell office:value-type="float" office:value="0.066669061352885" calcext:value-type="float">
            <text:p>0,066669061352885</text:p>
          </table:table-cell>
          <table:table-cell table:number-columns-repeated="4"/>
          <table:table-cell table:formula="of:=[.B24] - [estimation_info_VIN.B24]" office:value-type="float" office:value="0" calcext:value-type="float">
            <text:p>0</text:p>
          </table:table-cell>
          <table:table-cell table:formula="of:=([.D24] - [estimation_info_VIN.D24])/[estimation_info_VIN.D24]" office:value-type="float" office:value="-0.0187694656929799" calcext:value-type="float">
            <text:p>-0,018769465692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9:53</text:p>
          </table:table-cell>
          <table:table-cell office:value-type="float" office:value="-218.028106279762" calcext:value-type="float">
            <text:p>-218,028106279762</text:p>
          </table:table-cell>
          <table:table-cell office:value-type="float" office:value="41" calcext:value-type="float">
            <text:p>41</text:p>
          </table:table-cell>
          <table:table-cell office:value-type="float" office:value="-33.8623438459698" calcext:value-type="float">
            <text:p>-33,8623438459698</text:p>
          </table:table-cell>
          <table:table-cell office:value-type="float" office:value="0.000717211351268724" calcext:value-type="float">
            <text:p>0,000717211351269</text:p>
          </table:table-cell>
          <table:table-cell table:number-columns-repeated="4"/>
          <table:table-cell table:formula="of:=[.B25] - [estimation_info_VIN.B25]" office:value-type="float" office:value="0" calcext:value-type="float">
            <text:p>0</text:p>
          </table:table-cell>
          <table:table-cell table:formula="of:=([.D25] - [estimation_info_VIN.D25])/[estimation_info_VIN.D25]" office:value-type="float" office:value="0.0297929402589457" calcext:value-type="float">
            <text:p>0,0297929402589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54247436523438" calcext:value-type="float">
            <text:p>0,085424743652344</text:p>
          </table:table-cell>
          <table:table-cell office:value-type="string" calcext:value-type="string">
            <text:p>2020-04-02 07:03:25</text:p>
          </table:table-cell>
          <table:table-cell office:value-type="float" office:value="-123.091019761558" calcext:value-type="float">
            <text:p>-123,091019761558</text:p>
          </table:table-cell>
          <table:table-cell office:value-type="float" office:value="24" calcext:value-type="float">
            <text:p>24</text:p>
          </table:table-cell>
          <table:table-cell office:value-type="float" office:value="0.000911207360007271" calcext:value-type="float">
            <text:p>0,000911207360007</text:p>
          </table:table-cell>
          <table:table-cell office:value-type="float" office:value="0.000254427398161073" calcext:value-type="float">
            <text:p>0,000254427398161</text:p>
          </table:table-cell>
          <table:table-cell table:number-columns-repeated="4"/>
          <table:table-cell table:formula="of:=[.B26] - [estimation_info_VIN.B26]" office:value-type="float" office:value="-0.01219482421875" calcext:value-type="float">
            <text:p>-0,01219482421875</text:p>
          </table:table-cell>
          <table:table-cell table:formula="of:=([.D26] - [estimation_info_VIN.D26])/[estimation_info_VIN.D26]" office:value-type="float" office:value="0.0553241710793585" calcext:value-type="float">
            <text:p>0,0553241710793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06:21</text:p>
          </table:table-cell>
          <table:table-cell office:value-type="float" office:value="-166.944619742216" calcext:value-type="float">
            <text:p>-166,944619742216</text:p>
          </table:table-cell>
          <table:table-cell office:value-type="float" office:value="34" calcext:value-type="float">
            <text:p>34</text:p>
          </table:table-cell>
          <table:table-cell office:value-type="float" office:value="-15.0340954826147" calcext:value-type="float">
            <text:p>-15,0340954826147</text:p>
          </table:table-cell>
          <table:table-cell office:value-type="float" office:value="0.00055988284211449" calcext:value-type="float">
            <text:p>0,000559882842114</text:p>
          </table:table-cell>
          <table:table-cell table:number-columns-repeated="4"/>
          <table:table-cell table:formula="of:=[.B27] - [estimation_info_VIN.B27]" office:value-type="float" office:value="0" calcext:value-type="float">
            <text:p>0</text:p>
          </table:table-cell>
          <table:table-cell table:formula="of:=([.D27] - [estimation_info_VIN.D27])/[estimation_info_VIN.D27]" office:value-type="float" office:value="0.0570878578692462" calcext:value-type="float">
            <text:p>0,0570878578692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09:30</text:p>
          </table:table-cell>
          <table:table-cell office:value-type="float" office:value="-155.794793993156" calcext:value-type="float">
            <text:p>-155,794793993156</text:p>
          </table:table-cell>
          <table:table-cell office:value-type="float" office:value="30" calcext:value-type="float">
            <text:p>30</text:p>
          </table:table-cell>
          <table:table-cell office:value-type="float" office:value="-24.8979720490842" calcext:value-type="float">
            <text:p>-24,8979720490842</text:p>
          </table:table-cell>
          <table:table-cell office:value-type="float" office:value="0.00133649107907517" calcext:value-type="float">
            <text:p>0,001336491079075</text:p>
          </table:table-cell>
          <table:table-cell table:number-columns-repeated="4"/>
          <table:table-cell table:formula="of:=[.B28] - [estimation_info_VIN.B28]" office:value-type="float" office:value="0" calcext:value-type="float">
            <text:p>0</text:p>
          </table:table-cell>
          <table:table-cell table:formula="of:=([.D28] - [estimation_info_VIN.D28])/[estimation_info_VIN.D28]" office:value-type="float" office:value="-0.0507105504959519" calcext:value-type="float">
            <text:p>-0,0507105504959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17:21</text:p>
          </table:table-cell>
          <table:table-cell office:value-type="float" office:value="-360.402010924186" calcext:value-type="float">
            <text:p>-360,402010924186</text:p>
          </table:table-cell>
          <table:table-cell office:value-type="float" office:value="68" calcext:value-type="float">
            <text:p>68</text:p>
          </table:table-cell>
          <table:table-cell office:value-type="float" office:value="-29.4963101953794" calcext:value-type="float">
            <text:p>-29,4963101953794</text:p>
          </table:table-cell>
          <table:table-cell office:value-type="float" office:value="0.0000444030399705954" calcext:value-type="float">
            <text:p>4,44030399705954E-05</text:p>
          </table:table-cell>
          <table:table-cell table:number-columns-repeated="4"/>
          <table:table-cell table:formula="of:=[.B29] - [estimation_info_VIN.B29]" office:value-type="float" office:value="0" calcext:value-type="float">
            <text:p>0</text:p>
          </table:table-cell>
          <table:table-cell table:formula="of:=([.D29] - [estimation_info_VIN.D29])/[estimation_info_VIN.D29]" office:value-type="float" office:value="0.0149946560491681" calcext:value-type="float">
            <text:p>0,0149946560491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55471801757813" calcext:value-type="float">
            <text:p>0,065547180175781</text:p>
          </table:table-cell>
          <table:table-cell office:value-type="string" calcext:value-type="string">
            <text:p>2020-04-02 07:18:59</text:p>
          </table:table-cell>
          <table:table-cell office:value-type="float" office:value="-207.066791973532" calcext:value-type="float">
            <text:p>-207,066791973532</text:p>
          </table:table-cell>
          <table:table-cell office:value-type="float" office:value="37" calcext:value-type="float">
            <text:p>37</text:p>
          </table:table-cell>
          <table:table-cell office:value-type="float" office:value="-0.00551301373569224" calcext:value-type="float">
            <text:p>-0,005513013735692</text:p>
          </table:table-cell>
          <table:table-cell office:value-type="float" office:value="0.000196749522358915" calcext:value-type="float">
            <text:p>0,000196749522359</text:p>
          </table:table-cell>
          <table:table-cell table:number-columns-repeated="4"/>
          <table:table-cell table:formula="of:=[.B30] - [estimation_info_VIN.B30]" office:value-type="float" office:value="0.00801809692382813" calcext:value-type="float">
            <text:p>0,008018096923828</text:p>
          </table:table-cell>
          <table:table-cell table:formula="of:=([.D30] - [estimation_info_VIN.D30])/[estimation_info_VIN.D30]" office:value-type="float" office:value="-0.0958277677284742" calcext:value-type="float">
            <text:p>-0,0958277677284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22:12</text:p>
          </table:table-cell>
          <table:table-cell office:value-type="float" office:value="-209.973545825917" calcext:value-type="float">
            <text:p>-209,973545825917</text:p>
          </table:table-cell>
          <table:table-cell office:value-type="float" office:value="41" calcext:value-type="float">
            <text:p>41</text:p>
          </table:table-cell>
          <table:table-cell office:value-type="float" office:value="-27.614645818114" calcext:value-type="float">
            <text:p>-27,614645818114</text:p>
          </table:table-cell>
          <table:table-cell office:value-type="float" office:value="0.000764987367735285" calcext:value-type="float">
            <text:p>0,000764987367735</text:p>
          </table:table-cell>
          <table:table-cell table:number-columns-repeated="4"/>
          <table:table-cell table:formula="of:=[.B31] - [estimation_info_VIN.B31]" office:value-type="float" office:value="0" calcext:value-type="float">
            <text:p>0</text:p>
          </table:table-cell>
          <table:table-cell table:formula="of:=([.D31] - [estimation_info_VIN.D31])/[estimation_info_VIN.D31]" office:value-type="float" office:value="-0.0562321031367981" calcext:value-type="float">
            <text:p>-0,0562321031367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24:38</text:p>
          </table:table-cell>
          <table:table-cell office:value-type="float" office:value="-192.993784881514" calcext:value-type="float">
            <text:p>-192,993784881514</text:p>
          </table:table-cell>
          <table:table-cell office:value-type="float" office:value="38" calcext:value-type="float">
            <text:p>38</text:p>
          </table:table-cell>
          <table:table-cell office:value-type="float" office:value="-23.0139585599782" calcext:value-type="float">
            <text:p>-23,0139585599782</text:p>
          </table:table-cell>
          <table:table-cell office:value-type="float" office:value="0.00114210877233044" calcext:value-type="float">
            <text:p>0,00114210877233</text:p>
          </table:table-cell>
          <table:table-cell table:number-columns-repeated="4"/>
          <table:table-cell table:formula="of:=[.B32] - [estimation_info_VIN.B32]" office:value-type="float" office:value="0" calcext:value-type="float">
            <text:p>0</text:p>
          </table:table-cell>
          <table:table-cell table:formula="of:=([.D32] - [estimation_info_VIN.D32])/[estimation_info_VIN.D32]" office:value-type="float" office:value="-0.0999352780841873" calcext:value-type="float">
            <text:p>-0,0999352780841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27:02</text:p>
          </table:table-cell>
          <table:table-cell office:value-type="float" office:value="-374.46791200165" calcext:value-type="float">
            <text:p>-374,46791200165</text:p>
          </table:table-cell>
          <table:table-cell office:value-type="float" office:value="67" calcext:value-type="float">
            <text:p>67</text:p>
          </table:table-cell>
          <table:table-cell office:value-type="float" office:value="-36.4848112047908" calcext:value-type="float">
            <text:p>-36,4848112047908</text:p>
          </table:table-cell>
          <table:table-cell office:value-type="float" office:value="0.000400082567823605" calcext:value-type="float">
            <text:p>0,000400082567824</text:p>
          </table:table-cell>
          <table:table-cell table:number-columns-repeated="4"/>
          <table:table-cell table:formula="of:=[.B33] - [estimation_info_VIN.B33]" office:value-type="float" office:value="0" calcext:value-type="float">
            <text:p>0</text:p>
          </table:table-cell>
          <table:table-cell table:formula="of:=([.D33] - [estimation_info_VIN.D33])/[estimation_info_VIN.D33]" office:value-type="float" office:value="0.0200398304585775" calcext:value-type="float">
            <text:p>0,0200398304585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4484920501709" calcext:value-type="float">
            <text:p>0,024484920501709</text:p>
          </table:table-cell>
          <table:table-cell office:value-type="string" calcext:value-type="string">
            <text:p>2020-04-02 07:30:54</text:p>
          </table:table-cell>
          <table:table-cell office:value-type="float" office:value="-373.355824624951" calcext:value-type="float">
            <text:p>-373,355824624951</text:p>
          </table:table-cell>
          <table:table-cell office:value-type="float" office:value="71" calcext:value-type="float">
            <text:p>71</text:p>
          </table:table-cell>
          <table:table-cell office:value-type="float" office:value="0.0000892404614623032" calcext:value-type="float">
            <text:p>8,92404614623032E-05</text:p>
          </table:table-cell>
          <table:table-cell office:value-type="float" office:value="0.00000818952801792905" calcext:value-type="float">
            <text:p>8,18952801792905E-06</text:p>
          </table:table-cell>
          <table:table-cell table:number-columns-repeated="4"/>
          <table:table-cell table:formula="of:=[.B34] - [estimation_info_VIN.B34]" office:value-type="float" office:value="-0.000251518249511716" calcext:value-type="float">
            <text:p>-0,000251518249512</text:p>
          </table:table-cell>
          <table:table-cell table:formula="of:=([.D34] - [estimation_info_VIN.D34])/[estimation_info_VIN.D34]" office:value-type="float" office:value="-0.0195316408637382" calcext:value-type="float">
            <text:p>-0,0195316408637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32:15</text:p>
          </table:table-cell>
          <table:table-cell office:value-type="float" office:value="-224.510477902255" calcext:value-type="float">
            <text:p>-224,510477902255</text:p>
          </table:table-cell>
          <table:table-cell office:value-type="float" office:value="41" calcext:value-type="float">
            <text:p>41</text:p>
          </table:table-cell>
          <table:table-cell office:value-type="float" office:value="-10.8061899645104" calcext:value-type="float">
            <text:p>-10,8061899645104</text:p>
          </table:table-cell>
          <table:table-cell office:value-type="float" office:value="0.000478709642741762" calcext:value-type="float">
            <text:p>0,000478709642742</text:p>
          </table:table-cell>
          <table:table-cell table:number-columns-repeated="4"/>
          <table:table-cell table:formula="of:=[.B35] - [estimation_info_VIN.B35]" office:value-type="float" office:value="0" calcext:value-type="float">
            <text:p>0</text:p>
          </table:table-cell>
          <table:table-cell table:formula="of:=([.D35] - [estimation_info_VIN.D35])/[estimation_info_VIN.D35]" office:value-type="float" office:value="-0.000965331721681072" calcext:value-type="float">
            <text:p>-0,0009653317216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35:08</text:p>
          </table:table-cell>
          <table:table-cell office:value-type="float" office:value="-324.174758129608" calcext:value-type="float">
            <text:p>-324,174758129608</text:p>
          </table:table-cell>
          <table:table-cell office:value-type="float" office:value="59" calcext:value-type="float">
            <text:p>59</text:p>
          </table:table-cell>
          <table:table-cell office:value-type="float" office:value="-27.515282570583" calcext:value-type="float">
            <text:p>-27,515282570583</text:p>
          </table:table-cell>
          <table:table-cell office:value-type="float" office:value="0.00012589760108822" calcext:value-type="float">
            <text:p>0,000125897601088</text:p>
          </table:table-cell>
          <table:table-cell table:number-columns-repeated="4"/>
          <table:table-cell table:formula="of:=[.B36] - [estimation_info_VIN.B36]" office:value-type="float" office:value="0" calcext:value-type="float">
            <text:p>0</text:p>
          </table:table-cell>
          <table:table-cell table:formula="of:=([.D36] - [estimation_info_VIN.D36])/[estimation_info_VIN.D36]" office:value-type="float" office:value="0.019042618223979" calcext:value-type="float">
            <text:p>0,0190426182239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092692565918" calcext:value-type="float">
            <text:p>0,12092692565918</text:p>
          </table:table-cell>
          <table:table-cell office:value-type="string" calcext:value-type="string">
            <text:p>2020-04-02 07:39:18</text:p>
          </table:table-cell>
          <table:table-cell office:value-type="float" office:value="-514.484091495197" calcext:value-type="float">
            <text:p>-514,484091495197</text:p>
          </table:table-cell>
          <table:table-cell office:value-type="float" office:value="93" calcext:value-type="float">
            <text:p>93</text:p>
          </table:table-cell>
          <table:table-cell office:value-type="float" office:value="-0.00202695305487754" calcext:value-type="float">
            <text:p>-0,002026953054878</text:p>
          </table:table-cell>
          <table:table-cell office:value-type="float" office:value="0.0000307383431138894" calcext:value-type="float">
            <text:p>3,07383431138894E-05</text:p>
          </table:table-cell>
          <table:table-cell table:number-columns-repeated="4"/>
          <table:table-cell table:formula="of:=[.B37] - [estimation_info_VIN.B37]" office:value-type="float" office:value="0.00155484008789063" calcext:value-type="float">
            <text:p>0,001554840087891</text:p>
          </table:table-cell>
          <table:table-cell table:formula="of:=([.D37] - [estimation_info_VIN.D37])/[estimation_info_VIN.D37]" office:value-type="float" office:value="0.0146828098991252" calcext:value-type="float">
            <text:p>0,0146828098991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71477508544922" calcext:value-type="float">
            <text:p>0,067147750854492</text:p>
          </table:table-cell>
          <table:table-cell office:value-type="string" calcext:value-type="string">
            <text:p>2020-04-02 07:41:15</text:p>
          </table:table-cell>
          <table:table-cell office:value-type="float" office:value="-399.309930296843" calcext:value-type="float">
            <text:p>-399,309930296843</text:p>
          </table:table-cell>
          <table:table-cell office:value-type="float" office:value="71" calcext:value-type="float">
            <text:p>71</text:p>
          </table:table-cell>
          <table:table-cell office:value-type="float" office:value="-0.0031800897358103" calcext:value-type="float">
            <text:p>-0,00318008973581</text:p>
          </table:table-cell>
          <table:table-cell office:value-type="float" office:value="0.0000318982424806709" calcext:value-type="float">
            <text:p>3,18982424806709E-05</text:p>
          </table:table-cell>
          <table:table-cell table:number-columns-repeated="4"/>
          <table:table-cell table:formula="of:=[.B38] - [estimation_info_VIN.B38]" office:value-type="float" office:value="-0.00353649902343749" calcext:value-type="float">
            <text:p>-0,003536499023437</text:p>
          </table:table-cell>
          <table:table-cell table:formula="of:=([.D38] - [estimation_info_VIN.D38])/[estimation_info_VIN.D38]" office:value-type="float" office:value="-0.0777833887478722" calcext:value-type="float">
            <text:p>-0,0777833887478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3:12</text:p>
          </table:table-cell>
          <table:table-cell office:value-type="float" office:value="-356.245265511506" calcext:value-type="float">
            <text:p>-356,245265511506</text:p>
          </table:table-cell>
          <table:table-cell office:value-type="float" office:value="66" calcext:value-type="float">
            <text:p>66</text:p>
          </table:table-cell>
          <table:table-cell office:value-type="float" office:value="-15.5357851836032" calcext:value-type="float">
            <text:p>-15,5357851836032</text:p>
          </table:table-cell>
          <table:table-cell office:value-type="float" office:value="0.000130841107861253" calcext:value-type="float">
            <text:p>0,000130841107861</text:p>
          </table:table-cell>
          <table:table-cell table:number-columns-repeated="4"/>
          <table:table-cell table:formula="of:=[.B39] - [estimation_info_VIN.B39]" office:value-type="float" office:value="0" calcext:value-type="float">
            <text:p>0</text:p>
          </table:table-cell>
          <table:table-cell table:formula="of:=([.D39] - [estimation_info_VIN.D39])/[estimation_info_VIN.D39]" office:value-type="float" office:value="0.0318081312208928" calcext:value-type="float">
            <text:p>0,0318081312208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4:50</text:p>
          </table:table-cell>
          <table:table-cell office:value-type="float" office:value="-304.103208570714" calcext:value-type="float">
            <text:p>-304,103208570714</text:p>
          </table:table-cell>
          <table:table-cell office:value-type="float" office:value="56" calcext:value-type="float">
            <text:p>56</text:p>
          </table:table-cell>
          <table:table-cell office:value-type="float" office:value="-32.1696165390698" calcext:value-type="float">
            <text:p>-32,1696165390698</text:p>
          </table:table-cell>
          <table:table-cell office:value-type="float" office:value="0.000579327959620482" calcext:value-type="float">
            <text:p>0,00057932795962</text:p>
          </table:table-cell>
          <table:table-cell table:number-columns-repeated="4"/>
          <table:table-cell table:formula="of:=[.B40] - [estimation_info_VIN.B40]" office:value-type="float" office:value="0" calcext:value-type="float">
            <text:p>0</text:p>
          </table:table-cell>
          <table:table-cell table:formula="of:=([.D40] - [estimation_info_VIN.D40])/[estimation_info_VIN.D40]" office:value-type="float" office:value="-0.0469413362967823" calcext:value-type="float">
            <text:p>-0,0469413362967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6:10</text:p>
          </table:table-cell>
          <table:table-cell office:value-type="float" office:value="-252.030297445127" calcext:value-type="float">
            <text:p>-252,030297445127</text:p>
          </table:table-cell>
          <table:table-cell office:value-type="float" office:value="48" calcext:value-type="float">
            <text:p>48</text:p>
          </table:table-cell>
          <table:table-cell office:value-type="float" office:value="-11.5298202775908" calcext:value-type="float">
            <text:p>-11,5298202775908</text:p>
          </table:table-cell>
          <table:table-cell office:value-type="float" office:value="0.00139739848951273" calcext:value-type="float">
            <text:p>0,001397398489513</text:p>
          </table:table-cell>
          <table:table-cell table:number-columns-repeated="4"/>
          <table:table-cell table:formula="of:=[.B41] - [estimation_info_VIN.B41]" office:value-type="float" office:value="0" calcext:value-type="float">
            <text:p>0</text:p>
          </table:table-cell>
          <table:table-cell table:formula="of:=([.D41] - [estimation_info_VIN.D41])/[estimation_info_VIN.D41]" office:value-type="float" office:value="0.021761795891255" calcext:value-type="float">
            <text:p>0,0217617958912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9:52</text:p>
          </table:table-cell>
          <table:table-cell office:value-type="float" office:value="-394.58701771788" calcext:value-type="float">
            <text:p>-394,58701771788</text:p>
          </table:table-cell>
          <table:table-cell office:value-type="float" office:value="75" calcext:value-type="float">
            <text:p>75</text:p>
          </table:table-cell>
          <table:table-cell office:value-type="float" office:value="-33.6885023354344" calcext:value-type="float">
            <text:p>-33,6885023354344</text:p>
          </table:table-cell>
          <table:table-cell office:value-type="float" office:value="0.0000286316119388572" calcext:value-type="float">
            <text:p>2,86316119388572E-05</text:p>
          </table:table-cell>
          <table:table-cell table:number-columns-repeated="4"/>
          <table:table-cell table:formula="of:=[.B42] - [estimation_info_VIN.B42]" office:value-type="float" office:value="0" calcext:value-type="float">
            <text:p>0</text:p>
          </table:table-cell>
          <table:table-cell table:formula="of:=([.D42] - [estimation_info_VIN.D42])/[estimation_info_VIN.D42]" office:value-type="float" office:value="-0.0107401387858095" calcext:value-type="float">
            <text:p>-0,010740138785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824674987792969" calcext:value-type="float">
            <text:p>0,082467498779297</text:p>
          </table:table-cell>
          <table:table-cell office:value-type="string" calcext:value-type="string">
            <text:p>2020-04-02 07:52:22</text:p>
          </table:table-cell>
          <table:table-cell office:value-type="float" office:value="-359.198066393226" calcext:value-type="float">
            <text:p>-359,198066393226</text:p>
          </table:table-cell>
          <table:table-cell office:value-type="float" office:value="64" calcext:value-type="float">
            <text:p>64</text:p>
          </table:table-cell>
          <table:table-cell office:value-type="float" office:value="-0.00741973642060599" calcext:value-type="float">
            <text:p>-0,007419736420606</text:p>
          </table:table-cell>
          <table:table-cell office:value-type="float" office:value="0.0000749164839001391" calcext:value-type="float">
            <text:p>7,49164839001391E-05</text:p>
          </table:table-cell>
          <table:table-cell table:number-columns-repeated="4"/>
          <table:table-cell table:formula="of:=[.B43] - [estimation_info_VIN.B43]" office:value-type="float" office:value="-0.00414624023437497" calcext:value-type="float">
            <text:p>-0,004146240234375</text:p>
          </table:table-cell>
          <table:table-cell table:formula="of:=([.D43] - [estimation_info_VIN.D43])/[estimation_info_VIN.D43]" office:value-type="float" office:value="-0.0446491290419834" calcext:value-type="float">
            <text:p>-0,0446491290419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64310607910157" calcext:value-type="float">
            <text:p>0,076431060791016</text:p>
          </table:table-cell>
          <table:table-cell office:value-type="string" calcext:value-type="string">
            <text:p>2020-04-02 07:54:06</text:p>
          </table:table-cell>
          <table:table-cell office:value-type="float" office:value="-383.855147704461" calcext:value-type="float">
            <text:p>-383,855147704461</text:p>
          </table:table-cell>
          <table:table-cell office:value-type="float" office:value="67" calcext:value-type="float">
            <text:p>67</text:p>
          </table:table-cell>
          <table:table-cell office:value-type="float" office:value="-0.00407765336027807" calcext:value-type="float">
            <text:p>-0,004077653360278</text:p>
          </table:table-cell>
          <table:table-cell office:value-type="float" office:value="0.0000483084823011622" calcext:value-type="float">
            <text:p>4,83084823011622E-05</text:p>
          </table:table-cell>
          <table:table-cell table:number-columns-repeated="4"/>
          <table:table-cell table:formula="of:=[.B44] - [estimation_info_VIN.B44]" office:value-type="float" office:value="0.00910038757324219" calcext:value-type="float">
            <text:p>0,009100387573242</text:p>
          </table:table-cell>
          <table:table-cell table:formula="of:=([.D44] - [estimation_info_VIN.D44])/[estimation_info_VIN.D44]" office:value-type="float" office:value="-0.0245757385296757" calcext:value-type="float">
            <text:p>-0,0245757385296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04639511108399" calcext:value-type="float">
            <text:p>0,04046395111084</text:p>
          </table:table-cell>
          <table:table-cell office:value-type="string" calcext:value-type="string">
            <text:p>2020-04-02 07:55:48</text:p>
          </table:table-cell>
          <table:table-cell office:value-type="float" office:value="-420.688637470461" calcext:value-type="float">
            <text:p>-420,688637470461</text:p>
          </table:table-cell>
          <table:table-cell office:value-type="float" office:value="75" calcext:value-type="float">
            <text:p>75</text:p>
          </table:table-cell>
          <table:table-cell office:value-type="float" office:value="0.00562494133903602" calcext:value-type="float">
            <text:p>0,005624941339036</text:p>
          </table:table-cell>
          <table:table-cell office:value-type="float" office:value="0.0000303778872962903" calcext:value-type="float">
            <text:p>3,03778872962903E-05</text:p>
          </table:table-cell>
          <table:table-cell table:number-columns-repeated="4"/>
          <table:table-cell table:formula="of:=[.B45] - [estimation_info_VIN.B45]" office:value-type="float" office:value="0.00542669677734376" calcext:value-type="float">
            <text:p>0,005426696777344</text:p>
          </table:table-cell>
          <table:table-cell table:formula="of:=([.D45] - [estimation_info_VIN.D45])/[estimation_info_VIN.D45]" office:value-type="float" office:value="-0.00715565325692655" calcext:value-type="float">
            <text:p>-0,0071556532569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3604850769043" calcext:value-type="float">
            <text:p>0,013604850769043</text:p>
          </table:table-cell>
          <table:table-cell office:value-type="string" calcext:value-type="string">
            <text:p>2020-04-02 07:57:36</text:p>
          </table:table-cell>
          <table:table-cell office:value-type="float" office:value="-382.201373784795" calcext:value-type="float">
            <text:p>-382,201373784795</text:p>
          </table:table-cell>
          <table:table-cell office:value-type="float" office:value="68" calcext:value-type="float">
            <text:p>68</text:p>
          </table:table-cell>
          <table:table-cell office:value-type="float" office:value="0.0281528461104299" calcext:value-type="float">
            <text:p>0,02815284611043</text:p>
          </table:table-cell>
          <table:table-cell office:value-type="float" office:value="0.0000212441030084652" calcext:value-type="float">
            <text:p>2,12441030084652E-05</text:p>
          </table:table-cell>
          <table:table-cell table:number-columns-repeated="4"/>
          <table:table-cell table:formula="of:=[.B46] - [estimation_info_VIN.B46]" office:value-type="float" office:value="0.00615838623046875" calcext:value-type="float">
            <text:p>0,006158386230469</text:p>
          </table:table-cell>
          <table:table-cell table:formula="of:=([.D46] - [estimation_info_VIN.D46])/[estimation_info_VIN.D46]" office:value-type="float" office:value="0.00678917617885894" calcext:value-type="float">
            <text:p>0,0067891761788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9187698364258" calcext:value-type="float">
            <text:p>0,017918769836426</text:p>
          </table:table-cell>
          <table:table-cell office:value-type="string" calcext:value-type="string">
            <text:p>2020-04-02 07:59:23</text:p>
          </table:table-cell>
          <table:table-cell office:value-type="float" office:value="-283.149447048722" calcext:value-type="float">
            <text:p>-283,149447048722</text:p>
          </table:table-cell>
          <table:table-cell office:value-type="float" office:value="50" calcext:value-type="float">
            <text:p>50</text:p>
          </table:table-cell>
          <table:table-cell office:value-type="float" office:value="0.00355850691723925" calcext:value-type="float">
            <text:p>0,003558506917239</text:p>
          </table:table-cell>
          <table:table-cell office:value-type="float" office:value="0.0000183607389273495" calcext:value-type="float">
            <text:p>1,83607389273495E-05</text:p>
          </table:table-cell>
          <table:table-cell table:number-columns-repeated="4"/>
          <table:table-cell table:formula="of:=[.B47] - [estimation_info_VIN.B47]" office:value-type="float" office:value="-0.00135667419433593" calcext:value-type="float">
            <text:p>-0,001356674194336</text:p>
          </table:table-cell>
          <table:table-cell table:formula="of:=([.D47] - [estimation_info_VIN.D47])/[estimation_info_VIN.D47]" office:value-type="float" office:value="-0.0142015356868073" calcext:value-type="float">
            <text:p>-0,0142015356868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01:39</text:p>
          </table:table-cell>
          <table:table-cell office:value-type="float" office:value="-307.600529310733" calcext:value-type="float">
            <text:p>-307,600529310733</text:p>
          </table:table-cell>
          <table:table-cell office:value-type="float" office:value="50" calcext:value-type="float">
            <text:p>50</text:p>
          </table:table-cell>
          <table:table-cell office:value-type="float" office:value="-34.687239203377" calcext:value-type="float">
            <text:p>-34,687239203377</text:p>
          </table:table-cell>
          <table:table-cell office:value-type="float" office:value="0.000572111276079934" calcext:value-type="float">
            <text:p>0,00057211127608</text:p>
          </table:table-cell>
          <table:table-cell table:number-columns-repeated="4"/>
          <table:table-cell table:formula="of:=[.B48] - [estimation_info_VIN.B48]" office:value-type="float" office:value="0" calcext:value-type="float">
            <text:p>0</text:p>
          </table:table-cell>
          <table:table-cell table:formula="of:=([.D48] - [estimation_info_VIN.D48])/[estimation_info_VIN.D48]" office:value-type="float" office:value="-0.0323739739107485" calcext:value-type="float">
            <text:p>-0,0323739739107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17313137054443" calcext:value-type="float">
            <text:p>0,031731313705444</text:p>
          </table:table-cell>
          <table:table-cell office:value-type="string" calcext:value-type="string">
            <text:p>2020-04-02 08:08:07</text:p>
          </table:table-cell>
          <table:table-cell office:value-type="float" office:value="-955.733395369462" calcext:value-type="float">
            <text:p>-955,733395369462</text:p>
          </table:table-cell>
          <table:table-cell office:value-type="float" office:value="172" calcext:value-type="float">
            <text:p>172</text:p>
          </table:table-cell>
          <table:table-cell office:value-type="float" office:value="0.00579698002502926" calcext:value-type="float">
            <text:p>0,005796980025029</text:p>
          </table:table-cell>
          <table:table-cell office:value-type="float" office:value="0.00000175178891023726" calcext:value-type="float">
            <text:p>1,75178891023726E-06</text:p>
          </table:table-cell>
          <table:table-cell table:number-columns-repeated="4"/>
          <table:table-cell table:formula="of:=[.B49] - [estimation_info_VIN.B49]" office:value-type="float" office:value="0.00320495223999023" calcext:value-type="float">
            <text:p>0,00320495223999</text:p>
          </table:table-cell>
          <table:table-cell table:formula="of:=([.D49] - [estimation_info_VIN.D49])/[estimation_info_VIN.D49]" office:value-type="float" office:value="0.00212813451786355" calcext:value-type="float">
            <text:p>0,0021281345178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2808578491211" calcext:value-type="float">
            <text:p>0,472808578491211</text:p>
          </table:table-cell>
          <table:table-cell office:value-type="string" calcext:value-type="string">
            <text:p>2020-04-02 08:13:26</text:p>
          </table:table-cell>
          <table:table-cell office:value-type="float" office:value="-1197.78052055798" calcext:value-type="float">
            <text:p>-1197,78052055798</text:p>
          </table:table-cell>
          <table:table-cell office:value-type="float" office:value="202" calcext:value-type="float">
            <text:p>202</text:p>
          </table:table-cell>
          <table:table-cell office:value-type="float" office:value="0.00820535265814981" calcext:value-type="float">
            <text:p>0,00820535265815</text:p>
          </table:table-cell>
          <table:table-cell office:value-type="float" office:value="0.0000079289965778404" calcext:value-type="float">
            <text:p>7,9289965778404E-06</text:p>
          </table:table-cell>
          <table:table-cell table:number-columns-repeated="4"/>
          <table:table-cell table:formula="of:=[.B50] - [estimation_info_VIN.B50]" office:value-type="float" office:value="0.00649374389648427" calcext:value-type="float">
            <text:p>0,006493743896484</text:p>
          </table:table-cell>
          <table:table-cell table:formula="of:=([.D50] - [estimation_info_VIN.D50])/[estimation_info_VIN.D50]" office:value-type="float" office:value="-0.0241501224439529" calcext:value-type="float">
            <text:p>-0,0241501224439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23729591369629" calcext:value-type="float">
            <text:p>0,052372959136963</text:p>
          </table:table-cell>
          <table:table-cell office:value-type="string" calcext:value-type="string">
            <text:p>2020-04-02 08:14:57</text:p>
          </table:table-cell>
          <table:table-cell office:value-type="float" office:value="-983.497856200128" calcext:value-type="float">
            <text:p>-983,497856200128</text:p>
          </table:table-cell>
          <table:table-cell office:value-type="float" office:value="165" calcext:value-type="float">
            <text:p>165</text:p>
          </table:table-cell>
          <table:table-cell office:value-type="float" office:value="0.00318872890940614" calcext:value-type="float">
            <text:p>0,003188728909406</text:p>
          </table:table-cell>
          <table:table-cell office:value-type="float" office:value="0.0000043198934662953" calcext:value-type="float">
            <text:p>4,3198934662953E-06</text:p>
          </table:table-cell>
          <table:table-cell table:number-columns-repeated="4"/>
          <table:table-cell table:formula="of:=[.B51] - [estimation_info_VIN.B51]" office:value-type="float" office:value="-0.0271601600646973" calcext:value-type="float">
            <text:p>-0,027160160064697</text:p>
          </table:table-cell>
          <table:table-cell table:formula="of:=([.D51] - [estimation_info_VIN.D51])/[estimation_info_VIN.D51]" office:value-type="float" office:value="-0.0433462692228406" calcext:value-type="float">
            <text:p>-0,0433462692228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7787002563477" calcext:value-type="float">
            <text:p>0,107787002563477</text:p>
          </table:table-cell>
          <table:table-cell office:value-type="string" calcext:value-type="string">
            <text:p>2020-04-02 08:17:15</text:p>
          </table:table-cell>
          <table:table-cell office:value-type="float" office:value="-832.581721088542" calcext:value-type="float">
            <text:p>-832,581721088542</text:p>
          </table:table-cell>
          <table:table-cell office:value-type="float" office:value="138" calcext:value-type="float">
            <text:p>138</text:p>
          </table:table-cell>
          <table:table-cell office:value-type="float" office:value="0.00206457118126746" calcext:value-type="float">
            <text:p>0,002064571181267</text:p>
          </table:table-cell>
          <table:table-cell office:value-type="float" office:value="0.0000183825046936249" calcext:value-type="float">
            <text:p>1,83825046936249E-05</text:p>
          </table:table-cell>
          <table:table-cell table:number-columns-repeated="4"/>
          <table:table-cell table:formula="of:=[.B52] - [estimation_info_VIN.B52]" office:value-type="float" office:value="0.0098473205566406" calcext:value-type="float">
            <text:p>0,009847320556641</text:p>
          </table:table-cell>
          <table:table-cell table:formula="of:=([.D52] - [estimation_info_VIN.D52])/[estimation_info_VIN.D52]" office:value-type="float" office:value="-0.0318420474240942" calcext:value-type="float">
            <text:p>-0,0318420474240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19:15</text:p>
          </table:table-cell>
          <table:table-cell office:value-type="float" office:value="-605.216956676325" calcext:value-type="float">
            <text:p>-605,216956676325</text:p>
          </table:table-cell>
          <table:table-cell office:value-type="float" office:value="103" calcext:value-type="float">
            <text:p>103</text:p>
          </table:table-cell>
          <table:table-cell office:value-type="float" office:value="-15.7618274598369" calcext:value-type="float">
            <text:p>-15,7618274598369</text:p>
          </table:table-cell>
          <table:table-cell office:value-type="float" office:value="0.0000189164259517803" calcext:value-type="float">
            <text:p>1,89164259517803E-05</text:p>
          </table:table-cell>
          <table:table-cell table:number-columns-repeated="4"/>
          <table:table-cell table:formula="of:=[.B53] - [estimation_info_VIN.B53]" office:value-type="float" office:value="0" calcext:value-type="float">
            <text:p>0</text:p>
          </table:table-cell>
          <table:table-cell table:formula="of:=([.D53] - [estimation_info_VIN.D53])/[estimation_info_VIN.D53]" office:value-type="float" office:value="-0.0403806693902447" calcext:value-type="float">
            <text:p>-0,0403806693902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05612655639648" calcext:value-type="float">
            <text:p>0,505612655639648</text:p>
          </table:table-cell>
          <table:table-cell office:value-type="string" calcext:value-type="string">
            <text:p>2020-04-02 08:24:36</text:p>
          </table:table-cell>
          <table:table-cell office:value-type="float" office:value="-1343.51495300899" calcext:value-type="float">
            <text:p>-1343,51495300899</text:p>
          </table:table-cell>
          <table:table-cell office:value-type="float" office:value="240" calcext:value-type="float">
            <text:p>240</text:p>
          </table:table-cell>
          <table:table-cell office:value-type="float" office:value="0.0016352348475015" calcext:value-type="float">
            <text:p>0,001635234847502</text:p>
          </table:table-cell>
          <table:table-cell office:value-type="float" office:value="0.0000077365616632149" calcext:value-type="float">
            <text:p>7,7365616632149E-06</text:p>
          </table:table-cell>
          <table:table-cell table:number-columns-repeated="4"/>
          <table:table-cell table:formula="of:=[.B54] - [estimation_info_VIN.B54]" office:value-type="float" office:value="-0.0249993896484375" calcext:value-type="float">
            <text:p>-0,024999389648438</text:p>
          </table:table-cell>
          <table:table-cell table:formula="of:=([.D54] - [estimation_info_VIN.D54])/[estimation_info_VIN.D54]" office:value-type="float" office:value="-0.00174837276167719" calcext:value-type="float">
            <text:p>-0,0017483727616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421369285583496" calcext:value-type="float">
            <text:p>0,04213692855835</text:p>
          </table:table-cell>
          <table:table-cell office:value-type="string" calcext:value-type="string">
            <text:p>2020-04-02 08:26:08</text:p>
          </table:table-cell>
          <table:table-cell office:value-type="float" office:value="-1363.57136627353" calcext:value-type="float">
            <text:p>-1363,57136627353</text:p>
          </table:table-cell>
          <table:table-cell office:value-type="float" office:value="243" calcext:value-type="float">
            <text:p>243</text:p>
          </table:table-cell>
          <table:table-cell office:value-type="float" office:value="-0.00224200455611623" calcext:value-type="float">
            <text:p>-0,002242004556116</text:p>
          </table:table-cell>
          <table:table-cell office:value-type="float" office:value="0.00000236373404693445" calcext:value-type="float">
            <text:p>2,36373404693445E-06</text:p>
          </table:table-cell>
          <table:table-cell table:number-columns-repeated="4"/>
          <table:table-cell table:formula="of:=[.B55] - [estimation_info_VIN.B55]" office:value-type="float" office:value="-0.0121186065673828" calcext:value-type="float">
            <text:p>-0,012118606567383</text:p>
          </table:table-cell>
          <table:table-cell table:formula="of:=([.D55] - [estimation_info_VIN.D55])/[estimation_info_VIN.D55]" office:value-type="float" office:value="-0.0274905777044827" calcext:value-type="float">
            <text:p>-0,0274905777044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10147308349609" calcext:value-type="float">
            <text:p>0,210147308349609</text:p>
          </table:table-cell>
          <table:table-cell office:value-type="string" calcext:value-type="string">
            <text:p>2020-04-02 08:27:51</text:p>
          </table:table-cell>
          <table:table-cell office:value-type="float" office:value="-968.564716966095" calcext:value-type="float">
            <text:p>-968,564716966095</text:p>
          </table:table-cell>
          <table:table-cell office:value-type="float" office:value="169" calcext:value-type="float">
            <text:p>169</text:p>
          </table:table-cell>
          <table:table-cell office:value-type="float" office:value="0.00115370321124197" calcext:value-type="float">
            <text:p>0,001153703211242</text:p>
          </table:table-cell>
          <table:table-cell office:value-type="float" office:value="0.0000278185674923425" calcext:value-type="float">
            <text:p>2,78185674923425E-05</text:p>
          </table:table-cell>
          <table:table-cell table:number-columns-repeated="4"/>
          <table:table-cell table:formula="of:=[.B56] - [estimation_info_VIN.B56]" office:value-type="float" office:value="0.00981683349609375" calcext:value-type="float">
            <text:p>0,009816833496094</text:p>
          </table:table-cell>
          <table:table-cell table:formula="of:=([.D56] - [estimation_info_VIN.D56])/[estimation_info_VIN.D56]" office:value-type="float" office:value="-0.0647267257833214" calcext:value-type="float">
            <text:p>-0,0647267257833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0296516418457" calcext:value-type="float">
            <text:p>0,003029651641846</text:p>
          </table:table-cell>
          <table:table-cell office:value-type="string" calcext:value-type="string">
            <text:p>2020-04-02 08:29:45</text:p>
          </table:table-cell>
          <table:table-cell office:value-type="float" office:value="-879.953804508193" calcext:value-type="float">
            <text:p>-879,953804508193</text:p>
          </table:table-cell>
          <table:table-cell office:value-type="float" office:value="159" calcext:value-type="float">
            <text:p>159</text:p>
          </table:table-cell>
          <table:table-cell office:value-type="float" office:value="-0.00453718124597485" calcext:value-type="float">
            <text:p>-0,004537181245975</text:p>
          </table:table-cell>
          <table:table-cell office:value-type="float" office:value="0.00000370986909617289" calcext:value-type="float">
            <text:p>3,70986909617289E-06</text:p>
          </table:table-cell>
          <table:table-cell table:number-columns-repeated="4"/>
          <table:table-cell table:formula="of:=[.B57] - [estimation_info_VIN.B57]" office:value-type="float" office:value="-0.00115088653564453" calcext:value-type="float">
            <text:p>-0,001150886535645</text:p>
          </table:table-cell>
          <table:table-cell table:formula="of:=([.D57] - [estimation_info_VIN.D57])/[estimation_info_VIN.D57]" office:value-type="float" office:value="-0.0161500785021642" calcext:value-type="float">
            <text:p>-0,0161500785021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32:14</text:p>
          </table:table-cell>
          <table:table-cell office:value-type="float" office:value="-955.173586328538" calcext:value-type="float">
            <text:p>-955,173586328538</text:p>
          </table:table-cell>
          <table:table-cell office:value-type="float" office:value="170" calcext:value-type="float">
            <text:p>170</text:p>
          </table:table-cell>
          <table:table-cell office:value-type="float" office:value="-87.706576949471" calcext:value-type="float">
            <text:p>-87,706576949471</text:p>
          </table:table-cell>
          <table:table-cell office:value-type="float" office:value="0.00006115373465998" calcext:value-type="float">
            <text:p>6,115373465998E-05</text:p>
          </table:table-cell>
          <table:table-cell table:number-columns-repeated="4"/>
          <table:table-cell table:formula="of:=[.B58] - [estimation_info_VIN.B58]" office:value-type="float" office:value="0" calcext:value-type="float">
            <text:p>0</text:p>
          </table:table-cell>
          <table:table-cell table:formula="of:=([.D58] - [estimation_info_VIN.D58])/[estimation_info_VIN.D58]" office:value-type="float" office:value="-0.0308619708733724" calcext:value-type="float">
            <text:p>-0,0308619708733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74490547180176" calcext:value-type="float">
            <text:p>0,057449054718018</text:p>
          </table:table-cell>
          <table:table-cell office:value-type="string" calcext:value-type="string">
            <text:p>2020-04-02 08:36:03</text:p>
          </table:table-cell>
          <table:table-cell office:value-type="float" office:value="-873.165990890369" calcext:value-type="float">
            <text:p>-873,165990890369</text:p>
          </table:table-cell>
          <table:table-cell office:value-type="float" office:value="162" calcext:value-type="float">
            <text:p>162</text:p>
          </table:table-cell>
          <table:table-cell office:value-type="float" office:value="0.00184120229866958" calcext:value-type="float">
            <text:p>0,00184120229867</text:p>
          </table:table-cell>
          <table:table-cell office:value-type="float" office:value="0.00000464402030416916" calcext:value-type="float">
            <text:p>4,64402030416916E-06</text:p>
          </table:table-cell>
          <table:table-cell table:number-columns-repeated="4"/>
          <table:table-cell table:formula="of:=[.B59] - [estimation_info_VIN.B59]" office:value-type="float" office:value="-0.0093252296447754" calcext:value-type="float">
            <text:p>-0,009325229644775</text:p>
          </table:table-cell>
          <table:table-cell table:formula="of:=([.D59] - [estimation_info_VIN.D59])/[estimation_info_VIN.D59]" office:value-type="float" office:value="-0.00994920602255316" calcext:value-type="float">
            <text:p>-0,0099492060225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40570953369141" calcext:value-type="float">
            <text:p>0,340570953369141</text:p>
          </table:table-cell>
          <table:table-cell office:value-type="string" calcext:value-type="string">
            <text:p>2020-04-02 08:38:01</text:p>
          </table:table-cell>
          <table:table-cell office:value-type="float" office:value="-785.854965835147" calcext:value-type="float">
            <text:p>-785,854965835147</text:p>
          </table:table-cell>
          <table:table-cell office:value-type="float" office:value="140" calcext:value-type="float">
            <text:p>140</text:p>
          </table:table-cell>
          <table:table-cell office:value-type="float" office:value="0.00155882335447203" calcext:value-type="float">
            <text:p>0,001558823354472</text:p>
          </table:table-cell>
          <table:table-cell office:value-type="float" office:value="0.0000321784504876575" calcext:value-type="float">
            <text:p>3,21784504876575E-05</text:p>
          </table:table-cell>
          <table:table-cell table:number-columns-repeated="4"/>
          <table:table-cell table:formula="of:=[.B60] - [estimation_info_VIN.B60]" office:value-type="float" office:value="-0.00256091308593737" calcext:value-type="float">
            <text:p>-0,002560913085937</text:p>
          </table:table-cell>
          <table:table-cell table:formula="of:=([.D60] - [estimation_info_VIN.D60])/[estimation_info_VIN.D60]" office:value-type="float" office:value="-0.0583007508841508" calcext:value-type="float">
            <text:p>-0,0583007508841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39:41</text:p>
          </table:table-cell>
          <table:table-cell office:value-type="float" office:value="-908.582205790522" calcext:value-type="float">
            <text:p>-908,582205790522</text:p>
          </table:table-cell>
          <table:table-cell office:value-type="float" office:value="160" calcext:value-type="float">
            <text:p>160</text:p>
          </table:table-cell>
          <table:table-cell office:value-type="float" office:value="-51.9427526982223" calcext:value-type="float">
            <text:p>-51,9427526982223</text:p>
          </table:table-cell>
          <table:table-cell office:value-type="float" office:value="0.0000614462540165718" calcext:value-type="float">
            <text:p>6,14462540165718E-05</text:p>
          </table:table-cell>
          <table:table-cell table:number-columns-repeated="4"/>
          <table:table-cell table:formula="of:=[.B61] - [estimation_info_VIN.B61]" office:value-type="float" office:value="0" calcext:value-type="float">
            <text:p>0</text:p>
          </table:table-cell>
          <table:table-cell table:formula="of:=([.D61] - [estimation_info_VIN.D61])/[estimation_info_VIN.D61]" office:value-type="float" office:value="-0.0199621512064025" calcext:value-type="float">
            <text:p>-0,0199621512064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55316329956055" calcext:value-type="float">
            <text:p>0,155316329956055</text:p>
          </table:table-cell>
          <table:table-cell office:value-type="string" calcext:value-type="string">
            <text:p>2020-04-02 08:41:45</text:p>
          </table:table-cell>
          <table:table-cell office:value-type="float" office:value="-1010.38340856884" calcext:value-type="float">
            <text:p>-1010,38340856884</text:p>
          </table:table-cell>
          <table:table-cell office:value-type="float" office:value="180" calcext:value-type="float">
            <text:p>180</text:p>
          </table:table-cell>
          <table:table-cell office:value-type="float" office:value="-0.00376668996833492" calcext:value-type="float">
            <text:p>-0,003766689968335</text:p>
          </table:table-cell>
          <table:table-cell office:value-type="float" office:value="0.0000168574208692597" calcext:value-type="float">
            <text:p>1,68574208692597E-05</text:p>
          </table:table-cell>
          <table:table-cell table:number-columns-repeated="4"/>
          <table:table-cell table:formula="of:=[.B62] - [estimation_info_VIN.B62]" office:value-type="float" office:value="0.00704251098632813" calcext:value-type="float">
            <text:p>0,007042510986328</text:p>
          </table:table-cell>
          <table:table-cell table:formula="of:=([.D62] - [estimation_info_VIN.D62])/[estimation_info_VIN.D62]" office:value-type="float" office:value="-0.00148529142290186" calcext:value-type="float">
            <text:p>-0,0014852914229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43:20</text:p>
          </table:table-cell>
          <table:table-cell office:value-type="float" office:value="-682.728957628244" calcext:value-type="float">
            <text:p>-682,728957628244</text:p>
          </table:table-cell>
          <table:table-cell office:value-type="float" office:value="123" calcext:value-type="float">
            <text:p>123</text:p>
          </table:table-cell>
          <table:table-cell office:value-type="float" office:value="-42.1836975887289" calcext:value-type="float">
            <text:p>-42,1836975887289</text:p>
          </table:table-cell>
          <table:table-cell office:value-type="float" office:value="0.0000530369621825499" calcext:value-type="float">
            <text:p>5,30369621825499E-05</text:p>
          </table:table-cell>
          <table:table-cell table:number-columns-repeated="4"/>
          <table:table-cell table:formula="of:=[.B63] - [estimation_info_VIN.B63]" office:value-type="float" office:value="0" calcext:value-type="float">
            <text:p>0</text:p>
          </table:table-cell>
          <table:table-cell table:formula="of:=([.D63] - [estimation_info_VIN.D63])/[estimation_info_VIN.D63]" office:value-type="float" office:value="-0.0342416730784161" calcext:value-type="float">
            <text:p>-0,0342416730784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850779533386231" calcext:value-type="float">
            <text:p>0,008507795333862</text:p>
          </table:table-cell>
          <table:table-cell office:value-type="string" calcext:value-type="string">
            <text:p>2020-04-02 08:45:47</text:p>
          </table:table-cell>
          <table:table-cell office:value-type="float" office:value="-815.543689857702" calcext:value-type="float">
            <text:p>-815,543689857702</text:p>
          </table:table-cell>
          <table:table-cell office:value-type="float" office:value="147" calcext:value-type="float">
            <text:p>147</text:p>
          </table:table-cell>
          <table:table-cell office:value-type="float" office:value="0.00773736761258825" calcext:value-type="float">
            <text:p>0,007737367612588</text:p>
          </table:table-cell>
          <table:table-cell office:value-type="float" office:value="0.00000139557879293562" calcext:value-type="float">
            <text:p>1,39557879293562E-06</text:p>
          </table:table-cell>
          <table:table-cell table:number-columns-repeated="4"/>
          <table:table-cell table:formula="of:=[.B64] - [estimation_info_VIN.B64]" office:value-type="float" office:value="-0.00224460983276367" calcext:value-type="float">
            <text:p>-0,002244609832764</text:p>
          </table:table-cell>
          <table:table-cell table:formula="of:=([.D64] - [estimation_info_VIN.D64])/[estimation_info_VIN.D64]" office:value-type="float" office:value="-0.0178561873404181" calcext:value-type="float">
            <text:p>-0,0178561873404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653185272216797" calcext:value-type="float">
            <text:p>0,006531852722168</text:p>
          </table:table-cell>
          <table:table-cell office:value-type="string" calcext:value-type="string">
            <text:p>2020-04-02 08:48:52</text:p>
          </table:table-cell>
          <table:table-cell office:value-type="float" office:value="-928.206945966468" calcext:value-type="float">
            <text:p>-928,206945966468</text:p>
          </table:table-cell>
          <table:table-cell office:value-type="float" office:value="164" calcext:value-type="float">
            <text:p>164</text:p>
          </table:table-cell>
          <table:table-cell office:value-type="float" office:value="0.00562086690970887" calcext:value-type="float">
            <text:p>0,005620866909709</text:p>
          </table:table-cell>
          <table:table-cell office:value-type="float" office:value="0.0000075414539092594" calcext:value-type="float">
            <text:p>7,5414539092594E-06</text:p>
          </table:table-cell>
          <table:table-cell table:number-columns-repeated="4"/>
          <table:table-cell table:formula="of:=[.B65] - [estimation_info_VIN.B65]" office:value-type="float" office:value="-0.0294886093139649" calcext:value-type="float">
            <text:p>-0,029488609313965</text:p>
          </table:table-cell>
          <table:table-cell table:formula="of:=([.D65] - [estimation_info_VIN.D65])/[estimation_info_VIN.D65]" office:value-type="float" office:value="0.0292607093026286" calcext:value-type="float">
            <text:p>0,0292607093026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3356559753418" calcext:value-type="float">
            <text:p>0,193356559753418</text:p>
          </table:table-cell>
          <table:table-cell office:value-type="string" calcext:value-type="string">
            <text:p>2020-04-02 08:52:11</text:p>
          </table:table-cell>
          <table:table-cell office:value-type="float" office:value="-1268.71564036715" calcext:value-type="float">
            <text:p>-1268,71564036715</text:p>
          </table:table-cell>
          <table:table-cell office:value-type="float" office:value="221" calcext:value-type="float">
            <text:p>221</text:p>
          </table:table-cell>
          <table:table-cell office:value-type="float" office:value="0.00112940591667327" calcext:value-type="float">
            <text:p>0,001129405916673</text:p>
          </table:table-cell>
          <table:table-cell office:value-type="float" office:value="0.00000681220833507706" calcext:value-type="float">
            <text:p>6,81220833507706E-06</text:p>
          </table:table-cell>
          <table:table-cell table:number-columns-repeated="4"/>
          <table:table-cell table:formula="of:=[.B66] - [estimation_info_VIN.B66]" office:value-type="float" office:value="-0.00332308959960928" calcext:value-type="float">
            <text:p>-0,003323089599609</text:p>
          </table:table-cell>
          <table:table-cell table:formula="of:=([.D66] - [estimation_info_VIN.D66])/[estimation_info_VIN.D66]" office:value-type="float" office:value="-0.0522053650150774" calcext:value-type="float">
            <text:p>-0,0522053650150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88270401000977" calcext:value-type="float">
            <text:p>0,288270401000977</text:p>
          </table:table-cell>
          <table:table-cell office:value-type="string" calcext:value-type="string">
            <text:p>2020-04-02 08:54:10</text:p>
          </table:table-cell>
          <table:table-cell office:value-type="float" office:value="-1017.63627028544" calcext:value-type="float">
            <text:p>-1017,63627028544</text:p>
          </table:table-cell>
          <table:table-cell office:value-type="float" office:value="174" calcext:value-type="float">
            <text:p>174</text:p>
          </table:table-cell>
          <table:table-cell office:value-type="float" office:value="-0.00376722545401366" calcext:value-type="float">
            <text:p>-0,003767225454014</text:p>
          </table:table-cell>
          <table:table-cell office:value-type="float" office:value="0.0000168523914819018" calcext:value-type="float">
            <text:p>1,68523914819018E-05</text:p>
          </table:table-cell>
          <table:table-cell table:number-columns-repeated="4"/>
          <table:table-cell table:formula="of:=[.B67] - [estimation_info_VIN.B67]" office:value-type="float" office:value="-0.0162496032714843" calcext:value-type="float">
            <text:p>-0,016249603271484</text:p>
          </table:table-cell>
          <table:table-cell table:formula="of:=([.D67] - [estimation_info_VIN.D67])/[estimation_info_VIN.D67]" office:value-type="float" office:value="-0.0329588738300046" calcext:value-type="float">
            <text:p>-0,0329588738300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56:12</text:p>
          </table:table-cell>
          <table:table-cell office:value-type="float" office:value="-994.012330964442" calcext:value-type="float">
            <text:p>-994,012330964442</text:p>
          </table:table-cell>
          <table:table-cell office:value-type="float" office:value="175" calcext:value-type="float">
            <text:p>175</text:p>
          </table:table-cell>
          <table:table-cell office:value-type="float" office:value="-27.0279952208684" calcext:value-type="float">
            <text:p>-27,0279952208684</text:p>
          </table:table-cell>
          <table:table-cell office:value-type="float" office:value="0.0000135973612057403" calcext:value-type="float">
            <text:p>1,35973612057403E-05</text:p>
          </table:table-cell>
          <table:table-cell table:number-columns-repeated="4"/>
          <table:table-cell table:formula="of:=[.B68] - [estimation_info_VIN.B68]" office:value-type="float" office:value="0" calcext:value-type="float">
            <text:p>0</text:p>
          </table:table-cell>
          <table:table-cell table:formula="of:=([.D68] - [estimation_info_VIN.D68])/[estimation_info_VIN.D68]" office:value-type="float" office:value="0.00299393757510253" calcext:value-type="float">
            <text:p>0,002993937575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604405975341797" calcext:value-type="float">
            <text:p>0,006044059753418</text:p>
          </table:table-cell>
          <table:table-cell office:value-type="string" calcext:value-type="string">
            <text:p>2020-04-02 08:57:46</text:p>
          </table:table-cell>
          <table:table-cell office:value-type="float" office:value="-806.056168014991" calcext:value-type="float">
            <text:p>-806,056168014991</text:p>
          </table:table-cell>
          <table:table-cell office:value-type="float" office:value="144" calcext:value-type="float">
            <text:p>144</text:p>
          </table:table-cell>
          <table:table-cell office:value-type="float" office:value="-0.00682717452041959" calcext:value-type="float">
            <text:p>-0,00682717452042</text:p>
          </table:table-cell>
          <table:table-cell office:value-type="float" office:value="0.00000719275569387864" calcext:value-type="float">
            <text:p>7,19275569387864E-06</text:p>
          </table:table-cell>
          <table:table-cell table:number-columns-repeated="4"/>
          <table:table-cell table:formula="of:=[.B69] - [estimation_info_VIN.B69]" office:value-type="float" office:value="0.00192068481445313" calcext:value-type="float">
            <text:p>0,001920684814453</text:p>
          </table:table-cell>
          <table:table-cell table:formula="of:=([.D69] - [estimation_info_VIN.D69])/[estimation_info_VIN.D69]" office:value-type="float" office:value="-0.0661486405716859" calcext:value-type="float">
            <text:p>-0,0661486405716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00:07</text:p>
          </table:table-cell>
          <table:table-cell office:value-type="float" office:value="-828.242868944099" calcext:value-type="float">
            <text:p>-828,242868944099</text:p>
          </table:table-cell>
          <table:table-cell office:value-type="float" office:value="154" calcext:value-type="float">
            <text:p>154</text:p>
          </table:table-cell>
          <table:table-cell office:value-type="float" office:value="-9.59343540271829" calcext:value-type="float">
            <text:p>-9,59343540271829</text:p>
          </table:table-cell>
          <table:table-cell office:value-type="float" office:value="0.00000592068420031529" calcext:value-type="float">
            <text:p>5,92068420031529E-06</text:p>
          </table:table-cell>
          <table:table-cell table:number-columns-repeated="4"/>
          <table:table-cell table:formula="of:=[.B70] - [estimation_info_VIN.B70]" office:value-type="float" office:value="-0.00506466293334961" calcext:value-type="float">
            <text:p>-0,00506466293335</text:p>
          </table:table-cell>
          <table:table-cell table:formula="of:=([.D70] - [estimation_info_VIN.D70])/[estimation_info_VIN.D70]" office:value-type="float" office:value="-0.0343357099072426" calcext:value-type="float">
            <text:p>-0,0343357099072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261617088317871" calcext:value-type="float">
            <text:p>0,002616170883179</text:p>
          </table:table-cell>
          <table:table-cell office:value-type="string" calcext:value-type="string">
            <text:p>2020-04-02 09:02:26</text:p>
          </table:table-cell>
          <table:table-cell office:value-type="float" office:value="-747.432571915689" calcext:value-type="float">
            <text:p>-747,432571915689</text:p>
          </table:table-cell>
          <table:table-cell office:value-type="float" office:value="134" calcext:value-type="float">
            <text:p>134</text:p>
          </table:table-cell>
          <table:table-cell office:value-type="float" office:value="0.00251635706416087" calcext:value-type="float">
            <text:p>0,002516357064161</text:p>
          </table:table-cell>
          <table:table-cell office:value-type="float" office:value="0.00000149930197377827" calcext:value-type="float">
            <text:p>1,49930197377827E-06</text:p>
          </table:table-cell>
          <table:table-cell table:number-columns-repeated="4"/>
          <table:table-cell table:formula="of:=[.B71] - [estimation_info_VIN.B71]" office:value-type="float" office:value="-0.0030677604675293" calcext:value-type="float">
            <text:p>-0,003067760467529</text:p>
          </table:table-cell>
          <table:table-cell table:formula="of:=([.D71] - [estimation_info_VIN.D71])/[estimation_info_VIN.D71]" office:value-type="float" office:value="-0.0245608078570437" calcext:value-type="float">
            <text:p>-0,0245608078570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01362152099609" calcext:value-type="float">
            <text:p>0,040136215209961</text:p>
          </table:table-cell>
          <table:table-cell office:value-type="string" calcext:value-type="string">
            <text:p>2020-04-02 09:04:34</text:p>
          </table:table-cell>
          <table:table-cell office:value-type="float" office:value="-573.245545494201" calcext:value-type="float">
            <text:p>-573,245545494201</text:p>
          </table:table-cell>
          <table:table-cell office:value-type="float" office:value="102" calcext:value-type="float">
            <text:p>102</text:p>
          </table:table-cell>
          <table:table-cell office:value-type="float" office:value="0.00510313425776045" calcext:value-type="float">
            <text:p>0,00510313425776</text:p>
          </table:table-cell>
          <table:table-cell office:value-type="float" office:value="0.0000180801045118506" calcext:value-type="float">
            <text:p>1,80801045118506E-05</text:p>
          </table:table-cell>
          <table:table-cell table:number-columns-repeated="4"/>
          <table:table-cell table:formula="of:=[.B72] - [estimation_info_VIN.B72]" office:value-type="float" office:value="-0.0172861633300781" calcext:value-type="float">
            <text:p>-0,017286163330078</text:p>
          </table:table-cell>
          <table:table-cell table:formula="of:=([.D72] - [estimation_info_VIN.D72])/[estimation_info_VIN.D72]" office:value-type="float" office:value="-0.0261787179732576" calcext:value-type="float">
            <text:p>-0,0261787179732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338787460327148" calcext:value-type="float">
            <text:p>0,003387874603271</text:p>
          </table:table-cell>
          <table:table-cell office:value-type="string" calcext:value-type="string">
            <text:p>2020-04-02 09:06:58</text:p>
          </table:table-cell>
          <table:table-cell office:value-type="float" office:value="-662.367525410754" calcext:value-type="float">
            <text:p>-662,367525410754</text:p>
          </table:table-cell>
          <table:table-cell office:value-type="float" office:value="121" calcext:value-type="float">
            <text:p>121</text:p>
          </table:table-cell>
          <table:table-cell office:value-type="float" office:value="0.00262845726964728" calcext:value-type="float">
            <text:p>0,002628457269647</text:p>
          </table:table-cell>
          <table:table-cell office:value-type="float" office:value="0.00000459130430686292" calcext:value-type="float">
            <text:p>4,59130430686292E-06</text:p>
          </table:table-cell>
          <table:table-cell table:number-columns-repeated="4"/>
          <table:table-cell table:formula="of:=[.B73] - [estimation_info_VIN.B73]" office:value-type="float" office:value="0.00338787460327148" calcext:value-type="float">
            <text:p>0,003387874603271</text:p>
          </table:table-cell>
          <table:table-cell table:formula="of:=([.D73] - [estimation_info_VIN.D73])/[estimation_info_VIN.D73]" office:value-type="float" office:value="0.0188330158048918" calcext:value-type="float">
            <text:p>0,0188330158048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09:02</text:p>
          </table:table-cell>
          <table:table-cell office:value-type="float" office:value="-680.832794982077" calcext:value-type="float">
            <text:p>-680,832794982077</text:p>
          </table:table-cell>
          <table:table-cell office:value-type="float" office:value="126" calcext:value-type="float">
            <text:p>126</text:p>
          </table:table-cell>
          <table:table-cell office:value-type="float" office:value="-44.7552938571473" calcext:value-type="float">
            <text:p>-44,7552938571473</text:p>
          </table:table-cell>
          <table:table-cell office:value-type="float" office:value="0.0000768710915899408" calcext:value-type="float">
            <text:p>7,68710915899408E-05</text:p>
          </table:table-cell>
          <table:table-cell table:number-columns-repeated="4"/>
          <table:table-cell table:formula="of:=[.B74] - [estimation_info_VIN.B74]" office:value-type="float" office:value="0" calcext:value-type="float">
            <text:p>0</text:p>
          </table:table-cell>
          <table:table-cell table:formula="of:=([.D74] - [estimation_info_VIN.D74])/[estimation_info_VIN.D74]" office:value-type="float" office:value="-0.0220022667851812" calcext:value-type="float">
            <text:p>-0,0220022667851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492213592529297" calcext:value-type="float">
            <text:p>0,04922135925293</text:p>
          </table:table-cell>
          <table:table-cell office:value-type="string" calcext:value-type="string">
            <text:p>2020-04-02 09:10:59</text:p>
          </table:table-cell>
          <table:table-cell office:value-type="float" office:value="-555.487740946584" calcext:value-type="float">
            <text:p>-555,487740946584</text:p>
          </table:table-cell>
          <table:table-cell office:value-type="float" office:value="103" calcext:value-type="float">
            <text:p>103</text:p>
          </table:table-cell>
          <table:table-cell office:value-type="float" office:value="0.00798508488369808" calcext:value-type="float">
            <text:p>0,007985084883698</text:p>
          </table:table-cell>
          <table:table-cell office:value-type="float" office:value="0.0000152592226748525" calcext:value-type="float">
            <text:p>1,52592226748525E-05</text:p>
          </table:table-cell>
          <table:table-cell table:number-columns-repeated="4"/>
          <table:table-cell table:formula="of:=[.B75] - [estimation_info_VIN.B75]" office:value-type="float" office:value="0.00648612213134765" calcext:value-type="float">
            <text:p>0,006486122131348</text:p>
          </table:table-cell>
          <table:table-cell table:formula="of:=([.D75] - [estimation_info_VIN.D75])/[estimation_info_VIN.D75]" office:value-type="float" office:value="-0.0269829886205267" calcext:value-type="float">
            <text:p>-0,0269829886205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88705139160156" calcext:value-type="float">
            <text:p>0,058870513916016</text:p>
          </table:table-cell>
          <table:table-cell office:value-type="string" calcext:value-type="string">
            <text:p>2020-04-02 09:12:29</text:p>
          </table:table-cell>
          <table:table-cell office:value-type="float" office:value="-451.220260793046" calcext:value-type="float">
            <text:p>-451,220260793046</text:p>
          </table:table-cell>
          <table:table-cell office:value-type="float" office:value="81" calcext:value-type="float">
            <text:p>81</text:p>
          </table:table-cell>
          <table:table-cell office:value-type="float" office:value="0.00521381425424505" calcext:value-type="float">
            <text:p>0,005213814254245</text:p>
          </table:table-cell>
          <table:table-cell office:value-type="float" office:value="0.0000456315336717814" calcext:value-type="float">
            <text:p>4,56315336717814E-05</text:p>
          </table:table-cell>
          <table:table-cell table:number-columns-repeated="4"/>
          <table:table-cell table:formula="of:=[.B76] - [estimation_info_VIN.B76]" office:value-type="float" office:value="-0.013414306640625" calcext:value-type="float">
            <text:p>-0,013414306640625</text:p>
          </table:table-cell>
          <table:table-cell table:formula="of:=([.D76] - [estimation_info_VIN.D76])/[estimation_info_VIN.D76]" office:value-type="float" office:value="-0.0280811159289318" calcext:value-type="float">
            <text:p>-0,0280811159289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15:24</text:p>
          </table:table-cell>
          <table:table-cell office:value-type="float" office:value="-635.072460850822" calcext:value-type="float">
            <text:p>-635,072460850822</text:p>
          </table:table-cell>
          <table:table-cell office:value-type="float" office:value="120" calcext:value-type="float">
            <text:p>120</text:p>
          </table:table-cell>
          <table:table-cell office:value-type="float" office:value="-81.8982117061883" calcext:value-type="float">
            <text:p>-81,8982117061883</text:p>
          </table:table-cell>
          <table:table-cell office:value-type="float" office:value="0.000104010395631794" calcext:value-type="float">
            <text:p>0,000104010395632</text:p>
          </table:table-cell>
          <table:table-cell table:number-columns-repeated="4"/>
          <table:table-cell table:formula="of:=[.B77] - [estimation_info_VIN.B77]" office:value-type="float" office:value="0" calcext:value-type="float">
            <text:p>0</text:p>
          </table:table-cell>
          <table:table-cell table:formula="of:=([.D77] - [estimation_info_VIN.D77])/[estimation_info_VIN.D77]" office:value-type="float" office:value="-0.0250038474471776" calcext:value-type="float">
            <text:p>-0,0250038474471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16:43</text:p>
          </table:table-cell>
          <table:table-cell office:value-type="float" office:value="-345.299820071357" calcext:value-type="float">
            <text:p>-345,299820071357</text:p>
          </table:table-cell>
          <table:table-cell office:value-type="float" office:value="66" calcext:value-type="float">
            <text:p>66</text:p>
          </table:table-cell>
          <table:table-cell office:value-type="float" office:value="-22.8081405701524" calcext:value-type="float">
            <text:p>-22,8081405701524</text:p>
          </table:table-cell>
          <table:table-cell office:value-type="float" office:value="0.000656789180006884" calcext:value-type="float">
            <text:p>0,000656789180007</text:p>
          </table:table-cell>
          <table:table-cell table:number-columns-repeated="4"/>
          <table:table-cell table:formula="of:=[.B78] - [estimation_info_VIN.B78]" office:value-type="float" office:value="0" calcext:value-type="float">
            <text:p>0</text:p>
          </table:table-cell>
          <table:table-cell table:formula="of:=([.D78] - [estimation_info_VIN.D78])/[estimation_info_VIN.D78]" office:value-type="float" office:value="-0.0304242612469089" calcext:value-type="float">
            <text:p>-0,0304242612469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19:22</text:p>
          </table:table-cell>
          <table:table-cell office:value-type="float" office:value="-400.512781685364" calcext:value-type="float">
            <text:p>-400,512781685364</text:p>
          </table:table-cell>
          <table:table-cell office:value-type="float" office:value="80" calcext:value-type="float">
            <text:p>80</text:p>
          </table:table-cell>
          <table:table-cell office:value-type="float" office:value="-51.1068898599386" calcext:value-type="float">
            <text:p>-51,1068898599386</text:p>
          </table:table-cell>
          <table:table-cell office:value-type="float" office:value="0.000182578640779003" calcext:value-type="float">
            <text:p>0,000182578640779</text:p>
          </table:table-cell>
          <table:table-cell table:number-columns-repeated="4"/>
          <table:table-cell table:formula="of:=[.B79] - [estimation_info_VIN.B79]" office:value-type="float" office:value="0" calcext:value-type="float">
            <text:p>0</text:p>
          </table:table-cell>
          <table:table-cell table:formula="of:=([.D79] - [estimation_info_VIN.D79])/[estimation_info_VIN.D79]" office:value-type="float" office:value="-0.0168505950883166" calcext:value-type="float">
            <text:p>-0,0168505950883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1:03</text:p>
          </table:table-cell>
          <table:table-cell office:value-type="float" office:value="-295.889385069133" calcext:value-type="float">
            <text:p>-295,889385069133</text:p>
          </table:table-cell>
          <table:table-cell office:value-type="float" office:value="56" calcext:value-type="float">
            <text:p>56</text:p>
          </table:table-cell>
          <table:table-cell office:value-type="float" office:value="-22.1282187086259" calcext:value-type="float">
            <text:p>-22,1282187086259</text:p>
          </table:table-cell>
          <table:table-cell office:value-type="float" office:value="0.000782098453839507" calcext:value-type="float">
            <text:p>0,00078209845384</text:p>
          </table:table-cell>
          <table:table-cell table:number-columns-repeated="4"/>
          <table:table-cell table:formula="of:=[.B80] - [estimation_info_VIN.B80]" office:value-type="float" office:value="0" calcext:value-type="float">
            <text:p>0</text:p>
          </table:table-cell>
          <table:table-cell table:formula="of:=([.D80] - [estimation_info_VIN.D80])/[estimation_info_VIN.D80]" office:value-type="float" office:value="0.00190288250540343" calcext:value-type="float">
            <text:p>0,0019028825054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2:56</text:p>
          </table:table-cell>
          <table:table-cell office:value-type="float" office:value="-302.113590064673" calcext:value-type="float">
            <text:p>-302,113590064673</text:p>
          </table:table-cell>
          <table:table-cell office:value-type="float" office:value="58" calcext:value-type="float">
            <text:p>58</text:p>
          </table:table-cell>
          <table:table-cell office:value-type="float" office:value="-33.6170955983127" calcext:value-type="float">
            <text:p>-33,6170955983127</text:p>
          </table:table-cell>
          <table:table-cell office:value-type="float" office:value="0.000511493388210863" calcext:value-type="float">
            <text:p>0,000511493388211</text:p>
          </table:table-cell>
          <table:table-cell table:number-columns-repeated="4"/>
          <table:table-cell table:formula="of:=[.B81] - [estimation_info_VIN.B81]" office:value-type="float" office:value="0" calcext:value-type="float">
            <text:p>0</text:p>
          </table:table-cell>
          <table:table-cell table:formula="of:=([.D81] - [estimation_info_VIN.D81])/[estimation_info_VIN.D81]" office:value-type="float" office:value="-0.0442691160274223" calcext:value-type="float">
            <text:p>-0,0442691160274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7:51</text:p>
          </table:table-cell>
          <table:table-cell office:value-type="float" office:value="-555.012214306609" calcext:value-type="float">
            <text:p>-555,012214306609</text:p>
          </table:table-cell>
          <table:table-cell office:value-type="float" office:value="110" calcext:value-type="float">
            <text:p>110</text:p>
          </table:table-cell>
          <table:table-cell office:value-type="float" office:value="-85.8017793083339" calcext:value-type="float">
            <text:p>-85,8017793083339</text:p>
          </table:table-cell>
          <table:table-cell office:value-type="float" office:value="0.0000680249722880366" calcext:value-type="float">
            <text:p>6,80249722880366E-05</text:p>
          </table:table-cell>
          <table:table-cell table:number-columns-repeated="4"/>
          <table:table-cell table:formula="of:=[.B82] - [estimation_info_VIN.B82]" office:value-type="float" office:value="0" calcext:value-type="float">
            <text:p>0</text:p>
          </table:table-cell>
          <table:table-cell table:formula="of:=([.D82] - [estimation_info_VIN.D82])/[estimation_info_VIN.D82]" office:value-type="float" office:value="0.0256537095372523" calcext:value-type="float">
            <text:p>0,0256537095372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9:59</text:p>
          </table:table-cell>
          <table:table-cell office:value-type="float" office:value="-386.442779272213" calcext:value-type="float">
            <text:p>-386,442779272213</text:p>
          </table:table-cell>
          <table:table-cell office:value-type="float" office:value="68" calcext:value-type="float">
            <text:p>68</text:p>
          </table:table-cell>
          <table:table-cell office:value-type="float" office:value="-5.14522541115762" calcext:value-type="float">
            <text:p>-5,14522541115762</text:p>
          </table:table-cell>
          <table:table-cell office:value-type="float" office:value="0.0000840799993328389" calcext:value-type="float">
            <text:p>8,40799993328389E-05</text:p>
          </table:table-cell>
          <table:table-cell table:number-columns-repeated="4"/>
          <table:table-cell table:formula="of:=[.B83] - [estimation_info_VIN.B83]" office:value-type="float" office:value="0" calcext:value-type="float">
            <text:p>0</text:p>
          </table:table-cell>
          <table:table-cell table:formula="of:=([.D83] - [estimation_info_VIN.D83])/[estimation_info_VIN.D83]" office:value-type="float" office:value="0.0211042925808062" calcext:value-type="float">
            <text:p>0,0211042925808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57653770446777" calcext:value-type="float">
            <text:p>0,025765377044678</text:p>
          </table:table-cell>
          <table:table-cell office:value-type="string" calcext:value-type="string">
            <text:p>2020-04-02 09:33:04</text:p>
          </table:table-cell>
          <table:table-cell office:value-type="float" office:value="-552.472977450809" calcext:value-type="float">
            <text:p>-552,472977450809</text:p>
          </table:table-cell>
          <table:table-cell office:value-type="float" office:value="102" calcext:value-type="float">
            <text:p>102</text:p>
          </table:table-cell>
          <table:table-cell office:value-type="float" office:value="0.000305935795211095" calcext:value-type="float">
            <text:p>0,000305935795211</text:p>
          </table:table-cell>
          <table:table-cell office:value-type="float" office:value="0.00000558758957921932" calcext:value-type="float">
            <text:p>5,58758957921932E-06</text:p>
          </table:table-cell>
          <table:table-cell table:number-columns-repeated="4"/>
          <table:table-cell table:formula="of:=[.B84] - [estimation_info_VIN.B84]" office:value-type="float" office:value="-0.000891746520996092" calcext:value-type="float">
            <text:p>-0,000891746520996</text:p>
          </table:table-cell>
          <table:table-cell table:formula="of:=([.D84] - [estimation_info_VIN.D84])/[estimation_info_VIN.D84]" office:value-type="float" office:value="0.0166929966972389" calcext:value-type="float">
            <text:p>0,0166929966972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53878555297852" calcext:value-type="float">
            <text:p>0,035387855529785</text:p>
          </table:table-cell>
          <table:table-cell office:value-type="string" calcext:value-type="string">
            <text:p>2020-04-02 09:35:42</text:p>
          </table:table-cell>
          <table:table-cell office:value-type="float" office:value="-467.484283380715" calcext:value-type="float">
            <text:p>-467,484283380715</text:p>
          </table:table-cell>
          <table:table-cell office:value-type="float" office:value="80" calcext:value-type="float">
            <text:p>80</text:p>
          </table:table-cell>
          <table:table-cell office:value-type="float" office:value="0.00642177835619744" calcext:value-type="float">
            <text:p>0,006421778356197</text:p>
          </table:table-cell>
          <table:table-cell office:value-type="float" office:value="0.00001069101572176" calcext:value-type="float">
            <text:p>1,069101572176E-05</text:p>
          </table:table-cell>
          <table:table-cell table:number-columns-repeated="4"/>
          <table:table-cell table:formula="of:=[.B85] - [estimation_info_VIN.B85]" office:value-type="float" office:value="0.00349076843261719" calcext:value-type="float">
            <text:p>0,003490768432617</text:p>
          </table:table-cell>
          <table:table-cell table:formula="of:=([.D85] - [estimation_info_VIN.D85])/[estimation_info_VIN.D85]" office:value-type="float" office:value="-0.0218864203069825" calcext:value-type="float">
            <text:p>-0,0218864203069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03463020324707" calcext:value-type="float">
            <text:p>0,020346302032471</text:p>
          </table:table-cell>
          <table:table-cell office:value-type="string" calcext:value-type="string">
            <text:p>2020-04-02 09:39:08</text:p>
          </table:table-cell>
          <table:table-cell office:value-type="float" office:value="-403.49353824878" calcext:value-type="float">
            <text:p>-403,49353824878</text:p>
          </table:table-cell>
          <table:table-cell office:value-type="float" office:value="74" calcext:value-type="float">
            <text:p>74</text:p>
          </table:table-cell>
          <table:table-cell office:value-type="float" office:value="-0.00328833447612231" calcext:value-type="float">
            <text:p>-0,003288334476122</text:p>
          </table:table-cell>
          <table:table-cell office:value-type="float" office:value="0.00000581372183397935" calcext:value-type="float">
            <text:p>5,81372183397935E-06</text:p>
          </table:table-cell>
          <table:table-cell table:number-columns-repeated="4"/>
          <table:table-cell table:formula="of:=[.B86] - [estimation_info_VIN.B86]" office:value-type="float" office:value="0.000754554748535155" calcext:value-type="float">
            <text:p>0,000754554748535</text:p>
          </table:table-cell>
          <table:table-cell table:formula="of:=([.D86] - [estimation_info_VIN.D86])/[estimation_info_VIN.D86]" office:value-type="float" office:value="-0.00660823991829247" calcext:value-type="float">
            <text:p>-0,0066082399182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53266372680664" calcext:value-type="float">
            <text:p>0,045326637268066</text:p>
          </table:table-cell>
          <table:table-cell office:value-type="string" calcext:value-type="string">
            <text:p>2020-04-02 09:41:01</text:p>
          </table:table-cell>
          <table:table-cell office:value-type="float" office:value="-285.64577576444" calcext:value-type="float">
            <text:p>-285,64577576444</text:p>
          </table:table-cell>
          <table:table-cell office:value-type="float" office:value="52" calcext:value-type="float">
            <text:p>52</text:p>
          </table:table-cell>
          <table:table-cell office:value-type="float" office:value="0.00458095508913714" calcext:value-type="float">
            <text:p>0,004580955089137</text:p>
          </table:table-cell>
          <table:table-cell office:value-type="float" office:value="0.0000263355943085219" calcext:value-type="float">
            <text:p>2,63355943085219E-05</text:p>
          </table:table-cell>
          <table:table-cell table:number-columns-repeated="4"/>
          <table:table-cell table:formula="of:=[.B87] - [estimation_info_VIN.B87]" office:value-type="float" office:value="0.00198165893554688" calcext:value-type="float">
            <text:p>0,001981658935547</text:p>
          </table:table-cell>
          <table:table-cell table:formula="of:=([.D87] - [estimation_info_VIN.D87])/[estimation_info_VIN.D87]" office:value-type="float" office:value="-0.0654050817934428" calcext:value-type="float">
            <text:p>-0,0654050817934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48:30</text:p>
          </table:table-cell>
          <table:table-cell office:value-type="float" office:value="-581.020540451947" calcext:value-type="float">
            <text:p>-581,020540451947</text:p>
          </table:table-cell>
          <table:table-cell office:value-type="float" office:value="113" calcext:value-type="float">
            <text:p>113</text:p>
          </table:table-cell>
          <table:table-cell office:value-type="float" office:value="-42.150739363538" calcext:value-type="float">
            <text:p>-42,150739363538</text:p>
          </table:table-cell>
          <table:table-cell office:value-type="float" office:value="0.0000298777055524696" calcext:value-type="float">
            <text:p>2,98777055524696E-05</text:p>
          </table:table-cell>
          <table:table-cell table:number-columns-repeated="4"/>
          <table:table-cell table:formula="of:=[.B88] - [estimation_info_VIN.B88]" office:value-type="float" office:value="0" calcext:value-type="float">
            <text:p>0</text:p>
          </table:table-cell>
          <table:table-cell table:formula="of:=([.D88] - [estimation_info_VIN.D88])/[estimation_info_VIN.D88]" office:value-type="float" office:value="0.0198347109269726" calcext:value-type="float">
            <text:p>0,0198347109269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50:01</text:p>
          </table:table-cell>
          <table:table-cell office:value-type="float" office:value="-359.727523047837" calcext:value-type="float">
            <text:p>-359,727523047837</text:p>
          </table:table-cell>
          <table:table-cell office:value-type="float" office:value="68" calcext:value-type="float">
            <text:p>68</text:p>
          </table:table-cell>
          <table:table-cell office:value-type="float" office:value="-9.96524383867706" calcext:value-type="float">
            <text:p>-9,96524383867706</text:p>
          </table:table-cell>
          <table:table-cell office:value-type="float" office:value="0.000755374074253113" calcext:value-type="float">
            <text:p>0,000755374074253</text:p>
          </table:table-cell>
          <table:table-cell table:number-columns-repeated="4"/>
          <table:table-cell table:formula="of:=[.B89] - [estimation_info_VIN.B89]" office:value-type="float" office:value="0" calcext:value-type="float">
            <text:p>0</text:p>
          </table:table-cell>
          <table:table-cell table:formula="of:=([.D89] - [estimation_info_VIN.D89])/[estimation_info_VIN.D89]" office:value-type="float" office:value="-0.103992014126416" calcext:value-type="float">
            <text:p>-0,1039920141264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51:20</text:p>
          </table:table-cell>
          <table:table-cell office:value-type="float" office:value="-164.194674218737" calcext:value-type="float">
            <text:p>-164,194674218737</text:p>
          </table:table-cell>
          <table:table-cell office:value-type="float" office:value="30" calcext:value-type="float">
            <text:p>30</text:p>
          </table:table-cell>
          <table:table-cell office:value-type="float" office:value="-8.40145706787397" calcext:value-type="float">
            <text:p>-8,40145706787397</text:p>
          </table:table-cell>
          <table:table-cell office:value-type="float" office:value="0.00539858512542431" calcext:value-type="float">
            <text:p>0,005398585125424</text:p>
          </table:table-cell>
          <table:table-cell table:number-columns-repeated="4"/>
          <table:table-cell table:formula="of:=[.B90] - [estimation_info_VIN.B90]" office:value-type="float" office:value="0" calcext:value-type="float">
            <text:p>0</text:p>
          </table:table-cell>
          <table:table-cell table:formula="of:=([.D90] - [estimation_info_VIN.D90])/[estimation_info_VIN.D90]" office:value-type="float" office:value="-0.0590963626967658" calcext:value-type="float">
            <text:p>-0,0590963626967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53:19</text:p>
          </table:table-cell>
          <table:table-cell office:value-type="float" office:value="-136.894889483073" calcext:value-type="float">
            <text:p>-136,894889483073</text:p>
          </table:table-cell>
          <table:table-cell office:value-type="float" office:value="26" calcext:value-type="float">
            <text:p>26</text:p>
          </table:table-cell>
          <table:table-cell office:value-type="float" office:value="-10.0242646402866" calcext:value-type="float">
            <text:p>-10,0242646402866</text:p>
          </table:table-cell>
          <table:table-cell office:value-type="float" office:value="0.000766090351328343" calcext:value-type="float">
            <text:p>0,000766090351328</text:p>
          </table:table-cell>
          <table:table-cell table:number-columns-repeated="4"/>
          <table:table-cell table:formula="of:=[.B91] - [estimation_info_VIN.B91]" office:value-type="float" office:value="0" calcext:value-type="float">
            <text:p>0</text:p>
          </table:table-cell>
          <table:table-cell table:formula="of:=([.D91] - [estimation_info_VIN.D91])/[estimation_info_VIN.D91]" office:value-type="float" office:value="0.00549980580703608" calcext:value-type="float">
            <text:p>0,0054998058070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55:52</text:p>
          </table:table-cell>
          <table:table-cell office:value-type="float" office:value="-186.552685001462" calcext:value-type="float">
            <text:p>-186,552685001462</text:p>
          </table:table-cell>
          <table:table-cell office:value-type="float" office:value="35" calcext:value-type="float">
            <text:p>35</text:p>
          </table:table-cell>
          <table:table-cell office:value-type="float" office:value="-18.8317318876413" calcext:value-type="float">
            <text:p>-18,8317318876413</text:p>
          </table:table-cell>
          <table:table-cell office:value-type="float" office:value="0.00150044298914749" calcext:value-type="float">
            <text:p>0,001500442989147</text:p>
          </table:table-cell>
          <table:table-cell table:number-columns-repeated="4"/>
          <table:table-cell table:formula="of:=[.B92] - [estimation_info_VIN.B92]" office:value-type="float" office:value="0" calcext:value-type="float">
            <text:p>0</text:p>
          </table:table-cell>
          <table:table-cell table:formula="of:=([.D92] - [estimation_info_VIN.D92])/[estimation_info_VIN.D92]" office:value-type="float" office:value="0.0397835027849604" calcext:value-type="float">
            <text:p>0,039783502784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00:24</text:p>
          </table:table-cell>
          <table:table-cell office:value-type="float" office:value="-223.660362894051" calcext:value-type="float">
            <text:p>-223,660362894051</text:p>
          </table:table-cell>
          <table:table-cell office:value-type="float" office:value="42" calcext:value-type="float">
            <text:p>42</text:p>
          </table:table-cell>
          <table:table-cell office:value-type="float" office:value="-36.968197278419" calcext:value-type="float">
            <text:p>-36,968197278419</text:p>
          </table:table-cell>
          <table:table-cell office:value-type="float" office:value="0.000643486093959013" calcext:value-type="float">
            <text:p>0,000643486093959</text:p>
          </table:table-cell>
          <table:table-cell table:number-columns-repeated="4"/>
          <table:table-cell table:formula="of:=[.B93] - [estimation_info_VIN.B93]" office:value-type="float" office:value="0" calcext:value-type="float">
            <text:p>0</text:p>
          </table:table-cell>
          <table:table-cell table:formula="of:=([.D93] - [estimation_info_VIN.D93])/[estimation_info_VIN.D93]" office:value-type="float" office:value="-0.00511126916080154" calcext:value-type="float">
            <text:p>-0,0051112691608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04:15</text:p>
          </table:table-cell>
          <table:table-cell office:value-type="float" office:value="-206.238045921731" calcext:value-type="float">
            <text:p>-206,238045921731</text:p>
          </table:table-cell>
          <table:table-cell office:value-type="float" office:value="39" calcext:value-type="float">
            <text:p>39</text:p>
          </table:table-cell>
          <table:table-cell office:value-type="float" office:value="-27.5643197165018" calcext:value-type="float">
            <text:p>-27,5643197165018</text:p>
          </table:table-cell>
          <table:table-cell office:value-type="float" office:value="0.000912622994865048" calcext:value-type="float">
            <text:p>0,000912622994865</text:p>
          </table:table-cell>
          <table:table-cell table:number-columns-repeated="4"/>
          <table:table-cell table:formula="of:=[.B94] - [estimation_info_VIN.B94]" office:value-type="float" office:value="0" calcext:value-type="float">
            <text:p>0</text:p>
          </table:table-cell>
          <table:table-cell table:formula="of:=([.D94] - [estimation_info_VIN.D94])/[estimation_info_VIN.D94]" office:value-type="float" office:value="0.0582660393632948" calcext:value-type="float">
            <text:p>0,0582660393632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05251693725586" calcext:value-type="float">
            <text:p>0,030525169372559</text:p>
          </table:table-cell>
          <table:table-cell office:value-type="string" calcext:value-type="string">
            <text:p>2020-04-02 10:12:04</text:p>
          </table:table-cell>
          <table:table-cell office:value-type="float" office:value="-323.928441946927" calcext:value-type="float">
            <text:p>-323,928441946927</text:p>
          </table:table-cell>
          <table:table-cell office:value-type="float" office:value="63" calcext:value-type="float">
            <text:p>63</text:p>
          </table:table-cell>
          <table:table-cell office:value-type="float" office:value="-0.00374364696596374" calcext:value-type="float">
            <text:p>-0,003743646965964</text:p>
          </table:table-cell>
          <table:table-cell office:value-type="float" office:value="0.0000125919279965148" calcext:value-type="float">
            <text:p>1,25919279965148E-05</text:p>
          </table:table-cell>
          <table:table-cell table:number-columns-repeated="4"/>
          <table:table-cell table:formula="of:=[.B95] - [estimation_info_VIN.B95]" office:value-type="float" office:value="-0.00692056274414062" calcext:value-type="float">
            <text:p>-0,006920562744141</text:p>
          </table:table-cell>
          <table:table-cell table:formula="of:=([.D95] - [estimation_info_VIN.D95])/[estimation_info_VIN.D95]" office:value-type="float" office:value="0.056451915476482" calcext:value-type="float">
            <text:p>0,0564519154764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79416351318359" calcext:value-type="float">
            <text:p>0,017941635131836</text:p>
          </table:table-cell>
          <table:table-cell office:value-type="string" calcext:value-type="string">
            <text:p>2020-04-02 10:14:15</text:p>
          </table:table-cell>
          <table:table-cell office:value-type="float" office:value="-237.87626077186" calcext:value-type="float">
            <text:p>-237,87626077186</text:p>
          </table:table-cell>
          <table:table-cell office:value-type="float" office:value="43" calcext:value-type="float">
            <text:p>43</text:p>
          </table:table-cell>
          <table:table-cell office:value-type="float" office:value="-0.00631533970504064" calcext:value-type="float">
            <text:p>-0,006315339705041</text:p>
          </table:table-cell>
          <table:table-cell office:value-type="float" office:value="0.0000445433954788394" calcext:value-type="float">
            <text:p>4,45433954788394E-05</text:p>
          </table:table-cell>
          <table:table-cell table:number-columns-repeated="4"/>
          <table:table-cell table:formula="of:=[.B96] - [estimation_info_VIN.B96]" office:value-type="float" office:value="-0.0079266357421875" calcext:value-type="float">
            <text:p>-0,007926635742188</text:p>
          </table:table-cell>
          <table:table-cell table:formula="of:=([.D96] - [estimation_info_VIN.D96])/[estimation_info_VIN.D96]" office:value-type="float" office:value="-0.134271822275281" calcext:value-type="float">
            <text:p>-0,1342718222752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15:45</text:p>
          </table:table-cell>
          <table:table-cell office:value-type="float" office:value="-144.698726980782" calcext:value-type="float">
            <text:p>-144,698726980782</text:p>
          </table:table-cell>
          <table:table-cell office:value-type="float" office:value="25" calcext:value-type="float">
            <text:p>25</text:p>
          </table:table-cell>
          <table:table-cell office:value-type="float" office:value="-12.2059077647791" calcext:value-type="float">
            <text:p>-12,2059077647791</text:p>
          </table:table-cell>
          <table:table-cell office:value-type="float" office:value="0.00347849496050156" calcext:value-type="float">
            <text:p>0,003478494960502</text:p>
          </table:table-cell>
          <table:table-cell table:number-columns-repeated="4"/>
          <table:table-cell table:formula="of:=[.B97] - [estimation_info_VIN.B97]" office:value-type="float" office:value="0" calcext:value-type="float">
            <text:p>0</text:p>
          </table:table-cell>
          <table:table-cell table:formula="of:=([.D97] - [estimation_info_VIN.D97])/[estimation_info_VIN.D97]" office:value-type="float" office:value="-0.153727290646561" calcext:value-type="float">
            <text:p>-0,1537272906465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60283279418945" calcext:value-type="float">
            <text:p>0,026028327941895</text:p>
          </table:table-cell>
          <table:table-cell office:value-type="string" calcext:value-type="string">
            <text:p>2020-04-02 10:21:13</text:p>
          </table:table-cell>
          <table:table-cell office:value-type="float" office:value="-156.13599636369" calcext:value-type="float">
            <text:p>-156,13599636369</text:p>
          </table:table-cell>
          <table:table-cell office:value-type="float" office:value="30" calcext:value-type="float">
            <text:p>30</text:p>
          </table:table-cell>
          <table:table-cell office:value-type="float" office:value="0.00103551598240692" calcext:value-type="float">
            <text:p>0,001035515982407</text:p>
          </table:table-cell>
          <table:table-cell office:value-type="float" office:value="0.0000391886216931048" calcext:value-type="float">
            <text:p>3,91886216931048E-05</text:p>
          </table:table-cell>
          <table:table-cell table:number-columns-repeated="4"/>
          <table:table-cell table:formula="of:=[.B98] - [estimation_info_VIN.B98]" office:value-type="float" office:value="-0.00288102722167969" calcext:value-type="float">
            <text:p>-0,00288102722168</text:p>
          </table:table-cell>
          <table:table-cell table:formula="of:=([.D98] - [estimation_info_VIN.D98])/[estimation_info_VIN.D98]" office:value-type="float" office:value="0.014952730688517" calcext:value-type="float">
            <text:p>0,0149527306885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23:38</text:p>
          </table:table-cell>
          <table:table-cell office:value-type="float" office:value="-76.5577684270153" calcext:value-type="float">
            <text:p>-76,5577684270153</text:p>
          </table:table-cell>
          <table:table-cell office:value-type="float" office:value="14" calcext:value-type="float">
            <text:p>14</text:p>
          </table:table-cell>
          <table:table-cell office:value-type="float" office:value="-8.1105274290485" calcext:value-type="float">
            <text:p>-8,1105274290485</text:p>
          </table:table-cell>
          <table:table-cell office:value-type="float" office:value="0.0080519307483706" calcext:value-type="float">
            <text:p>0,008051930748371</text:p>
          </table:table-cell>
          <table:table-cell table:number-columns-repeated="4"/>
          <table:table-cell table:formula="of:=[.B99] - [estimation_info_VIN.B99]" office:value-type="float" office:value="0" calcext:value-type="float">
            <text:p>0</text:p>
          </table:table-cell>
          <table:table-cell table:formula="of:=([.D99] - [estimation_info_VIN.D99])/[estimation_info_VIN.D99]" office:value-type="float" office:value="-0.109641649013023" calcext:value-type="float">
            <text:p>-0,1096416490130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28:34</text:p>
          </table:table-cell>
          <table:table-cell office:value-type="float" office:value="-193.322940995597" calcext:value-type="float">
            <text:p>-193,322940995597</text:p>
          </table:table-cell>
          <table:table-cell office:value-type="float" office:value="37" calcext:value-type="float">
            <text:p>37</text:p>
          </table:table-cell>
          <table:table-cell office:value-type="float" office:value="-25.4477101710367" calcext:value-type="float">
            <text:p>-25,4477101710367</text:p>
          </table:table-cell>
          <table:table-cell office:value-type="float" office:value="0.00103600647657203" calcext:value-type="float">
            <text:p>0,001036006476572</text:p>
          </table:table-cell>
          <table:table-cell table:number-columns-repeated="4"/>
          <table:table-cell table:formula="of:=[.B100] - [estimation_info_VIN.B100]" office:value-type="float" office:value="0" calcext:value-type="float">
            <text:p>0</text:p>
          </table:table-cell>
          <table:table-cell table:formula="of:=([.D100] - [estimation_info_VIN.D100])/[estimation_info_VIN.D100]" office:value-type="float" office:value="0.0162152058583469" calcext:value-type="float">
            <text:p>0,0162152058583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32:12</text:p>
          </table:table-cell>
          <table:table-cell office:value-type="float" office:value="-130.117227654286" calcext:value-type="float">
            <text:p>-130,117227654286</text:p>
          </table:table-cell>
          <table:table-cell office:value-type="float" office:value="23" calcext:value-type="float">
            <text:p>23</text:p>
          </table:table-cell>
          <table:table-cell office:value-type="float" office:value="-7.34027527817078" calcext:value-type="float">
            <text:p>-7,34027527817078</text:p>
          </table:table-cell>
          <table:table-cell office:value-type="float" office:value="0.0003489347433789" calcext:value-type="float">
            <text:p>0,000348934743379</text:p>
          </table:table-cell>
          <table:table-cell table:number-columns-repeated="4"/>
          <table:table-cell table:formula="of:=[.B101] - [estimation_info_VIN.B101]" office:value-type="float" office:value="-0.0217830047607422" calcext:value-type="float">
            <text:p>-0,021783004760742</text:p>
          </table:table-cell>
          <table:table-cell table:formula="of:=([.D101] - [estimation_info_VIN.D101])/[estimation_info_VIN.D101]" office:value-type="float" office:value="0.0267566311377628" calcext:value-type="float">
            <text:p>0,0267566311377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35:23</text:p>
          </table:table-cell>
          <table:table-cell office:value-type="float" office:value="-203.640372820023" calcext:value-type="float">
            <text:p>-203,640372820023</text:p>
          </table:table-cell>
          <table:table-cell office:value-type="float" office:value="35" calcext:value-type="float">
            <text:p>35</text:p>
          </table:table-cell>
          <table:table-cell office:value-type="float" office:value="-18.9195174757821" calcext:value-type="float">
            <text:p>-18,9195174757821</text:p>
          </table:table-cell>
          <table:table-cell office:value-type="float" office:value="0.00107799824467566" calcext:value-type="float">
            <text:p>0,001077998244676</text:p>
          </table:table-cell>
          <table:table-cell table:number-columns-repeated="4"/>
          <table:table-cell table:formula="of:=[.B102] - [estimation_info_VIN.B102]" office:value-type="float" office:value="0" calcext:value-type="float">
            <text:p>0</text:p>
          </table:table-cell>
          <table:table-cell table:formula="of:=([.D102] - [estimation_info_VIN.D102])/[estimation_info_VIN.D102]" office:value-type="float" office:value="0.0308611784150027" calcext:value-type="float">
            <text:p>0,0308611784150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35281448364258" calcext:value-type="float">
            <text:p>0,033528144836426</text:p>
          </table:table-cell>
          <table:table-cell office:value-type="string" calcext:value-type="string">
            <text:p>2020-04-02 10:40:57</text:p>
          </table:table-cell>
          <table:table-cell office:value-type="float" office:value="-189.198555061544" calcext:value-type="float">
            <text:p>-189,198555061544</text:p>
          </table:table-cell>
          <table:table-cell office:value-type="float" office:value="33" calcext:value-type="float">
            <text:p>33</text:p>
          </table:table-cell>
          <table:table-cell office:value-type="float" office:value="0.0037875345399645" calcext:value-type="float">
            <text:p>0,003787534539965</text:p>
          </table:table-cell>
          <table:table-cell office:value-type="float" office:value="0.0000342059321503541" calcext:value-type="float">
            <text:p>3,42059321503541E-05</text:p>
          </table:table-cell>
          <table:table-cell table:number-columns-repeated="4"/>
          <table:table-cell table:formula="of:=[.B103] - [estimation_info_VIN.B103]" office:value-type="float" office:value="-0.000396331787109377" calcext:value-type="float">
            <text:p>-0,000396331787109</text:p>
          </table:table-cell>
          <table:table-cell table:formula="of:=([.D103] - [estimation_info_VIN.D103])/[estimation_info_VIN.D103]" office:value-type="float" office:value="0.0386751993601776" calcext:value-type="float">
            <text:p>0,0386751993601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45:05</text:p>
          </table:table-cell>
          <table:table-cell office:value-type="float" office:value="-125.3215200479" calcext:value-type="float">
            <text:p>-125,3215200479</text:p>
          </table:table-cell>
          <table:table-cell office:value-type="float" office:value="23" calcext:value-type="float">
            <text:p>23</text:p>
          </table:table-cell>
          <table:table-cell office:value-type="float" office:value="-18.0189300039777" calcext:value-type="float">
            <text:p>-18,0189300039777</text:p>
          </table:table-cell>
          <table:table-cell office:value-type="float" office:value="0.0024164000232671" calcext:value-type="float">
            <text:p>0,002416400023267</text:p>
          </table:table-cell>
          <table:table-cell table:number-columns-repeated="4"/>
          <table:table-cell table:formula="of:=[.B104] - [estimation_info_VIN.B104]" office:value-type="float" office:value="0" calcext:value-type="float">
            <text:p>0</text:p>
          </table:table-cell>
          <table:table-cell table:formula="of:=([.D104] - [estimation_info_VIN.D104])/[estimation_info_VIN.D104]" office:value-type="float" office:value="0.012808810224393" calcext:value-type="float">
            <text:p>0,0128088102243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48:59</text:p>
          </table:table-cell>
          <table:table-cell office:value-type="float" office:value="-97.2266185751415" calcext:value-type="float">
            <text:p>-97,2266185751415</text:p>
          </table:table-cell>
          <table:table-cell office:value-type="float" office:value="17" calcext:value-type="float">
            <text:p>17</text:p>
          </table:table-cell>
          <table:table-cell office:value-type="float" office:value="-15.9991256449994" calcext:value-type="float">
            <text:p>-15,9991256449994</text:p>
          </table:table-cell>
          <table:table-cell office:value-type="float" office:value="0.00367655758446504" calcext:value-type="float">
            <text:p>0,003676557584465</text:p>
          </table:table-cell>
          <table:table-cell table:number-columns-repeated="4"/>
          <table:table-cell table:formula="of:=[.B105] - [estimation_info_VIN.B105]" office:value-type="float" office:value="0" calcext:value-type="float">
            <text:p>0</text:p>
          </table:table-cell>
          <table:table-cell table:formula="of:=([.D105] - [estimation_info_VIN.D105])/[estimation_info_VIN.D105]" office:value-type="float" office:value="-0.0347382388042193" calcext:value-type="float">
            <text:p>-0,0347382388042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88095397949219" calcext:value-type="float">
            <text:p>0,058809539794922</text:p>
          </table:table-cell>
          <table:table-cell office:value-type="string" calcext:value-type="string">
            <text:p>2020-04-02 10:52:52</text:p>
          </table:table-cell>
          <table:table-cell office:value-type="float" office:value="-95.127434168693" calcext:value-type="float">
            <text:p>-95,127434168693</text:p>
          </table:table-cell>
          <table:table-cell office:value-type="float" office:value="19" calcext:value-type="float">
            <text:p>19</text:p>
          </table:table-cell>
          <table:table-cell office:value-type="float" office:value="-0.00776519731792891" calcext:value-type="float">
            <text:p>-0,007765197317929</text:p>
          </table:table-cell>
          <table:table-cell office:value-type="float" office:value="0.000175873073199467" calcext:value-type="float">
            <text:p>0,000175873073199</text:p>
          </table:table-cell>
          <table:table-cell table:number-columns-repeated="4"/>
          <table:table-cell table:formula="of:=[.B106] - [estimation_info_VIN.B106]" office:value-type="float" office:value="0.000853637695312499" calcext:value-type="float">
            <text:p>0,000853637695313</text:p>
          </table:table-cell>
          <table:table-cell table:formula="of:=([.D106] - [estimation_info_VIN.D106])/[estimation_info_VIN.D106]" office:value-type="float" office:value="0.0176178520666231" calcext:value-type="float">
            <text:p>0,0176178520666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40085601806641" calcext:value-type="float">
            <text:p>0,024008560180664</text:p>
          </table:table-cell>
          <table:table-cell office:value-type="string" calcext:value-type="string">
            <text:p>2020-04-02 10:58:03</text:p>
          </table:table-cell>
          <table:table-cell office:value-type="float" office:value="-141.80549203716" calcext:value-type="float">
            <text:p>-141,80549203716</text:p>
          </table:table-cell>
          <table:table-cell office:value-type="float" office:value="25" calcext:value-type="float">
            <text:p>25</text:p>
          </table:table-cell>
          <table:table-cell office:value-type="float" office:value="0.00274399008493406" calcext:value-type="float">
            <text:p>0,002743990084934</text:p>
          </table:table-cell>
          <table:table-cell office:value-type="float" office:value="0.000102134217004955" calcext:value-type="float">
            <text:p>0,000102134217005</text:p>
          </table:table-cell>
          <table:table-cell table:number-columns-repeated="4"/>
          <table:table-cell table:formula="of:=[.B107] - [estimation_info_VIN.B107]" office:value-type="float" office:value="0.003170654296875" calcext:value-type="float">
            <text:p>0,003170654296875</text:p>
          </table:table-cell>
          <table:table-cell table:formula="of:=([.D107] - [estimation_info_VIN.D107])/[estimation_info_VIN.D107]" office:value-type="float" office:value="0.080828027943976" calcext:value-type="float">
            <text:p>0,0808280279439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00:45</text:p>
          </table:table-cell>
          <table:table-cell office:value-type="float" office:value="-112.004011019175" calcext:value-type="float">
            <text:p>-112,004011019175</text:p>
          </table:table-cell>
          <table:table-cell office:value-type="float" office:value="19" calcext:value-type="float">
            <text:p>19</text:p>
          </table:table-cell>
          <table:table-cell office:value-type="float" office:value="-12.5534906470336" calcext:value-type="float">
            <text:p>-12,5534906470336</text:p>
          </table:table-cell>
          <table:table-cell office:value-type="float" office:value="0.00434075836957644" calcext:value-type="float">
            <text:p>0,004340758369576</text:p>
          </table:table-cell>
          <table:table-cell table:number-columns-repeated="4"/>
          <table:table-cell table:formula="of:=[.B108] - [estimation_info_VIN.B108]" office:value-type="float" office:value="0" calcext:value-type="float">
            <text:p>0</text:p>
          </table:table-cell>
          <table:table-cell table:formula="of:=([.D108] - [estimation_info_VIN.D108])/[estimation_info_VIN.D108]" office:value-type="float" office:value="-0.0803912555808153" calcext:value-type="float">
            <text:p>-0,0803912555808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970631790161133" calcext:value-type="float">
            <text:p>0,009706317901611</text:p>
          </table:table-cell>
          <table:table-cell office:value-type="string" calcext:value-type="string">
            <text:p>2020-04-02 11:08:42</text:p>
          </table:table-cell>
          <table:table-cell office:value-type="float" office:value="-220.179879611438" calcext:value-type="float">
            <text:p>-220,179879611438</text:p>
          </table:table-cell>
          <table:table-cell office:value-type="float" office:value="44" calcext:value-type="float">
            <text:p>44</text:p>
          </table:table-cell>
          <table:table-cell office:value-type="float" office:value="0.00157069095095452" calcext:value-type="float">
            <text:p>0,001570690950955</text:p>
          </table:table-cell>
          <table:table-cell office:value-type="float" office:value="0.0000155067990964169" calcext:value-type="float">
            <text:p>1,55067990964169E-05</text:p>
          </table:table-cell>
          <table:table-cell table:number-columns-repeated="4"/>
          <table:table-cell table:formula="of:=[.B109] - [estimation_info_VIN.B109]" office:value-type="float" office:value="-0.0120347671508789" calcext:value-type="float">
            <text:p>-0,012034767150879</text:p>
          </table:table-cell>
          <table:table-cell table:formula="of:=([.D109] - [estimation_info_VIN.D109])/[estimation_info_VIN.D109]" office:value-type="float" office:value="0.0429282987828028" calcext:value-type="float">
            <text:p>0,0429282987828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10:45</text:p>
          </table:table-cell>
          <table:table-cell office:value-type="float" office:value="-81.7736564305635" calcext:value-type="float">
            <text:p>-81,7736564305635</text:p>
          </table:table-cell>
          <table:table-cell office:value-type="float" office:value="15" calcext:value-type="float">
            <text:p>15</text:p>
          </table:table-cell>
          <table:table-cell office:value-type="float" office:value="-8.38312986627485" calcext:value-type="float">
            <text:p>-8,38312986627485</text:p>
          </table:table-cell>
          <table:table-cell office:value-type="float" office:value="0.00863434877097338" calcext:value-type="float">
            <text:p>0,008634348770973</text:p>
          </table:table-cell>
          <table:table-cell table:number-columns-repeated="4"/>
          <table:table-cell table:formula="of:=[.B110] - [estimation_info_VIN.B110]" office:value-type="float" office:value="0" calcext:value-type="float">
            <text:p>0</text:p>
          </table:table-cell>
          <table:table-cell table:formula="of:=([.D110] - [estimation_info_VIN.D110])/[estimation_info_VIN.D110]" office:value-type="float" office:value="-0.0832689151479622" calcext:value-type="float">
            <text:p>-0,0832689151479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15:14</text:p>
          </table:table-cell>
          <table:table-cell office:value-type="float" office:value="-101.373255193242" calcext:value-type="float">
            <text:p>-101,373255193242</text:p>
          </table:table-cell>
          <table:table-cell office:value-type="float" office:value="20" calcext:value-type="float">
            <text:p>20</text:p>
          </table:table-cell>
          <table:table-cell office:value-type="float" office:value="-14.5230434116996" calcext:value-type="float">
            <text:p>-14,5230434116996</text:p>
          </table:table-cell>
          <table:table-cell office:value-type="float" office:value="0.00331030643473006" calcext:value-type="float">
            <text:p>0,00331030643473</text:p>
          </table:table-cell>
          <table:table-cell table:number-columns-repeated="4"/>
          <table:table-cell table:formula="of:=[.B111] - [estimation_info_VIN.B111]" office:value-type="float" office:value="0" calcext:value-type="float">
            <text:p>0</text:p>
          </table:table-cell>
          <table:table-cell table:formula="of:=([.D111] - [estimation_info_VIN.D111])/[estimation_info_VIN.D111]" office:value-type="float" office:value="0.0262051225778905" calcext:value-type="float">
            <text:p>0,0262051225778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18:04</text:p>
          </table:table-cell>
          <table:table-cell office:value-type="float" office:value="-105.61927500951" calcext:value-type="float">
            <text:p>-105,61927500951</text:p>
          </table:table-cell>
          <table:table-cell office:value-type="float" office:value="20" calcext:value-type="float">
            <text:p>20</text:p>
          </table:table-cell>
          <table:table-cell office:value-type="float" office:value="-13.9103573769235" calcext:value-type="float">
            <text:p>-13,9103573769235</text:p>
          </table:table-cell>
          <table:table-cell office:value-type="float" office:value="0.00361118145289312" calcext:value-type="float">
            <text:p>0,003611181452893</text:p>
          </table:table-cell>
          <table:table-cell table:number-columns-repeated="4"/>
          <table:table-cell table:formula="of:=[.B112] - [estimation_info_VIN.B112]" office:value-type="float" office:value="0" calcext:value-type="float">
            <text:p>0</text:p>
          </table:table-cell>
          <table:table-cell table:formula="of:=([.D112] - [estimation_info_VIN.D112])/[estimation_info_VIN.D112]" office:value-type="float" office:value="0.014878466445702" calcext:value-type="float">
            <text:p>0,0148784664457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20362915039063" calcext:value-type="float">
            <text:p>0,120362915039063</text:p>
          </table:table-cell>
          <table:table-cell office:value-type="string" calcext:value-type="string">
            <text:p>2020-04-02 11:21:14</text:p>
          </table:table-cell>
          <table:table-cell office:value-type="float" office:value="-115.068787582873" calcext:value-type="float">
            <text:p>-115,068787582873</text:p>
          </table:table-cell>
          <table:table-cell office:value-type="float" office:value="16" calcext:value-type="float">
            <text:p>16</text:p>
          </table:table-cell>
          <table:table-cell office:value-type="float" office:value="-0.00211526241422672" calcext:value-type="float">
            <text:p>-0,002115262414227</text:p>
          </table:table-cell>
          <table:table-cell office:value-type="float" office:value="-0.00113912491925209" calcext:value-type="float">
            <text:p>-0,001139124919252</text:p>
          </table:table-cell>
          <table:table-cell table:number-columns-repeated="4"/>
          <table:table-cell table:formula="of:=[.B113] - [estimation_info_VIN.B113]" office:value-type="float" office:value="0.023657958984375" calcext:value-type="float">
            <text:p>0,023657958984375</text:p>
          </table:table-cell>
          <table:table-cell table:formula="of:=([.D113] - [estimation_info_VIN.D113])/[estimation_info_VIN.D113]" office:value-type="float" office:value="-0.0762218697715146" calcext:value-type="float">
            <text:p>-0,0762218697715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31152893066406" calcext:value-type="float">
            <text:p>0,231152893066406</text:p>
          </table:table-cell>
          <table:table-cell office:value-type="string" calcext:value-type="string">
            <text:p>2020-04-02 11:24:59</text:p>
          </table:table-cell>
          <table:table-cell office:value-type="float" office:value="-172.16016734865" calcext:value-type="float">
            <text:p>-172,16016734865</text:p>
          </table:table-cell>
          <table:table-cell office:value-type="float" office:value="26" calcext:value-type="float">
            <text:p>26</text:p>
          </table:table-cell>
          <table:table-cell office:value-type="float" office:value="-0.00157747669844155" calcext:value-type="float">
            <text:p>-0,001577476698442</text:p>
          </table:table-cell>
          <table:table-cell office:value-type="float" office:value="0.000270268863863927" calcext:value-type="float">
            <text:p>0,000270268863864</text:p>
          </table:table-cell>
          <table:table-cell table:number-columns-repeated="4"/>
          <table:table-cell table:formula="of:=[.B114] - [estimation_info_VIN.B114]" office:value-type="float" office:value="-0.028048095703125" calcext:value-type="float">
            <text:p>-0,028048095703125</text:p>
          </table:table-cell>
          <table:table-cell table:formula="of:=([.D114] - [estimation_info_VIN.D114])/[estimation_info_VIN.D114]" office:value-type="float" office:value="0.0329092139396183" calcext:value-type="float">
            <text:p>0,0329092139396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31033386230469" calcext:value-type="float">
            <text:p>0,131033386230469</text:p>
          </table:table-cell>
          <table:table-cell office:value-type="string" calcext:value-type="string">
            <text:p>2020-04-02 11:27:18</text:p>
          </table:table-cell>
          <table:table-cell office:value-type="float" office:value="-154.40759330295" calcext:value-type="float">
            <text:p>-154,40759330295</text:p>
          </table:table-cell>
          <table:table-cell office:value-type="float" office:value="23" calcext:value-type="float">
            <text:p>23</text:p>
          </table:table-cell>
          <table:table-cell office:value-type="float" office:value="0.00114438534397689" calcext:value-type="float">
            <text:p>0,001144385343977</text:p>
          </table:table-cell>
          <table:table-cell office:value-type="float" office:value="0.0000575162281629797" calcext:value-type="float">
            <text:p>5,75162281629797E-05</text:p>
          </table:table-cell>
          <table:table-cell table:number-columns-repeated="4"/>
          <table:table-cell table:formula="of:=[.B115] - [estimation_info_VIN.B115]" office:value-type="float" office:value="0.00731689453124998" calcext:value-type="float">
            <text:p>0,00731689453125</text:p>
          </table:table-cell>
          <table:table-cell table:formula="of:=([.D115] - [estimation_info_VIN.D115])/[estimation_info_VIN.D115]" office:value-type="float" office:value="-0.104986736133809" calcext:value-type="float">
            <text:p>-0,1049867361338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680166320800781" calcext:value-type="float">
            <text:p>0,068016632080078</text:p>
          </table:table-cell>
          <table:table-cell office:value-type="string" calcext:value-type="string">
            <text:p>2020-04-02 11:32:22</text:p>
          </table:table-cell>
          <table:table-cell office:value-type="float" office:value="-204.80467323626" calcext:value-type="float">
            <text:p>-204,80467323626</text:p>
          </table:table-cell>
          <table:table-cell office:value-type="float" office:value="32" calcext:value-type="float">
            <text:p>32</text:p>
          </table:table-cell>
          <table:table-cell office:value-type="float" office:value="-0.000810996698260347" calcext:value-type="float">
            <text:p>-0,00081099669826</text:p>
          </table:table-cell>
          <table:table-cell office:value-type="float" office:value="-0.000104521840446003" calcext:value-type="float">
            <text:p>-0,000104521840446</text:p>
          </table:table-cell>
          <table:table-cell table:number-columns-repeated="4"/>
          <table:table-cell table:formula="of:=[.B116] - [estimation_info_VIN.B116]" office:value-type="float" office:value="0.00128045654296875" calcext:value-type="float">
            <text:p>0,001280456542969</text:p>
          </table:table-cell>
          <table:table-cell table:formula="of:=([.D116] - [estimation_info_VIN.D116])/[estimation_info_VIN.D116]" office:value-type="float" office:value="0.256193354436946" calcext:value-type="float">
            <text:p>0,2561933544369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35:18</text:p>
          </table:table-cell>
          <table:table-cell office:value-type="float" office:value="-166.713953789125" calcext:value-type="float">
            <text:p>-166,713953789125</text:p>
          </table:table-cell>
          <table:table-cell office:value-type="float" office:value="23" calcext:value-type="float">
            <text:p>23</text:p>
          </table:table-cell>
          <table:table-cell office:value-type="float" office:value="-17.246420428021" calcext:value-type="float">
            <text:p>-17,246420428021</text:p>
          </table:table-cell>
          <table:table-cell office:value-type="float" office:value="0.00250363852157232" calcext:value-type="float">
            <text:p>0,002503638521572</text:p>
          </table:table-cell>
          <table:table-cell table:number-columns-repeated="4"/>
          <table:table-cell table:formula="of:=[.B117] - [estimation_info_VIN.B117]" office:value-type="float" office:value="0" calcext:value-type="float">
            <text:p>0</text:p>
          </table:table-cell>
          <table:table-cell table:formula="of:=([.D117] - [estimation_info_VIN.D117])/[estimation_info_VIN.D117]" office:value-type="float" office:value="-0.0323189723742755" calcext:value-type="float">
            <text:p>-0,0323189723742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41:58</text:p>
          </table:table-cell>
          <table:table-cell office:value-type="float" office:value="-137.090580117835" calcext:value-type="float">
            <text:p>-137,090580117835</text:p>
          </table:table-cell>
          <table:table-cell office:value-type="float" office:value="26" calcext:value-type="float">
            <text:p>26</text:p>
          </table:table-cell>
          <table:table-cell office:value-type="float" office:value="-19.4919971324983" calcext:value-type="float">
            <text:p>-19,4919971324983</text:p>
          </table:table-cell>
          <table:table-cell office:value-type="float" office:value="0.00153566215972398" calcext:value-type="float">
            <text:p>0,001535662159724</text:p>
          </table:table-cell>
          <table:table-cell table:number-columns-repeated="4"/>
          <table:table-cell table:formula="of:=[.B118] - [estimation_info_VIN.B118]" office:value-type="float" office:value="0" calcext:value-type="float">
            <text:p>0</text:p>
          </table:table-cell>
          <table:table-cell table:formula="of:=([.D118] - [estimation_info_VIN.D118])/[estimation_info_VIN.D118]" office:value-type="float" office:value="-0.0778239123621213" calcext:value-type="float">
            <text:p>-0,0778239123621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961561889648438" calcext:value-type="float">
            <text:p>0,096156188964844</text:p>
          </table:table-cell>
          <table:table-cell office:value-type="string" calcext:value-type="string">
            <text:p>2020-04-02 11:45:12</text:p>
          </table:table-cell>
          <table:table-cell office:value-type="float" office:value="-153.981033094654" calcext:value-type="float">
            <text:p>-153,981033094654</text:p>
          </table:table-cell>
          <table:table-cell office:value-type="float" office:value="28" calcext:value-type="float">
            <text:p>28</text:p>
          </table:table-cell>
          <table:table-cell office:value-type="float" office:value="0.000957502548869726" calcext:value-type="float">
            <text:p>0,00095750254887</text:p>
          </table:table-cell>
          <table:table-cell office:value-type="float" office:value="0.000238900894022344" calcext:value-type="float">
            <text:p>0,000238900894022</text:p>
          </table:table-cell>
          <table:table-cell table:number-columns-repeated="4"/>
          <table:table-cell table:formula="of:=[.B119] - [estimation_info_VIN.B119]" office:value-type="float" office:value="-0.0264627685546875" calcext:value-type="float">
            <text:p>-0,026462768554688</text:p>
          </table:table-cell>
          <table:table-cell table:formula="of:=([.D119] - [estimation_info_VIN.D119])/[estimation_info_VIN.D119]" office:value-type="float" office:value="0.0456502673312152" calcext:value-type="float">
            <text:p>0,0456502673312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686873474121094" calcext:value-type="float">
            <text:p>0,068687347412109</text:p>
          </table:table-cell>
          <table:table-cell office:value-type="string" calcext:value-type="string">
            <text:p>2020-04-02 11:47:49</text:p>
          </table:table-cell>
          <table:table-cell office:value-type="float" office:value="-178.500258012228" calcext:value-type="float">
            <text:p>-178,500258012228</text:p>
          </table:table-cell>
          <table:table-cell office:value-type="float" office:value="31" calcext:value-type="float">
            <text:p>31</text:p>
          </table:table-cell>
          <table:table-cell office:value-type="float" office:value="0.00253719593214829" calcext:value-type="float">
            <text:p>0,002537195932148</text:p>
          </table:table-cell>
          <table:table-cell office:value-type="float" office:value="0.000146489463491457" calcext:value-type="float">
            <text:p>0,000146489463491</text:p>
          </table:table-cell>
          <table:table-cell table:number-columns-repeated="4"/>
          <table:table-cell table:formula="of:=[.B120] - [estimation_info_VIN.B120]" office:value-type="float" office:value="0.0171947021484375" calcext:value-type="float">
            <text:p>0,017194702148438</text:p>
          </table:table-cell>
          <table:table-cell table:formula="of:=([.D120] - [estimation_info_VIN.D120])/[estimation_info_VIN.D120]" office:value-type="float" office:value="-0.0200461751031091" calcext:value-type="float">
            <text:p>-0,0200461751031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53:11</text:p>
          </table:table-cell>
          <table:table-cell office:value-type="float" office:value="-164.15442758506" calcext:value-type="float">
            <text:p>-164,15442758506</text:p>
          </table:table-cell>
          <table:table-cell office:value-type="float" office:value="30" calcext:value-type="float">
            <text:p>30</text:p>
          </table:table-cell>
          <table:table-cell office:value-type="float" office:value="-24.9950594587311" calcext:value-type="float">
            <text:p>-24,9950594587311</text:p>
          </table:table-cell>
          <table:table-cell office:value-type="float" office:value="0.00133340041844307" calcext:value-type="float">
            <text:p>0,001333400418443</text:p>
          </table:table-cell>
          <table:table-cell table:number-columns-repeated="4"/>
          <table:table-cell table:formula="of:=[.B121] - [estimation_info_VIN.B121]" office:value-type="float" office:value="0" calcext:value-type="float">
            <text:p>0</text:p>
          </table:table-cell>
          <table:table-cell table:formula="of:=([.D121] - [estimation_info_VIN.D121])/[estimation_info_VIN.D121]" office:value-type="float" office:value="0.0284872723327135" calcext:value-type="float">
            <text:p>0,0284872723327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56:19</text:p>
          </table:table-cell>
          <table:table-cell office:value-type="float" office:value="-76.4236325148033" calcext:value-type="float">
            <text:p>-76,4236325148033</text:p>
          </table:table-cell>
          <table:table-cell office:value-type="float" office:value="14" calcext:value-type="float">
            <text:p>14</text:p>
          </table:table-cell>
          <table:table-cell office:value-type="float" office:value="-11.9999543176585" calcext:value-type="float">
            <text:p>-11,9999543176585</text:p>
          </table:table-cell>
          <table:table-cell office:value-type="float" office:value="0.00595242636047461" calcext:value-type="float">
            <text:p>0,005952426360475</text:p>
          </table:table-cell>
          <table:table-cell table:number-columns-repeated="4"/>
          <table:table-cell table:formula="of:=[.B122] - [estimation_info_VIN.B122]" office:value-type="float" office:value="0" calcext:value-type="float">
            <text:p>0</text:p>
          </table:table-cell>
          <table:table-cell table:formula="of:=([.D122] - [estimation_info_VIN.D122])/[estimation_info_VIN.D122]" office:value-type="float" office:value="-0.0233291941384052" calcext:value-type="float">
            <text:p>-0,0233291941384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234597930908203" calcext:value-type="float">
            <text:p>0,02345979309082</text:p>
          </table:table-cell>
          <table:table-cell office:value-type="string" calcext:value-type="string">
            <text:p>2020-04-02 12:01:09</text:p>
          </table:table-cell>
          <table:table-cell office:value-type="float" office:value="-142.54258729415" calcext:value-type="float">
            <text:p>-142,54258729415</text:p>
          </table:table-cell>
          <table:table-cell office:value-type="float" office:value="26" calcext:value-type="float">
            <text:p>26</text:p>
          </table:table-cell>
          <table:table-cell office:value-type="float" office:value="0.000428500667676746" calcext:value-type="float">
            <text:p>0,000428500667677</text:p>
          </table:table-cell>
          <table:table-cell office:value-type="float" office:value="0.0000815645356957138" calcext:value-type="float">
            <text:p>8,15645356957138E-05</text:p>
          </table:table-cell>
          <table:table-cell table:number-columns-repeated="4"/>
          <table:table-cell table:formula="of:=[.B123] - [estimation_info_VIN.B123]" office:value-type="float" office:value="-0.000365844726562498" calcext:value-type="float">
            <text:p>-0,000365844726562</text:p>
          </table:table-cell>
          <table:table-cell table:formula="of:=([.D123] - [estimation_info_VIN.D123])/[estimation_info_VIN.D123]" office:value-type="float" office:value="0.0895221473265453" calcext:value-type="float">
            <text:p>0,0895221473265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04:22</text:p>
          </table:table-cell>
          <table:table-cell office:value-type="float" office:value="-161.074618763156" calcext:value-type="float">
            <text:p>-161,074618763156</text:p>
          </table:table-cell>
          <table:table-cell office:value-type="float" office:value="28" calcext:value-type="float">
            <text:p>28</text:p>
          </table:table-cell>
          <table:table-cell office:value-type="float" office:value="-19.064510160573" calcext:value-type="float">
            <text:p>-19,064510160573</text:p>
          </table:table-cell>
          <table:table-cell office:value-type="float" office:value="0.00161658746492698" calcext:value-type="float">
            <text:p>0,001616587464927</text:p>
          </table:table-cell>
          <table:table-cell table:number-columns-repeated="4"/>
          <table:table-cell table:formula="of:=[.B124] - [estimation_info_VIN.B124]" office:value-type="float" office:value="0" calcext:value-type="float">
            <text:p>0</text:p>
          </table:table-cell>
          <table:table-cell table:formula="of:=([.D124] - [estimation_info_VIN.D124])/[estimation_info_VIN.D124]" office:value-type="float" office:value="-0.0538963064434966" calcext:value-type="float">
            <text:p>-0,0538963064434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01669464111328" calcext:value-type="float">
            <text:p>0,030166946411133</text:p>
          </table:table-cell>
          <table:table-cell office:value-type="string" calcext:value-type="string">
            <text:p>2020-04-02 12:09:20</text:p>
          </table:table-cell>
          <table:table-cell office:value-type="float" office:value="-202.071375477296" calcext:value-type="float">
            <text:p>-202,071375477296</text:p>
          </table:table-cell>
          <table:table-cell office:value-type="float" office:value="36" calcext:value-type="float">
            <text:p>36</text:p>
          </table:table-cell>
          <table:table-cell office:value-type="float" office:value="0.000471859390174598" calcext:value-type="float">
            <text:p>0,000471859390175</text:p>
          </table:table-cell>
          <table:table-cell office:value-type="float" office:value="0.0000799758043934098" calcext:value-type="float">
            <text:p>7,99758043934098E-05</text:p>
          </table:table-cell>
          <table:table-cell table:number-columns-repeated="4"/>
          <table:table-cell table:formula="of:=[.B125] - [estimation_info_VIN.B125]" office:value-type="float" office:value="0.0128655395507812" calcext:value-type="float">
            <text:p>0,012865539550781</text:p>
          </table:table-cell>
          <table:table-cell table:formula="of:=([.D125] - [estimation_info_VIN.D125])/[estimation_info_VIN.D125]" office:value-type="float" office:value="0.0920495755065074" calcext:value-type="float">
            <text:p>0,0920495755065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17466644287109" calcext:value-type="float">
            <text:p>0,117466644287109</text:p>
          </table:table-cell>
          <table:table-cell office:value-type="string" calcext:value-type="string">
            <text:p>2020-04-02 12:12:30</text:p>
          </table:table-cell>
          <table:table-cell office:value-type="float" office:value="-233.850534584163" calcext:value-type="float">
            <text:p>-233,850534584163</text:p>
          </table:table-cell>
          <table:table-cell office:value-type="float" office:value="41" calcext:value-type="float">
            <text:p>41</text:p>
          </table:table-cell>
          <table:table-cell office:value-type="float" office:value="0.000742440513703535" calcext:value-type="float">
            <text:p>0,000742440513704</text:p>
          </table:table-cell>
          <table:table-cell office:value-type="float" office:value="0.000102218505411951" calcext:value-type="float">
            <text:p>0,000102218505412</text:p>
          </table:table-cell>
          <table:table-cell table:number-columns-repeated="4"/>
          <table:table-cell table:formula="of:=[.B126] - [estimation_info_VIN.B126]" office:value-type="float" office:value="0.0126216430664062" calcext:value-type="float">
            <text:p>0,012621643066406</text:p>
          </table:table-cell>
          <table:table-cell table:formula="of:=([.D126] - [estimation_info_VIN.D126])/[estimation_info_VIN.D126]" office:value-type="float" office:value="0.00154155848598104" calcext:value-type="float">
            <text:p>0,0015415584859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14:42</text:p>
          </table:table-cell>
          <table:table-cell office:value-type="float" office:value="-215.435399965932" calcext:value-type="float">
            <text:p>-215,435399965932</text:p>
          </table:table-cell>
          <table:table-cell office:value-type="float" office:value="38" calcext:value-type="float">
            <text:p>38</text:p>
          </table:table-cell>
          <table:table-cell office:value-type="float" office:value="-28.6166739954308" calcext:value-type="float">
            <text:p>-28,6166739954308</text:p>
          </table:table-cell>
          <table:table-cell office:value-type="float" office:value="0.000916418546977671" calcext:value-type="float">
            <text:p>0,000916418546978</text:p>
          </table:table-cell>
          <table:table-cell table:number-columns-repeated="4"/>
          <table:table-cell table:formula="of:=[.B127] - [estimation_info_VIN.B127]" office:value-type="float" office:value="0" calcext:value-type="float">
            <text:p>0</text:p>
          </table:table-cell>
          <table:table-cell table:formula="of:=([.D127] - [estimation_info_VIN.D127])/[estimation_info_VIN.D127]" office:value-type="float" office:value="-0.0521850195589674" calcext:value-type="float">
            <text:p>-0,0521850195589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20:56</text:p>
          </table:table-cell>
          <table:table-cell office:value-type="float" office:value="-159.927841032863" calcext:value-type="float">
            <text:p>-159,927841032863</text:p>
          </table:table-cell>
          <table:table-cell office:value-type="float" office:value="32" calcext:value-type="float">
            <text:p>32</text:p>
          </table:table-cell>
          <table:table-cell office:value-type="float" office:value="-30.9692849667909" calcext:value-type="float">
            <text:p>-30,9692849667909</text:p>
          </table:table-cell>
          <table:table-cell office:value-type="float" office:value="0.00100806192168897" calcext:value-type="float">
            <text:p>0,001008061921689</text:p>
          </table:table-cell>
          <table:table-cell table:number-columns-repeated="4"/>
          <table:table-cell table:formula="of:=[.B128] - [estimation_info_VIN.B128]" office:value-type="float" office:value="0" calcext:value-type="float">
            <text:p>0</text:p>
          </table:table-cell>
          <table:table-cell table:formula="of:=([.D128] - [estimation_info_VIN.D128])/[estimation_info_VIN.D128]" office:value-type="float" office:value="-0.0239626361346999" calcext:value-type="float">
            <text:p>-0,02396263613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29905364990234" calcext:value-type="float">
            <text:p>0,129905364990234</text:p>
          </table:table-cell>
          <table:table-cell office:value-type="string" calcext:value-type="string">
            <text:p>2020-04-02 12:31:38</text:p>
          </table:table-cell>
          <table:table-cell office:value-type="float" office:value="-280.742148823703" calcext:value-type="float">
            <text:p>-280,742148823703</text:p>
          </table:table-cell>
          <table:table-cell office:value-type="float" office:value="53" calcext:value-type="float">
            <text:p>53</text:p>
          </table:table-cell>
          <table:table-cell office:value-type="float" office:value="0.00970882492283032" calcext:value-type="float">
            <text:p>0,00970882492283</text:p>
          </table:table-cell>
          <table:table-cell office:value-type="float" office:value="0.0000657387303956832" calcext:value-type="float">
            <text:p>6,57387303956832E-05</text:p>
          </table:table-cell>
          <table:table-cell table:number-columns-repeated="4"/>
          <table:table-cell table:formula="of:=[.B129] - [estimation_info_VIN.B129]" office:value-type="float" office:value="-0.0169508056640625" calcext:value-type="float">
            <text:p>-0,016950805664063</text:p>
          </table:table-cell>
          <table:table-cell table:formula="of:=([.D129] - [estimation_info_VIN.D129])/[estimation_info_VIN.D129]" office:value-type="float" office:value="-0.0580269368304028" calcext:value-type="float">
            <text:p>-0,0580269368304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66213012695312" calcext:value-type="float">
            <text:p>0,266213012695312</text:p>
          </table:table-cell>
          <table:table-cell office:value-type="string" calcext:value-type="string">
            <text:p>2020-04-02 12:33:16</text:p>
          </table:table-cell>
          <table:table-cell office:value-type="float" office:value="-146.138401618444" calcext:value-type="float">
            <text:p>-146,138401618444</text:p>
          </table:table-cell>
          <table:table-cell office:value-type="float" office:value="24" calcext:value-type="float">
            <text:p>24</text:p>
          </table:table-cell>
          <table:table-cell office:value-type="float" office:value="-0.00681747967843016" calcext:value-type="float">
            <text:p>-0,00681747967843</text:p>
          </table:table-cell>
          <table:table-cell office:value-type="float" office:value="0.000743500945509124" calcext:value-type="float">
            <text:p>0,000743500945509</text:p>
          </table:table-cell>
          <table:table-cell table:number-columns-repeated="4"/>
          <table:table-cell table:formula="of:=[.B130] - [estimation_info_VIN.B130]" office:value-type="float" office:value="0.028048095703125" calcext:value-type="float">
            <text:p>0,028048095703125</text:p>
          </table:table-cell>
          <table:table-cell table:formula="of:=([.D130] - [estimation_info_VIN.D130])/[estimation_info_VIN.D130]" office:value-type="float" office:value="-0.147799015455094" calcext:value-type="float">
            <text:p>-0,1477990154550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03188934326172" calcext:value-type="float">
            <text:p>0,050318893432617</text:p>
          </table:table-cell>
          <table:table-cell office:value-type="string" calcext:value-type="string">
            <text:p>2020-04-02 12:37:57</text:p>
          </table:table-cell>
          <table:table-cell office:value-type="float" office:value="-158.894660172821" calcext:value-type="float">
            <text:p>-158,894660172821</text:p>
          </table:table-cell>
          <table:table-cell office:value-type="float" office:value="28" calcext:value-type="float">
            <text:p>28</text:p>
          </table:table-cell>
          <table:table-cell office:value-type="float" office:value="-0.000332697666816317" calcext:value-type="float">
            <text:p>-0,000332697666816</text:p>
          </table:table-cell>
          <table:table-cell office:value-type="float" office:value="0.0000931302441085654" calcext:value-type="float">
            <text:p>9,31302441085654E-05</text:p>
          </table:table-cell>
          <table:table-cell table:number-columns-repeated="4"/>
          <table:table-cell table:formula="of:=[.B131] - [estimation_info_VIN.B131]" office:value-type="float" office:value="-0.0105180358886719" calcext:value-type="float">
            <text:p>-0,010518035888672</text:p>
          </table:table-cell>
          <table:table-cell table:formula="of:=([.D131] - [estimation_info_VIN.D131])/[estimation_info_VIN.D131]" office:value-type="float" office:value="-0.0209478326792793" calcext:value-type="float">
            <text:p>-0,0209478326792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41:21</text:p>
          </table:table-cell>
          <table:table-cell office:value-type="float" office:value="-136.83828801539" calcext:value-type="float">
            <text:p>-136,83828801539</text:p>
          </table:table-cell>
          <table:table-cell office:value-type="float" office:value="21" calcext:value-type="float">
            <text:p>21</text:p>
          </table:table-cell>
          <table:table-cell office:value-type="float" office:value="-8.91379082124428" calcext:value-type="float">
            <text:p>-8,91379082124428</text:p>
          </table:table-cell>
          <table:table-cell office:value-type="float" office:value="0.00154565289990435" calcext:value-type="float">
            <text:p>0,001545652899904</text:p>
          </table:table-cell>
          <table:table-cell table:number-columns-repeated="4"/>
          <table:table-cell table:formula="of:=[.B132] - [estimation_info_VIN.B132]" office:value-type="float" office:value="0" calcext:value-type="float">
            <text:p>0</text:p>
          </table:table-cell>
          <table:table-cell table:formula="of:=([.D132] - [estimation_info_VIN.D132])/[estimation_info_VIN.D132]" office:value-type="float" office:value="0.0153605325341142" calcext:value-type="float">
            <text:p>0,0153605325341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644191589355469" calcext:value-type="float">
            <text:p>0,064419158935547</text:p>
          </table:table-cell>
          <table:table-cell office:value-type="string" calcext:value-type="string">
            <text:p>2020-04-02 12:44:55</text:p>
          </table:table-cell>
          <table:table-cell office:value-type="float" office:value="-149.054032681131" calcext:value-type="float">
            <text:p>-149,054032681131</text:p>
          </table:table-cell>
          <table:table-cell office:value-type="float" office:value="26" calcext:value-type="float">
            <text:p>26</text:p>
          </table:table-cell>
          <table:table-cell office:value-type="float" office:value="-0.00367745504795724" calcext:value-type="float">
            <text:p>-0,003677455047957</text:p>
          </table:table-cell>
          <table:table-cell office:value-type="float" office:value="0.000149115907907379" calcext:value-type="float">
            <text:p>0,000149115907907</text:p>
          </table:table-cell>
          <table:table-cell table:number-columns-repeated="4"/>
          <table:table-cell table:formula="of:=[.B133] - [estimation_info_VIN.B133]" office:value-type="float" office:value="0.0040242919921875" calcext:value-type="float">
            <text:p>0,004024291992188</text:p>
          </table:table-cell>
          <table:table-cell table:formula="of:=([.D133] - [estimation_info_VIN.D133])/[estimation_info_VIN.D133]" office:value-type="float" office:value="-0.0869671668838408" calcext:value-type="float">
            <text:p>-0,0869671668838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555626678466797" calcext:value-type="float">
            <text:p>0,05556266784668</text:p>
          </table:table-cell>
          <table:table-cell office:value-type="string" calcext:value-type="string">
            <text:p>2020-04-02 12:49:24</text:p>
          </table:table-cell>
          <table:table-cell office:value-type="float" office:value="-102.476305879496" calcext:value-type="float">
            <text:p>-102,476305879496</text:p>
          </table:table-cell>
          <table:table-cell office:value-type="float" office:value="18" calcext:value-type="float">
            <text:p>18</text:p>
          </table:table-cell>
          <table:table-cell office:value-type="float" office:value="-0.0027699343429537" calcext:value-type="float">
            <text:p>-0,002769934342954</text:p>
          </table:table-cell>
          <table:table-cell office:value-type="float" office:value="0.000162094311481015" calcext:value-type="float">
            <text:p>0,000162094311481</text:p>
          </table:table-cell>
          <table:table-cell table:number-columns-repeated="4"/>
          <table:table-cell table:formula="of:=[.B134] - [estimation_info_VIN.B134]" office:value-type="float" office:value="0" calcext:value-type="float">
            <text:p>0</text:p>
          </table:table-cell>
          <table:table-cell table:formula="of:=([.D134] - [estimation_info_VIN.D134])/[estimation_info_VIN.D134]" office:value-type="float" office:value="-0.0150941099191299" calcext:value-type="float">
            <text:p>-0,015094109919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914002075195313" calcext:value-type="float">
            <text:p>0,091400207519531</text:p>
          </table:table-cell>
          <table:table-cell office:value-type="string" calcext:value-type="string">
            <text:p>2020-04-02 12:51:43</text:p>
          </table:table-cell>
          <table:table-cell office:value-type="float" office:value="-107.599316248618" calcext:value-type="float">
            <text:p>-107,599316248618</text:p>
          </table:table-cell>
          <table:table-cell office:value-type="float" office:value="19" calcext:value-type="float">
            <text:p>19</text:p>
          </table:table-cell>
          <table:table-cell office:value-type="float" office:value="0.00524302994931514" calcext:value-type="float">
            <text:p>0,005243029949315</text:p>
          </table:table-cell>
          <table:table-cell office:value-type="float" office:value="0.000417079662988872" calcext:value-type="float">
            <text:p>0,000417079662989</text:p>
          </table:table-cell>
          <table:table-cell table:number-columns-repeated="4"/>
          <table:table-cell table:formula="of:=[.B135] - [estimation_info_VIN.B135]" office:value-type="float" office:value="0.000365844726562481" calcext:value-type="float">
            <text:p>0,000365844726562</text:p>
          </table:table-cell>
          <table:table-cell table:formula="of:=([.D135] - [estimation_info_VIN.D135])/[estimation_info_VIN.D135]" office:value-type="float" office:value="0.112583787771367" calcext:value-type="float">
            <text:p>0,1125837877713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43203201293945" calcext:value-type="float">
            <text:p>0,054320320129395</text:p>
          </table:table-cell>
          <table:table-cell office:value-type="string" calcext:value-type="string">
            <text:p>2020-04-02 12:58:00</text:p>
          </table:table-cell>
          <table:table-cell office:value-type="float" office:value="-251.58830308201" calcext:value-type="float">
            <text:p>-251,58830308201</text:p>
          </table:table-cell>
          <table:table-cell office:value-type="float" office:value="44" calcext:value-type="float">
            <text:p>44</text:p>
          </table:table-cell>
          <table:table-cell office:value-type="float" office:value="-0.00441437035133419" calcext:value-type="float">
            <text:p>-0,004414370351334</text:p>
          </table:table-cell>
          <table:table-cell office:value-type="float" office:value="-0.0000155363731167769" calcext:value-type="float">
            <text:p>-1,55363731167769E-05</text:p>
          </table:table-cell>
          <table:table-cell table:number-columns-repeated="4"/>
          <table:table-cell table:formula="of:=[.B136] - [estimation_info_VIN.B136]" office:value-type="float" office:value="-0.000228652954101557" calcext:value-type="float">
            <text:p>-0,000228652954102</text:p>
          </table:table-cell>
          <table:table-cell table:formula="of:=([.D136] - [estimation_info_VIN.D136])/[estimation_info_VIN.D136]" office:value-type="float" office:value="-0.021819694834572" calcext:value-type="float">
            <text:p>-0,0218196948345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624679870605469" calcext:value-type="float">
            <text:p>0,062467987060547</text:p>
          </table:table-cell>
          <table:table-cell office:value-type="string" calcext:value-type="string">
            <text:p>2020-04-02 13:00:53</text:p>
          </table:table-cell>
          <table:table-cell office:value-type="float" office:value="-135.333635878092" calcext:value-type="float">
            <text:p>-135,333635878092</text:p>
          </table:table-cell>
          <table:table-cell office:value-type="float" office:value="21" calcext:value-type="float">
            <text:p>21</text:p>
          </table:table-cell>
          <table:table-cell office:value-type="float" office:value="0.00249036708844227" calcext:value-type="float">
            <text:p>0,002490367088442</text:p>
          </table:table-cell>
          <table:table-cell office:value-type="float" office:value="-0.0000771890895947258" calcext:value-type="float">
            <text:p>-7,71890895947258E-05</text:p>
          </table:table-cell>
          <table:table-cell table:number-columns-repeated="4"/>
          <table:table-cell table:formula="of:=[.B137] - [estimation_info_VIN.B137]" office:value-type="float" office:value="-0.0000609741210937306" calcext:value-type="float">
            <text:p>-6,09741210937306E-05</text:p>
          </table:table-cell>
          <table:table-cell table:formula="of:=([.D137] - [estimation_info_VIN.D137])/[estimation_info_VIN.D137]" office:value-type="float" office:value="-0.041043002928265" calcext:value-type="float">
            <text:p>-0,0410430029282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592363586425781" calcext:value-type="float">
            <text:p>0,059236358642578</text:p>
          </table:table-cell>
          <table:table-cell office:value-type="string" calcext:value-type="string">
            <text:p>2020-04-02 13:04:12</text:p>
          </table:table-cell>
          <table:table-cell office:value-type="float" office:value="-136.800740833877" calcext:value-type="float">
            <text:p>-136,800740833877</text:p>
          </table:table-cell>
          <table:table-cell office:value-type="float" office:value="24" calcext:value-type="float">
            <text:p>24</text:p>
          </table:table-cell>
          <table:table-cell office:value-type="float" office:value="0.00902424585595729" calcext:value-type="float">
            <text:p>0,009024245855957</text:p>
          </table:table-cell>
          <table:table-cell office:value-type="float" office:value="0.000111028694437255" calcext:value-type="float">
            <text:p>0,000111028694437</text:p>
          </table:table-cell>
          <table:table-cell table:number-columns-repeated="4"/>
          <table:table-cell table:formula="of:=[.B138] - [estimation_info_VIN.B138]" office:value-type="float" office:value="0.000304870605468757" calcext:value-type="float">
            <text:p>0,000304870605469</text:p>
          </table:table-cell>
          <table:table-cell table:formula="of:=([.D138] - [estimation_info_VIN.D138])/[estimation_info_VIN.D138]" office:value-type="float" office:value="-0.00416276718510577" calcext:value-type="float">
            <text:p>-0,0041627671851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399228057861328" calcext:value-type="float">
            <text:p>0,039922805786133</text:p>
          </table:table-cell>
          <table:table-cell office:value-type="string" calcext:value-type="string">
            <text:p>2020-04-02 13:07:47</text:p>
          </table:table-cell>
          <table:table-cell office:value-type="float" office:value="-174.916397932271" calcext:value-type="float">
            <text:p>-174,916397932271</text:p>
          </table:table-cell>
          <table:table-cell office:value-type="float" office:value="29" calcext:value-type="float">
            <text:p>29</text:p>
          </table:table-cell>
          <table:table-cell office:value-type="float" office:value="0.000731241478470415" calcext:value-type="float">
            <text:p>0,00073124147847</text:p>
          </table:table-cell>
          <table:table-cell office:value-type="float" office:value="-0.0000921662686166911" calcext:value-type="float">
            <text:p>-9,21662686166911E-05</text:p>
          </table:table-cell>
          <table:table-cell table:number-columns-repeated="4"/>
          <table:table-cell table:formula="of:=[.B139] - [estimation_info_VIN.B139]" office:value-type="float" office:value="-0.0000609741210937514" calcext:value-type="float">
            <text:p>-6,09741210937514E-05</text:p>
          </table:table-cell>
          <table:table-cell table:formula="of:=([.D139] - [estimation_info_VIN.D139])/[estimation_info_VIN.D139]" office:value-type="float" office:value="0.00205879549566874" calcext:value-type="float">
            <text:p>0,0020587954956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89243545532227" calcext:value-type="float">
            <text:p>0,038924354553223</text:p>
          </table:table-cell>
          <table:table-cell office:value-type="string" calcext:value-type="string">
            <text:p>2020-04-02 13:12:29</text:p>
          </table:table-cell>
          <table:table-cell office:value-type="float" office:value="-188.75488720994" calcext:value-type="float">
            <text:p>-188,75488720994</text:p>
          </table:table-cell>
          <table:table-cell office:value-type="float" office:value="33" calcext:value-type="float">
            <text:p>33</text:p>
          </table:table-cell>
          <table:table-cell office:value-type="float" office:value="-0.0000748352114356976" calcext:value-type="float">
            <text:p>-7,48352114356976E-05</text:p>
          </table:table-cell>
          <table:table-cell office:value-type="float" office:value="0.0000429099143385087" calcext:value-type="float">
            <text:p>4,29099143385087E-05</text:p>
          </table:table-cell>
          <table:table-cell table:number-columns-repeated="4"/>
          <table:table-cell table:formula="of:=[.B140] - [estimation_info_VIN.B140]" office:value-type="float" office:value="0.00196641540527343" calcext:value-type="float">
            <text:p>0,001966415405273</text:p>
          </table:table-cell>
          <table:table-cell table:formula="of:=([.D140] - [estimation_info_VIN.D140])/[estimation_info_VIN.D140]" office:value-type="float" office:value="-0.0128278965506733" calcext:value-type="float">
            <text:p>-0,01282789655067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15:29</text:p>
          </table:table-cell>
          <table:table-cell office:value-type="float" office:value="-195.902007245754" calcext:value-type="float">
            <text:p>-195,902007245754</text:p>
          </table:table-cell>
          <table:table-cell office:value-type="float" office:value="29" calcext:value-type="float">
            <text:p>29</text:p>
          </table:table-cell>
          <table:table-cell office:value-type="float" office:value="-11.0081946960306" calcext:value-type="float">
            <text:p>-11,0081946960306</text:p>
          </table:table-cell>
          <table:table-cell office:value-type="float" office:value="0.000456142828432796" calcext:value-type="float">
            <text:p>0,000456142828433</text:p>
          </table:table-cell>
          <table:table-cell table:number-columns-repeated="4"/>
          <table:table-cell table:formula="of:=[.B141] - [estimation_info_VIN.B141]" office:value-type="float" office:value="0" calcext:value-type="float">
            <text:p>0</text:p>
          </table:table-cell>
          <table:table-cell table:formula="of:=([.D141] - [estimation_info_VIN.D141])/[estimation_info_VIN.D141]" office:value-type="float" office:value="0.104886874027626" calcext:value-type="float">
            <text:p>0,1048868740276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21:02</text:p>
          </table:table-cell>
          <table:table-cell office:value-type="float" office:value="-259.355413267254" calcext:value-type="float">
            <text:p>-259,355413267254</text:p>
          </table:table-cell>
          <table:table-cell office:value-type="float" office:value="43" calcext:value-type="float">
            <text:p>43</text:p>
          </table:table-cell>
          <table:table-cell office:value-type="float" office:value="-5.10536994662243" calcext:value-type="float">
            <text:p>-5,10536994662243</text:p>
          </table:table-cell>
          <table:table-cell office:value-type="float" office:value="-0.000000287558766482961" calcext:value-type="float">
            <text:p>-2,87558766482961E-07</text:p>
          </table:table-cell>
          <table:table-cell table:number-columns-repeated="4"/>
          <table:table-cell table:formula="of:=[.B142] - [estimation_info_VIN.B142]" office:value-type="float" office:value="-0.00173014068603516" calcext:value-type="float">
            <text:p>-0,001730140686035</text:p>
          </table:table-cell>
          <table:table-cell table:formula="of:=([.D142] - [estimation_info_VIN.D142])/[estimation_info_VIN.D142]" office:value-type="float" office:value="0.0498377331007909" calcext:value-type="float">
            <text:p>0,0498377331007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23:47</text:p>
          </table:table-cell>
          <table:table-cell office:value-type="float" office:value="-160.494402060522" calcext:value-type="float">
            <text:p>-160,494402060522</text:p>
          </table:table-cell>
          <table:table-cell office:value-type="float" office:value="23" calcext:value-type="float">
            <text:p>23</text:p>
          </table:table-cell>
          <table:table-cell office:value-type="float" office:value="-18.7341395992082" calcext:value-type="float">
            <text:p>-18,7341395992082</text:p>
          </table:table-cell>
          <table:table-cell office:value-type="float" office:value="-0.0000590593496645629" calcext:value-type="float">
            <text:p>-5,90593496645629E-05</text:p>
          </table:table-cell>
          <table:table-cell table:number-columns-repeated="4"/>
          <table:table-cell table:formula="of:=[.B143] - [estimation_info_VIN.B143]" office:value-type="float" office:value="0" calcext:value-type="float">
            <text:p>0</text:p>
          </table:table-cell>
          <table:table-cell table:formula="of:=([.D143] - [estimation_info_VIN.D143])/[estimation_info_VIN.D143]" office:value-type="float" office:value="0.00767270446690616" calcext:value-type="float">
            <text:p>0,0076727044669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26:46</text:p>
          </table:table-cell>
          <table:table-cell office:value-type="float" office:value="-176.575529742387" calcext:value-type="float">
            <text:p>-176,575529742387</text:p>
          </table:table-cell>
          <table:table-cell office:value-type="float" office:value="26" calcext:value-type="float">
            <text:p>26</text:p>
          </table:table-cell>
          <table:table-cell office:value-type="float" office:value="-12.2551333990405" calcext:value-type="float">
            <text:p>-12,2551333990405</text:p>
          </table:table-cell>
          <table:table-cell office:value-type="float" office:value="0.00287788092061103" calcext:value-type="float">
            <text:p>0,002877880920611</text:p>
          </table:table-cell>
          <table:table-cell table:number-columns-repeated="4"/>
          <table:table-cell table:formula="of:=[.B144] - [estimation_info_VIN.B144]" office:value-type="float" office:value="0" calcext:value-type="float">
            <text:p>0</text:p>
          </table:table-cell>
          <table:table-cell table:formula="of:=([.D144] - [estimation_info_VIN.D144])/[estimation_info_VIN.D144]" office:value-type="float" office:value="0.172089062055433" calcext:value-type="float">
            <text:p>0,1720890620554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06928482055664" calcext:value-type="float">
            <text:p>0,030692848205567</text:p>
          </table:table-cell>
          <table:table-cell office:value-type="string" calcext:value-type="string">
            <text:p>2020-04-02 13:31:50</text:p>
          </table:table-cell>
          <table:table-cell office:value-type="float" office:value="-265.422464909251" calcext:value-type="float">
            <text:p>-265,422464909251</text:p>
          </table:table-cell>
          <table:table-cell office:value-type="float" office:value="43" calcext:value-type="float">
            <text:p>43</text:p>
          </table:table-cell>
          <table:table-cell office:value-type="float" office:value="-0.00400548067620687" calcext:value-type="float">
            <text:p>-0,004005480676207</text:p>
          </table:table-cell>
          <table:table-cell office:value-type="float" office:value="0.0000211528047398008" calcext:value-type="float">
            <text:p>2,11528047398008E-05</text:p>
          </table:table-cell>
          <table:table-cell table:number-columns-repeated="4"/>
          <table:table-cell table:formula="of:=[.B145] - [estimation_info_VIN.B145]" office:value-type="float" office:value="0.000899368286132816" calcext:value-type="float">
            <text:p>0,000899368286133</text:p>
          </table:table-cell>
          <table:table-cell table:formula="of:=([.D145] - [estimation_info_VIN.D145])/[estimation_info_VIN.D145]" office:value-type="float" office:value="-0.00810855287578393" calcext:value-type="float">
            <text:p>-0,00810855287578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37:24</text:p>
          </table:table-cell>
          <table:table-cell office:value-type="float" office:value="-194.243615756587" calcext:value-type="float">
            <text:p>-194,243615756587</text:p>
          </table:table-cell>
          <table:table-cell office:value-type="float" office:value="35" calcext:value-type="float">
            <text:p>35</text:p>
          </table:table-cell>
          <table:table-cell office:value-type="float" office:value="-26.0824917095731" calcext:value-type="float">
            <text:p>-26,0824917095731</text:p>
          </table:table-cell>
          <table:table-cell office:value-type="float" office:value="0.000635341871707977" calcext:value-type="float">
            <text:p>0,000635341871708</text:p>
          </table:table-cell>
          <table:table-cell table:number-columns-repeated="4"/>
          <table:table-cell table:formula="of:=[.B146] - [estimation_info_VIN.B146]" office:value-type="float" office:value="0" calcext:value-type="float">
            <text:p>0</text:p>
          </table:table-cell>
          <table:table-cell table:formula="of:=([.D146] - [estimation_info_VIN.D146])/[estimation_info_VIN.D146]" office:value-type="float" office:value="0.0136591608466342" calcext:value-type="float">
            <text:p>0,0136591608466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69274520874024" calcext:value-type="float">
            <text:p>0,036927452087402</text:p>
          </table:table-cell>
          <table:table-cell office:value-type="string" calcext:value-type="string">
            <text:p>2020-04-02 13:41:12</text:p>
          </table:table-cell>
          <table:table-cell office:value-type="float" office:value="-166.268703303508" calcext:value-type="float">
            <text:p>-166,268703303508</text:p>
          </table:table-cell>
          <table:table-cell office:value-type="float" office:value="31" calcext:value-type="float">
            <text:p>31</text:p>
          </table:table-cell>
          <table:table-cell office:value-type="float" office:value="-0.00302120123634619" calcext:value-type="float">
            <text:p>-0,003021201236346</text:p>
          </table:table-cell>
          <table:table-cell office:value-type="float" office:value="0.0000427716257291382" calcext:value-type="float">
            <text:p>4,27716257291382E-05</text:p>
          </table:table-cell>
          <table:table-cell table:number-columns-repeated="4"/>
          <table:table-cell table:formula="of:=[.B147] - [estimation_info_VIN.B147]" office:value-type="float" office:value="0.0000609741210937584" calcext:value-type="float">
            <text:p>6,09741210937584E-05</text:p>
          </table:table-cell>
          <table:table-cell table:formula="of:=([.D147] - [estimation_info_VIN.D147])/[estimation_info_VIN.D147]" office:value-type="float" office:value="-0.0127768895359502" calcext:value-type="float">
            <text:p>-0,012776889535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43:34</text:p>
          </table:table-cell>
          <table:table-cell office:value-type="float" office:value="-82.5712750856144" calcext:value-type="float">
            <text:p>-82,5712750856144</text:p>
          </table:table-cell>
          <table:table-cell office:value-type="float" office:value="16" calcext:value-type="float">
            <text:p>16</text:p>
          </table:table-cell>
          <table:table-cell office:value-type="float" office:value="-8.41791734040771" calcext:value-type="float">
            <text:p>-8,41791734040771</text:p>
          </table:table-cell>
          <table:table-cell office:value-type="float" office:value="0.00688644831941645" calcext:value-type="float">
            <text:p>0,006886448319416</text:p>
          </table:table-cell>
          <table:table-cell table:number-columns-repeated="4"/>
          <table:table-cell table:formula="of:=[.B148] - [estimation_info_VIN.B148]" office:value-type="float" office:value="0" calcext:value-type="float">
            <text:p>0</text:p>
          </table:table-cell>
          <table:table-cell table:formula="of:=([.D148] - [estimation_info_VIN.D148])/[estimation_info_VIN.D148]" office:value-type="float" office:value="0.0615111564041103" calcext:value-type="float">
            <text:p>0,061511156404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48:42</text:p>
          </table:table-cell>
          <table:table-cell office:value-type="float" office:value="-189.850655211339" calcext:value-type="float">
            <text:p>-189,850655211339</text:p>
          </table:table-cell>
          <table:table-cell office:value-type="float" office:value="36" calcext:value-type="float">
            <text:p>36</text:p>
          </table:table-cell>
          <table:table-cell office:value-type="float" office:value="-3.47820017046623" calcext:value-type="float">
            <text:p>-3,47820017046623</text:p>
          </table:table-cell>
          <table:table-cell office:value-type="float" office:value="0.0000432503555673171" calcext:value-type="float">
            <text:p>4,32503555673171E-05</text:p>
          </table:table-cell>
          <table:table-cell table:number-columns-repeated="4"/>
          <table:table-cell table:formula="of:=[.B149] - [estimation_info_VIN.B149]" office:value-type="float" office:value="0" calcext:value-type="float">
            <text:p>0</text:p>
          </table:table-cell>
          <table:table-cell table:formula="of:=([.D149] - [estimation_info_VIN.D149])/[estimation_info_VIN.D149]" office:value-type="float" office:value="0.0121992630742744" calcext:value-type="float">
            <text:p>0,0121992630742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51:49</text:p>
          </table:table-cell>
          <table:table-cell office:value-type="float" office:value="-118.770028887965" calcext:value-type="float">
            <text:p>-118,770028887965</text:p>
          </table:table-cell>
          <table:table-cell office:value-type="float" office:value="23" calcext:value-type="float">
            <text:p>23</text:p>
          </table:table-cell>
          <table:table-cell office:value-type="float" office:value="-18.876765634644" calcext:value-type="float">
            <text:p>-18,876765634644</text:p>
          </table:table-cell>
          <table:table-cell office:value-type="float" office:value="0.00229472156475665" calcext:value-type="float">
            <text:p>0,002294721564757</text:p>
          </table:table-cell>
          <table:table-cell table:number-columns-repeated="4"/>
          <table:table-cell table:formula="of:=[.B150] - [estimation_info_VIN.B150]" office:value-type="float" office:value="0" calcext:value-type="float">
            <text:p>0</text:p>
          </table:table-cell>
          <table:table-cell table:formula="of:=([.D150] - [estimation_info_VIN.D150])/[estimation_info_VIN.D150]" office:value-type="float" office:value="0.0421312917545407" calcext:value-type="float">
            <text:p>0,0421312917545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54:47</text:p>
          </table:table-cell>
          <table:table-cell office:value-type="float" office:value="-76.5871108161628" calcext:value-type="float">
            <text:p>-76,5871108161628</text:p>
          </table:table-cell>
          <table:table-cell office:value-type="float" office:value="15" calcext:value-type="float">
            <text:p>15</text:p>
          </table:table-cell>
          <table:table-cell office:value-type="float" office:value="-10.4795286333691" calcext:value-type="float">
            <text:p>-10,4795286333691</text:p>
          </table:table-cell>
          <table:table-cell office:value-type="float" office:value="0.00595911642446204" calcext:value-type="float">
            <text:p>0,005959116424462</text:p>
          </table:table-cell>
          <table:table-cell table:number-columns-repeated="4"/>
          <table:table-cell table:formula="of:=[.B151] - [estimation_info_VIN.B151]" office:value-type="float" office:value="0" calcext:value-type="float">
            <text:p>0</text:p>
          </table:table-cell>
          <table:table-cell table:formula="of:=([.D151] - [estimation_info_VIN.D151])/[estimation_info_VIN.D151]" office:value-type="float" office:value="-0.101633629598027" calcext:value-type="float">
            <text:p>-0,1016336295980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65534973144531" calcext:value-type="float">
            <text:p>0,056553497314453</text:p>
          </table:table-cell>
          <table:table-cell office:value-type="string" calcext:value-type="string">
            <text:p>2020-04-02 14:00:01</text:p>
          </table:table-cell>
          <table:table-cell office:value-type="float" office:value="-150.092486748494" calcext:value-type="float">
            <text:p>-150,092486748494</text:p>
          </table:table-cell>
          <table:table-cell office:value-type="float" office:value="27" calcext:value-type="float">
            <text:p>27</text:p>
          </table:table-cell>
          <table:table-cell office:value-type="float" office:value="0.00504172000853011" calcext:value-type="float">
            <text:p>0,00504172000853</text:p>
          </table:table-cell>
          <table:table-cell office:value-type="float" office:value="0.000137880934775891" calcext:value-type="float">
            <text:p>0,000137880934776</text:p>
          </table:table-cell>
          <table:table-cell table:number-columns-repeated="4"/>
          <table:table-cell table:formula="of:=[.B152] - [estimation_info_VIN.B152]" office:value-type="float" office:value="0.00304870605468749" calcext:value-type="float">
            <text:p>0,003048706054687</text:p>
          </table:table-cell>
          <table:table-cell table:formula="of:=([.D152] - [estimation_info_VIN.D152])/[estimation_info_VIN.D152]" office:value-type="float" office:value="0.108482680897449" calcext:value-type="float">
            <text:p>0,1084826808974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759889984130859" calcext:value-type="float">
            <text:p>0,075988998413086</text:p>
          </table:table-cell>
          <table:table-cell office:value-type="string" calcext:value-type="string">
            <text:p>2020-04-02 14:04:13</text:p>
          </table:table-cell>
          <table:table-cell office:value-type="float" office:value="-174.247680956067" calcext:value-type="float">
            <text:p>-174,247680956067</text:p>
          </table:table-cell>
          <table:table-cell office:value-type="float" office:value="32" calcext:value-type="float">
            <text:p>32</text:p>
          </table:table-cell>
          <table:table-cell office:value-type="float" office:value="0.00537966935118828" calcext:value-type="float">
            <text:p>0,005379669351188</text:p>
          </table:table-cell>
          <table:table-cell office:value-type="float" office:value="0.0000857895114189565" calcext:value-type="float">
            <text:p>8,57895114189565E-05</text:p>
          </table:table-cell>
          <table:table-cell table:number-columns-repeated="4"/>
          <table:table-cell table:formula="of:=[.B153] - [estimation_info_VIN.B153]" office:value-type="float" office:value="0.000579254150390618" calcext:value-type="float">
            <text:p>0,000579254150391</text:p>
          </table:table-cell>
          <table:table-cell table:formula="of:=([.D153] - [estimation_info_VIN.D153])/[estimation_info_VIN.D153]" office:value-type="float" office:value="0.0104789062916947" calcext:value-type="float">
            <text:p>0,0104789062916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07:49</text:p>
          </table:table-cell>
          <table:table-cell office:value-type="float" office:value="-106.076490035609" calcext:value-type="float">
            <text:p>-106,076490035609</text:p>
          </table:table-cell>
          <table:table-cell office:value-type="float" office:value="18" calcext:value-type="float">
            <text:p>18</text:p>
          </table:table-cell>
          <table:table-cell office:value-type="float" office:value="-15.9989074136323" calcext:value-type="float">
            <text:p>-15,9989074136323</text:p>
          </table:table-cell>
          <table:table-cell office:value-type="float" office:value="0.00347267034925227" calcext:value-type="float">
            <text:p>0,003472670349252</text:p>
          </table:table-cell>
          <table:table-cell table:number-columns-repeated="4"/>
          <table:table-cell table:formula="of:=[.B154] - [estimation_info_VIN.B154]" office:value-type="float" office:value="0" calcext:value-type="float">
            <text:p>0</text:p>
          </table:table-cell>
          <table:table-cell table:formula="of:=([.D154] - [estimation_info_VIN.D154])/[estimation_info_VIN.D154]" office:value-type="float" office:value="0.0368222574790553" calcext:value-type="float">
            <text:p>0,0368222574790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35045471191406" calcext:value-type="float">
            <text:p>0,063504547119141</text:p>
          </table:table-cell>
          <table:table-cell office:value-type="string" calcext:value-type="string">
            <text:p>2020-04-02 14:12:52</text:p>
          </table:table-cell>
          <table:table-cell office:value-type="float" office:value="-167.036795971118" calcext:value-type="float">
            <text:p>-167,036795971118</text:p>
          </table:table-cell>
          <table:table-cell office:value-type="float" office:value="29" calcext:value-type="float">
            <text:p>29</text:p>
          </table:table-cell>
          <table:table-cell office:value-type="float" office:value="-0.00396303233198175" calcext:value-type="float">
            <text:p>-0,003963032331982</text:p>
          </table:table-cell>
          <table:table-cell office:value-type="float" office:value="0.000106718109295282" calcext:value-type="float">
            <text:p>0,000106718109295</text:p>
          </table:table-cell>
          <table:table-cell table:number-columns-repeated="4"/>
          <table:table-cell table:formula="of:=[.B155] - [estimation_info_VIN.B155]" office:value-type="float" office:value="0.00632606506347658" calcext:value-type="float">
            <text:p>0,006326065063477</text:p>
          </table:table-cell>
          <table:table-cell table:formula="of:=([.D155] - [estimation_info_VIN.D155])/[estimation_info_VIN.D155]" office:value-type="float" office:value="0.0206996604532772" calcext:value-type="float">
            <text:p>0,0206996604532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15:25</text:p>
          </table:table-cell>
          <table:table-cell office:value-type="float" office:value="-124.998303866386" calcext:value-type="float">
            <text:p>-124,998303866386</text:p>
          </table:table-cell>
          <table:table-cell office:value-type="float" office:value="21" calcext:value-type="float">
            <text:p>21</text:p>
          </table:table-cell>
          <table:table-cell office:value-type="float" office:value="-18.9410281383997" calcext:value-type="float">
            <text:p>-18,9410281383997</text:p>
          </table:table-cell>
          <table:table-cell office:value-type="float" office:value="0.00251862436079056" calcext:value-type="float">
            <text:p>0,002518624360791</text:p>
          </table:table-cell>
          <table:table-cell table:number-columns-repeated="4"/>
          <table:table-cell table:formula="of:=[.B156] - [estimation_info_VIN.B156]" office:value-type="float" office:value="0" calcext:value-type="float">
            <text:p>0</text:p>
          </table:table-cell>
          <table:table-cell table:formula="of:=([.D156] - [estimation_info_VIN.D156])/[estimation_info_VIN.D156]" office:value-type="float" office:value="-0.068265759768787" calcext:value-type="float">
            <text:p>-0,0682657597687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894795227050781" calcext:value-type="float">
            <text:p>0,089479522705078</text:p>
          </table:table-cell>
          <table:table-cell office:value-type="string" calcext:value-type="string">
            <text:p>2020-04-02 14:22:02</text:p>
          </table:table-cell>
          <table:table-cell office:value-type="float" office:value="-181.957361580164" calcext:value-type="float">
            <text:p>-181,957361580164</text:p>
          </table:table-cell>
          <table:table-cell office:value-type="float" office:value="35" calcext:value-type="float">
            <text:p>35</text:p>
          </table:table-cell>
          <table:table-cell office:value-type="float" office:value="-0.00425144173358305" calcext:value-type="float">
            <text:p>-0,004251441733583</text:p>
          </table:table-cell>
          <table:table-cell office:value-type="float" office:value="0.0000918253737005981" calcext:value-type="float">
            <text:p>9,18253737005981E-05</text:p>
          </table:table-cell>
          <table:table-cell table:number-columns-repeated="4"/>
          <table:table-cell table:formula="of:=[.B157] - [estimation_info_VIN.B157]" office:value-type="float" office:value="-0.0112802124023438" calcext:value-type="float">
            <text:p>-0,011280212402344</text:p>
          </table:table-cell>
          <table:table-cell table:formula="of:=([.D157] - [estimation_info_VIN.D157])/[estimation_info_VIN.D157]" office:value-type="float" office:value="-0.0112078279406782" calcext:value-type="float">
            <text:p>-0,0112078279406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23:50</text:p>
          </table:table-cell>
          <table:table-cell office:value-type="float" office:value="-99.9222968231092" calcext:value-type="float">
            <text:p>-99,9222968231092</text:p>
          </table:table-cell>
          <table:table-cell office:value-type="float" office:value="17" calcext:value-type="float">
            <text:p>17</text:p>
          </table:table-cell>
          <table:table-cell office:value-type="float" office:value="-0.157241757184519" calcext:value-type="float">
            <text:p>-0,157241757184519</text:p>
          </table:table-cell>
          <table:table-cell office:value-type="float" office:value="0.00098703390235675" calcext:value-type="float">
            <text:p>0,000987033902357</text:p>
          </table:table-cell>
          <table:table-cell table:number-columns-repeated="4"/>
          <table:table-cell table:formula="of:=[.B158] - [estimation_info_VIN.B158]" office:value-type="float" office:value="0" calcext:value-type="float">
            <text:p>0</text:p>
          </table:table-cell>
          <table:table-cell table:formula="of:=([.D158] - [estimation_info_VIN.D158])/[estimation_info_VIN.D158]" office:value-type="float" office:value="0.073114550438331" calcext:value-type="float">
            <text:p>0,0731145504383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27:32</text:p>
          </table:table-cell>
          <table:table-cell office:value-type="float" office:value="-78.5672507011523" calcext:value-type="float">
            <text:p>-78,5672507011523</text:p>
          </table:table-cell>
          <table:table-cell office:value-type="float" office:value="14" calcext:value-type="float">
            <text:p>14</text:p>
          </table:table-cell>
          <table:table-cell office:value-type="float" office:value="-7.95338780818645" calcext:value-type="float">
            <text:p>-7,95338780818645</text:p>
          </table:table-cell>
          <table:table-cell office:value-type="float" office:value="0.0091996178239821" calcext:value-type="float">
            <text:p>0,009199617823982</text:p>
          </table:table-cell>
          <table:table-cell table:number-columns-repeated="4"/>
          <table:table-cell table:formula="of:=[.B159] - [estimation_info_VIN.B159]" office:value-type="float" office:value="0" calcext:value-type="float">
            <text:p>0</text:p>
          </table:table-cell>
          <table:table-cell table:formula="of:=([.D159] - [estimation_info_VIN.D159])/[estimation_info_VIN.D159]" office:value-type="float" office:value="-0.0659390692508696" calcext:value-type="float">
            <text:p>-0,065939069250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31:48</text:p>
          </table:table-cell>
          <table:table-cell office:value-type="float" office:value="-138.739990284417" calcext:value-type="float">
            <text:p>-138,739990284417</text:p>
          </table:table-cell>
          <table:table-cell office:value-type="float" office:value="28" calcext:value-type="float">
            <text:p>28</text:p>
          </table:table-cell>
          <table:table-cell office:value-type="float" office:value="-25.3522806811224" calcext:value-type="float">
            <text:p>-25,3522806811224</text:p>
          </table:table-cell>
          <table:table-cell office:value-type="float" office:value="0.00135994301074922" calcext:value-type="float">
            <text:p>0,001359943010749</text:p>
          </table:table-cell>
          <table:table-cell table:number-columns-repeated="4"/>
          <table:table-cell table:formula="of:=[.B160] - [estimation_info_VIN.B160]" office:value-type="float" office:value="0" calcext:value-type="float">
            <text:p>0</text:p>
          </table:table-cell>
          <table:table-cell table:formula="of:=([.D160] - [estimation_info_VIN.D160])/[estimation_info_VIN.D160]" office:value-type="float" office:value="-0.0182004871604111" calcext:value-type="float">
            <text:p>-0,0182004871604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36:15</text:p>
          </table:table-cell>
          <table:table-cell office:value-type="float" office:value="-161.503830322759" calcext:value-type="float">
            <text:p>-161,503830322759</text:p>
          </table:table-cell>
          <table:table-cell office:value-type="float" office:value="32" calcext:value-type="float">
            <text:p>32</text:p>
          </table:table-cell>
          <table:table-cell office:value-type="float" office:value="-23.4419424211151" calcext:value-type="float">
            <text:p>-23,4419424211151</text:p>
          </table:table-cell>
          <table:table-cell office:value-type="float" office:value="0.00129834440209552" calcext:value-type="float">
            <text:p>0,001298344402096</text:p>
          </table:table-cell>
          <table:table-cell table:number-columns-repeated="4"/>
          <table:table-cell table:formula="of:=[.B161] - [estimation_info_VIN.B161]" office:value-type="float" office:value="0" calcext:value-type="float">
            <text:p>0</text:p>
          </table:table-cell>
          <table:table-cell table:formula="of:=([.D161] - [estimation_info_VIN.D161])/[estimation_info_VIN.D161]" office:value-type="float" office:value="0.00697647946412872" calcext:value-type="float">
            <text:p>0,0069764794641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90178283691406" calcext:value-type="float">
            <text:p>0,190178283691406</text:p>
          </table:table-cell>
          <table:table-cell office:value-type="string" calcext:value-type="string">
            <text:p>2020-04-02 14:41:24</text:p>
          </table:table-cell>
          <table:table-cell office:value-type="float" office:value="-167.653987531311" calcext:value-type="float">
            <text:p>-167,653987531311</text:p>
          </table:table-cell>
          <table:table-cell office:value-type="float" office:value="30" calcext:value-type="float">
            <text:p>30</text:p>
          </table:table-cell>
          <table:table-cell office:value-type="float" office:value="0.00586215855666139" calcext:value-type="float">
            <text:p>0,005862158556661</text:p>
          </table:table-cell>
          <table:table-cell office:value-type="float" office:value="0.000297544027951577" calcext:value-type="float">
            <text:p>0,000297544027952</text:p>
          </table:table-cell>
          <table:table-cell table:number-columns-repeated="4"/>
          <table:table-cell table:formula="of:=[.B162] - [estimation_info_VIN.B162]" office:value-type="float" office:value="0.00585351562500006" calcext:value-type="float">
            <text:p>0,005853515625</text:p>
          </table:table-cell>
          <table:table-cell table:formula="of:=([.D162] - [estimation_info_VIN.D162])/[estimation_info_VIN.D162]" office:value-type="float" office:value="0.104122786704088" calcext:value-type="float">
            <text:p>0,10412278670408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43:33</text:p>
          </table:table-cell>
          <table:table-cell office:value-type="float" office:value="-112.424511228209" calcext:value-type="float">
            <text:p>-112,424511228209</text:p>
          </table:table-cell>
          <table:table-cell office:value-type="float" office:value="19" calcext:value-type="float">
            <text:p>19</text:p>
          </table:table-cell>
          <table:table-cell office:value-type="float" office:value="-15.7365020672634" calcext:value-type="float">
            <text:p>-15,7365020672634</text:p>
          </table:table-cell>
          <table:table-cell office:value-type="float" office:value="0.00339963209462204" calcext:value-type="float">
            <text:p>0,003399632094622</text:p>
          </table:table-cell>
          <table:table-cell table:number-columns-repeated="4"/>
          <table:table-cell table:formula="of:=[.B163] - [estimation_info_VIN.B163]" office:value-type="float" office:value="0" calcext:value-type="float">
            <text:p>0</text:p>
          </table:table-cell>
          <table:table-cell table:formula="of:=([.D163] - [estimation_info_VIN.D163])/[estimation_info_VIN.D163]" office:value-type="float" office:value="-0.0346706255814587" calcext:value-type="float">
            <text:p>-0,0346706255814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559437561035156" calcext:value-type="float">
            <text:p>0,055943756103516</text:p>
          </table:table-cell>
          <table:table-cell office:value-type="string" calcext:value-type="string">
            <text:p>2020-04-02 14:47:49</text:p>
          </table:table-cell>
          <table:table-cell office:value-type="float" office:value="-116.426183320205" calcext:value-type="float">
            <text:p>-116,426183320205</text:p>
          </table:table-cell>
          <table:table-cell office:value-type="float" office:value="20" calcext:value-type="float">
            <text:p>20</text:p>
          </table:table-cell>
          <table:table-cell office:value-type="float" office:value="-0.0065298571892094" calcext:value-type="float">
            <text:p>-0,006529857189209</text:p>
          </table:table-cell>
          <table:table-cell office:value-type="float" office:value="-0.00016500048293439" calcext:value-type="float">
            <text:p>-0,000165000482934</text:p>
          </table:table-cell>
          <table:table-cell table:number-columns-repeated="4"/>
          <table:table-cell table:formula="of:=[.B164] - [estimation_info_VIN.B164]" office:value-type="float" office:value="0.00170727539062499" calcext:value-type="float">
            <text:p>0,001707275390625</text:p>
          </table:table-cell>
          <table:table-cell table:formula="of:=([.D164] - [estimation_info_VIN.D164])/[estimation_info_VIN.D164]" office:value-type="float" office:value="0.0757161913688416" calcext:value-type="float">
            <text:p>0,07571619136884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04662078857422" calcext:value-type="float">
            <text:p>0,104662078857422</text:p>
          </table:table-cell>
          <table:table-cell office:value-type="string" calcext:value-type="string">
            <text:p>2020-04-02 14:53:45</text:p>
          </table:table-cell>
          <table:table-cell office:value-type="float" office:value="-144.379693544871" calcext:value-type="float">
            <text:p>-144,379693544871</text:p>
          </table:table-cell>
          <table:table-cell office:value-type="float" office:value="24" calcext:value-type="float">
            <text:p>24</text:p>
          </table:table-cell>
          <table:table-cell office:value-type="float" office:value="-0.00546027197898802" calcext:value-type="float">
            <text:p>-0,005460271978988</text:p>
          </table:table-cell>
          <table:table-cell office:value-type="float" office:value="0.000182851609112674" calcext:value-type="float">
            <text:p>0,000182851609113</text:p>
          </table:table-cell>
          <table:table-cell table:number-columns-repeated="4"/>
          <table:table-cell table:formula="of:=[.B165] - [estimation_info_VIN.B165]" office:value-type="float" office:value="0.000426818847656246" calcext:value-type="float">
            <text:p>0,000426818847656</text:p>
          </table:table-cell>
          <table:table-cell table:formula="of:=([.D165] - [estimation_info_VIN.D165])/[estimation_info_VIN.D165]" office:value-type="float" office:value="0.0730757516207781" calcext:value-type="float">
            <text:p>0,0730757516207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667361755371094" calcext:value-type="float">
            <text:p>0,066736175537109</text:p>
          </table:table-cell>
          <table:table-cell office:value-type="string" calcext:value-type="string">
            <text:p>2020-04-02 14:57:29</text:p>
          </table:table-cell>
          <table:table-cell office:value-type="float" office:value="-132.675928411681" calcext:value-type="float">
            <text:p>-132,675928411681</text:p>
          </table:table-cell>
          <table:table-cell office:value-type="float" office:value="20" calcext:value-type="float">
            <text:p>20</text:p>
          </table:table-cell>
          <table:table-cell office:value-type="float" office:value="0.000757108798984163" calcext:value-type="float">
            <text:p>0,000757108798984</text:p>
          </table:table-cell>
          <table:table-cell office:value-type="float" office:value="0.0000490556658529559" calcext:value-type="float">
            <text:p>4,90556658529559E-05</text:p>
          </table:table-cell>
          <table:table-cell table:number-columns-repeated="4"/>
          <table:table-cell table:formula="of:=[.B166] - [estimation_info_VIN.B166]" office:value-type="float" office:value="0.0000609741210937514" calcext:value-type="float">
            <text:p>6,09741210937514E-05</text:p>
          </table:table-cell>
          <table:table-cell table:formula="of:=([.D166] - [estimation_info_VIN.D166])/[estimation_info_VIN.D166]" office:value-type="float" office:value="0.274067978476747" calcext:value-type="float">
            <text:p>0,2740679784767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872539672851563" calcext:value-type="float">
            <text:p>0,087253967285156</text:p>
          </table:table-cell>
          <table:table-cell office:value-type="string" calcext:value-type="string">
            <text:p>2020-04-02 15:00:03</text:p>
          </table:table-cell>
          <table:table-cell office:value-type="float" office:value="-152.110028844346" calcext:value-type="float">
            <text:p>-152,110028844346</text:p>
          </table:table-cell>
          <table:table-cell office:value-type="float" office:value="24" calcext:value-type="float">
            <text:p>24</text:p>
          </table:table-cell>
          <table:table-cell office:value-type="float" office:value="-0.00571745096099958" calcext:value-type="float">
            <text:p>-0,005717450961</text:p>
          </table:table-cell>
          <table:table-cell office:value-type="float" office:value="-0.0000992705577564734" calcext:value-type="float">
            <text:p>-9,92705577564734E-05</text:p>
          </table:table-cell>
          <table:table-cell table:number-columns-repeated="4"/>
          <table:table-cell table:formula="of:=[.B167] - [estimation_info_VIN.B167]" office:value-type="float" office:value="0.00588400268554688" calcext:value-type="float">
            <text:p>0,005884002685547</text:p>
          </table:table-cell>
          <table:table-cell table:formula="of:=([.D167] - [estimation_info_VIN.D167])/[estimation_info_VIN.D167]" office:value-type="float" office:value="0.000957656311459094" calcext:value-type="float">
            <text:p>0,0009576563114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400447540283203" calcext:value-type="float">
            <text:p>0,04004475402832</text:p>
          </table:table-cell>
          <table:table-cell office:value-type="string" calcext:value-type="string">
            <text:p>2020-04-02 15:03:44</text:p>
          </table:table-cell>
          <table:table-cell office:value-type="float" office:value="-190.032014205807" calcext:value-type="float">
            <text:p>-190,032014205807</text:p>
          </table:table-cell>
          <table:table-cell office:value-type="float" office:value="32" calcext:value-type="float">
            <text:p>32</text:p>
          </table:table-cell>
          <table:table-cell office:value-type="float" office:value="0.00298135294508373" calcext:value-type="float">
            <text:p>0,002981352945084</text:p>
          </table:table-cell>
          <table:table-cell office:value-type="float" office:value="0.0000485369843333878" calcext:value-type="float">
            <text:p>4,85369843333878E-05</text:p>
          </table:table-cell>
          <table:table-cell table:number-columns-repeated="4"/>
          <table:table-cell table:formula="of:=[.B168] - [estimation_info_VIN.B168]" office:value-type="float" office:value="0.000213409423828137" calcext:value-type="float">
            <text:p>0,000213409423828</text:p>
          </table:table-cell>
          <table:table-cell table:formula="of:=([.D168] - [estimation_info_VIN.D168])/[estimation_info_VIN.D168]" office:value-type="float" office:value="0.0366040661291768" calcext:value-type="float">
            <text:p>0,0366040661291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803943786621094" calcext:value-type="float">
            <text:p>0,080394378662109</text:p>
          </table:table-cell>
          <table:table-cell office:value-type="string" calcext:value-type="string">
            <text:p>2020-04-02 15:07:57</text:p>
          </table:table-cell>
          <table:table-cell office:value-type="float" office:value="-102.942856286797" calcext:value-type="float">
            <text:p>-102,942856286797</text:p>
          </table:table-cell>
          <table:table-cell office:value-type="float" office:value="19" calcext:value-type="float">
            <text:p>19</text:p>
          </table:table-cell>
          <table:table-cell office:value-type="float" office:value="0.00153062966716555" calcext:value-type="float">
            <text:p>0,001530629667166</text:p>
          </table:table-cell>
          <table:table-cell office:value-type="float" office:value="0.000303801595623135" calcext:value-type="float">
            <text:p>0,000303801595623</text:p>
          </table:table-cell>
          <table:table-cell table:number-columns-repeated="4"/>
          <table:table-cell table:formula="of:=[.B169] - [estimation_info_VIN.B169]" office:value-type="float" office:value="0.00402429199218751" calcext:value-type="float">
            <text:p>0,004024291992188</text:p>
          </table:table-cell>
          <table:table-cell table:formula="of:=([.D169] - [estimation_info_VIN.D169])/[estimation_info_VIN.D169]" office:value-type="float" office:value="0.0559126404377314" calcext:value-type="float">
            <text:p>0,05591264043773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13:19</text:p>
          </table:table-cell>
          <table:table-cell office:value-type="float" office:value="-198.480309385537" calcext:value-type="float">
            <text:p>-198,480309385537</text:p>
          </table:table-cell>
          <table:table-cell office:value-type="float" office:value="39" calcext:value-type="float">
            <text:p>39</text:p>
          </table:table-cell>
          <table:table-cell office:value-type="float" office:value="-28.9683983792103" calcext:value-type="float">
            <text:p>-28,9683983792103</text:p>
          </table:table-cell>
          <table:table-cell office:value-type="float" office:value="0.000884253903488156" calcext:value-type="float">
            <text:p>0,000884253903488</text:p>
          </table:table-cell>
          <table:table-cell table:number-columns-repeated="4"/>
          <table:table-cell table:formula="of:=[.B170] - [estimation_info_VIN.B170]" office:value-type="float" office:value="0" calcext:value-type="float">
            <text:p>0</text:p>
          </table:table-cell>
          <table:table-cell table:formula="of:=([.D170] - [estimation_info_VIN.D170])/[estimation_info_VIN.D170]" office:value-type="float" office:value="0.00588104639381987" calcext:value-type="float">
            <text:p>0,005881046393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17:09</text:p>
          </table:table-cell>
          <table:table-cell office:value-type="float" office:value="-122.183762740686" calcext:value-type="float">
            <text:p>-122,183762740686</text:p>
          </table:table-cell>
          <table:table-cell office:value-type="float" office:value="23" calcext:value-type="float">
            <text:p>23</text:p>
          </table:table-cell>
          <table:table-cell office:value-type="float" office:value="-17.8671521399799" calcext:value-type="float">
            <text:p>-17,8671521399799</text:p>
          </table:table-cell>
          <table:table-cell office:value-type="float" office:value="0.00241509257439535" calcext:value-type="float">
            <text:p>0,002415092574395</text:p>
          </table:table-cell>
          <table:table-cell table:number-columns-repeated="4"/>
          <table:table-cell table:formula="of:=[.B171] - [estimation_info_VIN.B171]" office:value-type="float" office:value="0" calcext:value-type="float">
            <text:p>0</text:p>
          </table:table-cell>
          <table:table-cell table:formula="of:=([.D171] - [estimation_info_VIN.D171])/[estimation_info_VIN.D171]" office:value-type="float" office:value="-0.0228783795478243" calcext:value-type="float">
            <text:p>-0,0228783795478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20:21</text:p>
          </table:table-cell>
          <table:table-cell office:value-type="float" office:value="-115.674907841692" calcext:value-type="float">
            <text:p>-115,674907841692</text:p>
          </table:table-cell>
          <table:table-cell office:value-type="float" office:value="22" calcext:value-type="float">
            <text:p>22</text:p>
          </table:table-cell>
          <table:table-cell office:value-type="float" office:value="-13.5404233158969" calcext:value-type="float">
            <text:p>-13,5404233158969</text:p>
          </table:table-cell>
          <table:table-cell office:value-type="float" office:value="0.00323463721575261" calcext:value-type="float">
            <text:p>0,003234637215753</text:p>
          </table:table-cell>
          <table:table-cell table:number-columns-repeated="4"/>
          <table:table-cell table:formula="of:=[.B172] - [estimation_info_VIN.B172]" office:value-type="float" office:value="0" calcext:value-type="float">
            <text:p>0</text:p>
          </table:table-cell>
          <table:table-cell table:formula="of:=([.D172] - [estimation_info_VIN.D172])/[estimation_info_VIN.D172]" office:value-type="float" office:value="-0.0410836511286675" calcext:value-type="float">
            <text:p>-0,04108365112866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23:53</text:p>
          </table:table-cell>
          <table:table-cell office:value-type="float" office:value="-157.689425953735" calcext:value-type="float">
            <text:p>-157,689425953735</text:p>
          </table:table-cell>
          <table:table-cell office:value-type="float" office:value="29" calcext:value-type="float">
            <text:p>29</text:p>
          </table:table-cell>
          <table:table-cell office:value-type="float" office:value="-20.9699420540959" calcext:value-type="float">
            <text:p>-20,9699420540959</text:p>
          </table:table-cell>
          <table:table-cell office:value-type="float" office:value="0.00153877132579894" calcext:value-type="float">
            <text:p>0,001538771325799</text:p>
          </table:table-cell>
          <table:table-cell table:number-columns-repeated="4"/>
          <table:table-cell table:formula="of:=[.B173] - [estimation_info_VIN.B173]" office:value-type="float" office:value="0" calcext:value-type="float">
            <text:p>0</text:p>
          </table:table-cell>
          <table:table-cell table:formula="of:=([.D173] - [estimation_info_VIN.D173])/[estimation_info_VIN.D173]" office:value-type="float" office:value="-0.00966633619809307" calcext:value-type="float">
            <text:p>-0,0096663361980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27:55</text:p>
          </table:table-cell>
          <table:table-cell office:value-type="float" office:value="-103.049425242341" calcext:value-type="float">
            <text:p>-103,049425242341</text:p>
          </table:table-cell>
          <table:table-cell office:value-type="float" office:value="19" calcext:value-type="float">
            <text:p>19</text:p>
          </table:table-cell>
          <table:table-cell office:value-type="float" office:value="-15.6488559762734" calcext:value-type="float">
            <text:p>-15,6488559762734</text:p>
          </table:table-cell>
          <table:table-cell office:value-type="float" office:value="0.00326451910663852" calcext:value-type="float">
            <text:p>0,003264519106639</text:p>
          </table:table-cell>
          <table:table-cell table:number-columns-repeated="4"/>
          <table:table-cell table:formula="of:=[.B174] - [estimation_info_VIN.B174]" office:value-type="float" office:value="0" calcext:value-type="float">
            <text:p>0</text:p>
          </table:table-cell>
          <table:table-cell table:formula="of:=([.D174] - [estimation_info_VIN.D174])/[estimation_info_VIN.D174]" office:value-type="float" office:value="-0.0236494998609529" calcext:value-type="float">
            <text:p>-0,0236494998609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765530090332031" calcext:value-type="float">
            <text:p>0,076553009033203</text:p>
          </table:table-cell>
          <table:table-cell office:value-type="string" calcext:value-type="string">
            <text:p>2020-04-02 15:33:35</text:p>
          </table:table-cell>
          <table:table-cell office:value-type="float" office:value="-146.213408590403" calcext:value-type="float">
            <text:p>-146,213408590403</text:p>
          </table:table-cell>
          <table:table-cell office:value-type="float" office:value="25" calcext:value-type="float">
            <text:p>25</text:p>
          </table:table-cell>
          <table:table-cell office:value-type="float" office:value="0.000158063453533197" calcext:value-type="float">
            <text:p>0,000158063453533</text:p>
          </table:table-cell>
          <table:table-cell office:value-type="float" office:value="0.000138851306823399" calcext:value-type="float">
            <text:p>0,000138851306823</text:p>
          </table:table-cell>
          <table:table-cell table:number-columns-repeated="4"/>
          <table:table-cell table:formula="of:=[.B175] - [estimation_info_VIN.B175]" office:value-type="float" office:value="0.00384136962890624" calcext:value-type="float">
            <text:p>0,003841369628906</text:p>
          </table:table-cell>
          <table:table-cell table:formula="of:=([.D175] - [estimation_info_VIN.D175])/[estimation_info_VIN.D175]" office:value-type="float" office:value="-0.0198927872756952" calcext:value-type="float">
            <text:p>-0,01989278727569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36:50</text:p>
          </table:table-cell>
          <table:table-cell office:value-type="float" office:value="-95.7780354735063" calcext:value-type="float">
            <text:p>-95,7780354735063</text:p>
          </table:table-cell>
          <table:table-cell office:value-type="float" office:value="13" calcext:value-type="float">
            <text:p>13</text:p>
          </table:table-cell>
          <table:table-cell office:value-type="float" office:value="-8.52852946637605" calcext:value-type="float">
            <text:p>-8,52852946637605</text:p>
          </table:table-cell>
          <table:table-cell office:value-type="float" office:value="0.00838070750311898" calcext:value-type="float">
            <text:p>0,008380707503119</text:p>
          </table:table-cell>
          <table:table-cell table:number-columns-repeated="4"/>
          <table:table-cell table:formula="of:=[.B176] - [estimation_info_VIN.B176]" office:value-type="float" office:value="0" calcext:value-type="float">
            <text:p>0</text:p>
          </table:table-cell>
          <table:table-cell table:formula="of:=([.D176] - [estimation_info_VIN.D176])/[estimation_info_VIN.D176]" office:value-type="float" office:value="0.0159878514422025" calcext:value-type="float">
            <text:p>0,01598785144220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800437774658203" calcext:value-type="float">
            <text:p>0,08004377746582</text:p>
          </table:table-cell>
          <table:table-cell office:value-type="string" calcext:value-type="string">
            <text:p>2020-04-02 15:42:07</text:p>
          </table:table-cell>
          <table:table-cell office:value-type="float" office:value="-229.247526459971" calcext:value-type="float">
            <text:p>-229,247526459971</text:p>
          </table:table-cell>
          <table:table-cell office:value-type="float" office:value="40" calcext:value-type="float">
            <text:p>40</text:p>
          </table:table-cell>
          <table:table-cell office:value-type="float" office:value="0.000532070179038557" calcext:value-type="float">
            <text:p>0,000532070179039</text:p>
          </table:table-cell>
          <table:table-cell office:value-type="float" office:value="0.0000659904806013966" calcext:value-type="float">
            <text:p>6,59904806013966E-05</text:p>
          </table:table-cell>
          <table:table-cell table:number-columns-repeated="4"/>
          <table:table-cell table:formula="of:=[.B177] - [estimation_info_VIN.B177]" office:value-type="float" office:value="0.00448159790039063" calcext:value-type="float">
            <text:p>0,004481597900391</text:p>
          </table:table-cell>
          <table:table-cell table:formula="of:=([.D177] - [estimation_info_VIN.D177])/[estimation_info_VIN.D177]" office:value-type="float" office:value="-0.0279670788992076" calcext:value-type="float">
            <text:p>-0,0279670788992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836869812011719" calcext:value-type="float">
            <text:p>0,083686981201172</text:p>
          </table:table-cell>
          <table:table-cell office:value-type="string" calcext:value-type="string">
            <text:p>2020-04-02 15:45:44</text:p>
          </table:table-cell>
          <table:table-cell office:value-type="float" office:value="-193.705888500623" calcext:value-type="float">
            <text:p>-193,705888500623</text:p>
          </table:table-cell>
          <table:table-cell office:value-type="float" office:value="33" calcext:value-type="float">
            <text:p>33</text:p>
          </table:table-cell>
          <table:table-cell office:value-type="float" office:value="0.00493511442090533" calcext:value-type="float">
            <text:p>0,004935114420905</text:p>
          </table:table-cell>
          <table:table-cell office:value-type="float" office:value="0.000123738834154567" calcext:value-type="float">
            <text:p>0,000123738834155</text:p>
          </table:table-cell>
          <table:table-cell table:number-columns-repeated="4"/>
          <table:table-cell table:formula="of:=[.B178] - [estimation_info_VIN.B178]" office:value-type="float" office:value="0.000731689453125031" calcext:value-type="float">
            <text:p>0,000731689453125</text:p>
          </table:table-cell>
          <table:table-cell table:formula="of:=([.D178] - [estimation_info_VIN.D178])/[estimation_info_VIN.D178]" office:value-type="float" office:value="-0.0783889199865624" calcext:value-type="float">
            <text:p>-0,0783889199865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667971496582031" calcext:value-type="float">
            <text:p>0,066797149658203</text:p>
          </table:table-cell>
          <table:table-cell office:value-type="string" calcext:value-type="string">
            <text:p>2020-04-02 15:49:38</text:p>
          </table:table-cell>
          <table:table-cell office:value-type="float" office:value="-105.314378353409" calcext:value-type="float">
            <text:p>-105,314378353409</text:p>
          </table:table-cell>
          <table:table-cell office:value-type="float" office:value="17" calcext:value-type="float">
            <text:p>17</text:p>
          </table:table-cell>
          <table:table-cell office:value-type="float" office:value="0.00438621066533074" calcext:value-type="float">
            <text:p>0,004386210665331</text:p>
          </table:table-cell>
          <table:table-cell office:value-type="float" office:value="0.000256139881145137" calcext:value-type="float">
            <text:p>0,000256139881145</text:p>
          </table:table-cell>
          <table:table-cell table:number-columns-repeated="4"/>
          <table:table-cell table:formula="of:=[.B179] - [estimation_info_VIN.B179]" office:value-type="float" office:value="0.000121948242187503" calcext:value-type="float">
            <text:p>0,000121948242188</text:p>
          </table:table-cell>
          <table:table-cell table:formula="of:=([.D179] - [estimation_info_VIN.D179])/[estimation_info_VIN.D179]" office:value-type="float" office:value="-0.00146137485399164" calcext:value-type="float">
            <text:p>-0,00146137485399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26092041015625" calcext:value-type="float">
            <text:p>0,226092041015625</text:p>
          </table:table-cell>
          <table:table-cell office:value-type="string" calcext:value-type="string">
            <text:p>2020-04-02 15:52:07</text:p>
          </table:table-cell>
          <table:table-cell office:value-type="float" office:value="-53.6345965390059" calcext:value-type="float">
            <text:p>-53,6345965390059</text:p>
          </table:table-cell>
          <table:table-cell office:value-type="float" office:value="8" calcext:value-type="float">
            <text:p>8</text:p>
          </table:table-cell>
          <table:table-cell office:value-type="float" office:value="0.00188099937495412" calcext:value-type="float">
            <text:p>0,001880999374954</text:p>
          </table:table-cell>
          <table:table-cell office:value-type="float" office:value="0.00619770085394197" calcext:value-type="float">
            <text:p>0,006197700853942</text:p>
          </table:table-cell>
          <table:table-cell table:number-columns-repeated="4"/>
          <table:table-cell table:formula="of:=[.B180] - [estimation_info_VIN.B180]" office:value-type="float" office:value="0.0112192382812501" calcext:value-type="float">
            <text:p>0,01121923828125</text:p>
          </table:table-cell>
          <table:table-cell table:formula="of:=([.D180] - [estimation_info_VIN.D180])/[estimation_info_VIN.D180]" office:value-type="float" office:value="0.00101062736505389" calcext:value-type="float">
            <text:p>0,0010106273650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333147354125977" calcext:value-type="float">
            <text:p>0,033314735412598</text:p>
          </table:table-cell>
          <table:table-cell office:value-type="string" calcext:value-type="string">
            <text:p>2020-04-02 15:57:13</text:p>
          </table:table-cell>
          <table:table-cell office:value-type="float" office:value="-195.14420118989" calcext:value-type="float">
            <text:p>-195,14420118989</text:p>
          </table:table-cell>
          <table:table-cell office:value-type="float" office:value="32" calcext:value-type="float">
            <text:p>32</text:p>
          </table:table-cell>
          <table:table-cell office:value-type="float" office:value="-0.00698793334967496" calcext:value-type="float">
            <text:p>-0,006987933349675</text:p>
          </table:table-cell>
          <table:table-cell office:value-type="float" office:value="0.0000336139633969486" calcext:value-type="float">
            <text:p>3,36139633969486E-05</text:p>
          </table:table-cell>
          <table:table-cell table:number-columns-repeated="4"/>
          <table:table-cell table:formula="of:=[.B181] - [estimation_info_VIN.B181]" office:value-type="float" office:value="0.0000304870605468757" calcext:value-type="float">
            <text:p>3,04870605468757E-05</text:p>
          </table:table-cell>
          <table:table-cell table:formula="of:=([.D181] - [estimation_info_VIN.D181])/[estimation_info_VIN.D181]" office:value-type="float" office:value="0.0117111907209659" calcext:value-type="float">
            <text:p>0,0117111907209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01:14</text:p>
          </table:table-cell>
          <table:table-cell office:value-type="float" office:value="-119.364246315495" calcext:value-type="float">
            <text:p>-119,364246315495</text:p>
          </table:table-cell>
          <table:table-cell office:value-type="float" office:value="22" calcext:value-type="float">
            <text:p>22</text:p>
          </table:table-cell>
          <table:table-cell office:value-type="float" office:value="-16.9406370451712" calcext:value-type="float">
            <text:p>-16,9406370451712</text:p>
          </table:table-cell>
          <table:table-cell office:value-type="float" office:value="0.00267364453191229" calcext:value-type="float">
            <text:p>0,002673644531912</text:p>
          </table:table-cell>
          <table:table-cell table:number-columns-repeated="4"/>
          <table:table-cell table:formula="of:=[.B182] - [estimation_info_VIN.B182]" office:value-type="float" office:value="0" calcext:value-type="float">
            <text:p>0</text:p>
          </table:table-cell>
          <table:table-cell table:formula="of:=([.D182] - [estimation_info_VIN.D182])/[estimation_info_VIN.D182]" office:value-type="float" office:value="0.070863744365891" calcext:value-type="float">
            <text:p>0,0708637443658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03:56</text:p>
          </table:table-cell>
          <table:table-cell office:value-type="float" office:value="-93.4751709795573" calcext:value-type="float">
            <text:p>-93,4751709795573</text:p>
          </table:table-cell>
          <table:table-cell office:value-type="float" office:value="19" calcext:value-type="float">
            <text:p>19</text:p>
          </table:table-cell>
          <table:table-cell office:value-type="float" office:value="-15.8752896383187" calcext:value-type="float">
            <text:p>-15,8752896383187</text:p>
          </table:table-cell>
          <table:table-cell office:value-type="float" office:value="0.0032866459684211" calcext:value-type="float">
            <text:p>0,003286645968421</text:p>
          </table:table-cell>
          <table:table-cell table:number-columns-repeated="4"/>
          <table:table-cell table:formula="of:=[.B183] - [estimation_info_VIN.B183]" office:value-type="float" office:value="0" calcext:value-type="float">
            <text:p>0</text:p>
          </table:table-cell>
          <table:table-cell table:formula="of:=([.D183] - [estimation_info_VIN.D183])/[estimation_info_VIN.D183]" office:value-type="float" office:value="-0.0144232683322563" calcext:value-type="float">
            <text:p>-0,0144232683322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07:52</text:p>
          </table:table-cell>
          <table:table-cell office:value-type="float" office:value="-110.951575270676" calcext:value-type="float">
            <text:p>-110,951575270676</text:p>
          </table:table-cell>
          <table:table-cell office:value-type="float" office:value="22" calcext:value-type="float">
            <text:p>22</text:p>
          </table:table-cell>
          <table:table-cell office:value-type="float" office:value="-13.4109595499484" calcext:value-type="float">
            <text:p>-13,4109595499484</text:p>
          </table:table-cell>
          <table:table-cell office:value-type="float" office:value="0.00321373428426007" calcext:value-type="float">
            <text:p>0,00321373428426</text:p>
          </table:table-cell>
          <table:table-cell table:number-columns-repeated="4"/>
          <table:table-cell table:formula="of:=[.B184] - [estimation_info_VIN.B184]" office:value-type="float" office:value="0" calcext:value-type="float">
            <text:p>0</text:p>
          </table:table-cell>
          <table:table-cell table:formula="of:=([.D184] - [estimation_info_VIN.D184])/[estimation_info_VIN.D184]" office:value-type="float" office:value="-0.00824681199723743" calcext:value-type="float">
            <text:p>-0,0082468119972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43739166259766" calcext:value-type="float">
            <text:p>0,044373916625977</text:p>
          </table:table-cell>
          <table:table-cell office:value-type="string" calcext:value-type="string">
            <text:p>2020-04-02 16:12:32</text:p>
          </table:table-cell>
          <table:table-cell office:value-type="float" office:value="-308.088324146948" calcext:value-type="float">
            <text:p>-308,088324146948</text:p>
          </table:table-cell>
          <table:table-cell office:value-type="float" office:value="56" calcext:value-type="float">
            <text:p>56</text:p>
          </table:table-cell>
          <table:table-cell office:value-type="float" office:value="0.00457856915536925" calcext:value-type="float">
            <text:p>0,004578569155369</text:p>
          </table:table-cell>
          <table:table-cell office:value-type="float" office:value="0.0000277149984328255" calcext:value-type="float">
            <text:p>2,77149984328255E-05</text:p>
          </table:table-cell>
          <table:table-cell table:number-columns-repeated="4"/>
          <table:table-cell table:formula="of:=[.B185] - [estimation_info_VIN.B185]" office:value-type="float" office:value="0.0013033218383789" calcext:value-type="float">
            <text:p>0,001303321838379</text:p>
          </table:table-cell>
          <table:table-cell table:formula="of:=([.D185] - [estimation_info_VIN.D185])/[estimation_info_VIN.D185]" office:value-type="float" office:value="0.0337653437546923" calcext:value-type="float">
            <text:p>0,03376534375469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616067276000977" calcext:value-type="float">
            <text:p>0,061606727600098</text:p>
          </table:table-cell>
          <table:table-cell office:value-type="string" calcext:value-type="string">
            <text:p>2020-04-02 16:15:39</text:p>
          </table:table-cell>
          <table:table-cell office:value-type="float" office:value="-336.459248366483" calcext:value-type="float">
            <text:p>-336,459248366483</text:p>
          </table:table-cell>
          <table:table-cell office:value-type="float" office:value="61" calcext:value-type="float">
            <text:p>61</text:p>
          </table:table-cell>
          <table:table-cell office:value-type="float" office:value="0.00227955898512233" calcext:value-type="float">
            <text:p>0,002279558985122</text:p>
          </table:table-cell>
          <table:table-cell office:value-type="float" office:value="0.0000207876027594612" calcext:value-type="float">
            <text:p>2,07876027594612E-05</text:p>
          </table:table-cell>
          <table:table-cell table:number-columns-repeated="4"/>
          <table:table-cell table:formula="of:=[.B186] - [estimation_info_VIN.B186]" office:value-type="float" office:value="0.001707275390625" calcext:value-type="float">
            <text:p>0,001707275390625</text:p>
          </table:table-cell>
          <table:table-cell table:formula="of:=([.D186] - [estimation_info_VIN.D186])/[estimation_info_VIN.D186]" office:value-type="float" office:value="-0.0389127140145236" calcext:value-type="float">
            <text:p>-0,0389127140145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19:56</text:p>
          </table:table-cell>
          <table:table-cell office:value-type="float" office:value="-170.163140405297" calcext:value-type="float">
            <text:p>-170,163140405297</text:p>
          </table:table-cell>
          <table:table-cell office:value-type="float" office:value="32" calcext:value-type="float">
            <text:p>32</text:p>
          </table:table-cell>
          <table:table-cell office:value-type="float" office:value="-22.6963414405864" calcext:value-type="float">
            <text:p>-22,6963414405864</text:p>
          </table:table-cell>
          <table:table-cell office:value-type="float" office:value="0.00135827602392722" calcext:value-type="float">
            <text:p>0,001358276023927</text:p>
          </table:table-cell>
          <table:table-cell table:number-columns-repeated="4"/>
          <table:table-cell table:formula="of:=[.B187] - [estimation_info_VIN.B187]" office:value-type="float" office:value="0" calcext:value-type="float">
            <text:p>0</text:p>
          </table:table-cell>
          <table:table-cell table:formula="of:=([.D187] - [estimation_info_VIN.D187])/[estimation_info_VIN.D187]" office:value-type="float" office:value="0.10871409698889" calcext:value-type="float">
            <text:p>0,108714096988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249231719970703" calcext:value-type="float">
            <text:p>0,02492317199707</text:p>
          </table:table-cell>
          <table:table-cell office:value-type="string" calcext:value-type="string">
            <text:p>2020-04-02 16:23:42</text:p>
          </table:table-cell>
          <table:table-cell office:value-type="float" office:value="-162.433521146078" calcext:value-type="float">
            <text:p>-162,433521146078</text:p>
          </table:table-cell>
          <table:table-cell office:value-type="float" office:value="28" calcext:value-type="float">
            <text:p>28</text:p>
          </table:table-cell>
          <table:table-cell office:value-type="float" office:value="-0.00143942895637128" calcext:value-type="float">
            <text:p>-0,001439428956371</text:p>
          </table:table-cell>
          <table:table-cell office:value-type="float" office:value="0.0000813687214526496" calcext:value-type="float">
            <text:p>8,13687214526496E-05</text:p>
          </table:table-cell>
          <table:table-cell table:number-columns-repeated="4"/>
          <table:table-cell table:formula="of:=[.B188] - [estimation_info_VIN.B188]" office:value-type="float" office:value="0.0114021606445313" calcext:value-type="float">
            <text:p>0,011402160644531</text:p>
          </table:table-cell>
          <table:table-cell table:formula="of:=([.D188] - [estimation_info_VIN.D188])/[estimation_info_VIN.D188]" office:value-type="float" office:value="-0.0233470207903812" calcext:value-type="float">
            <text:p>-0,02334702079038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284672927856445" calcext:value-type="float">
            <text:p>0,028467292785645</text:p>
          </table:table-cell>
          <table:table-cell office:value-type="string" calcext:value-type="string">
            <text:p>2020-04-02 16:28:17</text:p>
          </table:table-cell>
          <table:table-cell office:value-type="float" office:value="-252.28556359348" calcext:value-type="float">
            <text:p>-252,28556359348</text:p>
          </table:table-cell>
          <table:table-cell office:value-type="float" office:value="46" calcext:value-type="float">
            <text:p>46</text:p>
          </table:table-cell>
          <table:table-cell office:value-type="float" office:value="-0.00162265037262954" calcext:value-type="float">
            <text:p>-0,00162265037263</text:p>
          </table:table-cell>
          <table:table-cell office:value-type="float" office:value="0.0000199078617488625" calcext:value-type="float">
            <text:p>1,99078617488625E-05</text:p>
          </table:table-cell>
          <table:table-cell table:number-columns-repeated="4"/>
          <table:table-cell table:formula="of:=[.B189] - [estimation_info_VIN.B189]" office:value-type="float" office:value="0.000716445922851569" calcext:value-type="float">
            <text:p>0,000716445922852</text:p>
          </table:table-cell>
          <table:table-cell table:formula="of:=([.D189] - [estimation_info_VIN.D189])/[estimation_info_VIN.D189]" office:value-type="float" office:value="-0.0424432183925943" calcext:value-type="float">
            <text:p>-0,04244321839259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908819274902344" calcext:value-type="float">
            <text:p>0,090881927490234</text:p>
          </table:table-cell>
          <table:table-cell office:value-type="string" calcext:value-type="string">
            <text:p>2020-04-02 16:30:30</text:p>
          </table:table-cell>
          <table:table-cell office:value-type="float" office:value="-131.495135786471" calcext:value-type="float">
            <text:p>-131,495135786471</text:p>
          </table:table-cell>
          <table:table-cell office:value-type="float" office:value="23" calcext:value-type="float">
            <text:p>23</text:p>
          </table:table-cell>
          <table:table-cell office:value-type="float" office:value="0.00146044561556402" calcext:value-type="float">
            <text:p>0,001460445615564</text:p>
          </table:table-cell>
          <table:table-cell office:value-type="float" office:value="0.000224514892233156" calcext:value-type="float">
            <text:p>0,000224514892233</text:p>
          </table:table-cell>
          <table:table-cell table:number-columns-repeated="4"/>
          <table:table-cell table:formula="of:=[.B190] - [estimation_info_VIN.B190]" office:value-type="float" office:value="0.00621936035156251" calcext:value-type="float">
            <text:p>0,006219360351563</text:p>
          </table:table-cell>
          <table:table-cell table:formula="of:=([.D190] - [estimation_info_VIN.D190])/[estimation_info_VIN.D190]" office:value-type="float" office:value="-0.0253942189616963" calcext:value-type="float">
            <text:p>-0,0253942189616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34:50</text:p>
          </table:table-cell>
          <table:table-cell office:value-type="float" office:value="-185.442179745978" calcext:value-type="float">
            <text:p>-185,442179745978</text:p>
          </table:table-cell>
          <table:table-cell office:value-type="float" office:value="35" calcext:value-type="float">
            <text:p>35</text:p>
          </table:table-cell>
          <table:table-cell office:value-type="float" office:value="-28.5923318289693" calcext:value-type="float">
            <text:p>-28,5923318289693</text:p>
          </table:table-cell>
          <table:table-cell office:value-type="float" office:value="0.000980698006241747" calcext:value-type="float">
            <text:p>0,000980698006242</text:p>
          </table:table-cell>
          <table:table-cell table:number-columns-repeated="4"/>
          <table:table-cell table:formula="of:=[.B191] - [estimation_info_VIN.B191]" office:value-type="float" office:value="0" calcext:value-type="float">
            <text:p>0</text:p>
          </table:table-cell>
          <table:table-cell table:formula="of:=([.D191] - [estimation_info_VIN.D191])/[estimation_info_VIN.D191]" office:value-type="float" office:value="-0.0225920248830802" calcext:value-type="float">
            <text:p>-0,022592024883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38:29</text:p>
          </table:table-cell>
          <table:table-cell office:value-type="float" office:value="-209.628341711859" calcext:value-type="float">
            <text:p>-209,628341711859</text:p>
          </table:table-cell>
          <table:table-cell office:value-type="float" office:value="39" calcext:value-type="float">
            <text:p>39</text:p>
          </table:table-cell>
          <table:table-cell office:value-type="float" office:value="-31.0842478180637" calcext:value-type="float">
            <text:p>-31,0842478180637</text:p>
          </table:table-cell>
          <table:table-cell office:value-type="float" office:value="0.00082353205667759" calcext:value-type="float">
            <text:p>0,000823532056678</text:p>
          </table:table-cell>
          <table:table-cell table:number-columns-repeated="4"/>
          <table:table-cell table:formula="of:=[.B192] - [estimation_info_VIN.B192]" office:value-type="float" office:value="0" calcext:value-type="float">
            <text:p>0</text:p>
          </table:table-cell>
          <table:table-cell table:formula="of:=([.D192] - [estimation_info_VIN.D192])/[estimation_info_VIN.D192]" office:value-type="float" office:value="0.0169286106095387" calcext:value-type="float">
            <text:p>0,01692861060953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40:58</text:p>
          </table:table-cell>
          <table:table-cell office:value-type="float" office:value="-180.216560207343" calcext:value-type="float">
            <text:p>-180,216560207343</text:p>
          </table:table-cell>
          <table:table-cell office:value-type="float" office:value="34" calcext:value-type="float">
            <text:p>34</text:p>
          </table:table-cell>
          <table:table-cell office:value-type="float" office:value="-20.7007631607506" calcext:value-type="float">
            <text:p>-20,7007631607506</text:p>
          </table:table-cell>
          <table:table-cell office:value-type="float" office:value="0.00140376735775532" calcext:value-type="float">
            <text:p>0,001403767357755</text:p>
          </table:table-cell>
          <table:table-cell table:number-columns-repeated="4"/>
          <table:table-cell table:formula="of:=[.B193] - [estimation_info_VIN.B193]" office:value-type="float" office:value="0" calcext:value-type="float">
            <text:p>0</text:p>
          </table:table-cell>
          <table:table-cell table:formula="of:=([.D193] - [estimation_info_VIN.D193])/[estimation_info_VIN.D193]" office:value-type="float" office:value="-0.022420010650505" calcext:value-type="float">
            <text:p>-0,0224200106505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43:35</text:p>
          </table:table-cell>
          <table:table-cell office:value-type="float" office:value="-129.666674349609" calcext:value-type="float">
            <text:p>-129,666674349609</text:p>
          </table:table-cell>
          <table:table-cell office:value-type="float" office:value="24" calcext:value-type="float">
            <text:p>24</text:p>
          </table:table-cell>
          <table:table-cell office:value-type="float" office:value="-9.46064540031857" calcext:value-type="float">
            <text:p>-9,46064540031857</text:p>
          </table:table-cell>
          <table:table-cell office:value-type="float" office:value="0.0009618910156137" calcext:value-type="float">
            <text:p>0,000961891015614</text:p>
          </table:table-cell>
          <table:table-cell table:number-columns-repeated="4"/>
          <table:table-cell table:formula="of:=[.B194] - [estimation_info_VIN.B194]" office:value-type="float" office:value="0" calcext:value-type="float">
            <text:p>0</text:p>
          </table:table-cell>
          <table:table-cell table:formula="of:=([.D194] - [estimation_info_VIN.D194])/[estimation_info_VIN.D194]" office:value-type="float" office:value="0.105367640413176" calcext:value-type="float">
            <text:p>0,1053676404131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45:34</text:p>
          </table:table-cell>
          <table:table-cell office:value-type="float" office:value="-171.388597602504" calcext:value-type="float">
            <text:p>-171,388597602504</text:p>
          </table:table-cell>
          <table:table-cell office:value-type="float" office:value="31" calcext:value-type="float">
            <text:p>31</text:p>
          </table:table-cell>
          <table:table-cell office:value-type="float" office:value="-24.8611395296193" calcext:value-type="float">
            <text:p>-24,8611395296193</text:p>
          </table:table-cell>
          <table:table-cell office:value-type="float" office:value="0.00129920765829671" calcext:value-type="float">
            <text:p>0,001299207658297</text:p>
          </table:table-cell>
          <table:table-cell table:number-columns-repeated="4"/>
          <table:table-cell table:formula="of:=[.B195] - [estimation_info_VIN.B195]" office:value-type="float" office:value="0" calcext:value-type="float">
            <text:p>0</text:p>
          </table:table-cell>
          <table:table-cell table:formula="of:=([.D195] - [estimation_info_VIN.D195])/[estimation_info_VIN.D195]" office:value-type="float" office:value="0.0874239119881172" calcext:value-type="float">
            <text:p>0,0874239119881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861259460449219" calcext:value-type="float">
            <text:p>0,086125946044922</text:p>
          </table:table-cell>
          <table:table-cell office:value-type="string" calcext:value-type="string">
            <text:p>2020-04-02 16:49:46</text:p>
          </table:table-cell>
          <table:table-cell office:value-type="float" office:value="-206.810806639582" calcext:value-type="float">
            <text:p>-206,810806639582</text:p>
          </table:table-cell>
          <table:table-cell office:value-type="float" office:value="37" calcext:value-type="float">
            <text:p>37</text:p>
          </table:table-cell>
          <table:table-cell office:value-type="float" office:value="-0.0030073407902258" calcext:value-type="float">
            <text:p>-0,003007340790226</text:p>
          </table:table-cell>
          <table:table-cell office:value-type="float" office:value="0.000218459242405754" calcext:value-type="float">
            <text:p>0,000218459242406</text:p>
          </table:table-cell>
          <table:table-cell table:number-columns-repeated="4"/>
          <table:table-cell table:formula="of:=[.B196] - [estimation_info_VIN.B196]" office:value-type="float" office:value="-0.0263408203125" calcext:value-type="float">
            <text:p>-0,0263408203125</text:p>
          </table:table-cell>
          <table:table-cell table:formula="of:=([.D196] - [estimation_info_VIN.D196])/[estimation_info_VIN.D196]" office:value-type="float" office:value="0.00386480023832696" calcext:value-type="float">
            <text:p>0,0038648002383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44752563476562" calcext:value-type="float">
            <text:p>0,144752563476562</text:p>
          </table:table-cell>
          <table:table-cell office:value-type="string" calcext:value-type="string">
            <text:p>2020-04-02 16:51:30</text:p>
          </table:table-cell>
          <table:table-cell office:value-type="float" office:value="-162.519425584056" calcext:value-type="float">
            <text:p>-162,519425584056</text:p>
          </table:table-cell>
          <table:table-cell office:value-type="float" office:value="29" calcext:value-type="float">
            <text:p>29</text:p>
          </table:table-cell>
          <table:table-cell office:value-type="float" office:value="0.00473453322069775" calcext:value-type="float">
            <text:p>0,004734533220698</text:p>
          </table:table-cell>
          <table:table-cell office:value-type="float" office:value="0.000484541745195514" calcext:value-type="float">
            <text:p>0,000484541745196</text:p>
          </table:table-cell>
          <table:table-cell table:number-columns-repeated="4"/>
          <table:table-cell table:formula="of:=[.B197] - [estimation_info_VIN.B197]" office:value-type="float" office:value="0.000670715332031196" calcext:value-type="float">
            <text:p>0,000670715332031</text:p>
          </table:table-cell>
          <table:table-cell table:formula="of:=([.D197] - [estimation_info_VIN.D197])/[estimation_info_VIN.D197]" office:value-type="float" office:value="-0.0370778557394626" calcext:value-type="float">
            <text:p>-0,0370778557394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280176086425781" calcext:value-type="float">
            <text:p>0,028017608642578</text:p>
          </table:table-cell>
          <table:table-cell office:value-type="string" calcext:value-type="string">
            <text:p>2020-04-02 16:53:28</text:p>
          </table:table-cell>
          <table:table-cell office:value-type="float" office:value="-162.976991117407" calcext:value-type="float">
            <text:p>-162,976991117407</text:p>
          </table:table-cell>
          <table:table-cell office:value-type="float" office:value="29" calcext:value-type="float">
            <text:p>29</text:p>
          </table:table-cell>
          <table:table-cell office:value-type="float" office:value="0.0020151165413782" calcext:value-type="float">
            <text:p>0,002015116541378</text:p>
          </table:table-cell>
          <table:table-cell office:value-type="float" office:value="0.000315277177628794" calcext:value-type="float">
            <text:p>0,000315277177629</text:p>
          </table:table-cell>
          <table:table-cell table:number-columns-repeated="4"/>
          <table:table-cell table:formula="of:=[.B198] - [estimation_info_VIN.B198]" office:value-type="float" office:value="-0.010975341796875" calcext:value-type="float">
            <text:p>-0,010975341796875</text:p>
          </table:table-cell>
          <table:table-cell table:formula="of:=([.D198] - [estimation_info_VIN.D198])/[estimation_info_VIN.D198]" office:value-type="float" office:value="0.0277140236451446" calcext:value-type="float">
            <text:p>0,02771402364514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366759338378906" calcext:value-type="float">
            <text:p>0,036675933837891</text:p>
          </table:table-cell>
          <table:table-cell office:value-type="string" calcext:value-type="string">
            <text:p>2020-04-02 16:55:50</text:p>
          </table:table-cell>
          <table:table-cell office:value-type="float" office:value="-205.270522569074" calcext:value-type="float">
            <text:p>-205,270522569074</text:p>
          </table:table-cell>
          <table:table-cell office:value-type="float" office:value="35" calcext:value-type="float">
            <text:p>35</text:p>
          </table:table-cell>
          <table:table-cell office:value-type="float" office:value="-0.00551030627662419" calcext:value-type="float">
            <text:p>-0,005510306276624</text:p>
          </table:table-cell>
          <table:table-cell office:value-type="float" office:value="0.000107780306330435" calcext:value-type="float">
            <text:p>0,00010778030633</text:p>
          </table:table-cell>
          <table:table-cell table:number-columns-repeated="4"/>
          <table:table-cell table:formula="of:=[.B199] - [estimation_info_VIN.B199]" office:value-type="float" office:value="-0.0182312622070313" calcext:value-type="float">
            <text:p>-0,018231262207031</text:p>
          </table:table-cell>
          <table:table-cell table:formula="of:=([.D199] - [estimation_info_VIN.D199])/[estimation_info_VIN.D199]" office:value-type="float" office:value="0.0578977491740532" calcext:value-type="float">
            <text:p>0,05789774917405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358299179077148" calcext:value-type="float">
            <text:p>0,035829917907715</text:p>
          </table:table-cell>
          <table:table-cell office:value-type="string" calcext:value-type="string">
            <text:p>2020-04-02 16:58:34</text:p>
          </table:table-cell>
          <table:table-cell office:value-type="float" office:value="-200.902496879082" calcext:value-type="float">
            <text:p>-200,902496879082</text:p>
          </table:table-cell>
          <table:table-cell office:value-type="float" office:value="36" calcext:value-type="float">
            <text:p>36</text:p>
          </table:table-cell>
          <table:table-cell office:value-type="float" office:value="0.000158609787102026" calcext:value-type="float">
            <text:p>0,000158609787102</text:p>
          </table:table-cell>
          <table:table-cell office:value-type="float" office:value="0.0000410072532311123" calcext:value-type="float">
            <text:p>4,10072532311123E-05</text:p>
          </table:table-cell>
          <table:table-cell table:number-columns-repeated="4"/>
          <table:table-cell table:formula="of:=[.B200] - [estimation_info_VIN.B200]" office:value-type="float" office:value="-0.000861259460449231" calcext:value-type="float">
            <text:p>-0,000861259460449</text:p>
          </table:table-cell>
          <table:table-cell table:formula="of:=([.D200] - [estimation_info_VIN.D200])/[estimation_info_VIN.D200]" office:value-type="float" office:value="0.0277593472480889" calcext:value-type="float">
            <text:p>0,0277593472480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403496246337891" calcext:value-type="float">
            <text:p>0,040349624633789</text:p>
          </table:table-cell>
          <table:table-cell office:value-type="string" calcext:value-type="string">
            <text:p>2020-04-02 17:00:29</text:p>
          </table:table-cell>
          <table:table-cell office:value-type="float" office:value="-207.79883182544" calcext:value-type="float">
            <text:p>-207,79883182544</text:p>
          </table:table-cell>
          <table:table-cell office:value-type="float" office:value="37" calcext:value-type="float">
            <text:p>37</text:p>
          </table:table-cell>
          <table:table-cell office:value-type="float" office:value="0.006401750364893" calcext:value-type="float">
            <text:p>0,006401750364893</text:p>
          </table:table-cell>
          <table:table-cell office:value-type="float" office:value="0.0000489561967523653" calcext:value-type="float">
            <text:p>4,89561967523653E-05</text:p>
          </table:table-cell>
          <table:table-cell table:number-columns-repeated="4"/>
          <table:table-cell table:formula="of:=[.B201] - [estimation_info_VIN.B201]" office:value-type="float" office:value="0.00249993896484375" calcext:value-type="float">
            <text:p>0,002499938964844</text:p>
          </table:table-cell>
          <table:table-cell table:formula="of:=([.D201] - [estimation_info_VIN.D201])/[estimation_info_VIN.D201]" office:value-type="float" office:value="-0.00868008067718517" calcext:value-type="float">
            <text:p>-0,0086800806771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05:10</text:p>
          </table:table-cell>
          <table:table-cell office:value-type="float" office:value="-382.657895387778" calcext:value-type="float">
            <text:p>-382,657895387778</text:p>
          </table:table-cell>
          <table:table-cell office:value-type="float" office:value="78" calcext:value-type="float">
            <text:p>78</text:p>
          </table:table-cell>
          <table:table-cell office:value-type="float" office:value="-51.3995752335423" calcext:value-type="float">
            <text:p>-51,3995752335423</text:p>
          </table:table-cell>
          <table:table-cell office:value-type="float" office:value="0.000131258750828059" calcext:value-type="float">
            <text:p>0,000131258750828</text:p>
          </table:table-cell>
          <table:table-cell table:number-columns-repeated="4"/>
          <table:table-cell table:formula="of:=[.B202] - [estimation_info_VIN.B202]" office:value-type="float" office:value="0" calcext:value-type="float">
            <text:p>0</text:p>
          </table:table-cell>
          <table:table-cell table:formula="of:=([.D202] - [estimation_info_VIN.D202])/[estimation_info_VIN.D202]" office:value-type="float" office:value="0.000657425421105689" calcext:value-type="float">
            <text:p>0,0006574254211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06:41</text:p>
          </table:table-cell>
          <table:table-cell office:value-type="float" office:value="-337.159080422234" calcext:value-type="float">
            <text:p>-337,159080422234</text:p>
          </table:table-cell>
          <table:table-cell office:value-type="float" office:value="62" calcext:value-type="float">
            <text:p>62</text:p>
          </table:table-cell>
          <table:table-cell office:value-type="float" office:value="-13.5055338684345" calcext:value-type="float">
            <text:p>-13,5055338684345</text:p>
          </table:table-cell>
          <table:table-cell office:value-type="float" office:value="0.000638571804494987" calcext:value-type="float">
            <text:p>0,000638571804495</text:p>
          </table:table-cell>
          <table:table-cell table:number-columns-repeated="4"/>
          <table:table-cell table:formula="of:=[.B203] - [estimation_info_VIN.B203]" office:value-type="float" office:value="0" calcext:value-type="float">
            <text:p>0</text:p>
          </table:table-cell>
          <table:table-cell table:formula="of:=([.D203] - [estimation_info_VIN.D203])/[estimation_info_VIN.D203]" office:value-type="float" office:value="-0.0811935964842829" calcext:value-type="float">
            <text:p>-0,0811935964842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45087921142578" calcext:value-type="float">
            <text:p>0,145087921142578</text:p>
          </table:table-cell>
          <table:table-cell office:value-type="string" calcext:value-type="string">
            <text:p>2020-04-02 17:08:49</text:p>
          </table:table-cell>
          <table:table-cell office:value-type="float" office:value="-258.789501406424" calcext:value-type="float">
            <text:p>-258,789501406424</text:p>
          </table:table-cell>
          <table:table-cell office:value-type="float" office:value="45" calcext:value-type="float">
            <text:p>45</text:p>
          </table:table-cell>
          <table:table-cell office:value-type="float" office:value="-0.00399422460166465" calcext:value-type="float">
            <text:p>-0,003994224601665</text:p>
          </table:table-cell>
          <table:table-cell office:value-type="float" office:value="0.000132756270036218" calcext:value-type="float">
            <text:p>0,000132756270036</text:p>
          </table:table-cell>
          <table:table-cell table:number-columns-repeated="4"/>
          <table:table-cell table:formula="of:=[.B204] - [estimation_info_VIN.B204]" office:value-type="float" office:value="0.00189019775390623" calcext:value-type="float">
            <text:p>0,001890197753906</text:p>
          </table:table-cell>
          <table:table-cell table:formula="of:=([.D204] - [estimation_info_VIN.D204])/[estimation_info_VIN.D204]" office:value-type="float" office:value="0.00111860235037443" calcext:value-type="float">
            <text:p>0,00111860235037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811260681152344" calcext:value-type="float">
            <text:p>0,081126068115234</text:p>
          </table:table-cell>
          <table:table-cell office:value-type="string" calcext:value-type="string">
            <text:p>2020-04-02 17:11:12</text:p>
          </table:table-cell>
          <table:table-cell office:value-type="float" office:value="-197.15954242426" calcext:value-type="float">
            <text:p>-197,15954242426</text:p>
          </table:table-cell>
          <table:table-cell office:value-type="float" office:value="33" calcext:value-type="float">
            <text:p>33</text:p>
          </table:table-cell>
          <table:table-cell office:value-type="float" office:value="-0.00445133562425948" calcext:value-type="float">
            <text:p>-0,004451335624259</text:p>
          </table:table-cell>
          <table:table-cell office:value-type="float" office:value="0.00010328845200872" calcext:value-type="float">
            <text:p>0,000103288452009</text:p>
          </table:table-cell>
          <table:table-cell table:number-columns-repeated="4"/>
          <table:table-cell table:formula="of:=[.B205] - [estimation_info_VIN.B205]" office:value-type="float" office:value="0.00176824951171872" calcext:value-type="float">
            <text:p>0,001768249511719</text:p>
          </table:table-cell>
          <table:table-cell table:formula="of:=([.D205] - [estimation_info_VIN.D205])/[estimation_info_VIN.D205]" office:value-type="float" office:value="-0.00328173117630541" calcext:value-type="float">
            <text:p>-0,0032817311763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13:46</text:p>
          </table:table-cell>
          <table:table-cell office:value-type="float" office:value="-269.322352047221" calcext:value-type="float">
            <text:p>-269,322352047221</text:p>
          </table:table-cell>
          <table:table-cell office:value-type="float" office:value="48" calcext:value-type="float">
            <text:p>48</text:p>
          </table:table-cell>
          <table:table-cell office:value-type="float" office:value="-23.2360318011165" calcext:value-type="float">
            <text:p>-23,2360318011165</text:p>
          </table:table-cell>
          <table:table-cell office:value-type="float" office:value="0.000865415876618274" calcext:value-type="float">
            <text:p>0,000865415876618</text:p>
          </table:table-cell>
          <table:table-cell table:number-columns-repeated="4"/>
          <table:table-cell table:formula="of:=[.B206] - [estimation_info_VIN.B206]" office:value-type="float" office:value="0" calcext:value-type="float">
            <text:p>0</text:p>
          </table:table-cell>
          <table:table-cell table:formula="of:=([.D206] - [estimation_info_VIN.D206])/[estimation_info_VIN.D206]" office:value-type="float" office:value="0.124412482434921" calcext:value-type="float">
            <text:p>0,1244124824349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966744689941407" calcext:value-type="float">
            <text:p>0,096674468994141</text:p>
          </table:table-cell>
          <table:table-cell office:value-type="string" calcext:value-type="string">
            <text:p>2020-04-02 17:15:53</text:p>
          </table:table-cell>
          <table:table-cell office:value-type="float" office:value="-234.25386272837" calcext:value-type="float">
            <text:p>-234,25386272837</text:p>
          </table:table-cell>
          <table:table-cell office:value-type="float" office:value="41" calcext:value-type="float">
            <text:p>41</text:p>
          </table:table-cell>
          <table:table-cell office:value-type="float" office:value="0.00511529154103618" calcext:value-type="float">
            <text:p>0,005115291541036</text:p>
          </table:table-cell>
          <table:table-cell office:value-type="float" office:value="0.000122135713317671" calcext:value-type="float">
            <text:p>0,000122135713318</text:p>
          </table:table-cell>
          <table:table-cell table:number-columns-repeated="4"/>
          <table:table-cell table:formula="of:=[.B207] - [estimation_info_VIN.B207]" office:value-type="float" office:value="0.00792663574218752" calcext:value-type="float">
            <text:p>0,007926635742188</text:p>
          </table:table-cell>
          <table:table-cell table:formula="of:=([.D207] - [estimation_info_VIN.D207])/[estimation_info_VIN.D207]" office:value-type="float" office:value="-0.0037161857451563" calcext:value-type="float">
            <text:p>-0,00371618574515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15906623840332" calcext:value-type="float">
            <text:p>0,015906623840332</text:p>
          </table:table-cell>
          <table:table-cell office:value-type="string" calcext:value-type="string">
            <text:p>2020-04-02 17:18:59</text:p>
          </table:table-cell>
          <table:table-cell office:value-type="float" office:value="-276.251404532073" calcext:value-type="float">
            <text:p>-276,251404532073</text:p>
          </table:table-cell>
          <table:table-cell office:value-type="float" office:value="49" calcext:value-type="float">
            <text:p>49</text:p>
          </table:table-cell>
          <table:table-cell office:value-type="float" office:value="-0.00188224030952266" calcext:value-type="float">
            <text:p>-0,001882240309523</text:p>
          </table:table-cell>
          <table:table-cell office:value-type="float" office:value="0.0000316788233156883" calcext:value-type="float">
            <text:p>3,16788233156883E-05</text:p>
          </table:table-cell>
          <table:table-cell table:number-columns-repeated="4"/>
          <table:table-cell table:formula="of:=[.B208] - [estimation_info_VIN.B208]" office:value-type="float" office:value="-0.00413861846923828" calcext:value-type="float">
            <text:p>-0,004138618469238</text:p>
          </table:table-cell>
          <table:table-cell table:formula="of:=([.D208] - [estimation_info_VIN.D208])/[estimation_info_VIN.D208]" office:value-type="float" office:value="0.0418233473724071" calcext:value-type="float">
            <text:p>0,0418233473724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21:06</text:p>
          </table:table-cell>
          <table:table-cell office:value-type="float" office:value="-329.134056175486" calcext:value-type="float">
            <text:p>-329,134056175486</text:p>
          </table:table-cell>
          <table:table-cell office:value-type="float" office:value="62" calcext:value-type="float">
            <text:p>62</text:p>
          </table:table-cell>
          <table:table-cell office:value-type="float" office:value="-22.6835688431915" calcext:value-type="float">
            <text:p>-22,6835688431915</text:p>
          </table:table-cell>
          <table:table-cell office:value-type="float" office:value="0.000541248049457524" calcext:value-type="float">
            <text:p>0,000541248049458</text:p>
          </table:table-cell>
          <table:table-cell table:number-columns-repeated="4"/>
          <table:table-cell table:formula="of:=[.B209] - [estimation_info_VIN.B209]" office:value-type="float" office:value="0" calcext:value-type="float">
            <text:p>0</text:p>
          </table:table-cell>
          <table:table-cell table:formula="of:=([.D209] - [estimation_info_VIN.D209])/[estimation_info_VIN.D209]" office:value-type="float" office:value="0.000841951798039825" calcext:value-type="float">
            <text:p>0,000841951798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234369277954102" calcext:value-type="float">
            <text:p>0,02343692779541</text:p>
          </table:table-cell>
          <table:table-cell office:value-type="string" calcext:value-type="string">
            <text:p>2020-04-02 17:23:21</text:p>
          </table:table-cell>
          <table:table-cell office:value-type="float" office:value="-272.853162731501" calcext:value-type="float">
            <text:p>-272,853162731501</text:p>
          </table:table-cell>
          <table:table-cell office:value-type="float" office:value="49" calcext:value-type="float">
            <text:p>49</text:p>
          </table:table-cell>
          <table:table-cell office:value-type="float" office:value="-0.00824157456954966" calcext:value-type="float">
            <text:p>-0,00824157456955</text:p>
          </table:table-cell>
          <table:table-cell office:value-type="float" office:value="0.0000189388204311455" calcext:value-type="float">
            <text:p>1,89388204311455E-05</text:p>
          </table:table-cell>
          <table:table-cell table:number-columns-repeated="4"/>
          <table:table-cell table:formula="of:=[.B210] - [estimation_info_VIN.B210]" office:value-type="float" office:value="0.00131094360351563" calcext:value-type="float">
            <text:p>0,001310943603516</text:p>
          </table:table-cell>
          <table:table-cell table:formula="of:=([.D210] - [estimation_info_VIN.D210])/[estimation_info_VIN.D210]" office:value-type="float" office:value="-0.0199451087572378" calcext:value-type="float">
            <text:p>-0,0199451087572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644039154052734" calcext:value-type="float">
            <text:p>0,064403915405274</text:p>
          </table:table-cell>
          <table:table-cell office:value-type="string" calcext:value-type="string">
            <text:p>2020-04-02 17:26:53</text:p>
          </table:table-cell>
          <table:table-cell office:value-type="float" office:value="-332.778226681639" calcext:value-type="float">
            <text:p>-332,778226681639</text:p>
          </table:table-cell>
          <table:table-cell office:value-type="float" office:value="57" calcext:value-type="float">
            <text:p>57</text:p>
          </table:table-cell>
          <table:table-cell office:value-type="float" office:value="0.000743511641894123" calcext:value-type="float">
            <text:p>0,000743511641894</text:p>
          </table:table-cell>
          <table:table-cell office:value-type="float" office:value="0.0000372278088471867" calcext:value-type="float">
            <text:p>3,72278088471867E-05</text:p>
          </table:table-cell>
          <table:table-cell table:number-columns-repeated="4"/>
          <table:table-cell table:formula="of:=[.B211] - [estimation_info_VIN.B211]" office:value-type="float" office:value="0.0111887512207031" calcext:value-type="float">
            <text:p>0,011188751220703</text:p>
          </table:table-cell>
          <table:table-cell table:formula="of:=([.D211] - [estimation_info_VIN.D211])/[estimation_info_VIN.D211]" office:value-type="float" office:value="-0.00905677009991944" calcext:value-type="float">
            <text:p>-0,0090567700999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49813415527344" calcext:value-type="float">
            <text:p>0,149813415527344</text:p>
          </table:table-cell>
          <table:table-cell office:value-type="string" calcext:value-type="string">
            <text:p>2020-04-02 17:28:11</text:p>
          </table:table-cell>
          <table:table-cell office:value-type="float" office:value="-200.70830093279" calcext:value-type="float">
            <text:p>-200,70830093279</text:p>
          </table:table-cell>
          <table:table-cell office:value-type="float" office:value="32" calcext:value-type="float">
            <text:p>32</text:p>
          </table:table-cell>
          <table:table-cell office:value-type="float" office:value="0.00674763076851725" calcext:value-type="float">
            <text:p>0,006747630768517</text:p>
          </table:table-cell>
          <table:table-cell office:value-type="float" office:value="0.000301232848461307" calcext:value-type="float">
            <text:p>0,000301232848461</text:p>
          </table:table-cell>
          <table:table-cell table:number-columns-repeated="4"/>
          <table:table-cell table:formula="of:=[.B212] - [estimation_info_VIN.B212]" office:value-type="float" office:value="-0.0152435302734375" calcext:value-type="float">
            <text:p>-0,015243530273438</text:p>
          </table:table-cell>
          <table:table-cell table:formula="of:=([.D212] - [estimation_info_VIN.D212])/[estimation_info_VIN.D212]" office:value-type="float" office:value="-0.0405045908023605" calcext:value-type="float">
            <text:p>-0,0405045908023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597698822021484" calcext:value-type="float">
            <text:p>0,059769882202149</text:p>
          </table:table-cell>
          <table:table-cell office:value-type="string" calcext:value-type="string">
            <text:p>2020-04-02 17:32:00</text:p>
          </table:table-cell>
          <table:table-cell office:value-type="float" office:value="-337.00623992621" calcext:value-type="float">
            <text:p>-337,00623992621</text:p>
          </table:table-cell>
          <table:table-cell office:value-type="float" office:value="56" calcext:value-type="float">
            <text:p>56</text:p>
          </table:table-cell>
          <table:table-cell office:value-type="float" office:value="-0.00710150120431141" calcext:value-type="float">
            <text:p>-0,007101501204311</text:p>
          </table:table-cell>
          <table:table-cell office:value-type="float" office:value="0.0000333402079420274" calcext:value-type="float">
            <text:p>3,33402079420274E-05</text:p>
          </table:table-cell>
          <table:table-cell table:number-columns-repeated="4"/>
          <table:table-cell table:formula="of:=[.B213] - [estimation_info_VIN.B213]" office:value-type="float" office:value="0.00106704711914061" calcext:value-type="float">
            <text:p>0,001067047119141</text:p>
          </table:table-cell>
          <table:table-cell table:formula="of:=([.D213] - [estimation_info_VIN.D213])/[estimation_info_VIN.D213]" office:value-type="float" office:value="0.0453875555920463" calcext:value-type="float">
            <text:p>0,04538755559204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926044464111328" calcext:value-type="float">
            <text:p>0,092604446411133</text:p>
          </table:table-cell>
          <table:table-cell office:value-type="string" calcext:value-type="string">
            <text:p>2020-04-02 17:34:38</text:p>
          </table:table-cell>
          <table:table-cell office:value-type="float" office:value="-271.658022798308" calcext:value-type="float">
            <text:p>-271,658022798308</text:p>
          </table:table-cell>
          <table:table-cell office:value-type="float" office:value="46" calcext:value-type="float">
            <text:p>46</text:p>
          </table:table-cell>
          <table:table-cell office:value-type="float" office:value="0.0025143630661795" calcext:value-type="float">
            <text:p>0,00251436306618</text:p>
          </table:table-cell>
          <table:table-cell office:value-type="float" office:value="0.0000676182597887857" calcext:value-type="float">
            <text:p>6,76182597887857E-05</text:p>
          </table:table-cell>
          <table:table-cell table:number-columns-repeated="4"/>
          <table:table-cell table:formula="of:=[.B214] - [estimation_info_VIN.B214]" office:value-type="float" office:value="-0.000350601196289088" calcext:value-type="float">
            <text:p>-0,000350601196289</text:p>
          </table:table-cell>
          <table:table-cell table:formula="of:=([.D214] - [estimation_info_VIN.D214])/[estimation_info_VIN.D214]" office:value-type="float" office:value="-0.0759419901551709" calcext:value-type="float">
            <text:p>-0,0759419901551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26213989257812" calcext:value-type="float">
            <text:p>0,226213989257812</text:p>
          </table:table-cell>
          <table:table-cell office:value-type="string" calcext:value-type="string">
            <text:p>2020-04-02 17:36:31</text:p>
          </table:table-cell>
          <table:table-cell office:value-type="float" office:value="-245.947225141931" calcext:value-type="float">
            <text:p>-245,947225141931</text:p>
          </table:table-cell>
          <table:table-cell office:value-type="float" office:value="37" calcext:value-type="float">
            <text:p>37</text:p>
          </table:table-cell>
          <table:table-cell office:value-type="float" office:value="0.00382788328053252" calcext:value-type="float">
            <text:p>0,003827883280533</text:p>
          </table:table-cell>
          <table:table-cell office:value-type="float" office:value="0.000356990306155523" calcext:value-type="float">
            <text:p>0,000356990306156</text:p>
          </table:table-cell>
          <table:table-cell table:number-columns-repeated="4"/>
          <table:table-cell table:formula="of:=[.B215] - [estimation_info_VIN.B215]" office:value-type="float" office:value="0.0361576538085937" calcext:value-type="float">
            <text:p>0,036157653808594</text:p>
          </table:table-cell>
          <table:table-cell table:formula="of:=([.D215] - [estimation_info_VIN.D215])/[estimation_info_VIN.D215]" office:value-type="float" office:value="-0.0430501357451048" calcext:value-type="float">
            <text:p>-0,0430501357451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01732879638672" calcext:value-type="float">
            <text:p>0,201732879638672</text:p>
          </table:table-cell>
          <table:table-cell office:value-type="string" calcext:value-type="string">
            <text:p>2020-04-02 17:40:03</text:p>
          </table:table-cell>
          <table:table-cell office:value-type="float" office:value="-320.999933298563" calcext:value-type="float">
            <text:p>-320,999933298563</text:p>
          </table:table-cell>
          <table:table-cell office:value-type="float" office:value="55" calcext:value-type="float">
            <text:p>55</text:p>
          </table:table-cell>
          <table:table-cell office:value-type="float" office:value="0.00315665798856224" calcext:value-type="float">
            <text:p>0,003156657988562</text:p>
          </table:table-cell>
          <table:table-cell office:value-type="float" office:value="0.000070475893476747" calcext:value-type="float">
            <text:p>7,0475893476747E-05</text:p>
          </table:table-cell>
          <table:table-cell table:number-columns-repeated="4"/>
          <table:table-cell table:formula="of:=[.B216] - [estimation_info_VIN.B216]" office:value-type="float" office:value="-0.015853271484375" calcext:value-type="float">
            <text:p>-0,015853271484375</text:p>
          </table:table-cell>
          <table:table-cell table:formula="of:=([.D216] - [estimation_info_VIN.D216])/[estimation_info_VIN.D216]" office:value-type="float" office:value="-0.0167955452297915" calcext:value-type="float">
            <text:p>-0,01679554522979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38726188659668" calcext:value-type="float">
            <text:p>0,038726188659668</text:p>
          </table:table-cell>
          <table:table-cell office:value-type="string" calcext:value-type="string">
            <text:p>2020-04-02 17:42:13</text:p>
          </table:table-cell>
          <table:table-cell office:value-type="float" office:value="-232.385089948525" calcext:value-type="float">
            <text:p>-232,385089948525</text:p>
          </table:table-cell>
          <table:table-cell office:value-type="float" office:value="39" calcext:value-type="float">
            <text:p>39</text:p>
          </table:table-cell>
          <table:table-cell office:value-type="float" office:value="0.000870768565047711" calcext:value-type="float">
            <text:p>0,000870768565048</text:p>
          </table:table-cell>
          <table:table-cell office:value-type="float" office:value="0.0000383339226937323" calcext:value-type="float">
            <text:p>3,83339226937323E-05</text:p>
          </table:table-cell>
          <table:table-cell table:number-columns-repeated="4"/>
          <table:table-cell table:formula="of:=[.B217] - [estimation_info_VIN.B217]" office:value-type="float" office:value="0.00176824951171875" calcext:value-type="float">
            <text:p>0,001768249511719</text:p>
          </table:table-cell>
          <table:table-cell table:formula="of:=([.D217] - [estimation_info_VIN.D217])/[estimation_info_VIN.D217]" office:value-type="float" office:value="-0.0289873835102076" calcext:value-type="float">
            <text:p>-0,0289873835102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45:57</text:p>
          </table:table-cell>
          <table:table-cell office:value-type="float" office:value="-388.477208541819" calcext:value-type="float">
            <text:p>-388,477208541819</text:p>
          </table:table-cell>
          <table:table-cell office:value-type="float" office:value="73" calcext:value-type="float">
            <text:p>73</text:p>
          </table:table-cell>
          <table:table-cell office:value-type="float" office:value="-46.3232850658934" calcext:value-type="float">
            <text:p>-46,3232850658934</text:p>
          </table:table-cell>
          <table:table-cell office:value-type="float" office:value="0.000258500962418964" calcext:value-type="float">
            <text:p>0,000258500962419</text:p>
          </table:table-cell>
          <table:table-cell table:number-columns-repeated="4"/>
          <table:table-cell table:formula="of:=[.B218] - [estimation_info_VIN.B218]" office:value-type="float" office:value="0" calcext:value-type="float">
            <text:p>0</text:p>
          </table:table-cell>
          <table:table-cell table:formula="of:=([.D218] - [estimation_info_VIN.D218])/[estimation_info_VIN.D218]" office:value-type="float" office:value="0.0559593088462594" calcext:value-type="float">
            <text:p>0,055959308846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49:00</text:p>
          </table:table-cell>
          <table:table-cell office:value-type="float" office:value="-350.006826850392" calcext:value-type="float">
            <text:p>-350,006826850392</text:p>
          </table:table-cell>
          <table:table-cell office:value-type="float" office:value="62" calcext:value-type="float">
            <text:p>62</text:p>
          </table:table-cell>
          <table:table-cell office:value-type="float" office:value="-11.2215271405837" calcext:value-type="float">
            <text:p>-11,2215271405837</text:p>
          </table:table-cell>
          <table:table-cell office:value-type="float" office:value="0.0000160940094386867" calcext:value-type="float">
            <text:p>1,60940094386867E-05</text:p>
          </table:table-cell>
          <table:table-cell table:number-columns-repeated="4"/>
          <table:table-cell table:formula="of:=[.B219] - [estimation_info_VIN.B219]" office:value-type="float" office:value="-0.00203882217407227" calcext:value-type="float">
            <text:p>-0,002038822174072</text:p>
          </table:table-cell>
          <table:table-cell table:formula="of:=([.D219] - [estimation_info_VIN.D219])/[estimation_info_VIN.D219]" office:value-type="float" office:value="0.00856659176119111" calcext:value-type="float">
            <text:p>0,00856659176119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560504608154297" calcext:value-type="float">
            <text:p>0,05605046081543</text:p>
          </table:table-cell>
          <table:table-cell office:value-type="string" calcext:value-type="string">
            <text:p>2020-04-02 17:53:04</text:p>
          </table:table-cell>
          <table:table-cell office:value-type="float" office:value="-392.518818785591" calcext:value-type="float">
            <text:p>-392,518818785591</text:p>
          </table:table-cell>
          <table:table-cell office:value-type="float" office:value="72" calcext:value-type="float">
            <text:p>72</text:p>
          </table:table-cell>
          <table:table-cell office:value-type="float" office:value="-0.00284234668726291" calcext:value-type="float">
            <text:p>-0,002842346687263</text:p>
          </table:table-cell>
          <table:table-cell office:value-type="float" office:value="0.0000387332843143017" calcext:value-type="float">
            <text:p>3,87332843143017E-05</text:p>
          </table:table-cell>
          <table:table-cell table:number-columns-repeated="4"/>
          <table:table-cell table:formula="of:=[.B220] - [estimation_info_VIN.B220]" office:value-type="float" office:value="-0.0183227233886719" calcext:value-type="float">
            <text:p>-0,018322723388672</text:p>
          </table:table-cell>
          <table:table-cell table:formula="of:=([.D220] - [estimation_info_VIN.D220])/[estimation_info_VIN.D220]" office:value-type="float" office:value="-0.0305991112795525" calcext:value-type="float">
            <text:p>-0,03059911127955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82797973632812" calcext:value-type="float">
            <text:p>0,282797973632812</text:p>
          </table:table-cell>
          <table:table-cell office:value-type="string" calcext:value-type="string">
            <text:p>2020-04-02 17:54:54</text:p>
          </table:table-cell>
          <table:table-cell office:value-type="float" office:value="-247.900621999267" calcext:value-type="float">
            <text:p>-247,900621999267</text:p>
          </table:table-cell>
          <table:table-cell office:value-type="float" office:value="40" calcext:value-type="float">
            <text:p>40</text:p>
          </table:table-cell>
          <table:table-cell office:value-type="float" office:value="0.00925369633450024" calcext:value-type="float">
            <text:p>0,0092536963345</text:p>
          </table:table-cell>
          <table:table-cell office:value-type="float" office:value="0.000357325058868392" calcext:value-type="float">
            <text:p>0,000357325058868</text:p>
          </table:table-cell>
          <table:table-cell table:number-columns-repeated="4"/>
          <table:table-cell table:formula="of:=[.B221] - [estimation_info_VIN.B221]" office:value-type="float" office:value="0.0107314453124999" calcext:value-type="float">
            <text:p>0,0107314453125</text:p>
          </table:table-cell>
          <table:table-cell table:formula="of:=([.D221] - [estimation_info_VIN.D221])/[estimation_info_VIN.D221]" office:value-type="float" office:value="-0.0904978376363573" calcext:value-type="float">
            <text:p>-0,0904978376363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89017333984375" calcext:value-type="float">
            <text:p>0,289017333984375</text:p>
          </table:table-cell>
          <table:table-cell office:value-type="string" calcext:value-type="string">
            <text:p>2020-04-02 17:56:26</text:p>
          </table:table-cell>
          <table:table-cell office:value-type="float" office:value="-244.255243654494" calcext:value-type="float">
            <text:p>-244,255243654494</text:p>
          </table:table-cell>
          <table:table-cell office:value-type="float" office:value="40" calcext:value-type="float">
            <text:p>40</text:p>
          </table:table-cell>
          <table:table-cell office:value-type="float" office:value="0.00614081559240681" calcext:value-type="float">
            <text:p>0,006140815592407</text:p>
          </table:table-cell>
          <table:table-cell office:value-type="float" office:value="0.000828371159518922" calcext:value-type="float">
            <text:p>0,000828371159519</text:p>
          </table:table-cell>
          <table:table-cell table:number-columns-repeated="4"/>
          <table:table-cell table:formula="of:=[.B222] - [estimation_info_VIN.B222]" office:value-type="float" office:value="-0.12341162109375" calcext:value-type="float">
            <text:p>-0,12341162109375</text:p>
          </table:table-cell>
          <table:table-cell table:formula="of:=([.D222] - [estimation_info_VIN.D222])/[estimation_info_VIN.D222]" office:value-type="float" office:value="0.00538086720968508" calcext:value-type="float">
            <text:p>0,0053808672096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385508880615234" calcext:value-type="float">
            <text:p>0,038550888061524</text:p>
          </table:table-cell>
          <table:table-cell office:value-type="string" calcext:value-type="string">
            <text:p>2020-04-02 17:58:07</text:p>
          </table:table-cell>
          <table:table-cell office:value-type="float" office:value="-307.083962633221" calcext:value-type="float">
            <text:p>-307,083962633221</text:p>
          </table:table-cell>
          <table:table-cell office:value-type="float" office:value="49" calcext:value-type="float">
            <text:p>49</text:p>
          </table:table-cell>
          <table:table-cell office:value-type="float" office:value="-0.00821897751232692" calcext:value-type="float">
            <text:p>-0,008218977512327</text:p>
          </table:table-cell>
          <table:table-cell office:value-type="float" office:value="0.0000539361508551171" calcext:value-type="float">
            <text:p>5,39361508551171E-05</text:p>
          </table:table-cell>
          <table:table-cell table:number-columns-repeated="4"/>
          <table:table-cell table:formula="of:=[.B223] - [estimation_info_VIN.B223]" office:value-type="float" office:value="0.00682147979736328" calcext:value-type="float">
            <text:p>0,006821479797363</text:p>
          </table:table-cell>
          <table:table-cell table:formula="of:=([.D223] - [estimation_info_VIN.D223])/[estimation_info_VIN.D223]" office:value-type="float" office:value="-0.0212713288659125" calcext:value-type="float">
            <text:p>-0,0212713288659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66297149658203" calcext:value-type="float">
            <text:p>0,05662971496582</text:p>
          </table:table-cell>
          <table:table-cell office:value-type="string" calcext:value-type="string">
            <text:p>2020-04-02 18:01:13</text:p>
          </table:table-cell>
          <table:table-cell office:value-type="float" office:value="-268.370238120345" calcext:value-type="float">
            <text:p>-268,370238120345</text:p>
          </table:table-cell>
          <table:table-cell office:value-type="float" office:value="46" calcext:value-type="float">
            <text:p>46</text:p>
          </table:table-cell>
          <table:table-cell office:value-type="float" office:value="0.00105683408582902" calcext:value-type="float">
            <text:p>0,001056834085829</text:p>
          </table:table-cell>
          <table:table-cell office:value-type="float" office:value="0.0000586816593054502" calcext:value-type="float">
            <text:p>5,86816593054502E-05</text:p>
          </table:table-cell>
          <table:table-cell table:number-columns-repeated="4"/>
          <table:table-cell table:formula="of:=[.B224] - [estimation_info_VIN.B224]" office:value-type="float" office:value="-0.00402429199218751" calcext:value-type="float">
            <text:p>-0,004024291992188</text:p>
          </table:table-cell>
          <table:table-cell table:formula="of:=([.D224] - [estimation_info_VIN.D224])/[estimation_info_VIN.D224]" office:value-type="float" office:value="-0.0125924210600006" calcext:value-type="float">
            <text:p>-0,0125924210600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02:47</text:p>
          </table:table-cell>
          <table:table-cell office:value-type="float" office:value="-204.602402354723" calcext:value-type="float">
            <text:p>-204,602402354723</text:p>
          </table:table-cell>
          <table:table-cell office:value-type="float" office:value="38" calcext:value-type="float">
            <text:p>38</text:p>
          </table:table-cell>
          <table:table-cell office:value-type="float" office:value="-15.4321643590616" calcext:value-type="float">
            <text:p>-15,4321643590616</text:p>
          </table:table-cell>
          <table:table-cell office:value-type="float" office:value="0.00115946268917159" calcext:value-type="float">
            <text:p>0,001159462689172</text:p>
          </table:table-cell>
          <table:table-cell table:number-columns-repeated="4"/>
          <table:table-cell table:formula="of:=[.B225] - [estimation_info_VIN.B225]" office:value-type="float" office:value="0" calcext:value-type="float">
            <text:p>0</text:p>
          </table:table-cell>
          <table:table-cell table:formula="of:=([.D225] - [estimation_info_VIN.D225])/[estimation_info_VIN.D225]" office:value-type="float" office:value="-0.010249677471725" calcext:value-type="float">
            <text:p>-0,0102496774717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06:27</text:p>
          </table:table-cell>
          <table:table-cell office:value-type="float" office:value="-242.456188589847" calcext:value-type="float">
            <text:p>-242,456188589847</text:p>
          </table:table-cell>
          <table:table-cell office:value-type="float" office:value="45" calcext:value-type="float">
            <text:p>45</text:p>
          </table:table-cell>
          <table:table-cell office:value-type="float" office:value="-27.9606404133867" calcext:value-type="float">
            <text:p>-27,9606404133867</text:p>
          </table:table-cell>
          <table:table-cell office:value-type="float" office:value="0.000551977241569711" calcext:value-type="float">
            <text:p>0,00055197724157</text:p>
          </table:table-cell>
          <table:table-cell table:number-columns-repeated="4"/>
          <table:table-cell table:formula="of:=[.B226] - [estimation_info_VIN.B226]" office:value-type="float" office:value="0" calcext:value-type="float">
            <text:p>0</text:p>
          </table:table-cell>
          <table:table-cell table:formula="of:=([.D226] - [estimation_info_VIN.D226])/[estimation_info_VIN.D226]" office:value-type="float" office:value="0.000598462254571049" calcext:value-type="float">
            <text:p>0,0005984622545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09:56</text:p>
          </table:table-cell>
          <table:table-cell office:value-type="float" office:value="-285.373389970442" calcext:value-type="float">
            <text:p>-285,373389970442</text:p>
          </table:table-cell>
          <table:table-cell office:value-type="float" office:value="53" calcext:value-type="float">
            <text:p>53</text:p>
          </table:table-cell>
          <table:table-cell office:value-type="float" office:value="-20.6714293719735" calcext:value-type="float">
            <text:p>-20,6714293719735</text:p>
          </table:table-cell>
          <table:table-cell office:value-type="float" office:value="0.000144753158924583" calcext:value-type="float">
            <text:p>0,000144753158925</text:p>
          </table:table-cell>
          <table:table-cell table:number-columns-repeated="4"/>
          <table:table-cell table:formula="of:=[.B227] - [estimation_info_VIN.B227]" office:value-type="float" office:value="0" calcext:value-type="float">
            <text:p>0</text:p>
          </table:table-cell>
          <table:table-cell table:formula="of:=([.D227] - [estimation_info_VIN.D227])/[estimation_info_VIN.D227]" office:value-type="float" office:value="0.0325309264992896" calcext:value-type="float">
            <text:p>0,032530926499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12:55</text:p>
          </table:table-cell>
          <table:table-cell office:value-type="float" office:value="-357.933960341445" calcext:value-type="float">
            <text:p>-357,933960341445</text:p>
          </table:table-cell>
          <table:table-cell office:value-type="float" office:value="65" calcext:value-type="float">
            <text:p>65</text:p>
          </table:table-cell>
          <table:table-cell office:value-type="float" office:value="-0.0563292239166819" calcext:value-type="float">
            <text:p>-0,056329223916682</text:p>
          </table:table-cell>
          <table:table-cell office:value-type="float" office:value="0.0000280750653977252" calcext:value-type="float">
            <text:p>2,80750653977252E-05</text:p>
          </table:table-cell>
          <table:table-cell table:number-columns-repeated="4"/>
          <table:table-cell table:formula="of:=[.B228] - [estimation_info_VIN.B228]" office:value-type="float" office:value="-0.00574681091308594" calcext:value-type="float">
            <text:p>-0,005746810913086</text:p>
          </table:table-cell>
          <table:table-cell table:formula="of:=([.D228] - [estimation_info_VIN.D228])/[estimation_info_VIN.D228]" office:value-type="float" office:value="0.0673577515914077" calcext:value-type="float">
            <text:p>0,06735775159140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14:23</text:p>
          </table:table-cell>
          <table:table-cell office:value-type="float" office:value="-365.055442973139" calcext:value-type="float">
            <text:p>-365,055442973139</text:p>
          </table:table-cell>
          <table:table-cell office:value-type="float" office:value="61" calcext:value-type="float">
            <text:p>61</text:p>
          </table:table-cell>
          <table:table-cell office:value-type="float" office:value="-25.0299961676638" calcext:value-type="float">
            <text:p>-25,0299961676638</text:p>
          </table:table-cell>
          <table:table-cell office:value-type="float" office:value="0.000651848406221972" calcext:value-type="float">
            <text:p>0,000651848406222</text:p>
          </table:table-cell>
          <table:table-cell table:number-columns-repeated="4"/>
          <table:table-cell table:formula="of:=[.B229] - [estimation_info_VIN.B229]" office:value-type="float" office:value="0" calcext:value-type="float">
            <text:p>0</text:p>
          </table:table-cell>
          <table:table-cell table:formula="of:=([.D229] - [estimation_info_VIN.D229])/[estimation_info_VIN.D229]" office:value-type="float" office:value="0.0335698547822453" calcext:value-type="float">
            <text:p>0,03356985478224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17:03</text:p>
          </table:table-cell>
          <table:table-cell office:value-type="float" office:value="-365.960942167494" calcext:value-type="float">
            <text:p>-365,960942167494</text:p>
          </table:table-cell>
          <table:table-cell office:value-type="float" office:value="65" calcext:value-type="float">
            <text:p>65</text:p>
          </table:table-cell>
          <table:table-cell office:value-type="float" office:value="-16.7919385244624" calcext:value-type="float">
            <text:p>-16,7919385244624</text:p>
          </table:table-cell>
          <table:table-cell office:value-type="float" office:value="0.0000555875190068298" calcext:value-type="float">
            <text:p>5,55875190068298E-05</text:p>
          </table:table-cell>
          <table:table-cell table:number-columns-repeated="4"/>
          <table:table-cell table:formula="of:=[.B230] - [estimation_info_VIN.B230]" office:value-type="float" office:value="0" calcext:value-type="float">
            <text:p>0</text:p>
          </table:table-cell>
          <table:table-cell table:formula="of:=([.D230] - [estimation_info_VIN.D230])/[estimation_info_VIN.D230]" office:value-type="float" office:value="0.0401944252159929" calcext:value-type="float">
            <text:p>0,04019442521599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355174255371094" calcext:value-type="float">
            <text:p>0,035517425537109</text:p>
          </table:table-cell>
          <table:table-cell office:value-type="string" calcext:value-type="string">
            <text:p>2020-04-02 18:18:51</text:p>
          </table:table-cell>
          <table:table-cell office:value-type="float" office:value="-297.927128025593" calcext:value-type="float">
            <text:p>-297,927128025593</text:p>
          </table:table-cell>
          <table:table-cell office:value-type="float" office:value="56" calcext:value-type="float">
            <text:p>56</text:p>
          </table:table-cell>
          <table:table-cell office:value-type="float" office:value="0.00000257377678924975" calcext:value-type="float">
            <text:p>2,57377678924975E-06</text:p>
          </table:table-cell>
          <table:table-cell office:value-type="float" office:value="0.0000577647079212604" calcext:value-type="float">
            <text:p>5,77647079212604E-05</text:p>
          </table:table-cell>
          <table:table-cell table:number-columns-repeated="4"/>
          <table:table-cell table:formula="of:=[.B231] - [estimation_info_VIN.B231]" office:value-type="float" office:value="0.0105637664794922" calcext:value-type="float">
            <text:p>0,010563766479492</text:p>
          </table:table-cell>
          <table:table-cell table:formula="of:=([.D231] - [estimation_info_VIN.D231])/[estimation_info_VIN.D231]" office:value-type="float" office:value="-0.0608103308154603" calcext:value-type="float">
            <text:p>-0,060810330815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901654815673828" calcext:value-type="float">
            <text:p>0,009016548156738</text:p>
          </table:table-cell>
          <table:table-cell office:value-type="string" calcext:value-type="string">
            <text:p>2020-04-02 18:22:03</text:p>
          </table:table-cell>
          <table:table-cell office:value-type="float" office:value="-346.032372164594" calcext:value-type="float">
            <text:p>-346,032372164594</text:p>
          </table:table-cell>
          <table:table-cell office:value-type="float" office:value="63" calcext:value-type="float">
            <text:p>63</text:p>
          </table:table-cell>
          <table:table-cell office:value-type="float" office:value="-0.00193482808623902" calcext:value-type="float">
            <text:p>-0,001934828086239</text:p>
          </table:table-cell>
          <table:table-cell office:value-type="float" office:value="0.0000140553151534319" calcext:value-type="float">
            <text:p>1,40553151534319E-05</text:p>
          </table:table-cell>
          <table:table-cell table:number-columns-repeated="4"/>
          <table:table-cell table:formula="of:=[.B232] - [estimation_info_VIN.B232]" office:value-type="float" office:value="0.00100607299804688" calcext:value-type="float">
            <text:p>0,001006072998047</text:p>
          </table:table-cell>
          <table:table-cell table:formula="of:=([.D232] - [estimation_info_VIN.D232])/[estimation_info_VIN.D232]" office:value-type="float" office:value="0.0852977481953038" calcext:value-type="float">
            <text:p>0,0852977481953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23:22</text:p>
          </table:table-cell>
          <table:table-cell office:value-type="float" office:value="-229.42474775136" calcext:value-type="float">
            <text:p>-229,42474775136</text:p>
          </table:table-cell>
          <table:table-cell office:value-type="float" office:value="42" calcext:value-type="float">
            <text:p>42</text:p>
          </table:table-cell>
          <table:table-cell office:value-type="float" office:value="-19.0209419515164" calcext:value-type="float">
            <text:p>-19,0209419515164</text:p>
          </table:table-cell>
          <table:table-cell office:value-type="float" office:value="0.00130191136039096" calcext:value-type="float">
            <text:p>0,001301911360391</text:p>
          </table:table-cell>
          <table:table-cell table:number-columns-repeated="4"/>
          <table:table-cell table:formula="of:=[.B233] - [estimation_info_VIN.B233]" office:value-type="float" office:value="0" calcext:value-type="float">
            <text:p>0</text:p>
          </table:table-cell>
          <table:table-cell table:formula="of:=([.D233] - [estimation_info_VIN.D233])/[estimation_info_VIN.D233]" office:value-type="float" office:value="0.0124627539688009" calcext:value-type="float">
            <text:p>0,0124627539688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26:29</text:p>
          </table:table-cell>
          <table:table-cell office:value-type="float" office:value="-270.038686561986" calcext:value-type="float">
            <text:p>-270,038686561986</text:p>
          </table:table-cell>
          <table:table-cell office:value-type="float" office:value="49" calcext:value-type="float">
            <text:p>49</text:p>
          </table:table-cell>
          <table:table-cell office:value-type="float" office:value="-25.1271606618708" calcext:value-type="float">
            <text:p>-25,1271606618708</text:p>
          </table:table-cell>
          <table:table-cell office:value-type="float" office:value="0.000341635904042694" calcext:value-type="float">
            <text:p>0,000341635904043</text:p>
          </table:table-cell>
          <table:table-cell table:number-columns-repeated="4"/>
          <table:table-cell table:formula="of:=[.B234] - [estimation_info_VIN.B234]" office:value-type="float" office:value="0" calcext:value-type="float">
            <text:p>0</text:p>
          </table:table-cell>
          <table:table-cell table:formula="of:=([.D234] - [estimation_info_VIN.D234])/[estimation_info_VIN.D234]" office:value-type="float" office:value="0.0272622449119509" calcext:value-type="float">
            <text:p>0,0272622449119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28:08</text:p>
          </table:table-cell>
          <table:table-cell office:value-type="float" office:value="-214.932525054156" calcext:value-type="float">
            <text:p>-214,932525054156</text:p>
          </table:table-cell>
          <table:table-cell office:value-type="float" office:value="38" calcext:value-type="float">
            <text:p>38</text:p>
          </table:table-cell>
          <table:table-cell office:value-type="float" office:value="-17.268324578424" calcext:value-type="float">
            <text:p>-17,268324578424</text:p>
          </table:table-cell>
          <table:table-cell office:value-type="float" office:value="0.00164636734525019" calcext:value-type="float">
            <text:p>0,00164636734525</text:p>
          </table:table-cell>
          <table:table-cell table:number-columns-repeated="4"/>
          <table:table-cell table:formula="of:=[.B235] - [estimation_info_VIN.B235]" office:value-type="float" office:value="0" calcext:value-type="float">
            <text:p>0</text:p>
          </table:table-cell>
          <table:table-cell table:formula="of:=([.D235] - [estimation_info_VIN.D235])/[estimation_info_VIN.D235]" office:value-type="float" office:value="-0.0746407418352197" calcext:value-type="float">
            <text:p>-0,074640741835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30:05</text:p>
          </table:table-cell>
          <table:table-cell office:value-type="float" office:value="-223.464776956534" calcext:value-type="float">
            <text:p>-223,464776956534</text:p>
          </table:table-cell>
          <table:table-cell office:value-type="float" office:value="41" calcext:value-type="float">
            <text:p>41</text:p>
          </table:table-cell>
          <table:table-cell office:value-type="float" office:value="-18.286567935146" calcext:value-type="float">
            <text:p>-18,286567935146</text:p>
          </table:table-cell>
          <table:table-cell office:value-type="float" office:value="0.00130686090578219" calcext:value-type="float">
            <text:p>0,001306860905782</text:p>
          </table:table-cell>
          <table:table-cell table:number-columns-repeated="4"/>
          <table:table-cell table:formula="of:=[.B236] - [estimation_info_VIN.B236]" office:value-type="float" office:value="0" calcext:value-type="float">
            <text:p>0</text:p>
          </table:table-cell>
          <table:table-cell table:formula="of:=([.D236] - [estimation_info_VIN.D236])/[estimation_info_VIN.D236]" office:value-type="float" office:value="0.0216026452563025" calcext:value-type="float">
            <text:p>0,02160264525630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394350128173828" calcext:value-type="float">
            <text:p>0,039435012817383</text:p>
          </table:table-cell>
          <table:table-cell office:value-type="string" calcext:value-type="string">
            <text:p>2020-04-02 18:32:35</text:p>
          </table:table-cell>
          <table:table-cell office:value-type="float" office:value="-229.838960911447" calcext:value-type="float">
            <text:p>-229,838960911447</text:p>
          </table:table-cell>
          <table:table-cell office:value-type="float" office:value="43" calcext:value-type="float">
            <text:p>43</text:p>
          </table:table-cell>
          <table:table-cell office:value-type="float" office:value="-0.00218561181233934" calcext:value-type="float">
            <text:p>-0,002185611812339</text:p>
          </table:table-cell>
          <table:table-cell office:value-type="float" office:value="0.0000403610722212299" calcext:value-type="float">
            <text:p>4,03610722212299E-05</text:p>
          </table:table-cell>
          <table:table-cell table:number-columns-repeated="4"/>
          <table:table-cell table:formula="of:=[.B237] - [estimation_info_VIN.B237]" office:value-type="float" office:value="0.00546480560302735" calcext:value-type="float">
            <text:p>0,005464805603027</text:p>
          </table:table-cell>
          <table:table-cell table:formula="of:=([.D237] - [estimation_info_VIN.D237])/[estimation_info_VIN.D237]" office:value-type="float" office:value="-0.071394311965341" calcext:value-type="float">
            <text:p>-0,07139431196534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35:46</text:p>
          </table:table-cell>
          <table:table-cell office:value-type="float" office:value="-307.368928425385" calcext:value-type="float">
            <text:p>-307,368928425385</text:p>
          </table:table-cell>
          <table:table-cell office:value-type="float" office:value="56" calcext:value-type="float">
            <text:p>56</text:p>
          </table:table-cell>
          <table:table-cell office:value-type="float" office:value="-15.7898688519736" calcext:value-type="float">
            <text:p>-15,7898688519736</text:p>
          </table:table-cell>
          <table:table-cell office:value-type="float" office:value="0.000183842401611467" calcext:value-type="float">
            <text:p>0,000183842401611</text:p>
          </table:table-cell>
          <table:table-cell table:number-columns-repeated="4"/>
          <table:table-cell table:formula="of:=[.B238] - [estimation_info_VIN.B238]" office:value-type="float" office:value="0" calcext:value-type="float">
            <text:p>0</text:p>
          </table:table-cell>
          <table:table-cell table:formula="of:=([.D238] - [estimation_info_VIN.D238])/[estimation_info_VIN.D238]" office:value-type="float" office:value="-0.00159436581449941" calcext:value-type="float">
            <text:p>-0,0015943658144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02345062255859" calcext:value-type="float">
            <text:p>0,102345062255859</text:p>
          </table:table-cell>
          <table:table-cell office:value-type="string" calcext:value-type="string">
            <text:p>2020-04-02 18:37:24</text:p>
          </table:table-cell>
          <table:table-cell office:value-type="float" office:value="-305.875497524095" calcext:value-type="float">
            <text:p>-305,875497524095</text:p>
          </table:table-cell>
          <table:table-cell office:value-type="float" office:value="55" calcext:value-type="float">
            <text:p>55</text:p>
          </table:table-cell>
          <table:table-cell office:value-type="float" office:value="-0.000273496011822949" calcext:value-type="float">
            <text:p>-0,000273496011823</text:p>
          </table:table-cell>
          <table:table-cell office:value-type="float" office:value="0.0000960601596641817" calcext:value-type="float">
            <text:p>9,60601596641817E-05</text:p>
          </table:table-cell>
          <table:table-cell table:number-columns-repeated="4"/>
          <table:table-cell table:formula="of:=[.B239] - [estimation_info_VIN.B239]" office:value-type="float" office:value="0.0128655395507812" calcext:value-type="float">
            <text:p>0,012865539550781</text:p>
          </table:table-cell>
          <table:table-cell table:formula="of:=([.D239] - [estimation_info_VIN.D239])/[estimation_info_VIN.D239]" office:value-type="float" office:value="-0.121180697848596" calcext:value-type="float">
            <text:p>-0,1211806978485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252585296630859" calcext:value-type="float">
            <text:p>0,025258529663086</text:p>
          </table:table-cell>
          <table:table-cell office:value-type="string" calcext:value-type="string">
            <text:p>2020-04-02 18:40:30</text:p>
          </table:table-cell>
          <table:table-cell office:value-type="float" office:value="-274.225083117301" calcext:value-type="float">
            <text:p>-274,225083117301</text:p>
          </table:table-cell>
          <table:table-cell office:value-type="float" office:value="51" calcext:value-type="float">
            <text:p>51</text:p>
          </table:table-cell>
          <table:table-cell office:value-type="float" office:value="0.00436384989937483" calcext:value-type="float">
            <text:p>0,004363849899375</text:p>
          </table:table-cell>
          <table:table-cell office:value-type="float" office:value="0.0000896476297436093" calcext:value-type="float">
            <text:p>8,96476297436093E-05</text:p>
          </table:table-cell>
          <table:table-cell table:number-columns-repeated="4"/>
          <table:table-cell table:formula="of:=[.B240] - [estimation_info_VIN.B240]" office:value-type="float" office:value="-0.0309443664550781" calcext:value-type="float">
            <text:p>-0,030944366455078</text:p>
          </table:table-cell>
          <table:table-cell table:formula="of:=([.D240] - [estimation_info_VIN.D240])/[estimation_info_VIN.D240]" office:value-type="float" office:value="-0.0655462202202682" calcext:value-type="float">
            <text:p>-0,06554622022026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830772399902344" calcext:value-type="float">
            <text:p>0,083077239990234</text:p>
          </table:table-cell>
          <table:table-cell office:value-type="string" calcext:value-type="string">
            <text:p>2020-04-02 18:42:31</text:p>
          </table:table-cell>
          <table:table-cell office:value-type="float" office:value="-247.356278482397" calcext:value-type="float">
            <text:p>-247,356278482397</text:p>
          </table:table-cell>
          <table:table-cell office:value-type="float" office:value="44" calcext:value-type="float">
            <text:p>44</text:p>
          </table:table-cell>
          <table:table-cell office:value-type="float" office:value="-0.00454468307663336" calcext:value-type="float">
            <text:p>-0,004544683076633</text:p>
          </table:table-cell>
          <table:table-cell office:value-type="float" office:value="0.000111651426561124" calcext:value-type="float">
            <text:p>0,000111651426561</text:p>
          </table:table-cell>
          <table:table-cell table:number-columns-repeated="4"/>
          <table:table-cell table:formula="of:=[.B241] - [estimation_info_VIN.B241]" office:value-type="float" office:value="0.000975585937499981" calcext:value-type="float">
            <text:p>0,0009755859375</text:p>
          </table:table-cell>
          <table:table-cell table:formula="of:=([.D241] - [estimation_info_VIN.D241])/[estimation_info_VIN.D241]" office:value-type="float" office:value="-0.0699971101190496" calcext:value-type="float">
            <text:p>-0,069997110119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44:31</text:p>
          </table:table-cell>
          <table:table-cell office:value-type="float" office:value="-244.453859590813" calcext:value-type="float">
            <text:p>-244,453859590813</text:p>
          </table:table-cell>
          <table:table-cell office:value-type="float" office:value="43" calcext:value-type="float">
            <text:p>43</text:p>
          </table:table-cell>
          <table:table-cell office:value-type="float" office:value="-17.4880596818567" calcext:value-type="float">
            <text:p>-17,4880596818567</text:p>
          </table:table-cell>
          <table:table-cell office:value-type="float" office:value="0.00123617278737599" calcext:value-type="float">
            <text:p>0,001236172787376</text:p>
          </table:table-cell>
          <table:table-cell table:number-columns-repeated="4"/>
          <table:table-cell table:formula="of:=[.B242] - [estimation_info_VIN.B242]" office:value-type="float" office:value="0" calcext:value-type="float">
            <text:p>0</text:p>
          </table:table-cell>
          <table:table-cell table:formula="of:=([.D242] - [estimation_info_VIN.D242])/[estimation_info_VIN.D242]" office:value-type="float" office:value="-0.0792011499945198" calcext:value-type="float">
            <text:p>-0,0792011499945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46:05</text:p>
          </table:table-cell>
          <table:table-cell office:value-type="float" office:value="-213.536761282498" calcext:value-type="float">
            <text:p>-213,536761282498</text:p>
          </table:table-cell>
          <table:table-cell office:value-type="float" office:value="37" calcext:value-type="float">
            <text:p>37</text:p>
          </table:table-cell>
          <table:table-cell office:value-type="float" office:value="-4.01344875940107" calcext:value-type="float">
            <text:p>-4,01344875940107</text:p>
          </table:table-cell>
          <table:table-cell office:value-type="float" office:value="0.000162762473763089" calcext:value-type="float">
            <text:p>0,000162762473763</text:p>
          </table:table-cell>
          <table:table-cell table:number-columns-repeated="4"/>
          <table:table-cell table:formula="of:=[.B243] - [estimation_info_VIN.B243]" office:value-type="float" office:value="0" calcext:value-type="float">
            <text:p>0</text:p>
          </table:table-cell>
          <table:table-cell table:formula="of:=([.D243] - [estimation_info_VIN.D243])/[estimation_info_VIN.D243]" office:value-type="float" office:value="0.0167503968978346" calcext:value-type="float">
            <text:p>0,01675039689783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319656829833984" calcext:value-type="float">
            <text:p>0,031965682983399</text:p>
          </table:table-cell>
          <table:table-cell office:value-type="string" calcext:value-type="string">
            <text:p>2020-04-02 18:49:12</text:p>
          </table:table-cell>
          <table:table-cell office:value-type="float" office:value="-292.763813896618" calcext:value-type="float">
            <text:p>-292,763813896618</text:p>
          </table:table-cell>
          <table:table-cell office:value-type="float" office:value="54" calcext:value-type="float">
            <text:p>54</text:p>
          </table:table-cell>
          <table:table-cell office:value-type="float" office:value="0.00613544092569923" calcext:value-type="float">
            <text:p>0,006135440925699</text:p>
          </table:table-cell>
          <table:table-cell office:value-type="float" office:value="0.0000459856825562697" calcext:value-type="float">
            <text:p>4,59856825562697E-05</text:p>
          </table:table-cell>
          <table:table-cell table:number-columns-repeated="4"/>
          <table:table-cell table:formula="of:=[.B244] - [estimation_info_VIN.B244]" office:value-type="float" office:value="-0.0219049530029297" calcext:value-type="float">
            <text:p>-0,02190495300293</text:p>
          </table:table-cell>
          <table:table-cell table:formula="of:=([.D244] - [estimation_info_VIN.D244])/[estimation_info_VIN.D244]" office:value-type="float" office:value="0.0590362754917634" calcext:value-type="float">
            <text:p>0,0590362754917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726506652832031" calcext:value-type="float">
            <text:p>0,072650665283203</text:p>
          </table:table-cell>
          <table:table-cell office:value-type="string" calcext:value-type="string">
            <text:p>2020-04-02 18:51:13</text:p>
          </table:table-cell>
          <table:table-cell office:value-type="float" office:value="-241.527006260581" calcext:value-type="float">
            <text:p>-241,527006260581</text:p>
          </table:table-cell>
          <table:table-cell office:value-type="float" office:value="43" calcext:value-type="float">
            <text:p>43</text:p>
          </table:table-cell>
          <table:table-cell office:value-type="float" office:value="-0.00212865226307923" calcext:value-type="float">
            <text:p>-0,002128652263079</text:p>
          </table:table-cell>
          <table:table-cell office:value-type="float" office:value="0.000140839537633613" calcext:value-type="float">
            <text:p>0,000140839537634</text:p>
          </table:table-cell>
          <table:table-cell table:number-columns-repeated="4"/>
          <table:table-cell table:formula="of:=[.B245] - [estimation_info_VIN.B245]" office:value-type="float" office:value="0.000762176513671872" calcext:value-type="float">
            <text:p>0,000762176513672</text:p>
          </table:table-cell>
          <table:table-cell table:formula="of:=([.D245] - [estimation_info_VIN.D245])/[estimation_info_VIN.D245]" office:value-type="float" office:value="-0.0248324258987256" calcext:value-type="float">
            <text:p>-0,0248324258987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52:39</text:p>
          </table:table-cell>
          <table:table-cell office:value-type="float" office:value="-131.459755813987" calcext:value-type="float">
            <text:p>-131,459755813987</text:p>
          </table:table-cell>
          <table:table-cell office:value-type="float" office:value="23" calcext:value-type="float">
            <text:p>23</text:p>
          </table:table-cell>
          <table:table-cell office:value-type="float" office:value="-12.6433294290096" calcext:value-type="float">
            <text:p>-12,6433294290096</text:p>
          </table:table-cell>
          <table:table-cell office:value-type="float" office:value="0.00332496334687218" calcext:value-type="float">
            <text:p>0,003324963346872</text:p>
          </table:table-cell>
          <table:table-cell table:number-columns-repeated="4"/>
          <table:table-cell table:formula="of:=[.B246] - [estimation_info_VIN.B246]" office:value-type="float" office:value="0" calcext:value-type="float">
            <text:p>0</text:p>
          </table:table-cell>
          <table:table-cell table:formula="of:=([.D246] - [estimation_info_VIN.D246])/[estimation_info_VIN.D246]" office:value-type="float" office:value="-0.141632132996796" calcext:value-type="float">
            <text:p>-0,14163213299679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144280014038086" calcext:value-type="float">
            <text:p>0,014428001403809</text:p>
          </table:table-cell>
          <table:table-cell office:value-type="string" calcext:value-type="string">
            <text:p>2020-04-02 18:56:22</text:p>
          </table:table-cell>
          <table:table-cell office:value-type="float" office:value="-262.810681058068" calcext:value-type="float">
            <text:p>-262,810681058068</text:p>
          </table:table-cell>
          <table:table-cell office:value-type="float" office:value="51" calcext:value-type="float">
            <text:p>51</text:p>
          </table:table-cell>
          <table:table-cell office:value-type="float" office:value="0.0000604422033650617" calcext:value-type="float">
            <text:p>6,04422033650617E-05</text:p>
          </table:table-cell>
          <table:table-cell office:value-type="float" office:value="0.0000229984741625876" calcext:value-type="float">
            <text:p>2,29984741625876E-05</text:p>
          </table:table-cell>
          <table:table-cell table:number-columns-repeated="4"/>
          <table:table-cell table:formula="of:=[.B247] - [estimation_info_VIN.B247]" office:value-type="float" office:value="-0.00673764038085938" calcext:value-type="float">
            <text:p>-0,006737640380859</text:p>
          </table:table-cell>
          <table:table-cell table:formula="of:=([.D247] - [estimation_info_VIN.D247])/[estimation_info_VIN.D247]" office:value-type="float" office:value="-0.00617209127545489" calcext:value-type="float">
            <text:p>-0,0061720912754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58:01</text:p>
          </table:table-cell>
          <table:table-cell office:value-type="float" office:value="-220.872443130108" calcext:value-type="float">
            <text:p>-220,872443130108</text:p>
          </table:table-cell>
          <table:table-cell office:value-type="float" office:value="43" calcext:value-type="float">
            <text:p>43</text:p>
          </table:table-cell>
          <table:table-cell office:value-type="float" office:value="-20.4811804622795" calcext:value-type="float">
            <text:p>-20,4811804622795</text:p>
          </table:table-cell>
          <table:table-cell office:value-type="float" office:value="0.00120228997063022" calcext:value-type="float">
            <text:p>0,00120228997063</text:p>
          </table:table-cell>
          <table:table-cell table:number-columns-repeated="4"/>
          <table:table-cell table:formula="of:=[.B248] - [estimation_info_VIN.B248]" office:value-type="float" office:value="0" calcext:value-type="float">
            <text:p>0</text:p>
          </table:table-cell>
          <table:table-cell table:formula="of:=([.D248] - [estimation_info_VIN.D248])/[estimation_info_VIN.D248]" office:value-type="float" office:value="-0.121629728224948" calcext:value-type="float">
            <text:p>-0,1216297282249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01:00</text:p>
          </table:table-cell>
          <table:table-cell office:value-type="float" office:value="-149.188594899188" calcext:value-type="float">
            <text:p>-149,188594899188</text:p>
          </table:table-cell>
          <table:table-cell office:value-type="float" office:value="30" calcext:value-type="float">
            <text:p>30</text:p>
          </table:table-cell>
          <table:table-cell office:value-type="float" office:value="-14.556475675868" calcext:value-type="float">
            <text:p>-14,556475675868</text:p>
          </table:table-cell>
          <table:table-cell office:value-type="float" office:value="0.00097087216192358" calcext:value-type="float">
            <text:p>0,000970872161924</text:p>
          </table:table-cell>
          <table:table-cell table:number-columns-repeated="4"/>
          <table:table-cell table:formula="of:=[.B249] - [estimation_info_VIN.B249]" office:value-type="float" office:value="0" calcext:value-type="float">
            <text:p>0</text:p>
          </table:table-cell>
          <table:table-cell table:formula="of:=([.D249] - [estimation_info_VIN.D249])/[estimation_info_VIN.D249]" office:value-type="float" office:value="-0.0540460701121682" calcext:value-type="float">
            <text:p>-0,05404607011216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633368682861328" calcext:value-type="float">
            <text:p>0,006333686828613</text:p>
          </table:table-cell>
          <table:table-cell office:value-type="string" calcext:value-type="string">
            <text:p>2020-04-02 19:04:17</text:p>
          </table:table-cell>
          <table:table-cell office:value-type="float" office:value="-203.267721003031" calcext:value-type="float">
            <text:p>-203,267721003031</text:p>
          </table:table-cell>
          <table:table-cell office:value-type="float" office:value="40" calcext:value-type="float">
            <text:p>40</text:p>
          </table:table-cell>
          <table:table-cell office:value-type="float" office:value="-0.000627143193529848" calcext:value-type="float">
            <text:p>-0,00062714319353</text:p>
          </table:table-cell>
          <table:table-cell office:value-type="float" office:value="0.0000249953946253882" calcext:value-type="float">
            <text:p>2,49953946253882E-05</text:p>
          </table:table-cell>
          <table:table-cell table:number-columns-repeated="4"/>
          <table:table-cell table:formula="of:=[.B250] - [estimation_info_VIN.B250]" office:value-type="float" office:value="0.00633368682861328" calcext:value-type="float">
            <text:p>0,006333686828613</text:p>
          </table:table-cell>
          <table:table-cell table:formula="of:=([.D250] - [estimation_info_VIN.D250])/[estimation_info_VIN.D250]" office:value-type="float" office:value="-0.0372515328551634" calcext:value-type="float">
            <text:p>-0,03725153285516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07:13</text:p>
          </table:table-cell>
          <table:table-cell office:value-type="float" office:value="-171.715783087187" calcext:value-type="float">
            <text:p>-171,715783087187</text:p>
          </table:table-cell>
          <table:table-cell office:value-type="float" office:value="34" calcext:value-type="float">
            <text:p>34</text:p>
          </table:table-cell>
          <table:table-cell office:value-type="float" office:value="-10.4120824085636" calcext:value-type="float">
            <text:p>-10,4120824085636</text:p>
          </table:table-cell>
          <table:table-cell office:value-type="float" office:value="0.000170336361363841" calcext:value-type="float">
            <text:p>0,000170336361364</text:p>
          </table:table-cell>
          <table:table-cell table:number-columns-repeated="4"/>
          <table:table-cell table:formula="of:=[.B251] - [estimation_info_VIN.B251]" office:value-type="float" office:value="0" calcext:value-type="float">
            <text:p>0</text:p>
          </table:table-cell>
          <table:table-cell table:formula="of:=([.D251] - [estimation_info_VIN.D251])/[estimation_info_VIN.D251]" office:value-type="float" office:value="-0.0122327955603415" calcext:value-type="float">
            <text:p>-0,0122327955603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10:12</text:p>
          </table:table-cell>
          <table:table-cell office:value-type="float" office:value="-174.787314475942" calcext:value-type="float">
            <text:p>-174,787314475942</text:p>
          </table:table-cell>
          <table:table-cell office:value-type="float" office:value="34" calcext:value-type="float">
            <text:p>34</text:p>
          </table:table-cell>
          <table:table-cell office:value-type="float" office:value="-21.3539039326954" calcext:value-type="float">
            <text:p>-21,3539039326954</text:p>
          </table:table-cell>
          <table:table-cell office:value-type="float" office:value="0.00133596683368856" calcext:value-type="float">
            <text:p>0,001335966833689</text:p>
          </table:table-cell>
          <table:table-cell table:number-columns-repeated="4"/>
          <table:table-cell table:formula="of:=[.B252] - [estimation_info_VIN.B252]" office:value-type="float" office:value="0" calcext:value-type="float">
            <text:p>0</text:p>
          </table:table-cell>
          <table:table-cell table:formula="of:=([.D252] - [estimation_info_VIN.D252])/[estimation_info_VIN.D252]" office:value-type="float" office:value="0.0157754489163839" calcext:value-type="float">
            <text:p>0,0157754489163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14:20</text:p>
          </table:table-cell>
          <table:table-cell office:value-type="float" office:value="-208.749716371894" calcext:value-type="float">
            <text:p>-208,749716371894</text:p>
          </table:table-cell>
          <table:table-cell office:value-type="float" office:value="39" calcext:value-type="float">
            <text:p>39</text:p>
          </table:table-cell>
          <table:table-cell office:value-type="float" office:value="-8.93303417604605" calcext:value-type="float">
            <text:p>-8,93303417604605</text:p>
          </table:table-cell>
          <table:table-cell office:value-type="float" office:value="0.000105813006727745" calcext:value-type="float">
            <text:p>0,000105813006728</text:p>
          </table:table-cell>
          <table:table-cell table:number-columns-repeated="4"/>
          <table:table-cell table:formula="of:=[.B253] - [estimation_info_VIN.B253]" office:value-type="float" office:value="0" calcext:value-type="float">
            <text:p>0</text:p>
          </table:table-cell>
          <table:table-cell table:formula="of:=([.D253] - [estimation_info_VIN.D253])/[estimation_info_VIN.D253]" office:value-type="float" office:value="-0.0016564045588495" calcext:value-type="float">
            <text:p>-0,0016564045588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806992492675781" calcext:value-type="float">
            <text:p>0,080699249267578</text:p>
          </table:table-cell>
          <table:table-cell office:value-type="string" calcext:value-type="string">
            <text:p>2020-04-02 19:17:04</text:p>
          </table:table-cell>
          <table:table-cell office:value-type="float" office:value="-213.705266605777" calcext:value-type="float">
            <text:p>-213,705266605777</text:p>
          </table:table-cell>
          <table:table-cell office:value-type="float" office:value="36" calcext:value-type="float">
            <text:p>36</text:p>
          </table:table-cell>
          <table:table-cell office:value-type="float" office:value="-0.00311267258408754" calcext:value-type="float">
            <text:p>-0,003112672584088</text:p>
          </table:table-cell>
          <table:table-cell office:value-type="float" office:value="0.000133524199485966" calcext:value-type="float">
            <text:p>0,000133524199486</text:p>
          </table:table-cell>
          <table:table-cell table:number-columns-repeated="4"/>
          <table:table-cell table:formula="of:=[.B254] - [estimation_info_VIN.B254]" office:value-type="float" office:value="0.0087802734375" calcext:value-type="float">
            <text:p>0,0087802734375</text:p>
          </table:table-cell>
          <table:table-cell table:formula="of:=([.D254] - [estimation_info_VIN.D254])/[estimation_info_VIN.D254]" office:value-type="float" office:value="0.0208456712064743" calcext:value-type="float">
            <text:p>0,02084567120647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17009338378906" calcext:value-type="float">
            <text:p>0,117009338378906</text:p>
          </table:table-cell>
          <table:table-cell office:value-type="string" calcext:value-type="string">
            <text:p>2020-04-02 19:18:34</text:p>
          </table:table-cell>
          <table:table-cell office:value-type="float" office:value="-147.685925752562" calcext:value-type="float">
            <text:p>-147,685925752562</text:p>
          </table:table-cell>
          <table:table-cell office:value-type="float" office:value="24" calcext:value-type="float">
            <text:p>24</text:p>
          </table:table-cell>
          <table:table-cell office:value-type="float" office:value="-0.0027883285014374" calcext:value-type="float">
            <text:p>-0,002788328501437</text:p>
          </table:table-cell>
          <table:table-cell office:value-type="float" office:value="0.000479555019883781" calcext:value-type="float">
            <text:p>0,000479555019884</text:p>
          </table:table-cell>
          <table:table-cell table:number-columns-repeated="4"/>
          <table:table-cell table:formula="of:=[.B255] - [estimation_info_VIN.B255]" office:value-type="float" office:value="0.00256091308593748" calcext:value-type="float">
            <text:p>0,002560913085937</text:p>
          </table:table-cell>
          <table:table-cell table:formula="of:=([.D255] - [estimation_info_VIN.D255])/[estimation_info_VIN.D255]" office:value-type="float" office:value="0.0381359157871543" calcext:value-type="float">
            <text:p>0,0381359157871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138106384277344" calcext:value-type="float">
            <text:p>0,013810638427734</text:p>
          </table:table-cell>
          <table:table-cell office:value-type="string" calcext:value-type="string">
            <text:p>2020-04-02 19:20:56</text:p>
          </table:table-cell>
          <table:table-cell office:value-type="float" office:value="-193.091938378652" calcext:value-type="float">
            <text:p>-193,091938378652</text:p>
          </table:table-cell>
          <table:table-cell office:value-type="float" office:value="33" calcext:value-type="float">
            <text:p>33</text:p>
          </table:table-cell>
          <table:table-cell office:value-type="float" office:value="0.00181359995186039" calcext:value-type="float">
            <text:p>0,00181359995186</text:p>
          </table:table-cell>
          <table:table-cell office:value-type="float" office:value="0.000105365998946618" calcext:value-type="float">
            <text:p>0,000105365998947</text:p>
          </table:table-cell>
          <table:table-cell table:number-columns-repeated="4"/>
          <table:table-cell table:formula="of:=[.B256] - [estimation_info_VIN.B256]" office:value-type="float" office:value="-0.00579254150390625" calcext:value-type="float">
            <text:p>-0,005792541503906</text:p>
          </table:table-cell>
          <table:table-cell table:formula="of:=([.D256] - [estimation_info_VIN.D256])/[estimation_info_VIN.D256]" office:value-type="float" office:value="-0.0340921343398627" calcext:value-type="float">
            <text:p>-0,0340921343398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389472198486328" calcext:value-type="float">
            <text:p>0,038947219848633</text:p>
          </table:table-cell>
          <table:table-cell office:value-type="string" calcext:value-type="string">
            <text:p>2020-04-02 19:23:33</text:p>
          </table:table-cell>
          <table:table-cell office:value-type="float" office:value="-191.606970179276" calcext:value-type="float">
            <text:p>-191,606970179276</text:p>
          </table:table-cell>
          <table:table-cell office:value-type="float" office:value="35" calcext:value-type="float">
            <text:p>35</text:p>
          </table:table-cell>
          <table:table-cell office:value-type="float" office:value="-0.00132869703011718" calcext:value-type="float">
            <text:p>-0,001328697030117</text:p>
          </table:table-cell>
          <table:table-cell office:value-type="float" office:value="0.0000627870930238113" calcext:value-type="float">
            <text:p>6,27870930238113E-05</text:p>
          </table:table-cell>
          <table:table-cell table:number-columns-repeated="4"/>
          <table:table-cell table:formula="of:=[.B257] - [estimation_info_VIN.B257]" office:value-type="float" office:value="0.000853637695312499" calcext:value-type="float">
            <text:p>0,000853637695313</text:p>
          </table:table-cell>
          <table:table-cell table:formula="of:=([.D257] - [estimation_info_VIN.D257])/[estimation_info_VIN.D257]" office:value-type="float" office:value="0.0182963176475349" calcext:value-type="float">
            <text:p>0,0182963176475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25:29</text:p>
          </table:table-cell>
          <table:table-cell office:value-type="float" office:value="-167.032002497684" calcext:value-type="float">
            <text:p>-167,032002497684</text:p>
          </table:table-cell>
          <table:table-cell office:value-type="float" office:value="32" calcext:value-type="float">
            <text:p>32</text:p>
          </table:table-cell>
          <table:table-cell office:value-type="float" office:value="-17.4689991532508" calcext:value-type="float">
            <text:p>-17,4689991532508</text:p>
          </table:table-cell>
          <table:table-cell office:value-type="float" office:value="0.00162220058119358" calcext:value-type="float">
            <text:p>0,001622200581194</text:p>
          </table:table-cell>
          <table:table-cell table:number-columns-repeated="4"/>
          <table:table-cell table:formula="of:=[.B258] - [estimation_info_VIN.B258]" office:value-type="float" office:value="0" calcext:value-type="float">
            <text:p>0</text:p>
          </table:table-cell>
          <table:table-cell table:formula="of:=([.D258] - [estimation_info_VIN.D258])/[estimation_info_VIN.D258]" office:value-type="float" office:value="0.0167323931163498" calcext:value-type="float">
            <text:p>0,016732393116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0:34</text:p>
          </table:table-cell>
          <table:table-cell office:value-type="float" office:value="-203.220481693902" calcext:value-type="float">
            <text:p>-203,220481693902</text:p>
          </table:table-cell>
          <table:table-cell office:value-type="float" office:value="41" calcext:value-type="float">
            <text:p>41</text:p>
          </table:table-cell>
          <table:table-cell office:value-type="float" office:value="-31.3079315412575" calcext:value-type="float">
            <text:p>-31,3079315412575</text:p>
          </table:table-cell>
          <table:table-cell office:value-type="float" office:value="0.000786282282674474" calcext:value-type="float">
            <text:p>0,000786282282674</text:p>
          </table:table-cell>
          <table:table-cell table:number-columns-repeated="4"/>
          <table:table-cell table:formula="of:=[.B259] - [estimation_info_VIN.B259]" office:value-type="float" office:value="0" calcext:value-type="float">
            <text:p>0</text:p>
          </table:table-cell>
          <table:table-cell table:formula="of:=([.D259] - [estimation_info_VIN.D259])/[estimation_info_VIN.D259]" office:value-type="float" office:value="0.000762177279091879" calcext:value-type="float">
            <text:p>0,00076217727909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2:05</text:p>
          </table:table-cell>
          <table:table-cell office:value-type="float" office:value="-154.365372410697" calcext:value-type="float">
            <text:p>-154,365372410697</text:p>
          </table:table-cell>
          <table:table-cell office:value-type="float" office:value="29" calcext:value-type="float">
            <text:p>29</text:p>
          </table:table-cell>
          <table:table-cell office:value-type="float" office:value="-8.10710196020779" calcext:value-type="float">
            <text:p>-8,10710196020779</text:p>
          </table:table-cell>
          <table:table-cell office:value-type="float" office:value="0.00360061976402518" calcext:value-type="float">
            <text:p>0,003600619764025</text:p>
          </table:table-cell>
          <table:table-cell table:number-columns-repeated="4"/>
          <table:table-cell table:formula="of:=[.B260] - [estimation_info_VIN.B260]" office:value-type="float" office:value="0" calcext:value-type="float">
            <text:p>0</text:p>
          </table:table-cell>
          <table:table-cell table:formula="of:=([.D260] - [estimation_info_VIN.D260])/[estimation_info_VIN.D260]" office:value-type="float" office:value="-0.0474446671715165" calcext:value-type="float">
            <text:p>-0,0474446671715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4:01</text:p>
          </table:table-cell>
          <table:table-cell office:value-type="float" office:value="-109.241291747577" calcext:value-type="float">
            <text:p>-109,241291747577</text:p>
          </table:table-cell>
          <table:table-cell office:value-type="float" office:value="21" calcext:value-type="float">
            <text:p>21</text:p>
          </table:table-cell>
          <table:table-cell office:value-type="float" office:value="-6.81807199500858" calcext:value-type="float">
            <text:p>-6,81807199500858</text:p>
          </table:table-cell>
          <table:table-cell office:value-type="float" office:value="0.00641139936917367" calcext:value-type="float">
            <text:p>0,006411399369174</text:p>
          </table:table-cell>
          <table:table-cell table:number-columns-repeated="4"/>
          <table:table-cell table:formula="of:=[.B261] - [estimation_info_VIN.B261]" office:value-type="float" office:value="0" calcext:value-type="float">
            <text:p>0</text:p>
          </table:table-cell>
          <table:table-cell table:formula="of:=([.D261] - [estimation_info_VIN.D261])/[estimation_info_VIN.D261]" office:value-type="float" office:value="-0.0920307662987697" calcext:value-type="float">
            <text:p>-0,0920307662987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5:41</text:p>
          </table:table-cell>
          <table:table-cell office:value-type="float" office:value="-78.8068235456587" calcext:value-type="float">
            <text:p>-78,8068235456587</text:p>
          </table:table-cell>
          <table:table-cell office:value-type="float" office:value="16" calcext:value-type="float">
            <text:p>16</text:p>
          </table:table-cell>
          <table:table-cell office:value-type="float" office:value="-8.05191646654742" calcext:value-type="float">
            <text:p>-8,05191646654742</text:p>
          </table:table-cell>
          <table:table-cell office:value-type="float" office:value="0.00873711391116953" calcext:value-type="float">
            <text:p>0,00873711391117</text:p>
          </table:table-cell>
          <table:table-cell table:number-columns-repeated="4"/>
          <table:table-cell table:formula="of:=[.B262] - [estimation_info_VIN.B262]" office:value-type="float" office:value="0" calcext:value-type="float">
            <text:p>0</text:p>
          </table:table-cell>
          <table:table-cell table:formula="of:=([.D262] - [estimation_info_VIN.D262])/[estimation_info_VIN.D262]" office:value-type="float" office:value="-0.0135666098354646" calcext:value-type="float">
            <text:p>-0,01356660983546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524682312011719" calcext:value-type="float">
            <text:p>0,052468231201172</text:p>
          </table:table-cell>
          <table:table-cell office:value-type="string" calcext:value-type="string">
            <text:p>2020-04-02 19:39:35</text:p>
          </table:table-cell>
          <table:table-cell office:value-type="float" office:value="-149.472508961102" calcext:value-type="float">
            <text:p>-149,472508961102</text:p>
          </table:table-cell>
          <table:table-cell office:value-type="float" office:value="26" calcext:value-type="float">
            <text:p>26</text:p>
          </table:table-cell>
          <table:table-cell office:value-type="float" office:value="0.000805477807521271" calcext:value-type="float">
            <text:p>0,000805477807521</text:p>
          </table:table-cell>
          <table:table-cell office:value-type="float" office:value="0.000160483521029448" calcext:value-type="float">
            <text:p>0,000160483521029</text:p>
          </table:table-cell>
          <table:table-cell table:number-columns-repeated="4"/>
          <table:table-cell table:formula="of:=[.B263] - [estimation_info_VIN.B263]" office:value-type="float" office:value="-0.00536572265625" calcext:value-type="float">
            <text:p>-0,00536572265625</text:p>
          </table:table-cell>
          <table:table-cell table:formula="of:=([.D263] - [estimation_info_VIN.D263])/[estimation_info_VIN.D263]" office:value-type="float" office:value="0.122258320390683" calcext:value-type="float">
            <text:p>0,12225832039068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36917388916016" calcext:value-type="float">
            <text:p>0,136917388916016</text:p>
          </table:table-cell>
          <table:table-cell office:value-type="string" calcext:value-type="string">
            <text:p>2020-04-02 19:42:37</text:p>
          </table:table-cell>
          <table:table-cell office:value-type="float" office:value="-181.021565210285" calcext:value-type="float">
            <text:p>-181,021565210285</text:p>
          </table:table-cell>
          <table:table-cell office:value-type="float" office:value="32" calcext:value-type="float">
            <text:p>32</text:p>
          </table:table-cell>
          <table:table-cell office:value-type="float" office:value="0.000146812294356966" calcext:value-type="float">
            <text:p>0,000146812294357</text:p>
          </table:table-cell>
          <table:table-cell office:value-type="float" office:value="0.000186876010045085" calcext:value-type="float">
            <text:p>0,000186876010045</text:p>
          </table:table-cell>
          <table:table-cell table:number-columns-repeated="4"/>
          <table:table-cell table:formula="of:=[.B264] - [estimation_info_VIN.B264]" office:value-type="float" office:value="-0.00115850830078121" calcext:value-type="float">
            <text:p>-0,001158508300781</text:p>
          </table:table-cell>
          <table:table-cell table:formula="of:=([.D264] - [estimation_info_VIN.D264])/[estimation_info_VIN.D264]" office:value-type="float" office:value="-0.00829889331453156" calcext:value-type="float">
            <text:p>-0,0082988933145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44:28</text:p>
          </table:table-cell>
          <table:table-cell office:value-type="float" office:value="-138.232687804022" calcext:value-type="float">
            <text:p>-138,232687804022</text:p>
          </table:table-cell>
          <table:table-cell office:value-type="float" office:value="25" calcext:value-type="float">
            <text:p>25</text:p>
          </table:table-cell>
          <table:table-cell office:value-type="float" office:value="-11.912989630298" calcext:value-type="float">
            <text:p>-11,912989630298</text:p>
          </table:table-cell>
          <table:table-cell office:value-type="float" office:value="0.00327297157116024" calcext:value-type="float">
            <text:p>0,00327297157116</text:p>
          </table:table-cell>
          <table:table-cell table:number-columns-repeated="4"/>
          <table:table-cell table:formula="of:=[.B265] - [estimation_info_VIN.B265]" office:value-type="float" office:value="0" calcext:value-type="float">
            <text:p>0</text:p>
          </table:table-cell>
          <table:table-cell table:formula="of:=([.D265] - [estimation_info_VIN.D265])/[estimation_info_VIN.D265]" office:value-type="float" office:value="-0.0281888225128513" calcext:value-type="float">
            <text:p>-0,0281888225128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914002075195313" calcext:value-type="float">
            <text:p>0,091400207519531</text:p>
          </table:table-cell>
          <table:table-cell office:value-type="string" calcext:value-type="string">
            <text:p>2020-04-02 19:48:46</text:p>
          </table:table-cell>
          <table:table-cell office:value-type="float" office:value="-136.574582303683" calcext:value-type="float">
            <text:p>-136,574582303683</text:p>
          </table:table-cell>
          <table:table-cell office:value-type="float" office:value="24" calcext:value-type="float">
            <text:p>24</text:p>
          </table:table-cell>
          <table:table-cell office:value-type="float" office:value="0.00216693294002246" calcext:value-type="float">
            <text:p>0,002166932940022</text:p>
          </table:table-cell>
          <table:table-cell office:value-type="float" office:value="0.00029378550176129" calcext:value-type="float">
            <text:p>0,000293785501761</text:p>
          </table:table-cell>
          <table:table-cell table:number-columns-repeated="4"/>
          <table:table-cell table:formula="of:=[.B266] - [estimation_info_VIN.B266]" office:value-type="float" office:value="0.00670715332031248" calcext:value-type="float">
            <text:p>0,006707153320312</text:p>
          </table:table-cell>
          <table:table-cell table:formula="of:=([.D266] - [estimation_info_VIN.D266])/[estimation_info_VIN.D266]" office:value-type="float" office:value="0.20042387747951" calcext:value-type="float">
            <text:p>0,200423877479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444653778076172" calcext:value-type="float">
            <text:p>0,044465377807617</text:p>
          </table:table-cell>
          <table:table-cell office:value-type="string" calcext:value-type="string">
            <text:p>2020-04-02 19:50:37</text:p>
          </table:table-cell>
          <table:table-cell office:value-type="float" office:value="-178.015512317261" calcext:value-type="float">
            <text:p>-178,015512317261</text:p>
          </table:table-cell>
          <table:table-cell office:value-type="float" office:value="30" calcext:value-type="float">
            <text:p>30</text:p>
          </table:table-cell>
          <table:table-cell office:value-type="float" office:value="-0.00456640630257965" calcext:value-type="float">
            <text:p>-0,00456640630258</text:p>
          </table:table-cell>
          <table:table-cell office:value-type="float" office:value="0.0000892071232089017" calcext:value-type="float">
            <text:p>8,92071232089017E-05</text:p>
          </table:table-cell>
          <table:table-cell table:number-columns-repeated="4"/>
          <table:table-cell table:formula="of:=[.B267] - [estimation_info_VIN.B267]" office:value-type="float" office:value="0.00216458129882811" calcext:value-type="float">
            <text:p>0,002164581298828</text:p>
          </table:table-cell>
          <table:table-cell table:formula="of:=([.D267] - [estimation_info_VIN.D267])/[estimation_info_VIN.D267]" office:value-type="float" office:value="-0.0210590483597563" calcext:value-type="float">
            <text:p>-0,02105904835975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54:10</text:p>
          </table:table-cell>
          <table:table-cell office:value-type="float" office:value="-154.3792750929" calcext:value-type="float">
            <text:p>-154,3792750929</text:p>
          </table:table-cell>
          <table:table-cell office:value-type="float" office:value="27" calcext:value-type="float">
            <text:p>27</text:p>
          </table:table-cell>
          <table:table-cell office:value-type="float" office:value="-23.9264951018652" calcext:value-type="float">
            <text:p>-23,9264951018652</text:p>
          </table:table-cell>
          <table:table-cell office:value-type="float" office:value="0.00154916005043307" calcext:value-type="float">
            <text:p>0,001549160050433</text:p>
          </table:table-cell>
          <table:table-cell table:number-columns-repeated="4"/>
          <table:table-cell table:formula="of:=[.B268] - [estimation_info_VIN.B268]" office:value-type="float" office:value="0" calcext:value-type="float">
            <text:p>0</text:p>
          </table:table-cell>
          <table:table-cell table:formula="of:=([.D268] - [estimation_info_VIN.D268])/[estimation_info_VIN.D268]" office:value-type="float" office:value="-0.0826039273873236" calcext:value-type="float">
            <text:p>-0,0826039273873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58:20</text:p>
          </table:table-cell>
          <table:table-cell office:value-type="float" office:value="-139.260182781634" calcext:value-type="float">
            <text:p>-139,260182781634</text:p>
          </table:table-cell>
          <table:table-cell office:value-type="float" office:value="24" calcext:value-type="float">
            <text:p>24</text:p>
          </table:table-cell>
          <table:table-cell office:value-type="float" office:value="-17.4940271914728" calcext:value-type="float">
            <text:p>-17,4940271914728</text:p>
          </table:table-cell>
          <table:table-cell office:value-type="float" office:value="0.0019772337819744" calcext:value-type="float">
            <text:p>0,001977233781974</text:p>
          </table:table-cell>
          <table:table-cell table:number-columns-repeated="4"/>
          <table:table-cell table:formula="of:=[.B269] - [estimation_info_VIN.B269]" office:value-type="float" office:value="0" calcext:value-type="float">
            <text:p>0</text:p>
          </table:table-cell>
          <table:table-cell table:formula="of:=([.D269] - [estimation_info_VIN.D269])/[estimation_info_VIN.D269]" office:value-type="float" office:value="0.143621447749353" calcext:value-type="float">
            <text:p>0,1436214477493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407764434814453" calcext:value-type="float">
            <text:p>0,040776443481445</text:p>
          </table:table-cell>
          <table:table-cell office:value-type="string" calcext:value-type="string">
            <text:p>2020-04-02 20:02:30</text:p>
          </table:table-cell>
          <table:table-cell office:value-type="float" office:value="-134.128570256734" calcext:value-type="float">
            <text:p>-134,128570256734</text:p>
          </table:table-cell>
          <table:table-cell office:value-type="float" office:value="24" calcext:value-type="float">
            <text:p>24</text:p>
          </table:table-cell>
          <table:table-cell office:value-type="float" office:value="-0.00387572746867359" calcext:value-type="float">
            <text:p>-0,003875727468674</text:p>
          </table:table-cell>
          <table:table-cell office:value-type="float" office:value="0.000445507049385891" calcext:value-type="float">
            <text:p>0,000445507049386</text:p>
          </table:table-cell>
          <table:table-cell table:number-columns-repeated="4"/>
          <table:table-cell table:formula="of:=[.B270] - [estimation_info_VIN.B270]" office:value-type="float" office:value="0.000426818847656253" calcext:value-type="float">
            <text:p>0,000426818847656</text:p>
          </table:table-cell>
          <table:table-cell table:formula="of:=([.D270] - [estimation_info_VIN.D270])/[estimation_info_VIN.D270]" office:value-type="float" office:value="0.0122767128848864" calcext:value-type="float">
            <text:p>0,01227671288488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848150024414063" calcext:value-type="float">
            <text:p>0,084815002441406</text:p>
          </table:table-cell>
          <table:table-cell office:value-type="string" calcext:value-type="string">
            <text:p>2020-04-02 20:05:53</text:p>
          </table:table-cell>
          <table:table-cell office:value-type="float" office:value="-102.544136274086" calcext:value-type="float">
            <text:p>-102,544136274086</text:p>
          </table:table-cell>
          <table:table-cell office:value-type="float" office:value="17" calcext:value-type="float">
            <text:p>17</text:p>
          </table:table-cell>
          <table:table-cell office:value-type="float" office:value="-0.00727374308171975" calcext:value-type="float">
            <text:p>-0,00727374308172</text:p>
          </table:table-cell>
          <table:table-cell office:value-type="float" office:value="0.000386878927008135" calcext:value-type="float">
            <text:p>0,000386878927008</text:p>
          </table:table-cell>
          <table:table-cell table:number-columns-repeated="4"/>
          <table:table-cell table:formula="of:=[.B271] - [estimation_info_VIN.B271]" office:value-type="float" office:value="0.0010975341796875" calcext:value-type="float">
            <text:p>0,001097534179688</text:p>
          </table:table-cell>
          <table:table-cell table:formula="of:=([.D271] - [estimation_info_VIN.D271])/[estimation_info_VIN.D271]" office:value-type="float" office:value="0.0240152953613544" calcext:value-type="float">
            <text:p>0,02401529536135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404715728759766" calcext:value-type="float">
            <text:p>0,040471572875977</text:p>
          </table:table-cell>
          <table:table-cell office:value-type="string" calcext:value-type="string">
            <text:p>2020-04-02 20:12:15</text:p>
          </table:table-cell>
          <table:table-cell office:value-type="float" office:value="-136.999923065128" calcext:value-type="float">
            <text:p>-136,999923065128</text:p>
          </table:table-cell>
          <table:table-cell office:value-type="float" office:value="25" calcext:value-type="float">
            <text:p>25</text:p>
          </table:table-cell>
          <table:table-cell office:value-type="float" office:value="0.00655269596142438" calcext:value-type="float">
            <text:p>0,006552695961424</text:p>
          </table:table-cell>
          <table:table-cell office:value-type="float" office:value="0.00051089125851088" calcext:value-type="float">
            <text:p>0,000510891258511</text:p>
          </table:table-cell>
          <table:table-cell table:number-columns-repeated="4"/>
          <table:table-cell table:formula="of:=[.B272] - [estimation_info_VIN.B272]" office:value-type="float" office:value="-0.000335357666015612" calcext:value-type="float">
            <text:p>-0,000335357666016</text:p>
          </table:table-cell>
          <table:table-cell table:formula="of:=([.D272] - [estimation_info_VIN.D272])/[estimation_info_VIN.D272]" office:value-type="float" office:value="0.0108047626210863" calcext:value-type="float">
            <text:p>0,01080476262108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14:40</text:p>
          </table:table-cell>
          <table:table-cell office:value-type="float" office:value="-78.1365754650697" calcext:value-type="float">
            <text:p>-78,1365754650697</text:p>
          </table:table-cell>
          <table:table-cell office:value-type="float" office:value="12" calcext:value-type="float">
            <text:p>12</text:p>
          </table:table-cell>
          <table:table-cell office:value-type="float" office:value="-7.56794941621929" calcext:value-type="float">
            <text:p>-7,56794941621929</text:p>
          </table:table-cell>
          <table:table-cell office:value-type="float" office:value="0.0116055499076936" calcext:value-type="float">
            <text:p>0,011605549907694</text:p>
          </table:table-cell>
          <table:table-cell table:number-columns-repeated="4"/>
          <table:table-cell table:formula="of:=[.B273] - [estimation_info_VIN.B273]" office:value-type="float" office:value="0" calcext:value-type="float">
            <text:p>0</text:p>
          </table:table-cell>
          <table:table-cell table:formula="of:=([.D273] - [estimation_info_VIN.D273])/[estimation_info_VIN.D273]" office:value-type="float" office:value="-0.0870827652945997" calcext:value-type="float">
            <text:p>-0,087082765294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05210845947266" calcext:value-type="float">
            <text:p>0,105210845947266</text:p>
          </table:table-cell>
          <table:table-cell office:value-type="string" calcext:value-type="string">
            <text:p>2020-04-02 20:22:50</text:p>
          </table:table-cell>
          <table:table-cell office:value-type="float" office:value="-118.453856314518" calcext:value-type="float">
            <text:p>-118,453856314518</text:p>
          </table:table-cell>
          <table:table-cell office:value-type="float" office:value="20" calcext:value-type="float">
            <text:p>20</text:p>
          </table:table-cell>
          <table:table-cell office:value-type="float" office:value="0.00581545535729622" calcext:value-type="float">
            <text:p>0,005815455357296</text:p>
          </table:table-cell>
          <table:table-cell office:value-type="float" office:value="0.000247842835453198" calcext:value-type="float">
            <text:p>0,000247842835453</text:p>
          </table:table-cell>
          <table:table-cell table:number-columns-repeated="4"/>
          <table:table-cell table:formula="of:=[.B274] - [estimation_info_VIN.B274]" office:value-type="float" office:value="-0.000304870605468743" calcext:value-type="float">
            <text:p>-0,000304870605469</text:p>
          </table:table-cell>
          <table:table-cell table:formula="of:=([.D274] - [estimation_info_VIN.D274])/[estimation_info_VIN.D274]" office:value-type="float" office:value="0.0265777616069595" calcext:value-type="float">
            <text:p>0,0265777616069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24996948242187" calcext:value-type="float">
            <text:p>0,124996948242187</text:p>
          </table:table-cell>
          <table:table-cell office:value-type="string" calcext:value-type="string">
            <text:p>2020-04-02 20:25:20</text:p>
          </table:table-cell>
          <table:table-cell office:value-type="float" office:value="-73.9405018081777" calcext:value-type="float">
            <text:p>-73,9405018081777</text:p>
          </table:table-cell>
          <table:table-cell office:value-type="float" office:value="10" calcext:value-type="float">
            <text:p>10</text:p>
          </table:table-cell>
          <table:table-cell office:value-type="float" office:value="0.000454039664458839" calcext:value-type="float">
            <text:p>0,000454039664459</text:p>
          </table:table-cell>
          <table:table-cell office:value-type="float" office:value="0.00136730529894184" calcext:value-type="float">
            <text:p>0,001367305298942</text:p>
          </table:table-cell>
          <table:table-cell table:number-columns-repeated="4"/>
          <table:table-cell table:formula="of:=[.B275] - [estimation_info_VIN.B275]" office:value-type="float" office:value="0" calcext:value-type="float">
            <text:p>0</text:p>
          </table:table-cell>
          <table:table-cell table:formula="of:=([.D275] - [estimation_info_VIN.D275])/[estimation_info_VIN.D275]" office:value-type="float" office:value="-0.0389754130818622" calcext:value-type="float">
            <text:p>-0,0389754130818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33:00</text:p>
          </table:table-cell>
          <table:table-cell office:value-type="float" office:value="-68.40473469726" calcext:value-type="float">
            <text:p>-68,40473469726</text:p>
          </table:table-cell>
          <table:table-cell office:value-type="float" office:value="13" calcext:value-type="float">
            <text:p>13</text:p>
          </table:table-cell>
          <table:table-cell office:value-type="float" office:value="-12.9999912241701" calcext:value-type="float">
            <text:p>-12,9999912241701</text:p>
          </table:table-cell>
          <table:table-cell office:value-type="float" office:value="0.00591716775224942" calcext:value-type="float">
            <text:p>0,005917167752249</text:p>
          </table:table-cell>
          <table:table-cell table:number-columns-repeated="4"/>
          <table:table-cell table:formula="of:=[.B276] - [estimation_info_VIN.B276]" office:value-type="float" office:value="0" calcext:value-type="float">
            <text:p>0</text:p>
          </table:table-cell>
          <table:table-cell table:formula="of:=([.D276] - [estimation_info_VIN.D276])/[estimation_info_VIN.D276]" office:value-type="float" office:value="0.0308141241559239" calcext:value-type="float">
            <text:p>0,0308141241559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42:03</text:p>
          </table:table-cell>
          <table:table-cell office:value-type="float" office:value="-41.1944778363717" calcext:value-type="float">
            <text:p>-41,1944778363717</text:p>
          </table:table-cell>
          <table:table-cell office:value-type="float" office:value="9" calcext:value-type="float">
            <text:p>9</text:p>
          </table:table-cell>
          <table:table-cell office:value-type="float" office:value="-5.84368725729598" calcext:value-type="float">
            <text:p>-5,84368725729598</text:p>
          </table:table-cell>
          <table:table-cell office:value-type="float" office:value="0.0186375579698902" calcext:value-type="float">
            <text:p>0,01863755796989</text:p>
          </table:table-cell>
          <table:table-cell table:number-columns-repeated="4"/>
          <table:table-cell table:formula="of:=[.B277] - [estimation_info_VIN.B277]" office:value-type="float" office:value="0" calcext:value-type="float">
            <text:p>0</text:p>
          </table:table-cell>
          <table:table-cell table:formula="of:=([.D277] - [estimation_info_VIN.D277])/[estimation_info_VIN.D277]" office:value-type="float" office:value="-0.00188880532845157" calcext:value-type="float">
            <text:p>-0,001888805328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43:40</text:p>
          </table:table-cell>
          <table:table-cell office:value-type="float" office:value="-24.7331564146687" calcext:value-type="float">
            <text:p>-24,7331564146687</text:p>
          </table:table-cell>
          <table:table-cell office:value-type="float" office:value="5" calcext:value-type="float">
            <text:p>5</text:p>
          </table:table-cell>
          <table:table-cell office:value-type="float" office:value="-3.82957318783297" calcext:value-type="float">
            <text:p>-3,82957318783297</text:p>
          </table:table-cell>
          <table:table-cell office:value-type="float" office:value="0.0543419464211466" calcext:value-type="float">
            <text:p>0,054341946421147</text:p>
          </table:table-cell>
          <table:table-cell table:number-columns-repeated="4"/>
          <table:table-cell table:formula="of:=[.B278] - [estimation_info_VIN.B278]" office:value-type="float" office:value="0" calcext:value-type="float">
            <text:p>0</text:p>
          </table:table-cell>
          <table:table-cell table:formula="of:=([.D278] - [estimation_info_VIN.D278])/[estimation_info_VIN.D278]" office:value-type="float" office:value="-0.373783211377329" calcext:value-type="float">
            <text:p>-0,37378321137732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24265258789063" calcext:value-type="float">
            <text:p>0,124265258789063</text:p>
          </table:table-cell>
          <table:table-cell office:value-type="string" calcext:value-type="string">
            <text:p>2020-04-02 20:48:25</text:p>
          </table:table-cell>
          <table:table-cell office:value-type="float" office:value="-56.5321385197407" calcext:value-type="float">
            <text:p>-56,5321385197407</text:p>
          </table:table-cell>
          <table:table-cell office:value-type="float" office:value="10" calcext:value-type="float">
            <text:p>10</text:p>
          </table:table-cell>
          <table:table-cell office:value-type="float" office:value="-0.00293365873566842" calcext:value-type="float">
            <text:p>-0,002933658735668</text:p>
          </table:table-cell>
          <table:table-cell office:value-type="float" office:value="0.00144131767586032" calcext:value-type="float">
            <text:p>0,00144131767586</text:p>
          </table:table-cell>
          <table:table-cell table:number-columns-repeated="4"/>
          <table:table-cell table:formula="of:=[.B279] - [estimation_info_VIN.B279]" office:value-type="float" office:value="0.00268286132812501" calcext:value-type="float">
            <text:p>0,002682861328125</text:p>
          </table:table-cell>
          <table:table-cell table:formula="of:=([.D279] - [estimation_info_VIN.D279])/[estimation_info_VIN.D279]" office:value-type="float" office:value="-0.0202860205604991" calcext:value-type="float">
            <text:p>-0,02028602056049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15853271484375" calcext:value-type="float">
            <text:p>0,001585327148438</text:p>
          </table:table-cell>
          <table:table-cell office:value-type="string" calcext:value-type="string">
            <text:p>2020-04-02 20:53:53</text:p>
          </table:table-cell>
          <table:table-cell office:value-type="float" office:value="-102.655764410054" calcext:value-type="float">
            <text:p>-102,655764410054</text:p>
          </table:table-cell>
          <table:table-cell office:value-type="float" office:value="18" calcext:value-type="float">
            <text:p>18</text:p>
          </table:table-cell>
          <table:table-cell office:value-type="float" office:value="0.00346367918533343" calcext:value-type="float">
            <text:p>0,003463679185333</text:p>
          </table:table-cell>
          <table:table-cell office:value-type="float" office:value="0.00154514160396775" calcext:value-type="float">
            <text:p>0,001545141603968</text:p>
          </table:table-cell>
          <table:table-cell table:number-columns-repeated="4"/>
          <table:table-cell table:formula="of:=[.B280] - [estimation_info_VIN.B280]" office:value-type="float" office:value="-0.170971435546875" calcext:value-type="float">
            <text:p>-0,170971435546875</text:p>
          </table:table-cell>
          <table:table-cell table:formula="of:=([.D280] - [estimation_info_VIN.D280])/[estimation_info_VIN.D280]" office:value-type="float" office:value="-0.00204075635337222" calcext:value-type="float">
            <text:p>-0,0020407563533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55:54</text:p>
          </table:table-cell>
          <table:table-cell office:value-type="float" office:value="-90.5693420189736" calcext:value-type="float">
            <text:p>-90,5693420189736</text:p>
          </table:table-cell>
          <table:table-cell office:value-type="float" office:value="16" calcext:value-type="float">
            <text:p>16</text:p>
          </table:table-cell>
          <table:table-cell office:value-type="float" office:value="-7.082589634306" calcext:value-type="float">
            <text:p>-7,082589634306</text:p>
          </table:table-cell>
          <table:table-cell office:value-type="float" office:value="0.0155428875831792" calcext:value-type="float">
            <text:p>0,015542887583179</text:p>
          </table:table-cell>
          <table:table-cell table:number-columns-repeated="4"/>
          <table:table-cell table:formula="of:=[.B281] - [estimation_info_VIN.B281]" office:value-type="float" office:value="0" calcext:value-type="float">
            <text:p>0</text:p>
          </table:table-cell>
          <table:table-cell table:formula="of:=([.D281] - [estimation_info_VIN.D281])/[estimation_info_VIN.D281]" office:value-type="float" office:value="0.0687408532337905" calcext:value-type="float">
            <text:p>0,0687408532337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59:59</text:p>
          </table:table-cell>
          <table:table-cell office:value-type="float" office:value="-25.4323284496753" calcext:value-type="float">
            <text:p>-25,4323284496753</text:p>
          </table:table-cell>
          <table:table-cell office:value-type="float" office:value="5" calcext:value-type="float">
            <text:p>5</text:p>
          </table:table-cell>
          <table:table-cell office:value-type="float" office:value="-3.99999391022367" calcext:value-type="float">
            <text:p>-3,99999391022367</text:p>
          </table:table-cell>
          <table:table-cell office:value-type="float" office:value="0.0499999999995573" calcext:value-type="float">
            <text:p>0,049999999999557</text:p>
          </table:table-cell>
          <table:table-cell table:number-columns-repeated="4"/>
          <table:table-cell table:formula="of:=[.B282] - [estimation_info_VIN.B282]" office:value-type="float" office:value="0" calcext:value-type="float">
            <text:p>0</text:p>
          </table:table-cell>
          <table:table-cell table:formula="of:=([.D282] - [estimation_info_VIN.D282])/[estimation_info_VIN.D282]" office:value-type="float" office:value="0.00893264635812903" calcext:value-type="float">
            <text:p>0,0089326463581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05:44</text:p>
          </table:table-cell>
          <table:table-cell office:value-type="float" office:value="-20.3323938242763" calcext:value-type="float">
            <text:p>-20,332393824276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  <table:table-cell table:number-columns-repeated="4"/>
          <table:table-cell table:formula="of:=[.B283] - [estimation_info_VIN.B283]" office:value-type="float" office:value="0" calcext:value-type="float">
            <text:p>0</text:p>
          </table:table-cell>
          <table:table-cell table:formula="of:=([.D283] - [estimation_info_VIN.D283])/[estimation_info_VIN.D283]" office:value-type="float" office:value="0.0599967121739682" calcext:value-type="float">
            <text:p>0,05999671217396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14:05</text:p>
          </table:table-cell>
          <table:table-cell office:value-type="float" office:value="-82.5888957560712" calcext:value-type="float">
            <text:p>-82,5888957560712</text:p>
          </table:table-cell>
          <table:table-cell office:value-type="float" office:value="17" calcext:value-type="float">
            <text:p>17</text:p>
          </table:table-cell>
          <table:table-cell office:value-type="float" office:value="-15.9865339155522" calcext:value-type="float">
            <text:p>-15,9865339155522</text:p>
          </table:table-cell>
          <table:table-cell office:value-type="float" office:value="0.00367642892156989" calcext:value-type="float">
            <text:p>0,00367642892157</text:p>
          </table:table-cell>
          <table:table-cell table:number-columns-repeated="4"/>
          <table:table-cell table:formula="of:=[.B284] - [estimation_info_VIN.B284]" office:value-type="float" office:value="0" calcext:value-type="float">
            <text:p>0</text:p>
          </table:table-cell>
          <table:table-cell table:formula="of:=([.D284] - [estimation_info_VIN.D284])/[estimation_info_VIN.D284]" office:value-type="float" office:value="-0.00744859965311966" calcext:value-type="float">
            <text:p>-0,007448599653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17:54</text:p>
          </table:table-cell>
          <table:table-cell office:value-type="float" office:value="-15.3261880679173" calcext:value-type="float">
            <text:p>-15,3261880679173</text:p>
          </table:table-cell>
          <table:table-cell office:value-type="float" office:value="3" calcext:value-type="float">
            <text:p>3</text:p>
          </table:table-cell>
          <table:table-cell office:value-type="float" office:value="-2.99998823455765" calcext:value-type="float">
            <text:p>-2,99998823455765</text:p>
          </table:table-cell>
          <table:table-cell office:value-type="float" office:value="0.111111982627398" calcext:value-type="float">
            <text:p>0,111111982627398</text:p>
          </table:table-cell>
          <table:table-cell table:number-columns-repeated="4"/>
          <table:table-cell table:formula="of:=[.B285] - [estimation_info_VIN.B285]" office:value-type="float" office:value="0" calcext:value-type="float">
            <text:p>0</text:p>
          </table:table-cell>
          <table:table-cell table:formula="of:=([.D285] - [estimation_info_VIN.D285])/[estimation_info_VIN.D285]" office:value-type="float" office:value="0.0784951578782543" calcext:value-type="float">
            <text:p>0,07849515787825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2:22</text:p>
          </table:table-cell>
          <table:table-cell office:value-type="float" office:value="-7.35634527990856" calcext:value-type="float">
            <text:p>-7,35634527990856</text:p>
          </table:table-cell>
          <table:table-cell office:value-type="float" office:value="1" calcext:value-type="float">
            <text:p>1</text:p>
          </table:table-cell>
          <table:table-cell office:value-type="float" office:value="20.2249206630706" calcext:value-type="float">
            <text:p>20,2249206630706</text:p>
          </table:table-cell>
          <table:table-cell office:value-type="float" office:value="0.00244470435813176" calcext:value-type="float">
            <text:p>0,002444704358132</text:p>
          </table:table-cell>
          <table:table-cell table:number-columns-repeated="4"/>
          <table:table-cell table:formula="of:=[.B286] - [estimation_info_VIN.B286]" office:value-type="float" office:value="0" calcext:value-type="float">
            <text:p>0</text:p>
          </table:table-cell>
          <table:table-cell table:formula="of:=([.D286] - [estimation_info_VIN.D286])/[estimation_info_VIN.D286]" office:value-type="float" office:value="0.0643263753302993" calcext:value-type="float">
            <text:p>0,0643263753302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7:24</text:p>
          </table:table-cell>
          <table:table-cell office:value-type="float" office:value="-41.6762161727924" calcext:value-type="float">
            <text:p>-41,6762161727924</text:p>
          </table:table-cell>
          <table:table-cell office:value-type="float" office:value="7" calcext:value-type="float">
            <text:p>7</text:p>
          </table:table-cell>
          <table:table-cell office:value-type="float" office:value="-5.99978023289949" calcext:value-type="float">
            <text:p>-5,99978023289949</text:p>
          </table:table-cell>
          <table:table-cell office:value-type="float" office:value="0.0238111914392979" calcext:value-type="float">
            <text:p>0,023811191439298</text:p>
          </table:table-cell>
          <table:table-cell table:number-columns-repeated="4"/>
          <table:table-cell table:formula="of:=[.B287] - [estimation_info_VIN.B287]" office:value-type="float" office:value="0" calcext:value-type="float">
            <text:p>0</text:p>
          </table:table-cell>
          <table:table-cell table:formula="of:=([.D287] - [estimation_info_VIN.D287])/[estimation_info_VIN.D287]" office:value-type="float" office:value="0.0586623689860461" calcext:value-type="float">
            <text:p>0,0586623689860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9:11</text:p>
          </table:table-cell>
          <table:table-cell office:value-type="float" office:value="-21.8019600228185" calcext:value-type="float">
            <text:p>-21,8019600228185</text:p>
          </table:table-cell>
          <table:table-cell office:value-type="float" office:value="4" calcext:value-type="float">
            <text:p>4</text:p>
          </table:table-cell>
          <table:table-cell office:value-type="float" office:value="12.2095415624799" calcext:value-type="float">
            <text:p>12,2095415624799</text:p>
          </table:table-cell>
          <table:table-cell office:value-type="float" office:value="0.00208021081072957" calcext:value-type="float">
            <text:p>0,00208021081073</text:p>
          </table:table-cell>
          <table:table-cell table:number-columns-repeated="4"/>
          <table:table-cell table:formula="of:=[.B288] - [estimation_info_VIN.B288]" office:value-type="float" office:value="0" calcext:value-type="float">
            <text:p>0</text:p>
          </table:table-cell>
          <table:table-cell table:formula="of:=([.D288] - [estimation_info_VIN.D288])/[estimation_info_VIN.D288]" office:value-type="float" office:value="0.0200487117518692" calcext:value-type="float">
            <text:p>0,02004871175186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1:45</text:p>
          </table:table-cell>
          <table:table-cell office:value-type="float" office:value="-23.1730086897966" calcext:value-type="float">
            <text:p>-23,1730086897966</text:p>
          </table:table-cell>
          <table:table-cell office:value-type="float" office:value="4" calcext:value-type="float">
            <text:p>4</text:p>
          </table:table-cell>
          <table:table-cell office:value-type="float" office:value="-2.99196226147838" calcext:value-type="float">
            <text:p>-2,99196226147838</text:p>
          </table:table-cell>
          <table:table-cell office:value-type="float" office:value="0.0836840007572698" calcext:value-type="float">
            <text:p>0,08368400075727</text:p>
          </table:table-cell>
          <table:table-cell table:number-columns-repeated="4"/>
          <table:table-cell table:formula="of:=[.B289] - [estimation_info_VIN.B289]" office:value-type="float" office:value="0" calcext:value-type="float">
            <text:p>0</text:p>
          </table:table-cell>
          <table:table-cell table:formula="of:=([.D289] - [estimation_info_VIN.D289])/[estimation_info_VIN.D289]" office:value-type="float" office:value="0.0728517263183388" calcext:value-type="float">
            <text:p>0,07285172631833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9:44</text:p>
          </table:table-cell>
          <table:table-cell office:value-type="float" office:value="-47.0939551552434" calcext:value-type="float">
            <text:p>-47,0939551552434</text:p>
          </table:table-cell>
          <table:table-cell office:value-type="float" office:value="10" calcext:value-type="float">
            <text:p>10</text:p>
          </table:table-cell>
          <table:table-cell office:value-type="float" office:value="-8.99513536629894" calcext:value-type="float">
            <text:p>-8,99513536629894</text:p>
          </table:table-cell>
          <table:table-cell office:value-type="float" office:value="0.0111110818956134" calcext:value-type="float">
            <text:p>0,011111081895613</text:p>
          </table:table-cell>
          <table:table-cell table:number-columns-repeated="4"/>
          <table:table-cell table:formula="of:=[.B290] - [estimation_info_VIN.B290]" office:value-type="float" office:value="0" calcext:value-type="float">
            <text:p>0</text:p>
          </table:table-cell>
          <table:table-cell table:formula="of:=([.D290] - [estimation_info_VIN.D290])/[estimation_info_VIN.D290]" office:value-type="float" office:value="0.0283199669882927" calcext:value-type="float">
            <text:p>0,02831996698829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45:45</text:p>
          </table:table-cell>
          <table:table-cell office:value-type="float" office:value="-32.617639381399" calcext:value-type="float">
            <text:p>-32,617639381399</text:p>
          </table:table-cell>
          <table:table-cell office:value-type="float" office:value="4" calcext:value-type="float">
            <text:p>4</text:p>
          </table:table-cell>
          <table:table-cell office:value-type="float" office:value="-2.98880292668835" calcext:value-type="float">
            <text:p>-2,98880292668835</text:p>
          </table:table-cell>
          <table:table-cell office:value-type="float" office:value="0.0833298570308286" calcext:value-type="float">
            <text:p>0,083329857030829</text:p>
          </table:table-cell>
          <table:table-cell table:number-columns-repeated="4"/>
          <table:table-cell table:formula="of:=[.B291] - [estimation_info_VIN.B291]" office:value-type="float" office:value="0" calcext:value-type="float">
            <text:p>0</text:p>
          </table:table-cell>
          <table:table-cell table:formula="of:=([.D291] - [estimation_info_VIN.D291])/[estimation_info_VIN.D291]" office:value-type="float" office:value="-0.0388943648932648" calcext:value-type="float">
            <text:p>-0,0388943648932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53:45</text:p>
          </table:table-cell>
          <table:table-cell office:value-type="float" office:value="-37.8931332018823" calcext:value-type="float">
            <text:p>-37,8931332018823</text:p>
          </table:table-cell>
          <table:table-cell office:value-type="float" office:value="8" calcext:value-type="float">
            <text:p>8</text:p>
          </table:table-cell>
          <table:table-cell office:value-type="float" office:value="-6.9982473470127" calcext:value-type="float">
            <text:p>-6,9982473470127</text:p>
          </table:table-cell>
          <table:table-cell office:value-type="float" office:value="0.0178571350463324" calcext:value-type="float">
            <text:p>0,017857135046332</text:p>
          </table:table-cell>
          <table:table-cell table:number-columns-repeated="4"/>
          <table:table-cell table:formula="of:=[.B292] - [estimation_info_VIN.B292]" office:value-type="float" office:value="0" calcext:value-type="float">
            <text:p>0</text:p>
          </table:table-cell>
          <table:table-cell table:formula="of:=([.D292] - [estimation_info_VIN.D292])/[estimation_info_VIN.D292]" office:value-type="float" office:value="-0.0478861988722791" calcext:value-type="float">
            <text:p>-0,04788619887227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02:18</text:p>
          </table:table-cell>
          <table:table-cell office:value-type="float" office:value="-13.8900704448955" calcext:value-type="float">
            <text:p>-13,8900704448955</text:p>
          </table:table-cell>
          <table:table-cell office:value-type="float" office:value="3" calcext:value-type="float">
            <text:p>3</text:p>
          </table:table-cell>
          <table:table-cell office:value-type="float" office:value="-2.99999999932155" calcext:value-type="float">
            <text:p>-2,99999999932155</text:p>
          </table:table-cell>
          <table:table-cell office:value-type="float" office:value="0.111111111161367" calcext:value-type="float">
            <text:p>0,111111111161367</text:p>
          </table:table-cell>
          <table:table-cell table:number-columns-repeated="4"/>
          <table:table-cell table:formula="of:=[.B293] - [estimation_info_VIN.B293]" office:value-type="float" office:value="0" calcext:value-type="float">
            <text:p>0</text:p>
          </table:table-cell>
          <table:table-cell table:formula="of:=([.D293] - [estimation_info_VIN.D293])/[estimation_info_VIN.D293]" office:value-type="float" office:value="-0.010946737080793" calcext:value-type="float">
            <text:p>-0,01094673708079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11:32</text:p>
          </table:table-cell>
          <table:table-cell office:value-type="float" office:value="-39.1206888490445" calcext:value-type="float">
            <text:p>-39,1206888490445</text:p>
          </table:table-cell>
          <table:table-cell office:value-type="float" office:value="8" calcext:value-type="float">
            <text:p>8</text:p>
          </table:table-cell>
          <table:table-cell office:value-type="float" office:value="-6.95992869516139" calcext:value-type="float">
            <text:p>-6,95992869516139</text:p>
          </table:table-cell>
          <table:table-cell office:value-type="float" office:value="0.0178530475989108" calcext:value-type="float">
            <text:p>0,017853047598911</text:p>
          </table:table-cell>
          <table:table-cell table:number-columns-repeated="4"/>
          <table:table-cell table:formula="of:=[.B294] - [estimation_info_VIN.B294]" office:value-type="float" office:value="0" calcext:value-type="float">
            <text:p>0</text:p>
          </table:table-cell>
          <table:table-cell table:formula="of:=([.D294] - [estimation_info_VIN.D294])/[estimation_info_VIN.D294]" office:value-type="float" office:value="0.00475487498870144" calcext:value-type="float">
            <text:p>0,0047548749887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18:34</text:p>
          </table:table-cell>
          <table:table-cell office:value-type="float" office:value="-44.4664147097295" calcext:value-type="float">
            <text:p>-44,4664147097295</text:p>
          </table:table-cell>
          <table:table-cell office:value-type="float" office:value="8" calcext:value-type="float">
            <text:p>8</text:p>
          </table:table-cell>
          <table:table-cell office:value-type="float" office:value="-7.99999999989081" calcext:value-type="float">
            <text:p>-7,9999999998908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295] - [estimation_info_VIN.B295]" office:value-type="float" office:value="0" calcext:value-type="float">
            <text:p>0</text:p>
          </table:table-cell>
          <table:table-cell table:formula="of:=([.D295] - [estimation_info_VIN.D295])/[estimation_info_VIN.D295]" office:value-type="float" office:value="0.0938444936235386" calcext:value-type="float">
            <text:p>0,0938444936235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25:24</text:p>
          </table:table-cell>
          <table:table-cell office:value-type="float" office:value="-18.7348194558064" calcext:value-type="float">
            <text:p>-18,734819455806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0416666666678041" calcext:value-type="float">
            <text:p>0,041666666667804</text:p>
          </table:table-cell>
          <table:table-cell table:number-columns-repeated="4"/>
          <table:table-cell table:formula="of:=[.B296] - [estimation_info_VIN.B296]" office:value-type="float" office:value="0" calcext:value-type="float">
            <text:p>0</text:p>
          </table:table-cell>
          <table:table-cell table:formula="of:=([.D296] - [estimation_info_VIN.D296])/[estimation_info_VIN.D296]" office:value-type="float" office:value="0.0243404462048634" calcext:value-type="float">
            <text:p>0,02434044620486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34:00</text:p>
          </table:table-cell>
          <table:table-cell office:value-type="float" office:value="-18.5815312472035" calcext:value-type="float">
            <text:p>-18,5815312472035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111111111111111" calcext:value-type="float">
            <text:p>0,111111111111111</text:p>
          </table:table-cell>
          <table:table-cell table:number-columns-repeated="4"/>
          <table:table-cell table:formula="of:=[.B297] - [estimation_info_VIN.B297]" office:value-type="float" office:value="0" calcext:value-type="float">
            <text:p>0</text:p>
          </table:table-cell>
          <table:table-cell table:formula="of:=([.D297] - [estimation_info_VIN.D297])/[estimation_info_VIN.D297]" office:value-type="float" office:value="0.126787558335784" calcext:value-type="float">
            <text:p>0,12678755833578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2: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[.B298] - [estimation_info_VIN.B298]" office:value-type="float" office:value="0" calcext:value-type="float">
            <text:p>0</text:p>
          </table:table-cell>
          <table:table-cell table:formula="of:=([.D298] - [estimation_info_VIN.D298])/[estimation_info_VIN.D298]" office:value-type="string" office:string-value="" calcext:value-type="error">
            <text:p>#DIV/0 !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2:48</text:p>
          </table:table-cell>
          <table:table-cell office:value-type="float" office:value="-20.2394430899737" calcext:value-type="float">
            <text:p>-20,239443089973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  <table:table-cell table:number-columns-repeated="4"/>
          <table:table-cell table:formula="of:=[.B299] - [estimation_info_VIN.B299]" office:value-type="float" office:value="0" calcext:value-type="float">
            <text:p>0</text:p>
          </table:table-cell>
          <table:table-cell table:formula="of:=([.D299] - [estimation_info_VIN.D299])/[estimation_info_VIN.D299]" office:value-type="float" office:value="-0.0239864797310288" calcext:value-type="float">
            <text:p>-0,02398647973102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6:01</text:p>
          </table:table-cell>
          <table:table-cell office:value-type="float" office:value="-18.8830393244547" calcext:value-type="float">
            <text:p>-18,8830393244547</text:p>
          </table:table-cell>
          <table:table-cell office:value-type="float" office:value="4" calcext:value-type="float">
            <text:p>4</text:p>
          </table:table-cell>
          <table:table-cell office:value-type="float" office:value="-2.99824735129452" calcext:value-type="float">
            <text:p>-2,99824735129452</text:p>
          </table:table-cell>
          <table:table-cell office:value-type="float" office:value="0.0833332480062684" calcext:value-type="float">
            <text:p>0,083333248006268</text:p>
          </table:table-cell>
          <table:table-cell table:number-columns-repeated="4"/>
          <table:table-cell table:formula="of:=[.B300] - [estimation_info_VIN.B300]" office:value-type="float" office:value="0" calcext:value-type="float">
            <text:p>0</text:p>
          </table:table-cell>
          <table:table-cell table:formula="of:=([.D300] - [estimation_info_VIN.D300])/[estimation_info_VIN.D300]" office:value-type="float" office:value="-0.0148705886858412" calcext:value-type="float">
            <text:p>-0,01487058868584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54:32</text:p>
          </table:table-cell>
          <table:table-cell office:value-type="float" office:value="-43.7395970285549" calcext:value-type="float">
            <text:p>-43,7395970285549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0.015625" calcext:value-type="float">
            <text:p>0,015625</text:p>
          </table:table-cell>
          <table:table-cell table:number-columns-repeated="4"/>
          <table:table-cell table:formula="of:=[.B301] - [estimation_info_VIN.B301]" office:value-type="float" office:value="0" calcext:value-type="float">
            <text:p>0</text:p>
          </table:table-cell>
          <table:table-cell table:formula="of:=([.D301] - [estimation_info_VIN.D301])/[estimation_info_VIN.D301]" office:value-type="float" office:value="0.0168231155641675" calcext:value-type="float">
            <text:p>0,0168231155641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02:34</text:p>
          </table:table-cell>
          <table:table-cell office:value-type="float" office:value="-23.7298260049592" calcext:value-type="float">
            <text:p>-23,7298260049592</text:p>
          </table:table-cell>
          <table:table-cell office:value-type="float" office:value="5" calcext:value-type="float">
            <text:p>5</text:p>
          </table:table-cell>
          <table:table-cell office:value-type="float" office:value="-3.99999391035135" calcext:value-type="float">
            <text:p>-3,99999391035135</text:p>
          </table:table-cell>
          <table:table-cell office:value-type="float" office:value="0.0499999999995365" calcext:value-type="float">
            <text:p>0,049999999999537</text:p>
          </table:table-cell>
          <table:table-cell table:number-columns-repeated="4"/>
          <table:table-cell table:formula="of:=[.B302] - [estimation_info_VIN.B302]" office:value-type="float" office:value="0" calcext:value-type="float">
            <text:p>0</text:p>
          </table:table-cell>
          <table:table-cell table:formula="of:=([.D302] - [estimation_info_VIN.D302])/[estimation_info_VIN.D302]" office:value-type="float" office:value="-0.013537897488547" calcext:value-type="float">
            <text:p>-0,01353789748854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11:18</text:p>
          </table:table-cell>
          <table:table-cell office:value-type="float" office:value="-23.8750520716011" calcext:value-type="float">
            <text:p>-23,8750520716011</text:p>
          </table:table-cell>
          <table:table-cell office:value-type="float" office:value="4" calcext:value-type="float">
            <text:p>4</text:p>
          </table:table-cell>
          <table:table-cell office:value-type="float" office:value="-3.99999999999437" calcext:value-type="float">
            <text:p>-3,99999999999437</text:p>
          </table:table-cell>
          <table:table-cell office:value-type="float" office:value="0.0625000000001761" calcext:value-type="float">
            <text:p>0,062500000000176</text:p>
          </table:table-cell>
          <table:table-cell table:number-columns-repeated="4"/>
          <table:table-cell table:formula="of:=[.B303] - [estimation_info_VIN.B303]" office:value-type="float" office:value="0" calcext:value-type="float">
            <text:p>0</text:p>
          </table:table-cell>
          <table:table-cell table:formula="of:=([.D303] - [estimation_info_VIN.D303])/[estimation_info_VIN.D303]" office:value-type="float" office:value="-0.025181146030993" calcext:value-type="float">
            <text:p>-0,02518114603099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16:32</text:p>
          </table:table-cell>
          <table:table-cell office:value-type="float" office:value="-19.0314225055485" calcext:value-type="float">
            <text:p>-19,0314225055485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304] - [estimation_info_VIN.B304]" office:value-type="float" office:value="0" calcext:value-type="float">
            <text:p>0</text:p>
          </table:table-cell>
          <table:table-cell table:formula="of:=([.D304] - [estimation_info_VIN.D304])/[estimation_info_VIN.D304]" office:value-type="float" office:value="0.050017569172942" calcext:value-type="float">
            <text:p>0,05001756917294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25:33</text:p>
          </table:table-cell>
          <table:table-cell office:value-type="float" office:value="-13.1600632425681" calcext:value-type="float">
            <text:p>-13,160063242568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4"/>
          <table:table-cell table:formula="of:=[.B305] - [estimation_info_VIN.B305]" office:value-type="float" office:value="0" calcext:value-type="float">
            <text:p>0</text:p>
          </table:table-cell>
          <table:table-cell table:formula="of:=([.D305] - [estimation_info_VIN.D305])/[estimation_info_VIN.D305]" office:value-type="float" office:value="0.0978834079938498" calcext:value-type="float">
            <text:p>0,0978834079938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30: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[.B306] - [estimation_info_VIN.B306]" office:value-type="float" office:value="0" calcext:value-type="float">
            <text:p>0</text:p>
          </table:table-cell>
          <table:table-cell table:formula="of:=([.D306] - [estimation_info_VIN.D306])/[estimation_info_VIN.D306]" office:value-type="string" office:string-value="" calcext:value-type="error">
            <text:p>#DIV/0 !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39:07</text:p>
          </table:table-cell>
          <table:table-cell office:value-type="float" office:value="-33.3119771494332" calcext:value-type="float">
            <text:p>-33,3119771494332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307] - [estimation_info_VIN.B307]" office:value-type="float" office:value="0" calcext:value-type="float">
            <text:p>0</text:p>
          </table:table-cell>
          <table:table-cell table:formula="of:=([.D307] - [estimation_info_VIN.D307])/[estimation_info_VIN.D307]" office:value-type="float" office:value="-0.0115011089743849" calcext:value-type="float">
            <text:p>-0,01150110897438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46: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[.B308] - [estimation_info_VIN.B308]" office:value-type="float" office:value="0" calcext:value-type="float">
            <text:p>0</text:p>
          </table:table-cell>
          <table:table-cell table:formula="of:=([.D308] - [estimation_info_VIN.D308])/[estimation_info_VIN.D308]" office:value-type="string" office:string-value="" calcext:value-type="error">
            <text:p>#DIV/0 !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54:44</text:p>
          </table:table-cell>
          <table:table-cell office:value-type="float" office:value="-13.8315941571798" calcext:value-type="float">
            <text:p>-13,831594157179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111111111111111" calcext:value-type="float">
            <text:p>0,111111111111111</text:p>
          </table:table-cell>
          <table:table-cell table:number-columns-repeated="4"/>
          <table:table-cell table:formula="of:=[.B309] - [estimation_info_VIN.B309]" office:value-type="float" office:value="0" calcext:value-type="float">
            <text:p>0</text:p>
          </table:table-cell>
          <table:table-cell table:formula="of:=([.D309] - [estimation_info_VIN.D309])/[estimation_info_VIN.D309]" office:value-type="float" office:value="-0.0465601053460814" calcext:value-type="float">
            <text:p>-0,046560105346082</text:p>
          </table:table-cell>
        </table:table-row>
      </table:table>
      <table:table table:name="estimation_info_minus_10s_VIN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estimated_f2b</text:p>
          </table:table-cell>
          <table:table-cell table:style-name="Default" office:value-type="string" calcext:value-type="string">
            <text:p>departure_time</text:p>
          </table:table-cell>
          <table:table-cell office:value-type="string" calcext:value-type="string">
            <text:p>log_likelihood</text:p>
          </table:table-cell>
          <table:table-cell office:value-type="string" calcext:value-type="string">
            <text:p>trips_number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asymptotic_confidenc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4-02 05:24:10</text:p>
          </table:table-cell>
          <table:table-cell office:value-type="float" office:value="-87.5671273378154" calcext:value-type="float">
            <text:p>-87,5671273378154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0.00277008310249307" calcext:value-type="float">
            <text:p>0,002770083102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32:29</text:p>
          </table:table-cell>
          <table:table-cell office:value-type="float" office:value="-17.5980940883354" calcext:value-type="float">
            <text:p>-17,5980940883354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45:15</text:p>
          </table:table-cell>
          <table:table-cell office:value-type="float" office:value="-57.6193482541738" calcext:value-type="float">
            <text:p>-57,6193482541738</text:p>
          </table:table-cell>
          <table:table-cell office:value-type="float" office:value="12" calcext:value-type="float">
            <text:p>12</text:p>
          </table:table-cell>
          <table:table-cell office:value-type="float" office:value="-7.6982786893059" calcext:value-type="float">
            <text:p>-7,6982786893059</text:p>
          </table:table-cell>
          <table:table-cell office:value-type="float" office:value="0.0106964382473952" calcext:value-type="float">
            <text:p>0,010696438247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46:36</text:p>
          </table:table-cell>
          <table:table-cell office:value-type="float" office:value="-30.7545444875133" calcext:value-type="float">
            <text:p>-30,7545444875133</text:p>
          </table:table-cell>
          <table:table-cell office:value-type="float" office:value="6" calcext:value-type="float">
            <text:p>6</text:p>
          </table:table-cell>
          <table:table-cell office:value-type="float" office:value="-3.915552868423" calcext:value-type="float">
            <text:p>-3,915552868423</text:p>
          </table:table-cell>
          <table:table-cell office:value-type="float" office:value="0.045146230339558" calcext:value-type="float">
            <text:p>0,045146230339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1:59</text:p>
          </table:table-cell>
          <table:table-cell office:value-type="float" office:value="-24.046555817598" calcext:value-type="float">
            <text:p>-24,046555817598</text:p>
          </table:table-cell>
          <table:table-cell office:value-type="float" office:value="5" calcext:value-type="float">
            <text:p>5</text:p>
          </table:table-cell>
          <table:table-cell office:value-type="float" office:value="-4.99541642220912" calcext:value-type="float">
            <text:p>-4,99541642220912</text:p>
          </table:table-cell>
          <table:table-cell office:value-type="float" office:value="-0.00000747308252294263" calcext:value-type="float">
            <text:p>-7,47308252294263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3:18</text:p>
          </table:table-cell>
          <table:table-cell office:value-type="float" office:value="-5.06763522730828" calcext:value-type="float">
            <text:p>-5,06763522730828</text:p>
          </table:table-cell>
          <table:table-cell office:value-type="float" office:value="1" calcext:value-type="float">
            <text:p>1</text:p>
          </table:table-cell>
          <table:table-cell office:value-type="float" office:value="-0.0000280147557145172" calcext:value-type="float">
            <text:p>-2,80147557145172E-05</text:p>
          </table:table-cell>
          <table:table-cell office:value-type="float" office:value="-237613.414648089" calcext:value-type="float">
            <text:p>-237613,4146480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02:53</text:p>
          </table:table-cell>
          <table:table-cell office:value-type="float" office:value="-85.7973992631974" calcext:value-type="float">
            <text:p>-85,7973992631974</text:p>
          </table:table-cell>
          <table:table-cell office:value-type="float" office:value="18" calcext:value-type="float">
            <text:p>18</text:p>
          </table:table-cell>
          <table:table-cell office:value-type="float" office:value="-11.5449449399053" calcext:value-type="float">
            <text:p>-11,5449449399053</text:p>
          </table:table-cell>
          <table:table-cell office:value-type="float" office:value="0.00228429220810994" calcext:value-type="float">
            <text:p>0,002284292208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04:10</text:p>
          </table:table-cell>
          <table:table-cell office:value-type="float" office:value="-49.0056889053307" calcext:value-type="float">
            <text:p>-49,0056889053307</text:p>
          </table:table-cell>
          <table:table-cell office:value-type="float" office:value="9" calcext:value-type="float">
            <text:p>9</text:p>
          </table:table-cell>
          <table:table-cell office:value-type="float" office:value="-2.99944722526427" calcext:value-type="float">
            <text:p>-2,99944722526427</text:p>
          </table:table-cell>
          <table:table-cell office:value-type="float" office:value="0.0521195857792351" calcext:value-type="float">
            <text:p>0,0521195857792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0:43</text:p>
          </table:table-cell>
          <table:table-cell office:value-type="float" office:value="-72.5442974820023" calcext:value-type="float">
            <text:p>-72,5442974820023</text:p>
          </table:table-cell>
          <table:table-cell office:value-type="float" office:value="15" calcext:value-type="float">
            <text:p>15</text:p>
          </table:table-cell>
          <table:table-cell office:value-type="float" office:value="-11.5337877600679" calcext:value-type="float">
            <text:p>-11,5337877600679</text:p>
          </table:table-cell>
          <table:table-cell office:value-type="float" office:value="0.00441702994606837" calcext:value-type="float">
            <text:p>0,004417029946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218798828125" calcext:value-type="float">
            <text:p>0,29218798828125</text:p>
          </table:table-cell>
          <table:table-cell office:value-type="string" calcext:value-type="string">
            <text:p>2020-04-02 06:12:03</text:p>
          </table:table-cell>
          <table:table-cell office:value-type="float" office:value="-40.8897396734029" calcext:value-type="float">
            <text:p>-40,8897396734029</text:p>
          </table:table-cell>
          <table:table-cell office:value-type="float" office:value="7" calcext:value-type="float">
            <text:p>7</text:p>
          </table:table-cell>
          <table:table-cell office:value-type="float" office:value="-0.000607266537080431" calcext:value-type="float">
            <text:p>-0,00060726653708</text:p>
          </table:table-cell>
          <table:table-cell office:value-type="float" office:value="0.0119789523862781" calcext:value-type="float">
            <text:p>0,0119789523862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4:41</text:p>
          </table:table-cell>
          <table:table-cell office:value-type="float" office:value="-18.8310567889859" calcext:value-type="float">
            <text:p>-18,8310567889859</text:p>
          </table:table-cell>
          <table:table-cell office:value-type="float" office:value="3" calcext:value-type="float">
            <text:p>3</text:p>
          </table:table-cell>
          <table:table-cell office:value-type="float" office:value="-2.04552861726616" calcext:value-type="float">
            <text:p>-2,04552861726616</text:p>
          </table:table-cell>
          <table:table-cell office:value-type="float" office:value="0.172947107786167" calcext:value-type="float">
            <text:p>0,1729471077861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8:00</text:p>
          </table:table-cell>
          <table:table-cell office:value-type="float" office:value="-90.7449814650727" calcext:value-type="float">
            <text:p>-90,7449814650727</text:p>
          </table:table-cell>
          <table:table-cell office:value-type="float" office:value="15" calcext:value-type="float">
            <text:p>15</text:p>
          </table:table-cell>
          <table:table-cell office:value-type="float" office:value="-11.1224034244795" calcext:value-type="float">
            <text:p>-11,1224034244795</text:p>
          </table:table-cell>
          <table:table-cell office:value-type="float" office:value="0.00624957736127191" calcext:value-type="float">
            <text:p>0,0062495773612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23:07</text:p>
          </table:table-cell>
          <table:table-cell office:value-type="float" office:value="-90.0268708995282" calcext:value-type="float">
            <text:p>-90,0268708995282</text:p>
          </table:table-cell>
          <table:table-cell office:value-type="float" office:value="18" calcext:value-type="float">
            <text:p>18</text:p>
          </table:table-cell>
          <table:table-cell office:value-type="float" office:value="-16.9392164901094" calcext:value-type="float">
            <text:p>-16,9392164901094</text:p>
          </table:table-cell>
          <table:table-cell office:value-type="float" office:value="0.00330830550204523" calcext:value-type="float">
            <text:p>0,0033083055020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7558349609375" calcext:value-type="float">
            <text:p>0,107558349609375</text:p>
          </table:table-cell>
          <table:table-cell office:value-type="string" calcext:value-type="string">
            <text:p>2020-04-02 06:25:50</text:p>
          </table:table-cell>
          <table:table-cell office:value-type="float" office:value="-54.244879893166" calcext:value-type="float">
            <text:p>-54,244879893166</text:p>
          </table:table-cell>
          <table:table-cell office:value-type="float" office:value="9" calcext:value-type="float">
            <text:p>9</text:p>
          </table:table-cell>
          <table:table-cell office:value-type="float" office:value="-0.00922978662482166" calcext:value-type="float">
            <text:p>-0,009229786624822</text:p>
          </table:table-cell>
          <table:table-cell office:value-type="float" office:value="0.00273197290814811" calcext:value-type="float">
            <text:p>0,002731972908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31:46</text:p>
          </table:table-cell>
          <table:table-cell office:value-type="float" office:value="-79.0246976187819" calcext:value-type="float">
            <text:p>-79,0246976187819</text:p>
          </table:table-cell>
          <table:table-cell office:value-type="float" office:value="16" calcext:value-type="float">
            <text:p>16</text:p>
          </table:table-cell>
          <table:table-cell office:value-type="float" office:value="-12.9990706592246" calcext:value-type="float">
            <text:p>-12,9990706592246</text:p>
          </table:table-cell>
          <table:table-cell office:value-type="float" office:value="0.00480769211000728" calcext:value-type="float">
            <text:p>0,004807692110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35:00</text:p>
          </table:table-cell>
          <table:table-cell office:value-type="float" office:value="-97.7652649059435" calcext:value-type="float">
            <text:p>-97,7652649059435</text:p>
          </table:table-cell>
          <table:table-cell office:value-type="float" office:value="18" calcext:value-type="float">
            <text:p>18</text:p>
          </table:table-cell>
          <table:table-cell office:value-type="float" office:value="-10.9063584469512" calcext:value-type="float">
            <text:p>-10,9063584469512</text:p>
          </table:table-cell>
          <table:table-cell office:value-type="float" office:value="0.00378728465163282" calcext:value-type="float">
            <text:p>0,0037872846516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7192260742188" calcext:value-type="float">
            <text:p>0,117192260742188</text:p>
          </table:table-cell>
          <table:table-cell office:value-type="string" calcext:value-type="string">
            <text:p>2020-04-02 06:37:07</text:p>
          </table:table-cell>
          <table:table-cell office:value-type="float" office:value="-76.2295956351503" calcext:value-type="float">
            <text:p>-76,2295956351503</text:p>
          </table:table-cell>
          <table:table-cell office:value-type="float" office:value="13" calcext:value-type="float">
            <text:p>13</text:p>
          </table:table-cell>
          <table:table-cell office:value-type="float" office:value="-0.00501146587342154" calcext:value-type="float">
            <text:p>-0,005011465873422</text:p>
          </table:table-cell>
          <table:table-cell office:value-type="float" office:value="0.00150508883477872" calcext:value-type="float">
            <text:p>0,0015050888347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1:28</text:p>
          </table:table-cell>
          <table:table-cell office:value-type="float" office:value="-83.0356110041291" calcext:value-type="float">
            <text:p>-83,0356110041291</text:p>
          </table:table-cell>
          <table:table-cell office:value-type="float" office:value="15" calcext:value-type="float">
            <text:p>15</text:p>
          </table:table-cell>
          <table:table-cell office:value-type="float" office:value="-14.9999872522365" calcext:value-type="float">
            <text:p>-14,9999872522365</text:p>
          </table:table-cell>
          <table:table-cell office:value-type="float" office:value="0.00444445436562615" calcext:value-type="float">
            <text:p>0,0044444543656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4:04</text:p>
          </table:table-cell>
          <table:table-cell office:value-type="float" office:value="-37.5110137413515" calcext:value-type="float">
            <text:p>-37,5110137413515</text:p>
          </table:table-cell>
          <table:table-cell office:value-type="float" office:value="6" calcext:value-type="float">
            <text:p>6</text:p>
          </table:table-cell>
          <table:table-cell office:value-type="float" office:value="-4.00000000230472" calcext:value-type="float">
            <text:p>-4,00000000230472</text:p>
          </table:table-cell>
          <table:table-cell office:value-type="float" office:value="0.0416666666667369" calcext:value-type="float">
            <text:p>0,0416666666667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8:40</text:p>
          </table:table-cell>
          <table:table-cell office:value-type="float" office:value="-130.647754816911" calcext:value-type="float">
            <text:p>-130,647754816911</text:p>
          </table:table-cell>
          <table:table-cell office:value-type="float" office:value="27" calcext:value-type="float">
            <text:p>27</text:p>
          </table:table-cell>
          <table:table-cell office:value-type="float" office:value="-21.3401084668081" calcext:value-type="float">
            <text:p>-21,3401084668081</text:p>
          </table:table-cell>
          <table:table-cell office:value-type="float" office:value="0.00183875933548874" calcext:value-type="float">
            <text:p>0,001838759335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0:14</text:p>
          </table:table-cell>
          <table:table-cell office:value-type="float" office:value="-89.8172680519932" calcext:value-type="float">
            <text:p>-89,8172680519932</text:p>
          </table:table-cell>
          <table:table-cell office:value-type="float" office:value="16" calcext:value-type="float">
            <text:p>16</text:p>
          </table:table-cell>
          <table:table-cell office:value-type="float" office:value="-1.96823539272498" calcext:value-type="float">
            <text:p>-1,96823539272498</text:p>
          </table:table-cell>
          <table:table-cell office:value-type="float" office:value="0.00916867964084823" calcext:value-type="float">
            <text:p>0,0091686796408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1:37</text:p>
          </table:table-cell>
          <table:table-cell office:value-type="float" office:value="-91.8859175872259" calcext:value-type="float">
            <text:p>-91,8859175872259</text:p>
          </table:table-cell>
          <table:table-cell office:value-type="float" office:value="14" calcext:value-type="float">
            <text:p>14</text:p>
          </table:table-cell>
          <table:table-cell office:value-type="float" office:value="-11.0676095133262" calcext:value-type="float">
            <text:p>-11,0676095133262</text:p>
          </table:table-cell>
          <table:table-cell office:value-type="float" office:value="0.00694324955841875" calcext:value-type="float">
            <text:p>0,0069432495584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3:20</text:p>
          </table:table-cell>
          <table:table-cell office:value-type="float" office:value="-24.5277165348369" calcext:value-type="float">
            <text:p>-24,5277165348369</text:p>
          </table:table-cell>
          <table:table-cell office:value-type="float" office:value="5" calcext:value-type="float">
            <text:p>5</text:p>
          </table:table-cell>
          <table:table-cell office:value-type="float" office:value="-2.99998817444672" calcext:value-type="float">
            <text:p>-2,99998817444672</text:p>
          </table:table-cell>
          <table:table-cell office:value-type="float" office:value="0.0666666683106158" calcext:value-type="float">
            <text:p>0,0666666683106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9:33</text:p>
          </table:table-cell>
          <table:table-cell office:value-type="float" office:value="-199.936694761136" calcext:value-type="float">
            <text:p>-199,936694761136</text:p>
          </table:table-cell>
          <table:table-cell office:value-type="float" office:value="38" calcext:value-type="float">
            <text:p>38</text:p>
          </table:table-cell>
          <table:table-cell office:value-type="float" office:value="-33.9974249389057" calcext:value-type="float">
            <text:p>-33,9974249389057</text:p>
          </table:table-cell>
          <table:table-cell office:value-type="float" office:value="0.000773993730873137" calcext:value-type="float">
            <text:p>0,0007739937308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4936462402344" calcext:value-type="float">
            <text:p>0,104936462402344</text:p>
          </table:table-cell>
          <table:table-cell office:value-type="string" calcext:value-type="string">
            <text:p>2020-04-02 07:03:05</text:p>
          </table:table-cell>
          <table:table-cell office:value-type="float" office:value="-102.091443214929" calcext:value-type="float">
            <text:p>-102,091443214929</text:p>
          </table:table-cell>
          <table:table-cell office:value-type="float" office:value="19" calcext:value-type="float">
            <text:p>19</text:p>
          </table:table-cell>
          <table:table-cell office:value-type="float" office:value="-0.00512872572710599" calcext:value-type="float">
            <text:p>-0,005128725727106</text:p>
          </table:table-cell>
          <table:table-cell office:value-type="float" office:value="0.000364444104823445" calcext:value-type="float">
            <text:p>0,0003644441048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06:01</text:p>
          </table:table-cell>
          <table:table-cell office:value-type="float" office:value="-163.777786117859" calcext:value-type="float">
            <text:p>-163,777786117859</text:p>
          </table:table-cell>
          <table:table-cell office:value-type="float" office:value="32" calcext:value-type="float">
            <text:p>32</text:p>
          </table:table-cell>
          <table:table-cell office:value-type="float" office:value="-20.4801140947093" calcext:value-type="float">
            <text:p>-20,4801140947093</text:p>
          </table:table-cell>
          <table:table-cell office:value-type="float" office:value="0.00109943846970241" calcext:value-type="float">
            <text:p>0,0010994384697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09:10</text:p>
          </table:table-cell>
          <table:table-cell office:value-type="float" office:value="-175.777517383684" calcext:value-type="float">
            <text:p>-175,777517383684</text:p>
          </table:table-cell>
          <table:table-cell office:value-type="float" office:value="32" calcext:value-type="float">
            <text:p>32</text:p>
          </table:table-cell>
          <table:table-cell office:value-type="float" office:value="-24.9887405708067" calcext:value-type="float">
            <text:p>-24,9887405708067</text:p>
          </table:table-cell>
          <table:table-cell office:value-type="float" office:value="0.00125102979165019" calcext:value-type="float">
            <text:p>0,001251029791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17:01</text:p>
          </table:table-cell>
          <table:table-cell office:value-type="float" office:value="-349.262491099788" calcext:value-type="float">
            <text:p>-349,262491099788</text:p>
          </table:table-cell>
          <table:table-cell office:value-type="float" office:value="66" calcext:value-type="float">
            <text:p>66</text:p>
          </table:table-cell>
          <table:table-cell office:value-type="float" office:value="-18.1127487910583" calcext:value-type="float">
            <text:p>-18,1127487910583</text:p>
          </table:table-cell>
          <table:table-cell office:value-type="float" office:value="0.0000279180620848511" calcext:value-type="float">
            <text:p>2,79180620848511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82610168457031" calcext:value-type="float">
            <text:p>0,048261016845703</text:p>
          </table:table-cell>
          <table:table-cell office:value-type="string" calcext:value-type="string">
            <text:p>2020-04-02 07:18:39</text:p>
          </table:table-cell>
          <table:table-cell office:value-type="float" office:value="-254.893037544741" calcext:value-type="float">
            <text:p>-254,893037544741</text:p>
          </table:table-cell>
          <table:table-cell office:value-type="float" office:value="43" calcext:value-type="float">
            <text:p>43</text:p>
          </table:table-cell>
          <table:table-cell office:value-type="float" office:value="-0.0017919689978001" calcext:value-type="float">
            <text:p>-0,0017919689978</text:p>
          </table:table-cell>
          <table:table-cell office:value-type="float" office:value="0.000109872686897226" calcext:value-type="float">
            <text:p>0,0001098726868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21:52</text:p>
          </table:table-cell>
          <table:table-cell office:value-type="float" office:value="-232.487123351905" calcext:value-type="float">
            <text:p>-232,487123351905</text:p>
          </table:table-cell>
          <table:table-cell office:value-type="float" office:value="42" calcext:value-type="float">
            <text:p>42</text:p>
          </table:table-cell>
          <table:table-cell office:value-type="float" office:value="-28.3666660203175" calcext:value-type="float">
            <text:p>-28,3666660203175</text:p>
          </table:table-cell>
          <table:table-cell office:value-type="float" office:value="0.000832862452493211" calcext:value-type="float">
            <text:p>0,0008328624524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24:18</text:p>
          </table:table-cell>
          <table:table-cell office:value-type="float" office:value="-215.596451688598" calcext:value-type="float">
            <text:p>-215,596451688598</text:p>
          </table:table-cell>
          <table:table-cell office:value-type="float" office:value="39" calcext:value-type="float">
            <text:p>39</text:p>
          </table:table-cell>
          <table:table-cell office:value-type="float" office:value="-22.4247517014061" calcext:value-type="float">
            <text:p>-22,4247517014061</text:p>
          </table:table-cell>
          <table:table-cell office:value-type="float" office:value="0.00116070228869701" calcext:value-type="float">
            <text:p>0,0011607022886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26:42</text:p>
          </table:table-cell>
          <table:table-cell office:value-type="float" office:value="-370.159438107878" calcext:value-type="float">
            <text:p>-370,159438107878</text:p>
          </table:table-cell>
          <table:table-cell office:value-type="float" office:value="60" calcext:value-type="float">
            <text:p>60</text:p>
          </table:table-cell>
          <table:table-cell office:value-type="float" office:value="-34.301415591643" calcext:value-type="float">
            <text:p>-34,301415591643</text:p>
          </table:table-cell>
          <table:table-cell office:value-type="float" office:value="0.000359922340746576" calcext:value-type="float">
            <text:p>0,0003599223407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47669258117676" calcext:value-type="float">
            <text:p>0,024766925811768</text:p>
          </table:table-cell>
          <table:table-cell office:value-type="string" calcext:value-type="string">
            <text:p>2020-04-02 07:30:34</text:p>
          </table:table-cell>
          <table:table-cell office:value-type="float" office:value="-386.550260991639" calcext:value-type="float">
            <text:p>-386,550260991639</text:p>
          </table:table-cell>
          <table:table-cell office:value-type="float" office:value="70" calcext:value-type="float">
            <text:p>70</text:p>
          </table:table-cell>
          <table:table-cell office:value-type="float" office:value="-0.00604341950019283" calcext:value-type="float">
            <text:p>-0,006043419500193</text:p>
          </table:table-cell>
          <table:table-cell office:value-type="float" office:value="0.00000782728441455124" calcext:value-type="float">
            <text:p>7,82728441455124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31:55</text:p>
          </table:table-cell>
          <table:table-cell office:value-type="float" office:value="-229.167416106451" calcext:value-type="float">
            <text:p>-229,167416106451</text:p>
          </table:table-cell>
          <table:table-cell office:value-type="float" office:value="36" calcext:value-type="float">
            <text:p>36</text:p>
          </table:table-cell>
          <table:table-cell office:value-type="float" office:value="-4.34816555459778" calcext:value-type="float">
            <text:p>-4,34816555459778</text:p>
          </table:table-cell>
          <table:table-cell office:value-type="float" office:value="0.000161030894075097" calcext:value-type="float">
            <text:p>0,0001610308940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34:48</text:p>
          </table:table-cell>
          <table:table-cell office:value-type="float" office:value="-354.159387416318" calcext:value-type="float">
            <text:p>-354,159387416318</text:p>
          </table:table-cell>
          <table:table-cell office:value-type="float" office:value="61" calcext:value-type="float">
            <text:p>61</text:p>
          </table:table-cell>
          <table:table-cell office:value-type="float" office:value="-17.2924655279062" calcext:value-type="float">
            <text:p>-17,2924655279062</text:p>
          </table:table-cell>
          <table:table-cell office:value-type="float" office:value="0.0000298199303030443" calcext:value-type="float">
            <text:p>2,98199303030443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0195236206055" calcext:value-type="float">
            <text:p>0,120195236206055</text:p>
          </table:table-cell>
          <table:table-cell office:value-type="string" calcext:value-type="string">
            <text:p>2020-04-02 07:38:58</text:p>
          </table:table-cell>
          <table:table-cell office:value-type="float" office:value="-502.386414850985" calcext:value-type="float">
            <text:p>-502,386414850985</text:p>
          </table:table-cell>
          <table:table-cell office:value-type="float" office:value="87" calcext:value-type="float">
            <text:p>87</text:p>
          </table:table-cell>
          <table:table-cell office:value-type="float" office:value="-0.0054403267681824" calcext:value-type="float">
            <text:p>-0,005440326768182</text:p>
          </table:table-cell>
          <table:table-cell office:value-type="float" office:value="0.0000327637603425677" calcext:value-type="float">
            <text:p>3,27637603425677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79706573486328" calcext:value-type="float">
            <text:p>0,077970657348633</text:p>
          </table:table-cell>
          <table:table-cell office:value-type="string" calcext:value-type="string">
            <text:p>2020-04-02 07:40:55</text:p>
          </table:table-cell>
          <table:table-cell office:value-type="float" office:value="-478.132506339965" calcext:value-type="float">
            <text:p>-478,132506339965</text:p>
          </table:table-cell>
          <table:table-cell office:value-type="float" office:value="79" calcext:value-type="float">
            <text:p>79</text:p>
          </table:table-cell>
          <table:table-cell office:value-type="float" office:value="0.00432662368323333" calcext:value-type="float">
            <text:p>0,004326623683233</text:p>
          </table:table-cell>
          <table:table-cell office:value-type="float" office:value="0.0000334132434749095" calcext:value-type="float">
            <text:p>3,34132434749095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01369476318359" calcext:value-type="float">
            <text:p>0,010136947631836</text:p>
          </table:table-cell>
          <table:table-cell office:value-type="string" calcext:value-type="string">
            <text:p>2020-04-02 07:42:52</text:p>
          </table:table-cell>
          <table:table-cell office:value-type="float" office:value="-355.663147225477" calcext:value-type="float">
            <text:p>-355,663147225477</text:p>
          </table:table-cell>
          <table:table-cell office:value-type="float" office:value="61" calcext:value-type="float">
            <text:p>61</text:p>
          </table:table-cell>
          <table:table-cell office:value-type="float" office:value="-0.00438944017283338" calcext:value-type="float">
            <text:p>-0,004389440172833</text:p>
          </table:table-cell>
          <table:table-cell office:value-type="float" office:value="0.0000467607022427364" calcext:value-type="float">
            <text:p>4,67607022427364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4:30</text:p>
          </table:table-cell>
          <table:table-cell office:value-type="float" office:value="-340.29459933134" calcext:value-type="float">
            <text:p>-340,29459933134</text:p>
          </table:table-cell>
          <table:table-cell office:value-type="float" office:value="60" calcext:value-type="float">
            <text:p>60</text:p>
          </table:table-cell>
          <table:table-cell office:value-type="float" office:value="-33.8607975545887" calcext:value-type="float">
            <text:p>-33,8607975545887</text:p>
          </table:table-cell>
          <table:table-cell office:value-type="float" office:value="0.000554092749429495" calcext:value-type="float">
            <text:p>0,0005540927494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5:50</text:p>
          </table:table-cell>
          <table:table-cell office:value-type="float" office:value="-262.209704346806" calcext:value-type="float">
            <text:p>-262,209704346806</text:p>
          </table:table-cell>
          <table:table-cell office:value-type="float" office:value="45" calcext:value-type="float">
            <text:p>45</text:p>
          </table:table-cell>
          <table:table-cell office:value-type="float" office:value="-15.3927491475412" calcext:value-type="float">
            <text:p>-15,3927491475412</text:p>
          </table:table-cell>
          <table:table-cell office:value-type="float" office:value="0.0014400243883017" calcext:value-type="float">
            <text:p>0,0014400243883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9:32</text:p>
          </table:table-cell>
          <table:table-cell office:value-type="float" office:value="-404.062953313485" calcext:value-type="float">
            <text:p>-404,062953313485</text:p>
          </table:table-cell>
          <table:table-cell office:value-type="float" office:value="73" calcext:value-type="float">
            <text:p>73</text:p>
          </table:table-cell>
          <table:table-cell office:value-type="float" office:value="-44.4756796584496" calcext:value-type="float">
            <text:p>-44,4756796584496</text:p>
          </table:table-cell>
          <table:table-cell office:value-type="float" office:value="0.000098022382433308" calcext:value-type="float">
            <text:p>9,8022382433308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00942657470703" calcext:value-type="float">
            <text:p>0,100942657470703</text:p>
          </table:table-cell>
          <table:table-cell office:value-type="string" calcext:value-type="string">
            <text:p>2020-04-02 07:52:02</text:p>
          </table:table-cell>
          <table:table-cell office:value-type="float" office:value="-382.08406387897" calcext:value-type="float">
            <text:p>-382,08406387897</text:p>
          </table:table-cell>
          <table:table-cell office:value-type="float" office:value="63" calcext:value-type="float">
            <text:p>63</text:p>
          </table:table-cell>
          <table:table-cell office:value-type="float" office:value="-0.00311049730322888" calcext:value-type="float">
            <text:p>-0,003110497303229</text:p>
          </table:table-cell>
          <table:table-cell office:value-type="float" office:value="0.000120437696375567" calcext:value-type="float">
            <text:p>0,0001204376963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82760162353516" calcext:value-type="float">
            <text:p>0,058276016235352</text:p>
          </table:table-cell>
          <table:table-cell office:value-type="string" calcext:value-type="string">
            <text:p>2020-04-02 07:53:46</text:p>
          </table:table-cell>
          <table:table-cell office:value-type="float" office:value="-417.173891873687" calcext:value-type="float">
            <text:p>-417,173891873687</text:p>
          </table:table-cell>
          <table:table-cell office:value-type="float" office:value="71" calcext:value-type="float">
            <text:p>71</text:p>
          </table:table-cell>
          <table:table-cell office:value-type="float" office:value="-0.00356829879386522" calcext:value-type="float">
            <text:p>-0,003568298793865</text:p>
          </table:table-cell>
          <table:table-cell office:value-type="float" office:value="0.0000362049748890077" calcext:value-type="float">
            <text:p>3,62049748890077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54488296508789" calcext:value-type="float">
            <text:p>0,035448829650879</text:p>
          </table:table-cell>
          <table:table-cell office:value-type="string" calcext:value-type="string">
            <text:p>2020-04-02 07:55:28</text:p>
          </table:table-cell>
          <table:table-cell office:value-type="float" office:value="-454.565751445197" calcext:value-type="float">
            <text:p>-454,565751445197</text:p>
          </table:table-cell>
          <table:table-cell office:value-type="float" office:value="76" calcext:value-type="float">
            <text:p>76</text:p>
          </table:table-cell>
          <table:table-cell office:value-type="float" office:value="0.00510430627074057" calcext:value-type="float">
            <text:p>0,005104306270741</text:p>
          </table:table-cell>
          <table:table-cell office:value-type="float" office:value="0.0000251351261329091" calcext:value-type="float">
            <text:p>2,51351261329091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474835968017578" calcext:value-type="float">
            <text:p>0,004748359680176</text:p>
          </table:table-cell>
          <table:table-cell office:value-type="string" calcext:value-type="string">
            <text:p>2020-04-02 07:57:16</text:p>
          </table:table-cell>
          <table:table-cell office:value-type="float" office:value="-369.675286502137" calcext:value-type="float">
            <text:p>-369,675286502137</text:p>
          </table:table-cell>
          <table:table-cell office:value-type="float" office:value="60" calcext:value-type="float">
            <text:p>60</text:p>
          </table:table-cell>
          <table:table-cell office:value-type="float" office:value="0.00382566811154761" calcext:value-type="float">
            <text:p>0,003825668111548</text:p>
          </table:table-cell>
          <table:table-cell office:value-type="float" office:value="0.0000224448859367661" calcext:value-type="float">
            <text:p>2,24448859367661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72935409545898" calcext:value-type="float">
            <text:p>0,02729354095459</text:p>
          </table:table-cell>
          <table:table-cell office:value-type="string" calcext:value-type="string">
            <text:p>2020-04-02 07:59:03</text:p>
          </table:table-cell>
          <table:table-cell office:value-type="float" office:value="-309.96642051128" calcext:value-type="float">
            <text:p>-309,96642051128</text:p>
          </table:table-cell>
          <table:table-cell office:value-type="float" office:value="50" calcext:value-type="float">
            <text:p>50</text:p>
          </table:table-cell>
          <table:table-cell office:value-type="float" office:value="-0.00233041052735006" calcext:value-type="float">
            <text:p>-0,00233041052735</text:p>
          </table:table-cell>
          <table:table-cell office:value-type="float" office:value="0.0000363545247297982" calcext:value-type="float">
            <text:p>3,63545247297982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01:19</text:p>
          </table:table-cell>
          <table:table-cell office:value-type="float" office:value="-345.966794785291" calcext:value-type="float">
            <text:p>-345,966794785291</text:p>
          </table:table-cell>
          <table:table-cell office:value-type="float" office:value="51" calcext:value-type="float">
            <text:p>51</text:p>
          </table:table-cell>
          <table:table-cell office:value-type="float" office:value="-36.8974495335394" calcext:value-type="float">
            <text:p>-36,8974495335394</text:p>
          </table:table-cell>
          <table:table-cell office:value-type="float" office:value="0.000541447061568767" calcext:value-type="float">
            <text:p>0,0005414470615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7634716033936" calcext:value-type="float">
            <text:p>0,025763471603394</text:p>
          </table:table-cell>
          <table:table-cell office:value-type="string" calcext:value-type="string">
            <text:p>2020-04-02 08:07:47</text:p>
          </table:table-cell>
          <table:table-cell office:value-type="float" office:value="-944.129172207786" calcext:value-type="float">
            <text:p>-944,129172207786</text:p>
          </table:table-cell>
          <table:table-cell office:value-type="float" office:value="161" calcext:value-type="float">
            <text:p>161</text:p>
          </table:table-cell>
          <table:table-cell office:value-type="float" office:value="-0.00581860845433146" calcext:value-type="float">
            <text:p>-0,005818608454331</text:p>
          </table:table-cell>
          <table:table-cell office:value-type="float" office:value="0.00000153054254006977" calcext:value-type="float">
            <text:p>1,53054254006977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64546585083008" calcext:value-type="float">
            <text:p>0,464546585083008</text:p>
          </table:table-cell>
          <table:table-cell office:value-type="string" calcext:value-type="string">
            <text:p>2020-04-02 08:13:06</text:p>
          </table:table-cell>
          <table:table-cell office:value-type="float" office:value="-1241.2314599973" calcext:value-type="float">
            <text:p>-1241,2314599973</text:p>
          </table:table-cell>
          <table:table-cell office:value-type="float" office:value="200" calcext:value-type="float">
            <text:p>200</text:p>
          </table:table-cell>
          <table:table-cell office:value-type="float" office:value="-0.000441283089261057" calcext:value-type="float">
            <text:p>-0,000441283089261</text:p>
          </table:table-cell>
          <table:table-cell office:value-type="float" office:value="0.00000856617264979931" calcext:value-type="float">
            <text:p>8,56617264979931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18419364929199" calcext:value-type="float">
            <text:p>0,118419364929199</text:p>
          </table:table-cell>
          <table:table-cell office:value-type="string" calcext:value-type="string">
            <text:p>2020-04-02 08:14:37</text:p>
          </table:table-cell>
          <table:table-cell office:value-type="float" office:value="-1088.21326310933" calcext:value-type="float">
            <text:p>-1088,21326310933</text:p>
          </table:table-cell>
          <table:table-cell office:value-type="float" office:value="171" calcext:value-type="float">
            <text:p>171</text:p>
          </table:table-cell>
          <table:table-cell office:value-type="float" office:value="-0.000718978983364371" calcext:value-type="float">
            <text:p>-0,000718978983364</text:p>
          </table:table-cell>
          <table:table-cell office:value-type="float" office:value="0.00000814218656968441" calcext:value-type="float">
            <text:p>8,14218656968441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14156951904297" calcext:value-type="float">
            <text:p>0,08141569519043</text:p>
          </table:table-cell>
          <table:table-cell office:value-type="string" calcext:value-type="string">
            <text:p>2020-04-02 08:16:55</text:p>
          </table:table-cell>
          <table:table-cell office:value-type="float" office:value="-883.078871561358" calcext:value-type="float">
            <text:p>-883,078871561358</text:p>
          </table:table-cell>
          <table:table-cell office:value-type="float" office:value="143" calcext:value-type="float">
            <text:p>143</text:p>
          </table:table-cell>
          <table:table-cell office:value-type="float" office:value="0.00225352269263563" calcext:value-type="float">
            <text:p>0,002253522692636</text:p>
          </table:table-cell>
          <table:table-cell office:value-type="float" office:value="0.0000144278929277085" calcext:value-type="float">
            <text:p>1,44278929277085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18:55</text:p>
          </table:table-cell>
          <table:table-cell office:value-type="float" office:value="-640.524670400001" calcext:value-type="float">
            <text:p>-640,524670400001</text:p>
          </table:table-cell>
          <table:table-cell office:value-type="float" office:value="104" calcext:value-type="float">
            <text:p>104</text:p>
          </table:table-cell>
          <table:table-cell office:value-type="float" office:value="-34.603116651777" calcext:value-type="float">
            <text:p>-34,603116651777</text:p>
          </table:table-cell>
          <table:table-cell office:value-type="float" office:value="0.0000648080326322375" calcext:value-type="float">
            <text:p>6,48080326322375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60641799926758" calcext:value-type="float">
            <text:p>0,560641799926758</text:p>
          </table:table-cell>
          <table:table-cell office:value-type="string" calcext:value-type="string">
            <text:p>2020-04-02 08:24:16</text:p>
          </table:table-cell>
          <table:table-cell office:value-type="float" office:value="-1333.16451171773" calcext:value-type="float">
            <text:p>-1333,16451171773</text:p>
          </table:table-cell>
          <table:table-cell office:value-type="float" office:value="230" calcext:value-type="float">
            <text:p>230</text:p>
          </table:table-cell>
          <table:table-cell office:value-type="float" office:value="0.00644693453449841" calcext:value-type="float">
            <text:p>0,006446934534498</text:p>
          </table:table-cell>
          <table:table-cell office:value-type="float" office:value="0.00000861042727633991" calcext:value-type="float">
            <text:p>8,61042727633991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692627906799316" calcext:value-type="float">
            <text:p>0,069262790679932</text:p>
          </table:table-cell>
          <table:table-cell office:value-type="string" calcext:value-type="string">
            <text:p>2020-04-02 08:25:48</text:p>
          </table:table-cell>
          <table:table-cell office:value-type="float" office:value="-1427.13264552906" calcext:value-type="float">
            <text:p>-1427,13264552906</text:p>
          </table:table-cell>
          <table:table-cell office:value-type="float" office:value="248" calcext:value-type="float">
            <text:p>248</text:p>
          </table:table-cell>
          <table:table-cell office:value-type="float" office:value="-0.000494804496479873" calcext:value-type="float">
            <text:p>-0,00049480449648</text:p>
          </table:table-cell>
          <table:table-cell office:value-type="float" office:value="0.00000306863314555003" calcext:value-type="float">
            <text:p>3,06863314555003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89781951904297" calcext:value-type="float">
            <text:p>0,189781951904297</text:p>
          </table:table-cell>
          <table:table-cell office:value-type="string" calcext:value-type="string">
            <text:p>2020-04-02 08:27:31</text:p>
          </table:table-cell>
          <table:table-cell office:value-type="float" office:value="-1146.04486493062" calcext:value-type="float">
            <text:p>-1146,04486493062</text:p>
          </table:table-cell>
          <table:table-cell office:value-type="float" office:value="196" calcext:value-type="float">
            <text:p>196</text:p>
          </table:table-cell>
          <table:table-cell office:value-type="float" office:value="-0.00143466840519269" calcext:value-type="float">
            <text:p>-0,001434668405193</text:p>
          </table:table-cell>
          <table:table-cell office:value-type="float" office:value="0.0000232773131187839" calcext:value-type="float">
            <text:p>2,32773131187839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732451629638672" calcext:value-type="float">
            <text:p>0,007324516296387</text:p>
          </table:table-cell>
          <table:table-cell office:value-type="string" calcext:value-type="string">
            <text:p>2020-04-02 08:29:25</text:p>
          </table:table-cell>
          <table:table-cell office:value-type="float" office:value="-883.166891188317" calcext:value-type="float">
            <text:p>-883,166891188317</text:p>
          </table:table-cell>
          <table:table-cell office:value-type="float" office:value="154" calcext:value-type="float">
            <text:p>154</text:p>
          </table:table-cell>
          <table:table-cell office:value-type="float" office:value="-0.000824452163383893" calcext:value-type="float">
            <text:p>-0,000824452163384</text:p>
          </table:table-cell>
          <table:table-cell office:value-type="float" office:value="0.00000644755268915858" calcext:value-type="float">
            <text:p>6,44755268915858E-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31:54</text:p>
          </table:table-cell>
          <table:table-cell office:value-type="float" office:value="-1004.0387959026" calcext:value-type="float">
            <text:p>-1004,0387959026</text:p>
          </table:table-cell>
          <table:table-cell office:value-type="float" office:value="166" calcext:value-type="float">
            <text:p>166</text:p>
          </table:table-cell>
          <table:table-cell office:value-type="float" office:value="-103.100343888875" calcext:value-type="float">
            <text:p>-103,100343888875</text:p>
          </table:table-cell>
          <table:table-cell office:value-type="float" office:value="0.0000611435699222345" calcext:value-type="float">
            <text:p>6,11435699222345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842738571166992" calcext:value-type="float">
            <text:p>0,084273857116699</text:p>
          </table:table-cell>
          <table:table-cell office:value-type="string" calcext:value-type="string">
            <text:p>2020-04-02 08:35:43</text:p>
          </table:table-cell>
          <table:table-cell office:value-type="float" office:value="-855.239676767264" calcext:value-type="float">
            <text:p>-855,239676767264</text:p>
          </table:table-cell>
          <table:table-cell office:value-type="float" office:value="151" calcext:value-type="float">
            <text:p>151</text:p>
          </table:table-cell>
          <table:table-cell office:value-type="float" office:value="-0.000359004145511377" calcext:value-type="float">
            <text:p>-0,000359004145511</text:p>
          </table:table-cell>
          <table:table-cell office:value-type="float" office:value="0.00000792476819026172" calcext:value-type="float">
            <text:p>7,92476819026172E-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50387786865234" calcext:value-type="float">
            <text:p>0,350387786865234</text:p>
          </table:table-cell>
          <table:table-cell office:value-type="string" calcext:value-type="string">
            <text:p>2020-04-02 08:37:41</text:p>
          </table:table-cell>
          <table:table-cell office:value-type="float" office:value="-865.929598893139" calcext:value-type="float">
            <text:p>-865,929598893139</text:p>
          </table:table-cell>
          <table:table-cell office:value-type="float" office:value="147" calcext:value-type="float">
            <text:p>147</text:p>
          </table:table-cell>
          <table:table-cell office:value-type="float" office:value="-0.00500705354174118" calcext:value-type="float">
            <text:p>-0,005007053541741</text:p>
          </table:table-cell>
          <table:table-cell office:value-type="float" office:value="0.0000346719104810543" calcext:value-type="float">
            <text:p>3,46719104810543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635655212402344" calcext:value-type="float">
            <text:p>0,006356552124023</text:p>
          </table:table-cell>
          <table:table-cell office:value-type="string" calcext:value-type="string">
            <text:p>2020-04-02 08:39:21</text:p>
          </table:table-cell>
          <table:table-cell office:value-type="float" office:value="-915.024196537751" calcext:value-type="float">
            <text:p>-915,024196537751</text:p>
          </table:table-cell>
          <table:table-cell office:value-type="float" office:value="153" calcext:value-type="float">
            <text:p>153</text:p>
          </table:table-cell>
          <table:table-cell office:value-type="float" office:value="0.00043536778813813" calcext:value-type="float">
            <text:p>0,000435367788138</text:p>
          </table:table-cell>
          <table:table-cell office:value-type="float" office:value="0.000015537601546719" calcext:value-type="float">
            <text:p>1,5537601546719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8152359008789" calcext:value-type="float">
            <text:p>0,128152359008789</text:p>
          </table:table-cell>
          <table:table-cell office:value-type="string" calcext:value-type="string">
            <text:p>2020-04-02 08:41:25</text:p>
          </table:table-cell>
          <table:table-cell office:value-type="float" office:value="-1055.145838366" calcext:value-type="float">
            <text:p>-1055,145838366</text:p>
          </table:table-cell>
          <table:table-cell office:value-type="float" office:value="180" calcext:value-type="float">
            <text:p>180</text:p>
          </table:table-cell>
          <table:table-cell office:value-type="float" office:value="-0.00250580628236588" calcext:value-type="float">
            <text:p>-0,002505806282366</text:p>
          </table:table-cell>
          <table:table-cell office:value-type="float" office:value="0.0000162381577629205" calcext:value-type="float">
            <text:p>1,62381577629205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43:00</text:p>
          </table:table-cell>
          <table:table-cell office:value-type="float" office:value="-773.06072865526" calcext:value-type="float">
            <text:p>-773,06072865526</text:p>
          </table:table-cell>
          <table:table-cell office:value-type="float" office:value="131" calcext:value-type="float">
            <text:p>131</text:p>
          </table:table-cell>
          <table:table-cell office:value-type="float" office:value="-56.1119238389013" calcext:value-type="float">
            <text:p>-56,1119238389013</text:p>
          </table:table-cell>
          <table:table-cell office:value-type="float" office:value="0.0000787659210730409" calcext:value-type="float">
            <text:p>7,87659210730409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20138072967529" calcext:value-type="float">
            <text:p>0,012013807296753</text:p>
          </table:table-cell>
          <table:table-cell office:value-type="string" calcext:value-type="string">
            <text:p>2020-04-02 08:45:27</text:p>
          </table:table-cell>
          <table:table-cell office:value-type="float" office:value="-881.087400204617" calcext:value-type="float">
            <text:p>-881,087400204617</text:p>
          </table:table-cell>
          <table:table-cell office:value-type="float" office:value="144" calcext:value-type="float">
            <text:p>144</text:p>
          </table:table-cell>
          <table:table-cell office:value-type="float" office:value="-0.0065298547670889" calcext:value-type="float">
            <text:p>-0,006529854767089</text:p>
          </table:table-cell>
          <table:table-cell office:value-type="float" office:value="0.00000152065181355748" calcext:value-type="float">
            <text:p>1,52065181355748E-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60502166748047" calcext:value-type="float">
            <text:p>0,066050216674805</text:p>
          </table:table-cell>
          <table:table-cell office:value-type="string" calcext:value-type="string">
            <text:p>2020-04-02 08:48:32</text:p>
          </table:table-cell>
          <table:table-cell office:value-type="float" office:value="-850.05668786764" calcext:value-type="float">
            <text:p>-850,05668786764</text:p>
          </table:table-cell>
          <table:table-cell office:value-type="float" office:value="149" calcext:value-type="float">
            <text:p>149</text:p>
          </table:table-cell>
          <table:table-cell office:value-type="float" office:value="0.00562404913496373" calcext:value-type="float">
            <text:p>0,005624049134964</text:p>
          </table:table-cell>
          <table:table-cell office:value-type="float" office:value="0.0000138773682666902" calcext:value-type="float">
            <text:p>1,38773682666902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00490531921387" calcext:value-type="float">
            <text:p>0,200490531921387</text:p>
          </table:table-cell>
          <table:table-cell office:value-type="string" calcext:value-type="string">
            <text:p>2020-04-02 08:51:51</text:p>
          </table:table-cell>
          <table:table-cell office:value-type="float" office:value="-1353.93360543846" calcext:value-type="float">
            <text:p>-1353,93360543846</text:p>
          </table:table-cell>
          <table:table-cell office:value-type="float" office:value="229" calcext:value-type="float">
            <text:p>229</text:p>
          </table:table-cell>
          <table:table-cell office:value-type="float" office:value="-0.00147344068147692" calcext:value-type="float">
            <text:p>-0,001473440681477</text:p>
          </table:table-cell>
          <table:table-cell office:value-type="float" office:value="0.00000663889695568121" calcext:value-type="float">
            <text:p>6,63889695568121E-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28254180908203" calcext:value-type="float">
            <text:p>0,328254180908203</text:p>
          </table:table-cell>
          <table:table-cell office:value-type="string" calcext:value-type="string">
            <text:p>2020-04-02 08:53:50</text:p>
          </table:table-cell>
          <table:table-cell office:value-type="float" office:value="-1078.0322646808" calcext:value-type="float">
            <text:p>-1078,0322646808</text:p>
          </table:table-cell>
          <table:table-cell office:value-type="float" office:value="179" calcext:value-type="float">
            <text:p>179</text:p>
          </table:table-cell>
          <table:table-cell office:value-type="float" office:value="0.0044736210779078" calcext:value-type="float">
            <text:p>0,004473621077908</text:p>
          </table:table-cell>
          <table:table-cell office:value-type="float" office:value="0.0000174630620228036" calcext:value-type="float">
            <text:p>1,74630620228036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828866958618164" calcext:value-type="float">
            <text:p>0,008288669586182</text:p>
          </table:table-cell>
          <table:table-cell office:value-type="string" calcext:value-type="string">
            <text:p>2020-04-02 08:55:52</text:p>
          </table:table-cell>
          <table:table-cell office:value-type="float" office:value="-976.311751947629" calcext:value-type="float">
            <text:p>-976,311751947629</text:p>
          </table:table-cell>
          <table:table-cell office:value-type="float" office:value="167" calcext:value-type="float">
            <text:p>167</text:p>
          </table:table-cell>
          <table:table-cell office:value-type="float" office:value="-0.00234845352592116" calcext:value-type="float">
            <text:p>-0,002348453525921</text:p>
          </table:table-cell>
          <table:table-cell office:value-type="float" office:value="0.00000316804123871274" calcext:value-type="float">
            <text:p>3,16804123871274E-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737024688720703" calcext:value-type="float">
            <text:p>0,007370246887207</text:p>
          </table:table-cell>
          <table:table-cell office:value-type="string" calcext:value-type="string">
            <text:p>2020-04-02 08:57:26</text:p>
          </table:table-cell>
          <table:table-cell office:value-type="float" office:value="-902.599880377375" calcext:value-type="float">
            <text:p>-902,599880377375</text:p>
          </table:table-cell>
          <table:table-cell office:value-type="float" office:value="154" calcext:value-type="float">
            <text:p>154</text:p>
          </table:table-cell>
          <table:table-cell office:value-type="float" office:value="0.0012866009888135" calcext:value-type="float">
            <text:p>0,001286600988814</text:p>
          </table:table-cell>
          <table:table-cell office:value-type="float" office:value="0.00000883095611185081" calcext:value-type="float">
            <text:p>8,83095611185081E-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23053398132324" calcext:value-type="float">
            <text:p>0,012305339813233</text:p>
          </table:table-cell>
          <table:table-cell office:value-type="string" calcext:value-type="string">
            <text:p>2020-04-02 08:59:47</text:p>
          </table:table-cell>
          <table:table-cell office:value-type="float" office:value="-876.121150661345" calcext:value-type="float">
            <text:p>-876,121150661345</text:p>
          </table:table-cell>
          <table:table-cell office:value-type="float" office:value="155" calcext:value-type="float">
            <text:p>155</text:p>
          </table:table-cell>
          <table:table-cell office:value-type="float" office:value="-0.000741781484879554" calcext:value-type="float">
            <text:p>-0,00074178148488</text:p>
          </table:table-cell>
          <table:table-cell office:value-type="float" office:value="0.00000416171271795494" calcext:value-type="float">
            <text:p>4,16171271795494E-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906418418884277" calcext:value-type="float">
            <text:p>0,009064184188843</text:p>
          </table:table-cell>
          <table:table-cell office:value-type="string" calcext:value-type="string">
            <text:p>2020-04-02 09:02:06</text:p>
          </table:table-cell>
          <table:table-cell office:value-type="float" office:value="-847.999198337491" calcext:value-type="float">
            <text:p>-847,999198337491</text:p>
          </table:table-cell>
          <table:table-cell office:value-type="float" office:value="144" calcext:value-type="float">
            <text:p>144</text:p>
          </table:table-cell>
          <table:table-cell office:value-type="float" office:value="0.00077638999333654" calcext:value-type="float">
            <text:p>0,000776389993337</text:p>
          </table:table-cell>
          <table:table-cell office:value-type="float" office:value="0.00000200913432475349" calcext:value-type="float">
            <text:p>2,00913432475349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33673553466797" calcext:value-type="float">
            <text:p>0,06336735534668</text:p>
          </table:table-cell>
          <table:table-cell office:value-type="string" calcext:value-type="string">
            <text:p>2020-04-02 09:04:14</text:p>
          </table:table-cell>
          <table:table-cell office:value-type="float" office:value="-583.183213268138" calcext:value-type="float">
            <text:p>-583,183213268138</text:p>
          </table:table-cell>
          <table:table-cell office:value-type="float" office:value="98" calcext:value-type="float">
            <text:p>98</text:p>
          </table:table-cell>
          <table:table-cell office:value-type="float" office:value="0.00235080838678547" calcext:value-type="float">
            <text:p>0,002350808386785</text:p>
          </table:table-cell>
          <table:table-cell office:value-type="float" office:value="0.000026741208101372" calcext:value-type="float">
            <text:p>2,6741208101372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06:38</text:p>
          </table:table-cell>
          <table:table-cell office:value-type="float" office:value="-653.798808815148" calcext:value-type="float">
            <text:p>-653,798808815148</text:p>
          </table:table-cell>
          <table:table-cell office:value-type="float" office:value="116" calcext:value-type="float">
            <text:p>116</text:p>
          </table:table-cell>
          <table:table-cell office:value-type="float" office:value="-13.1032196256975" calcext:value-type="float">
            <text:p>-13,1032196256975</text:p>
          </table:table-cell>
          <table:table-cell office:value-type="float" office:value="0.00000856925577673067" calcext:value-type="float">
            <text:p>8,56925577673067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08:42</text:p>
          </table:table-cell>
          <table:table-cell office:value-type="float" office:value="-713.707169441805" calcext:value-type="float">
            <text:p>-713,707169441805</text:p>
          </table:table-cell>
          <table:table-cell office:value-type="float" office:value="128" calcext:value-type="float">
            <text:p>128</text:p>
          </table:table-cell>
          <table:table-cell office:value-type="float" office:value="-45.895986648036" calcext:value-type="float">
            <text:p>-45,895986648036</text:p>
          </table:table-cell>
          <table:table-cell office:value-type="float" office:value="0.000102528065489614" calcext:value-type="float">
            <text:p>0,000102528065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46561660766601" calcext:value-type="float">
            <text:p>0,03465616607666</text:p>
          </table:table-cell>
          <table:table-cell office:value-type="string" calcext:value-type="string">
            <text:p>2020-04-02 09:10:39</text:p>
          </table:table-cell>
          <table:table-cell office:value-type="float" office:value="-609.732683524214" calcext:value-type="float">
            <text:p>-609,732683524214</text:p>
          </table:table-cell>
          <table:table-cell office:value-type="float" office:value="107" calcext:value-type="float">
            <text:p>107</text:p>
          </table:table-cell>
          <table:table-cell office:value-type="float" office:value="0.000956102332423714" calcext:value-type="float">
            <text:p>0,000956102332424</text:p>
          </table:table-cell>
          <table:table-cell office:value-type="float" office:value="0.0000124286717374035" calcext:value-type="float">
            <text:p>1,24286717374035E-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913697204589844" calcext:value-type="float">
            <text:p>0,091369720458984</text:p>
          </table:table-cell>
          <table:table-cell office:value-type="string" calcext:value-type="string">
            <text:p>2020-04-02 09:12:09</text:p>
          </table:table-cell>
          <table:table-cell office:value-type="float" office:value="-473.824646517148" calcext:value-type="float">
            <text:p>-473,824646517148</text:p>
          </table:table-cell>
          <table:table-cell office:value-type="float" office:value="82" calcext:value-type="float">
            <text:p>82</text:p>
          </table:table-cell>
          <table:table-cell office:value-type="float" office:value="0.00150433468040018" calcext:value-type="float">
            <text:p>0,0015043346804</text:p>
          </table:table-cell>
          <table:table-cell office:value-type="float" office:value="0.0000676819884410041" calcext:value-type="float">
            <text:p>6,76819884410041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15:04</text:p>
          </table:table-cell>
          <table:table-cell office:value-type="float" office:value="-643.761647238976" calcext:value-type="float">
            <text:p>-643,761647238976</text:p>
          </table:table-cell>
          <table:table-cell office:value-type="float" office:value="115" calcext:value-type="float">
            <text:p>115</text:p>
          </table:table-cell>
          <table:table-cell office:value-type="float" office:value="-80.3892672035885" calcext:value-type="float">
            <text:p>-80,3892672035885</text:p>
          </table:table-cell>
          <table:table-cell office:value-type="float" office:value="0.0000647445193374173" calcext:value-type="float">
            <text:p>6,47445193374173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16:23</text:p>
          </table:table-cell>
          <table:table-cell office:value-type="float" office:value="-364.057567664006" calcext:value-type="float">
            <text:p>-364,057567664006</text:p>
          </table:table-cell>
          <table:table-cell office:value-type="float" office:value="60" calcext:value-type="float">
            <text:p>60</text:p>
          </table:table-cell>
          <table:table-cell office:value-type="float" office:value="-23.9553142247098" calcext:value-type="float">
            <text:p>-23,9553142247098</text:p>
          </table:table-cell>
          <table:table-cell office:value-type="float" office:value="0.000746730997853409" calcext:value-type="float">
            <text:p>0,0007467309978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19:02</text:p>
          </table:table-cell>
          <table:table-cell office:value-type="float" office:value="-448.582079747111" calcext:value-type="float">
            <text:p>-448,582079747111</text:p>
          </table:table-cell>
          <table:table-cell office:value-type="float" office:value="83" calcext:value-type="float">
            <text:p>83</text:p>
          </table:table-cell>
          <table:table-cell office:value-type="float" office:value="-43.6288707498685" calcext:value-type="float">
            <text:p>-43,6288707498685</text:p>
          </table:table-cell>
          <table:table-cell office:value-type="float" office:value="0.00013089915139803" calcext:value-type="float">
            <text:p>0,0001308991513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0:43</text:p>
          </table:table-cell>
          <table:table-cell office:value-type="float" office:value="-295.153749196552" calcext:value-type="float">
            <text:p>-295,153749196552</text:p>
          </table:table-cell>
          <table:table-cell office:value-type="float" office:value="52" calcext:value-type="float">
            <text:p>52</text:p>
          </table:table-cell>
          <table:table-cell office:value-type="float" office:value="-24.4058216936303" calcext:value-type="float">
            <text:p>-24,4058216936303</text:p>
          </table:table-cell>
          <table:table-cell office:value-type="float" office:value="0.000870371656645022" calcext:value-type="float">
            <text:p>0,0008703716566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2:36</text:p>
          </table:table-cell>
          <table:table-cell office:value-type="float" office:value="-320.687246128467" calcext:value-type="float">
            <text:p>-320,687246128467</text:p>
          </table:table-cell>
          <table:table-cell office:value-type="float" office:value="56" calcext:value-type="float">
            <text:p>56</text:p>
          </table:table-cell>
          <table:table-cell office:value-type="float" office:value="-35.2698774229001" calcext:value-type="float">
            <text:p>-35,2698774229001</text:p>
          </table:table-cell>
          <table:table-cell office:value-type="float" office:value="0.000518576944864136" calcext:value-type="float">
            <text:p>0,0005185769448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7:31</text:p>
          </table:table-cell>
          <table:table-cell office:value-type="float" office:value="-553.136401803477" calcext:value-type="float">
            <text:p>-553,136401803477</text:p>
          </table:table-cell>
          <table:table-cell office:value-type="float" office:value="106" calcext:value-type="float">
            <text:p>106</text:p>
          </table:table-cell>
          <table:table-cell office:value-type="float" office:value="-85.1289297357009" calcext:value-type="float">
            <text:p>-85,1289297357009</text:p>
          </table:table-cell>
          <table:table-cell office:value-type="float" office:value="0.000086230862851627" calcext:value-type="float">
            <text:p>8,6230862851627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9:39</text:p>
          </table:table-cell>
          <table:table-cell office:value-type="float" office:value="-394.032617869939" calcext:value-type="float">
            <text:p>-394,032617869939</text:p>
          </table:table-cell>
          <table:table-cell office:value-type="float" office:value="68" calcext:value-type="float">
            <text:p>68</text:p>
          </table:table-cell>
          <table:table-cell office:value-type="float" office:value="-7.75771474470658" calcext:value-type="float">
            <text:p>-7,75771474470658</text:p>
          </table:table-cell>
          <table:table-cell office:value-type="float" office:value="0.00018531025567217" calcext:value-type="float">
            <text:p>0,0001853102556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80823936462402" calcext:value-type="float">
            <text:p>0,02808239364624</text:p>
          </table:table-cell>
          <table:table-cell office:value-type="string" calcext:value-type="string">
            <text:p>2020-04-02 09:32:44</text:p>
          </table:table-cell>
          <table:table-cell office:value-type="float" office:value="-555.51513512242" calcext:value-type="float">
            <text:p>-555,51513512242</text:p>
          </table:table-cell>
          <table:table-cell office:value-type="float" office:value="99" calcext:value-type="float">
            <text:p>99</text:p>
          </table:table-cell>
          <table:table-cell office:value-type="float" office:value="-0.00108474130315905" calcext:value-type="float">
            <text:p>-0,001084741303159</text:p>
          </table:table-cell>
          <table:table-cell office:value-type="float" office:value="0.00000664615256045286" calcext:value-type="float">
            <text:p>6,64615256045286E-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19275741577148" calcext:value-type="float">
            <text:p>0,031927574157715</text:p>
          </table:table-cell>
          <table:table-cell office:value-type="string" calcext:value-type="string">
            <text:p>2020-04-02 09:35:22</text:p>
          </table:table-cell>
          <table:table-cell office:value-type="float" office:value="-511.404115318834" calcext:value-type="float">
            <text:p>-511,404115318834</text:p>
          </table:table-cell>
          <table:table-cell office:value-type="float" office:value="85" calcext:value-type="float">
            <text:p>85</text:p>
          </table:table-cell>
          <table:table-cell office:value-type="float" office:value="-0.0065820665875945" calcext:value-type="float">
            <text:p>-0,006582066587595</text:p>
          </table:table-cell>
          <table:table-cell office:value-type="float" office:value="0.00000970542785012105" calcext:value-type="float">
            <text:p>9,70542785012105E-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90429801940918" calcext:value-type="float">
            <text:p>0,019042980194092</text:p>
          </table:table-cell>
          <table:table-cell office:value-type="string" calcext:value-type="string">
            <text:p>2020-04-02 09:38:48</text:p>
          </table:table-cell>
          <table:table-cell office:value-type="float" office:value="-406.838585728354" calcext:value-type="float">
            <text:p>-406,838585728354</text:p>
          </table:table-cell>
          <table:table-cell office:value-type="float" office:value="71" calcext:value-type="float">
            <text:p>71</text:p>
          </table:table-cell>
          <table:table-cell office:value-type="float" office:value="0.00825725707248282" calcext:value-type="float">
            <text:p>0,008257257072483</text:p>
          </table:table-cell>
          <table:table-cell office:value-type="float" office:value="0.00000546425148134371" calcext:value-type="float">
            <text:p>5,46425148134371E-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08297958374023" calcext:value-type="float">
            <text:p>0,040829795837402</text:p>
          </table:table-cell>
          <table:table-cell office:value-type="string" calcext:value-type="string">
            <text:p>2020-04-02 09:40:41</text:p>
          </table:table-cell>
          <table:table-cell office:value-type="float" office:value="-312.355435941913" calcext:value-type="float">
            <text:p>-312,355435941913</text:p>
          </table:table-cell>
          <table:table-cell office:value-type="float" office:value="53" calcext:value-type="float">
            <text:p>53</text:p>
          </table:table-cell>
          <table:table-cell office:value-type="float" office:value="0.000313574656303439" calcext:value-type="float">
            <text:p>0,000313574656303</text:p>
          </table:table-cell>
          <table:table-cell office:value-type="float" office:value="0.0000243009645437062" calcext:value-type="float">
            <text:p>2,43009645437062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355174255371094" calcext:value-type="float">
            <text:p>0,003551742553711</text:p>
          </table:table-cell>
          <table:table-cell office:value-type="string" calcext:value-type="string">
            <text:p>2020-04-02 09:48:10</text:p>
          </table:table-cell>
          <table:table-cell office:value-type="float" office:value="-556.853939802333" calcext:value-type="float">
            <text:p>-556,853939802333</text:p>
          </table:table-cell>
          <table:table-cell office:value-type="float" office:value="106" calcext:value-type="float">
            <text:p>106</text:p>
          </table:table-cell>
          <table:table-cell office:value-type="float" office:value="0.0044603835062801" calcext:value-type="float">
            <text:p>0,00446038350628</text:p>
          </table:table-cell>
          <table:table-cell office:value-type="float" office:value="0.0000343696480148775" calcext:value-type="float">
            <text:p>3,43696480148775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49:41</text:p>
          </table:table-cell>
          <table:table-cell office:value-type="float" office:value="-445.604679230744" calcext:value-type="float">
            <text:p>-445,604679230744</text:p>
          </table:table-cell>
          <table:table-cell office:value-type="float" office:value="80" calcext:value-type="float">
            <text:p>80</text:p>
          </table:table-cell>
          <table:table-cell office:value-type="float" office:value="-8.27933071387382" calcext:value-type="float">
            <text:p>-8,27933071387382</text:p>
          </table:table-cell>
          <table:table-cell office:value-type="float" office:value="0.00132620789961754" calcext:value-type="float">
            <text:p>0,0013262078996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51:00</text:p>
          </table:table-cell>
          <table:table-cell office:value-type="float" office:value="-187.889115957367" calcext:value-type="float">
            <text:p>-187,889115957367</text:p>
          </table:table-cell>
          <table:table-cell office:value-type="float" office:value="32" calcext:value-type="float">
            <text:p>32</text:p>
          </table:table-cell>
          <table:table-cell office:value-type="float" office:value="-11.7225439981736" calcext:value-type="float">
            <text:p>-11,7225439981736</text:p>
          </table:table-cell>
          <table:table-cell office:value-type="float" office:value="0.00403934689862597" calcext:value-type="float">
            <text:p>0,0040393468986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52:59</text:p>
          </table:table-cell>
          <table:table-cell office:value-type="float" office:value="-119.171414555061" calcext:value-type="float">
            <text:p>-119,171414555061</text:p>
          </table:table-cell>
          <table:table-cell office:value-type="float" office:value="22" calcext:value-type="float">
            <text:p>22</text:p>
          </table:table-cell>
          <table:table-cell office:value-type="float" office:value="-10.9980028866212" calcext:value-type="float">
            <text:p>-10,9980028866212</text:p>
          </table:table-cell>
          <table:table-cell office:value-type="float" office:value="0.00152518900209318" calcext:value-type="float">
            <text:p>0,0015251890020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55:32</text:p>
          </table:table-cell>
          <table:table-cell office:value-type="float" office:value="-194.662246172046" calcext:value-type="float">
            <text:p>-194,662246172046</text:p>
          </table:table-cell>
          <table:table-cell office:value-type="float" office:value="34" calcext:value-type="float">
            <text:p>34</text:p>
          </table:table-cell>
          <table:table-cell office:value-type="float" office:value="-20.2596074180116" calcext:value-type="float">
            <text:p>-20,2596074180116</text:p>
          </table:table-cell>
          <table:table-cell office:value-type="float" office:value="0.00150283645681207" calcext:value-type="float">
            <text:p>0,0015028364568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00:04</text:p>
          </table:table-cell>
          <table:table-cell office:value-type="float" office:value="-225.999473427778" calcext:value-type="float">
            <text:p>-225,999473427778</text:p>
          </table:table-cell>
          <table:table-cell office:value-type="float" office:value="40" calcext:value-type="float">
            <text:p>40</text:p>
          </table:table-cell>
          <table:table-cell office:value-type="float" office:value="-36.9997690554365" calcext:value-type="float">
            <text:p>-36,9997690554365</text:p>
          </table:table-cell>
          <table:table-cell office:value-type="float" office:value="0.00067567571971756" calcext:value-type="float">
            <text:p>0,0006756757197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03:55</text:p>
          </table:table-cell>
          <table:table-cell office:value-type="float" office:value="-217.930513096512" calcext:value-type="float">
            <text:p>-217,930513096512</text:p>
          </table:table-cell>
          <table:table-cell office:value-type="float" office:value="36" calcext:value-type="float">
            <text:p>36</text:p>
          </table:table-cell>
          <table:table-cell office:value-type="float" office:value="-27.9515877377929" calcext:value-type="float">
            <text:p>-27,9515877377929</text:p>
          </table:table-cell>
          <table:table-cell office:value-type="float" office:value="0.000992013813680276" calcext:value-type="float">
            <text:p>0,000992013813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46881477355957" calcext:value-type="float">
            <text:p>0,046881477355957</text:p>
          </table:table-cell>
          <table:table-cell office:value-type="string" calcext:value-type="string">
            <text:p>2020-04-02 10:11:44</text:p>
          </table:table-cell>
          <table:table-cell office:value-type="float" office:value="-307.611186248406" calcext:value-type="float">
            <text:p>-307,611186248406</text:p>
          </table:table-cell>
          <table:table-cell office:value-type="float" office:value="60" calcext:value-type="float">
            <text:p>60</text:p>
          </table:table-cell>
          <table:table-cell office:value-type="float" office:value="-0.002901157600536" calcext:value-type="float">
            <text:p>-0,002901157600536</text:p>
          </table:table-cell>
          <table:table-cell office:value-type="float" office:value="0.0000187746618440771" calcext:value-type="float">
            <text:p>1,87746618440771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457001037597656" calcext:value-type="float">
            <text:p>0,045700103759766</text:p>
          </table:table-cell>
          <table:table-cell office:value-type="string" calcext:value-type="string">
            <text:p>2020-04-02 10:13:55</text:p>
          </table:table-cell>
          <table:table-cell office:value-type="float" office:value="-299.821445874285" calcext:value-type="float">
            <text:p>-299,821445874285</text:p>
          </table:table-cell>
          <table:table-cell office:value-type="float" office:value="52" calcext:value-type="float">
            <text:p>52</text:p>
          </table:table-cell>
          <table:table-cell office:value-type="float" office:value="0.00798363521293722" calcext:value-type="float">
            <text:p>0,007983635212937</text:p>
          </table:table-cell>
          <table:table-cell office:value-type="float" office:value="0.0000734138420090153" calcext:value-type="float">
            <text:p>7,34138420090153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15:25</text:p>
          </table:table-cell>
          <table:table-cell office:value-type="float" office:value="-182.706030306702" calcext:value-type="float">
            <text:p>-182,706030306702</text:p>
          </table:table-cell>
          <table:table-cell office:value-type="float" office:value="29" calcext:value-type="float">
            <text:p>29</text:p>
          </table:table-cell>
          <table:table-cell office:value-type="float" office:value="-17.1049021948391" calcext:value-type="float">
            <text:p>-17,1049021948391</text:p>
          </table:table-cell>
          <table:table-cell office:value-type="float" office:value="0.00227001391417572" calcext:value-type="float">
            <text:p>0,0022700139141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98239669799805" calcext:value-type="float">
            <text:p>0,029823966979981</text:p>
          </table:table-cell>
          <table:table-cell office:value-type="string" calcext:value-type="string">
            <text:p>2020-04-02 10:20:53</text:p>
          </table:table-cell>
          <table:table-cell office:value-type="float" office:value="-160.326605786056" calcext:value-type="float">
            <text:p>-160,326605786056</text:p>
          </table:table-cell>
          <table:table-cell office:value-type="float" office:value="29" calcext:value-type="float">
            <text:p>29</text:p>
          </table:table-cell>
          <table:table-cell office:value-type="float" office:value="-0.00395844515654464" calcext:value-type="float">
            <text:p>-0,003958445156545</text:p>
          </table:table-cell>
          <table:table-cell office:value-type="float" office:value="0.0000400778970772441" calcext:value-type="float">
            <text:p>4,00778970772441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23:18</text:p>
          </table:table-cell>
          <table:table-cell office:value-type="float" office:value="-98.5105491601112" calcext:value-type="float">
            <text:p>-98,5105491601112</text:p>
          </table:table-cell>
          <table:table-cell office:value-type="float" office:value="18" calcext:value-type="float">
            <text:p>18</text:p>
          </table:table-cell>
          <table:table-cell office:value-type="float" office:value="-8.7556539983358" calcext:value-type="float">
            <text:p>-8,7556539983358</text:p>
          </table:table-cell>
          <table:table-cell office:value-type="float" office:value="0.00631831073497778" calcext:value-type="float">
            <text:p>0,0063183107349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28:14</text:p>
          </table:table-cell>
          <table:table-cell office:value-type="float" office:value="-181.437045475968" calcext:value-type="float">
            <text:p>-181,437045475968</text:p>
          </table:table-cell>
          <table:table-cell office:value-type="float" office:value="34" calcext:value-type="float">
            <text:p>34</text:p>
          </table:table-cell>
          <table:table-cell office:value-type="float" office:value="-25.9556567971295" calcext:value-type="float">
            <text:p>-25,9556567971295</text:p>
          </table:table-cell>
          <table:table-cell office:value-type="float" office:value="0.00113118855812988" calcext:value-type="float">
            <text:p>0,001131188558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71484832763672" calcext:value-type="float">
            <text:p>0,037148483276367</text:p>
          </table:table-cell>
          <table:table-cell office:value-type="string" calcext:value-type="string">
            <text:p>2020-04-02 10:31:52</text:p>
          </table:table-cell>
          <table:table-cell office:value-type="float" office:value="-125.858944648569" calcext:value-type="float">
            <text:p>-125,858944648569</text:p>
          </table:table-cell>
          <table:table-cell office:value-type="float" office:value="21" calcext:value-type="float">
            <text:p>21</text:p>
          </table:table-cell>
          <table:table-cell office:value-type="float" office:value="-0.0000915584943692038" calcext:value-type="float">
            <text:p>-9,15584943692038E-05</text:p>
          </table:table-cell>
          <table:table-cell office:value-type="float" office:value="0.000138418628251417" calcext:value-type="float">
            <text:p>0,0001384186282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35:03</text:p>
          </table:table-cell>
          <table:table-cell office:value-type="float" office:value="-201.765391743101" calcext:value-type="float">
            <text:p>-201,765391743101</text:p>
          </table:table-cell>
          <table:table-cell office:value-type="float" office:value="32" calcext:value-type="float">
            <text:p>32</text:p>
          </table:table-cell>
          <table:table-cell office:value-type="float" office:value="-21.6222825942298" calcext:value-type="float">
            <text:p>-21,6222825942298</text:p>
          </table:table-cell>
          <table:table-cell office:value-type="float" office:value="0.00135246966851929" calcext:value-type="float">
            <text:p>0,0013524696685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35281448364258" calcext:value-type="float">
            <text:p>0,033528144836426</text:p>
          </table:table-cell>
          <table:table-cell office:value-type="string" calcext:value-type="string">
            <text:p>2020-04-02 10:40:37</text:p>
          </table:table-cell>
          <table:table-cell office:value-type="float" office:value="-177.370997988081" calcext:value-type="float">
            <text:p>-177,370997988081</text:p>
          </table:table-cell>
          <table:table-cell office:value-type="float" office:value="32" calcext:value-type="float">
            <text:p>32</text:p>
          </table:table-cell>
          <table:table-cell office:value-type="float" office:value="0.000621669260761903" calcext:value-type="float">
            <text:p>0,000621669260762</text:p>
          </table:table-cell>
          <table:table-cell office:value-type="float" office:value="0.000036238522155229" calcext:value-type="float">
            <text:p>3,6238522155229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44:45</text:p>
          </table:table-cell>
          <table:table-cell office:value-type="float" office:value="-126.202377913143" calcext:value-type="float">
            <text:p>-126,202377913143</text:p>
          </table:table-cell>
          <table:table-cell office:value-type="float" office:value="23" calcext:value-type="float">
            <text:p>23</text:p>
          </table:table-cell>
          <table:table-cell office:value-type="float" office:value="-18.995102421779" calcext:value-type="float">
            <text:p>-18,995102421779</text:p>
          </table:table-cell>
          <table:table-cell office:value-type="float" office:value="0.00228950032128331" calcext:value-type="float">
            <text:p>0,0022895003212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48:39</text:p>
          </table:table-cell>
          <table:table-cell office:value-type="float" office:value="-98.6647105960691" calcext:value-type="float">
            <text:p>-98,6647105960691</text:p>
          </table:table-cell>
          <table:table-cell office:value-type="float" office:value="19" calcext:value-type="float">
            <text:p>19</text:p>
          </table:table-cell>
          <table:table-cell office:value-type="float" office:value="-16.0000004161203" calcext:value-type="float">
            <text:p>-16,0000004161203</text:p>
          </table:table-cell>
          <table:table-cell office:value-type="float" office:value="0.00328947369074607" calcext:value-type="float">
            <text:p>0,0032894736907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72242126464844" calcext:value-type="float">
            <text:p>0,057224212646484</text:p>
          </table:table-cell>
          <table:table-cell office:value-type="string" calcext:value-type="string">
            <text:p>2020-04-02 10:52:32</text:p>
          </table:table-cell>
          <table:table-cell office:value-type="float" office:value="-96.0916356494576" calcext:value-type="float">
            <text:p>-96,0916356494576</text:p>
          </table:table-cell>
          <table:table-cell office:value-type="float" office:value="19" calcext:value-type="float">
            <text:p>19</text:p>
          </table:table-cell>
          <table:table-cell office:value-type="float" office:value="0.00345280306811846" calcext:value-type="float">
            <text:p>0,003452803068118</text:p>
          </table:table-cell>
          <table:table-cell office:value-type="float" office:value="0.000172418444369106" calcext:value-type="float">
            <text:p>0,0001724184443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66611785888672" calcext:value-type="float">
            <text:p>0,016661178588867</text:p>
          </table:table-cell>
          <table:table-cell office:value-type="string" calcext:value-type="string">
            <text:p>2020-04-02 10:57:43</text:p>
          </table:table-cell>
          <table:table-cell office:value-type="float" office:value="-118.21834513566" calcext:value-type="float">
            <text:p>-118,21834513566</text:p>
          </table:table-cell>
          <table:table-cell office:value-type="float" office:value="21" calcext:value-type="float">
            <text:p>21</text:p>
          </table:table-cell>
          <table:table-cell office:value-type="float" office:value="0.00424968033379169" calcext:value-type="float">
            <text:p>0,004249680333792</text:p>
          </table:table-cell>
          <table:table-cell office:value-type="float" office:value="0.000123585522204659" calcext:value-type="float">
            <text:p>0,0001235855222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00:25</text:p>
          </table:table-cell>
          <table:table-cell office:value-type="float" office:value="-112.274116856834" calcext:value-type="float">
            <text:p>-112,274116856834</text:p>
          </table:table-cell>
          <table:table-cell office:value-type="float" office:value="18" calcext:value-type="float">
            <text:p>18</text:p>
          </table:table-cell>
          <table:table-cell office:value-type="float" office:value="-12.5272332140546" calcext:value-type="float">
            <text:p>-12,5272332140546</text:p>
          </table:table-cell>
          <table:table-cell office:value-type="float" office:value="0.00461343525414543" calcext:value-type="float">
            <text:p>0,0046134352541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72935409545898" calcext:value-type="float">
            <text:p>0,02729354095459</text:p>
          </table:table-cell>
          <table:table-cell office:value-type="string" calcext:value-type="string">
            <text:p>2020-04-02 11:08:22</text:p>
          </table:table-cell>
          <table:table-cell office:value-type="float" office:value="-206.384577210107" calcext:value-type="float">
            <text:p>-206,384577210107</text:p>
          </table:table-cell>
          <table:table-cell office:value-type="float" office:value="41" calcext:value-type="float">
            <text:p>41</text:p>
          </table:table-cell>
          <table:table-cell office:value-type="float" office:value="-0.00189536958639791" calcext:value-type="float">
            <text:p>-0,001895369586398</text:p>
          </table:table-cell>
          <table:table-cell office:value-type="float" office:value="0.0000193636780077077" calcext:value-type="float">
            <text:p>1,93636780077077E-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10:25</text:p>
          </table:table-cell>
          <table:table-cell office:value-type="float" office:value="-98.5409066377736" calcext:value-type="float">
            <text:p>-98,5409066377736</text:p>
          </table:table-cell>
          <table:table-cell office:value-type="float" office:value="17" calcext:value-type="float">
            <text:p>17</text:p>
          </table:table-cell>
          <table:table-cell office:value-type="float" office:value="-9.2338731229275" calcext:value-type="float">
            <text:p>-9,2338731229275</text:p>
          </table:table-cell>
          <table:table-cell office:value-type="float" office:value="0.00660593482026947" calcext:value-type="float">
            <text:p>0,0066059348202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14:54</text:p>
          </table:table-cell>
          <table:table-cell office:value-type="float" office:value="-103.779175282013" calcext:value-type="float">
            <text:p>-103,779175282013</text:p>
          </table:table-cell>
          <table:table-cell office:value-type="float" office:value="19" calcext:value-type="float">
            <text:p>19</text:p>
          </table:table-cell>
          <table:table-cell office:value-type="float" office:value="-14.0436533426394" calcext:value-type="float">
            <text:p>-14,0436533426394</text:p>
          </table:table-cell>
          <table:table-cell office:value-type="float" office:value="0.00378176244828878" calcext:value-type="float">
            <text:p>0,0037817624482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17:44</text:p>
          </table:table-cell>
          <table:table-cell office:value-type="float" office:value="-114.67046332098" calcext:value-type="float">
            <text:p>-114,67046332098</text:p>
          </table:table-cell>
          <table:table-cell office:value-type="float" office:value="20" calcext:value-type="float">
            <text:p>20</text:p>
          </table:table-cell>
          <table:table-cell office:value-type="float" office:value="-14.7777405049512" calcext:value-type="float">
            <text:p>-14,7777405049512</text:p>
          </table:table-cell>
          <table:table-cell office:value-type="float" office:value="0.00344888864091461" calcext:value-type="float">
            <text:p>0,0034488886409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13399658203125" calcext:value-type="float">
            <text:p>0,061339965820313</text:p>
          </table:table-cell>
          <table:table-cell office:value-type="string" calcext:value-type="string">
            <text:p>2020-04-02 11:20:54</text:p>
          </table:table-cell>
          <table:table-cell office:value-type="float" office:value="-128.827762207505" calcext:value-type="float">
            <text:p>-128,827762207505</text:p>
          </table:table-cell>
          <table:table-cell office:value-type="float" office:value="17" calcext:value-type="float">
            <text:p>17</text:p>
          </table:table-cell>
          <table:table-cell office:value-type="float" office:value="0.00704731425378849" calcext:value-type="float">
            <text:p>0,007047314253788</text:p>
          </table:table-cell>
          <table:table-cell office:value-type="float" office:value="-0.00134797869323473" calcext:value-type="float">
            <text:p>-0,0013479786932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28406616210937" calcext:value-type="float">
            <text:p>0,328406616210937</text:p>
          </table:table-cell>
          <table:table-cell office:value-type="string" calcext:value-type="string">
            <text:p>2020-04-02 11:24:39</text:p>
          </table:table-cell>
          <table:table-cell office:value-type="float" office:value="-168.720950370068" calcext:value-type="float">
            <text:p>-168,720950370068</text:p>
          </table:table-cell>
          <table:table-cell office:value-type="float" office:value="25" calcext:value-type="float">
            <text:p>25</text:p>
          </table:table-cell>
          <table:table-cell office:value-type="float" office:value="0.00104499551377968" calcext:value-type="float">
            <text:p>0,00104499551378</text:p>
          </table:table-cell>
          <table:table-cell office:value-type="float" office:value="0.000462539580998176" calcext:value-type="float">
            <text:p>0,0004625395809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10881439208984" calcext:value-type="float">
            <text:p>0,110881439208984</text:p>
          </table:table-cell>
          <table:table-cell office:value-type="string" calcext:value-type="string">
            <text:p>2020-04-02 11:26:58</text:p>
          </table:table-cell>
          <table:table-cell office:value-type="float" office:value="-181.106521952032" calcext:value-type="float">
            <text:p>-181,106521952032</text:p>
          </table:table-cell>
          <table:table-cell office:value-type="float" office:value="27" calcext:value-type="float">
            <text:p>27</text:p>
          </table:table-cell>
          <table:table-cell office:value-type="float" office:value="-0.00388412788363173" calcext:value-type="float">
            <text:p>-0,003884127883632</text:p>
          </table:table-cell>
          <table:table-cell office:value-type="float" office:value="0.00000310852077232073" calcext:value-type="float">
            <text:p>3,10852077232073E-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680776062011719" calcext:value-type="float">
            <text:p>0,068077606201172</text:p>
          </table:table-cell>
          <table:table-cell office:value-type="string" calcext:value-type="string">
            <text:p>2020-04-02 11:32:02</text:p>
          </table:table-cell>
          <table:table-cell office:value-type="float" office:value="-167.259319404331" calcext:value-type="float">
            <text:p>-167,259319404331</text:p>
          </table:table-cell>
          <table:table-cell office:value-type="float" office:value="27" calcext:value-type="float">
            <text:p>27</text:p>
          </table:table-cell>
          <table:table-cell office:value-type="float" office:value="0.00188810394491346" calcext:value-type="float">
            <text:p>0,001888103944913</text:p>
          </table:table-cell>
          <table:table-cell office:value-type="float" office:value="-0.000117343344434866" calcext:value-type="float">
            <text:p>-0,0001173433444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34:58</text:p>
          </table:table-cell>
          <table:table-cell office:value-type="float" office:value="-179.374663930779" calcext:value-type="float">
            <text:p>-179,374663930779</text:p>
          </table:table-cell>
          <table:table-cell office:value-type="float" office:value="23" calcext:value-type="float">
            <text:p>23</text:p>
          </table:table-cell>
          <table:table-cell office:value-type="float" office:value="-17.581425780369" calcext:value-type="float">
            <text:p>-17,581425780369</text:p>
          </table:table-cell>
          <table:table-cell office:value-type="float" office:value="0.00251316046598903" calcext:value-type="float">
            <text:p>0,0025131604659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41:38</text:p>
          </table:table-cell>
          <table:table-cell office:value-type="float" office:value="-153.884512918759" calcext:value-type="float">
            <text:p>-153,884512918759</text:p>
          </table:table-cell>
          <table:table-cell office:value-type="float" office:value="27" calcext:value-type="float">
            <text:p>27</text:p>
          </table:table-cell>
          <table:table-cell office:value-type="float" office:value="-21.2017273530444" calcext:value-type="float">
            <text:p>-21,2017273530444</text:p>
          </table:table-cell>
          <table:table-cell office:value-type="float" office:value="0.00165950231177959" calcext:value-type="float">
            <text:p>0,001659502311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35545471191406" calcext:value-type="float">
            <text:p>0,135545471191406</text:p>
          </table:table-cell>
          <table:table-cell office:value-type="string" calcext:value-type="string">
            <text:p>2020-04-02 11:44:52</text:p>
          </table:table-cell>
          <table:table-cell office:value-type="float" office:value="-145.771043596851" calcext:value-type="float">
            <text:p>-145,771043596851</text:p>
          </table:table-cell>
          <table:table-cell office:value-type="float" office:value="25" calcext:value-type="float">
            <text:p>25</text:p>
          </table:table-cell>
          <table:table-cell office:value-type="float" office:value="-0.00696886870603586" calcext:value-type="float">
            <text:p>-0,006968868706036</text:p>
          </table:table-cell>
          <table:table-cell office:value-type="float" office:value="0.000302254734340233" calcext:value-type="float">
            <text:p>0,000302254734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321638488769531" calcext:value-type="float">
            <text:p>0,032163848876953</text:p>
          </table:table-cell>
          <table:table-cell office:value-type="string" calcext:value-type="string">
            <text:p>2020-04-02 11:47:29</text:p>
          </table:table-cell>
          <table:table-cell office:value-type="float" office:value="-189.054269859387" calcext:value-type="float">
            <text:p>-189,054269859387</text:p>
          </table:table-cell>
          <table:table-cell office:value-type="float" office:value="31" calcext:value-type="float">
            <text:p>31</text:p>
          </table:table-cell>
          <table:table-cell office:value-type="float" office:value="0.00567020308142996" calcext:value-type="float">
            <text:p>0,00567020308143</text:p>
          </table:table-cell>
          <table:table-cell office:value-type="float" office:value="0.000138977199203591" calcext:value-type="float">
            <text:p>0,0001389771992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52:51</text:p>
          </table:table-cell>
          <table:table-cell office:value-type="float" office:value="-151.451889786141" calcext:value-type="float">
            <text:p>-151,451889786141</text:p>
          </table:table-cell>
          <table:table-cell office:value-type="float" office:value="28" calcext:value-type="float">
            <text:p>28</text:p>
          </table:table-cell>
          <table:table-cell office:value-type="float" office:value="-25.3035303553085" calcext:value-type="float">
            <text:p>-25,3035303553085</text:p>
          </table:table-cell>
          <table:table-cell office:value-type="float" office:value="0.00142933847820364" calcext:value-type="float">
            <text:p>0,0014293384782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55:59</text:p>
          </table:table-cell>
          <table:table-cell office:value-type="float" office:value="-83.4192656877945" calcext:value-type="float">
            <text:p>-83,4192656877945</text:p>
          </table:table-cell>
          <table:table-cell office:value-type="float" office:value="14" calcext:value-type="float">
            <text:p>14</text:p>
          </table:table-cell>
          <table:table-cell office:value-type="float" office:value="-12.000865203435" calcext:value-type="float">
            <text:p>-12,000865203435</text:p>
          </table:table-cell>
          <table:table-cell office:value-type="float" office:value="0.0059525211076209" calcext:value-type="float">
            <text:p>0,0059525211076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270572662353516" calcext:value-type="float">
            <text:p>0,027057266235352</text:p>
          </table:table-cell>
          <table:table-cell office:value-type="string" calcext:value-type="string">
            <text:p>2020-04-02 12:00:49</text:p>
          </table:table-cell>
          <table:table-cell office:value-type="float" office:value="-135.188326077667" calcext:value-type="float">
            <text:p>-135,188326077667</text:p>
          </table:table-cell>
          <table:table-cell office:value-type="float" office:value="24" calcext:value-type="float">
            <text:p>24</text:p>
          </table:table-cell>
          <table:table-cell office:value-type="float" office:value="0.00392366733652838" calcext:value-type="float">
            <text:p>0,003923667336528</text:p>
          </table:table-cell>
          <table:table-cell office:value-type="float" office:value="0.000113491742742556" calcext:value-type="float">
            <text:p>0,0001134917427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04:02</text:p>
          </table:table-cell>
          <table:table-cell office:value-type="float" office:value="-163.407281658636" calcext:value-type="float">
            <text:p>-163,407281658636</text:p>
          </table:table-cell>
          <table:table-cell office:value-type="float" office:value="28" calcext:value-type="float">
            <text:p>28</text:p>
          </table:table-cell>
          <table:table-cell office:value-type="float" office:value="-20.4777164542023" calcext:value-type="float">
            <text:p>-20,4777164542023</text:p>
          </table:table-cell>
          <table:table-cell office:value-type="float" office:value="0.0017517974082609" calcext:value-type="float">
            <text:p>0,0017517974082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09:00</text:p>
          </table:table-cell>
          <table:table-cell office:value-type="float" office:value="-175.493940427561" calcext:value-type="float">
            <text:p>-175,493940427561</text:p>
          </table:table-cell>
          <table:table-cell office:value-type="float" office:value="32" calcext:value-type="float">
            <text:p>32</text:p>
          </table:table-cell>
          <table:table-cell office:value-type="float" office:value="-1.82433557429694" calcext:value-type="float">
            <text:p>-1,82433557429694</text:p>
          </table:table-cell>
          <table:table-cell office:value-type="float" office:value="0.000106192506995448" calcext:value-type="float">
            <text:p>0,0001061925069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917355651855469" calcext:value-type="float">
            <text:p>0,091735565185547</text:p>
          </table:table-cell>
          <table:table-cell office:value-type="string" calcext:value-type="string">
            <text:p>2020-04-02 12:12:10</text:p>
          </table:table-cell>
          <table:table-cell office:value-type="float" office:value="-238.224913597645" calcext:value-type="float">
            <text:p>-238,224913597645</text:p>
          </table:table-cell>
          <table:table-cell office:value-type="float" office:value="39" calcext:value-type="float">
            <text:p>39</text:p>
          </table:table-cell>
          <table:table-cell office:value-type="float" office:value="0.00654011040551938" calcext:value-type="float">
            <text:p>0,006540110405519</text:p>
          </table:table-cell>
          <table:table-cell office:value-type="float" office:value="0.0000928267475546104" calcext:value-type="float">
            <text:p>9,28267475546104E-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14:22</text:p>
          </table:table-cell>
          <table:table-cell office:value-type="float" office:value="-231.668822353584" calcext:value-type="float">
            <text:p>-231,668822353584</text:p>
          </table:table-cell>
          <table:table-cell office:value-type="float" office:value="37" calcext:value-type="float">
            <text:p>37</text:p>
          </table:table-cell>
          <table:table-cell office:value-type="float" office:value="-28.9134707505863" calcext:value-type="float">
            <text:p>-28,9134707505863</text:p>
          </table:table-cell>
          <table:table-cell office:value-type="float" office:value="0.000937450414185866" calcext:value-type="float">
            <text:p>0,0009374504141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20:36</text:p>
          </table:table-cell>
          <table:table-cell office:value-type="float" office:value="-171.750708849257" calcext:value-type="float">
            <text:p>-171,750708849257</text:p>
          </table:table-cell>
          <table:table-cell office:value-type="float" office:value="32" calcext:value-type="float">
            <text:p>32</text:p>
          </table:table-cell>
          <table:table-cell office:value-type="float" office:value="-30.9997669878656" calcext:value-type="float">
            <text:p>-30,9997669878656</text:p>
          </table:table-cell>
          <table:table-cell office:value-type="float" office:value="0.00100806474363685" calcext:value-type="float">
            <text:p>0,0010080647436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74538421630859" calcext:value-type="float">
            <text:p>0,174538421630859</text:p>
          </table:table-cell>
          <table:table-cell office:value-type="string" calcext:value-type="string">
            <text:p>2020-04-02 12:31:18</text:p>
          </table:table-cell>
          <table:table-cell office:value-type="float" office:value="-289.620259088506" calcext:value-type="float">
            <text:p>-289,620259088506</text:p>
          </table:table-cell>
          <table:table-cell office:value-type="float" office:value="50" calcext:value-type="float">
            <text:p>50</text:p>
          </table:table-cell>
          <table:table-cell office:value-type="float" office:value="-0.00511998591797425" calcext:value-type="float">
            <text:p>-0,005119985917974</text:p>
          </table:table-cell>
          <table:table-cell office:value-type="float" office:value="0.0000840181191198443" calcext:value-type="float">
            <text:p>8,40181191198443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08470520019531" calcext:value-type="float">
            <text:p>0,208470520019531</text:p>
          </table:table-cell>
          <table:table-cell office:value-type="string" calcext:value-type="string">
            <text:p>2020-04-02 12:32:56</text:p>
          </table:table-cell>
          <table:table-cell office:value-type="float" office:value="-186.220979503198" calcext:value-type="float">
            <text:p>-186,220979503198</text:p>
          </table:table-cell>
          <table:table-cell office:value-type="float" office:value="30" calcext:value-type="float">
            <text:p>30</text:p>
          </table:table-cell>
          <table:table-cell office:value-type="float" office:value="-0.00201863755869702" calcext:value-type="float">
            <text:p>-0,002018637558697</text:p>
          </table:table-cell>
          <table:table-cell office:value-type="float" office:value="0.000404994199768126" calcext:value-type="float">
            <text:p>0,0004049941997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703488922119141" calcext:value-type="float">
            <text:p>0,070348892211914</text:p>
          </table:table-cell>
          <table:table-cell office:value-type="string" calcext:value-type="string">
            <text:p>2020-04-02 12:37:37</text:p>
          </table:table-cell>
          <table:table-cell office:value-type="float" office:value="-168.407644815531" calcext:value-type="float">
            <text:p>-168,407644815531</text:p>
          </table:table-cell>
          <table:table-cell office:value-type="float" office:value="28" calcext:value-type="float">
            <text:p>28</text:p>
          </table:table-cell>
          <table:table-cell office:value-type="float" office:value="0.000385544079586131" calcext:value-type="float">
            <text:p>0,000385544079586</text:p>
          </table:table-cell>
          <table:table-cell office:value-type="float" office:value="0.000113538431504208" calcext:value-type="float">
            <text:p>0,0001135384315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41:01</text:p>
          </table:table-cell>
          <table:table-cell office:value-type="float" office:value="-133.060275505989" calcext:value-type="float">
            <text:p>-133,060275505989</text:p>
          </table:table-cell>
          <table:table-cell office:value-type="float" office:value="20" calcext:value-type="float">
            <text:p>20</text:p>
          </table:table-cell>
          <table:table-cell office:value-type="float" office:value="-12.1902042598089" calcext:value-type="float">
            <text:p>-12,1902042598089</text:p>
          </table:table-cell>
          <table:table-cell office:value-type="float" office:value="0.00306224109299139" calcext:value-type="float">
            <text:p>0,0030622410929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75290832519531" calcext:value-type="float">
            <text:p>0,057529083251953</text:p>
          </table:table-cell>
          <table:table-cell office:value-type="string" calcext:value-type="string">
            <text:p>2020-04-02 12:44:35</text:p>
          </table:table-cell>
          <table:table-cell office:value-type="float" office:value="-164.459221531639" calcext:value-type="float">
            <text:p>-164,459221531639</text:p>
          </table:table-cell>
          <table:table-cell office:value-type="float" office:value="26" calcext:value-type="float">
            <text:p>26</text:p>
          </table:table-cell>
          <table:table-cell office:value-type="float" office:value="0.00924683768890611" calcext:value-type="float">
            <text:p>0,009246837688906</text:p>
          </table:table-cell>
          <table:table-cell office:value-type="float" office:value="0.000121810595991526" calcext:value-type="float">
            <text:p>0,0001218105959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555626678466797" calcext:value-type="float">
            <text:p>0,05556266784668</text:p>
          </table:table-cell>
          <table:table-cell office:value-type="string" calcext:value-type="string">
            <text:p>2020-04-02 12:49:04</text:p>
          </table:table-cell>
          <table:table-cell office:value-type="float" office:value="-108.256182845706" calcext:value-type="float">
            <text:p>-108,256182845706</text:p>
          </table:table-cell>
          <table:table-cell office:value-type="float" office:value="18" calcext:value-type="float">
            <text:p>18</text:p>
          </table:table-cell>
          <table:table-cell office:value-type="float" office:value="0.00197900504726478" calcext:value-type="float">
            <text:p>0,001979005047265</text:p>
          </table:table-cell>
          <table:table-cell office:value-type="float" office:value="0.000162141258210479" calcext:value-type="float">
            <text:p>0,000162141258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909124145507813" calcext:value-type="float">
            <text:p>0,090912414550781</text:p>
          </table:table-cell>
          <table:table-cell office:value-type="string" calcext:value-type="string">
            <text:p>2020-04-02 12:51:23</text:p>
          </table:table-cell>
          <table:table-cell office:value-type="float" office:value="-109.011692422749" calcext:value-type="float">
            <text:p>-109,011692422749</text:p>
          </table:table-cell>
          <table:table-cell office:value-type="float" office:value="18" calcext:value-type="float">
            <text:p>18</text:p>
          </table:table-cell>
          <table:table-cell office:value-type="float" office:value="-0.0014888567152076" calcext:value-type="float">
            <text:p>-0,001488856715208</text:p>
          </table:table-cell>
          <table:table-cell office:value-type="float" office:value="0.000421252987077678" calcext:value-type="float">
            <text:p>0,0004212529870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65001449584961" calcext:value-type="float">
            <text:p>0,056500144958496</text:p>
          </table:table-cell>
          <table:table-cell office:value-type="string" calcext:value-type="string">
            <text:p>2020-04-02 12:57:40</text:p>
          </table:table-cell>
          <table:table-cell office:value-type="float" office:value="-262.101524984479" calcext:value-type="float">
            <text:p>-262,101524984479</text:p>
          </table:table-cell>
          <table:table-cell office:value-type="float" office:value="43" calcext:value-type="float">
            <text:p>43</text:p>
          </table:table-cell>
          <table:table-cell office:value-type="float" office:value="-0.00173363563170059" calcext:value-type="float">
            <text:p>-0,001733635631701</text:p>
          </table:table-cell>
          <table:table-cell office:value-type="float" office:value="-0.0000178882959256873" calcext:value-type="float">
            <text:p>-1,78882959256873E-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628948059082031" calcext:value-type="float">
            <text:p>0,062894805908203</text:p>
          </table:table-cell>
          <table:table-cell office:value-type="string" calcext:value-type="string">
            <text:p>2020-04-02 13:00:33</text:p>
          </table:table-cell>
          <table:table-cell office:value-type="float" office:value="-143.629749069165" calcext:value-type="float">
            <text:p>-143,629749069165</text:p>
          </table:table-cell>
          <table:table-cell office:value-type="float" office:value="20" calcext:value-type="float">
            <text:p>20</text:p>
          </table:table-cell>
          <table:table-cell office:value-type="float" office:value="-0.00497084770348299" calcext:value-type="float">
            <text:p>-0,004970847703483</text:p>
          </table:table-cell>
          <table:table-cell office:value-type="float" office:value="-0.0000857380533638287" calcext:value-type="float">
            <text:p>-8,57380533638287E-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587485656738281" calcext:value-type="float">
            <text:p>0,058748565673828</text:p>
          </table:table-cell>
          <table:table-cell office:value-type="string" calcext:value-type="string">
            <text:p>2020-04-02 13:03:52</text:p>
          </table:table-cell>
          <table:table-cell office:value-type="float" office:value="-136.366119088036" calcext:value-type="float">
            <text:p>-136,366119088036</text:p>
          </table:table-cell>
          <table:table-cell office:value-type="float" office:value="23" calcext:value-type="float">
            <text:p>23</text:p>
          </table:table-cell>
          <table:table-cell office:value-type="float" office:value="-0.00488811723456029" calcext:value-type="float">
            <text:p>-0,00488811723456</text:p>
          </table:table-cell>
          <table:table-cell office:value-type="float" office:value="0.000112411833596929" calcext:value-type="float">
            <text:p>0,00011241183359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417825164794922" calcext:value-type="float">
            <text:p>0,041782516479492</text:p>
          </table:table-cell>
          <table:table-cell office:value-type="string" calcext:value-type="string">
            <text:p>2020-04-02 13:07:27</text:p>
          </table:table-cell>
          <table:table-cell office:value-type="float" office:value="-153.489573898389" calcext:value-type="float">
            <text:p>-153,489573898389</text:p>
          </table:table-cell>
          <table:table-cell office:value-type="float" office:value="26" calcext:value-type="float">
            <text:p>26</text:p>
          </table:table-cell>
          <table:table-cell office:value-type="float" office:value="0.00015235224476462" calcext:value-type="float">
            <text:p>0,000152352244765</text:p>
          </table:table-cell>
          <table:table-cell office:value-type="float" office:value="-0.000114470591354219" calcext:value-type="float">
            <text:p>-0,00011447059135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42598342895508" calcext:value-type="float">
            <text:p>0,034259834289551</text:p>
          </table:table-cell>
          <table:table-cell office:value-type="string" calcext:value-type="string">
            <text:p>2020-04-02 13:12:09</text:p>
          </table:table-cell>
          <table:table-cell office:value-type="float" office:value="-194.574881102716" calcext:value-type="float">
            <text:p>-194,574881102716</text:p>
          </table:table-cell>
          <table:table-cell office:value-type="float" office:value="33" calcext:value-type="float">
            <text:p>33</text:p>
          </table:table-cell>
          <table:table-cell office:value-type="float" office:value="0.00261811798378275" calcext:value-type="float">
            <text:p>0,002618117983783</text:p>
          </table:table-cell>
          <table:table-cell office:value-type="float" office:value="0.0000348545682141469" calcext:value-type="float">
            <text:p>3,48545682141469E-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15:09</text:p>
          </table:table-cell>
          <table:table-cell office:value-type="float" office:value="-179.585921264114" calcext:value-type="float">
            <text:p>-179,585921264114</text:p>
          </table:table-cell>
          <table:table-cell office:value-type="float" office:value="27" calcext:value-type="float">
            <text:p>27</text:p>
          </table:table-cell>
          <table:table-cell office:value-type="float" office:value="-13.1760519112103" calcext:value-type="float">
            <text:p>-13,1760519112103</text:p>
          </table:table-cell>
          <table:table-cell office:value-type="float" office:value="0.00114047106152593" calcext:value-type="float">
            <text:p>0,0011404710615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67823944091797" calcext:value-type="float">
            <text:p>0,04678239440918</text:p>
          </table:table-cell>
          <table:table-cell office:value-type="string" calcext:value-type="string">
            <text:p>2020-04-02 13:20:42</text:p>
          </table:table-cell>
          <table:table-cell office:value-type="float" office:value="-243.829981102553" calcext:value-type="float">
            <text:p>-243,829981102553</text:p>
          </table:table-cell>
          <table:table-cell office:value-type="float" office:value="41" calcext:value-type="float">
            <text:p>41</text:p>
          </table:table-cell>
          <table:table-cell office:value-type="float" office:value="-0.00516367683599572" calcext:value-type="float">
            <text:p>-0,005163676835996</text:p>
          </table:table-cell>
          <table:table-cell office:value-type="float" office:value="0.000050219684119129" calcext:value-type="float">
            <text:p>5,0219684119129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23:27</text:p>
          </table:table-cell>
          <table:table-cell office:value-type="float" office:value="-157.970124898721" calcext:value-type="float">
            <text:p>-157,970124898721</text:p>
          </table:table-cell>
          <table:table-cell office:value-type="float" office:value="23" calcext:value-type="float">
            <text:p>23</text:p>
          </table:table-cell>
          <table:table-cell office:value-type="float" office:value="-2.98711814261665" calcext:value-type="float">
            <text:p>-2,98711814261665</text:p>
          </table:table-cell>
          <table:table-cell office:value-type="float" office:value="-0.000000000722955813981122" calcext:value-type="float">
            <text:p>-7,22955813981122E-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26:26</text:p>
          </table:table-cell>
          <table:table-cell office:value-type="float" office:value="-147.336888502455" calcext:value-type="float">
            <text:p>-147,336888502455</text:p>
          </table:table-cell>
          <table:table-cell office:value-type="float" office:value="22" calcext:value-type="float">
            <text:p>22</text:p>
          </table:table-cell>
          <table:table-cell office:value-type="float" office:value="-14.7690898416525" calcext:value-type="float">
            <text:p>-14,7690898416525</text:p>
          </table:table-cell>
          <table:table-cell office:value-type="float" office:value="-0.00000000640887323648472" calcext:value-type="float">
            <text:p>-6,40887323648472E-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292294692993164" calcext:value-type="float">
            <text:p>0,029229469299317</text:p>
          </table:table-cell>
          <table:table-cell office:value-type="string" calcext:value-type="string">
            <text:p>2020-04-02 13:31:30</text:p>
          </table:table-cell>
          <table:table-cell office:value-type="float" office:value="-267.601402990433" calcext:value-type="float">
            <text:p>-267,601402990433</text:p>
          </table:table-cell>
          <table:table-cell office:value-type="float" office:value="41" calcext:value-type="float">
            <text:p>41</text:p>
          </table:table-cell>
          <table:table-cell office:value-type="float" office:value="-0.00664315450302855" calcext:value-type="float">
            <text:p>-0,006643154503029</text:p>
          </table:table-cell>
          <table:table-cell office:value-type="float" office:value="0.0000202554919629168" calcext:value-type="float">
            <text:p>2,02554919629168E-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37:04</text:p>
          </table:table-cell>
          <table:table-cell office:value-type="float" office:value="-196.875694352943" calcext:value-type="float">
            <text:p>-196,875694352943</text:p>
          </table:table-cell>
          <table:table-cell office:value-type="float" office:value="35" calcext:value-type="float">
            <text:p>35</text:p>
          </table:table-cell>
          <table:table-cell office:value-type="float" office:value="-28.4240044300808" calcext:value-type="float">
            <text:p>-28,4240044300808</text:p>
          </table:table-cell>
          <table:table-cell office:value-type="float" office:value="0.000879626774567917" calcext:value-type="float">
            <text:p>0,0008796267745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68512344360352" calcext:value-type="float">
            <text:p>0,036851234436035</text:p>
          </table:table-cell>
          <table:table-cell office:value-type="string" calcext:value-type="string">
            <text:p>2020-04-02 13:40:52</text:p>
          </table:table-cell>
          <table:table-cell office:value-type="float" office:value="-175.628478434451" calcext:value-type="float">
            <text:p>-175,628478434451</text:p>
          </table:table-cell>
          <table:table-cell office:value-type="float" office:value="31" calcext:value-type="float">
            <text:p>31</text:p>
          </table:table-cell>
          <table:table-cell office:value-type="float" office:value="0.0000148036857980927" calcext:value-type="float">
            <text:p>1,48036857980927E-05</text:p>
          </table:table-cell>
          <table:table-cell office:value-type="float" office:value="0.0000426352868098357" calcext:value-type="float">
            <text:p>4,26352868098357E-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43:14</text:p>
          </table:table-cell>
          <table:table-cell office:value-type="float" office:value="-85.3610008463314" calcext:value-type="float">
            <text:p>-85,3610008463314</text:p>
          </table:table-cell>
          <table:table-cell office:value-type="float" office:value="16" calcext:value-type="float">
            <text:p>16</text:p>
          </table:table-cell>
          <table:table-cell office:value-type="float" office:value="-8.959773678659" calcext:value-type="float">
            <text:p>-8,959773678659</text:p>
          </table:table-cell>
          <table:table-cell office:value-type="float" office:value="0.00694411935584641" calcext:value-type="float">
            <text:p>0,0069441193558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48:22</text:p>
          </table:table-cell>
          <table:table-cell office:value-type="float" office:value="-179.848756044575" calcext:value-type="float">
            <text:p>-179,848756044575</text:p>
          </table:table-cell>
          <table:table-cell office:value-type="float" office:value="35" calcext:value-type="float">
            <text:p>35</text:p>
          </table:table-cell>
          <table:table-cell office:value-type="float" office:value="-17.7290923087459" calcext:value-type="float">
            <text:p>-17,7290923087459</text:p>
          </table:table-cell>
          <table:table-cell office:value-type="float" office:value="0.00019022609315628" calcext:value-type="float">
            <text:p>0,0001902260931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51:29</text:p>
          </table:table-cell>
          <table:table-cell office:value-type="float" office:value="-120.992611768193" calcext:value-type="float">
            <text:p>-120,992611768193</text:p>
          </table:table-cell>
          <table:table-cell office:value-type="float" office:value="22" calcext:value-type="float">
            <text:p>22</text:p>
          </table:table-cell>
          <table:table-cell office:value-type="float" office:value="-18.9968539739549" calcext:value-type="float">
            <text:p>-18,9968539739549</text:p>
          </table:table-cell>
          <table:table-cell office:value-type="float" office:value="0.00239239845099842" calcext:value-type="float">
            <text:p>0,00239239845099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54:27</text:p>
          </table:table-cell>
          <table:table-cell office:value-type="float" office:value="-91.2468250492393" calcext:value-type="float">
            <text:p>-91,2468250492393</text:p>
          </table:table-cell>
          <table:table-cell office:value-type="float" office:value="16" calcext:value-type="float">
            <text:p>16</text:p>
          </table:table-cell>
          <table:table-cell office:value-type="float" office:value="-10.9160617037004" calcext:value-type="float">
            <text:p>-10,9160617037004</text:p>
          </table:table-cell>
          <table:table-cell office:value-type="float" office:value="0.00567830345325111" calcext:value-type="float">
            <text:p>0,0056783034532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91146545410156" calcext:value-type="float">
            <text:p>0,049114654541016</text:p>
          </table:table-cell>
          <table:table-cell office:value-type="string" calcext:value-type="string">
            <text:p>2020-04-02 13:59:41</text:p>
          </table:table-cell>
          <table:table-cell office:value-type="float" office:value="-114.357180179808" calcext:value-type="float">
            <text:p>-114,357180179808</text:p>
          </table:table-cell>
          <table:table-cell office:value-type="float" office:value="19" calcext:value-type="float">
            <text:p>19</text:p>
          </table:table-cell>
          <table:table-cell office:value-type="float" office:value="-0.00498245453202437" calcext:value-type="float">
            <text:p>-0,004982454532024</text:p>
          </table:table-cell>
          <table:table-cell office:value-type="float" office:value="0.000198405997813218" calcext:value-type="float">
            <text:p>0,00019840599781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747085418701172" calcext:value-type="float">
            <text:p>0,074708541870117</text:p>
          </table:table-cell>
          <table:table-cell office:value-type="string" calcext:value-type="string">
            <text:p>2020-04-02 14:03:53</text:p>
          </table:table-cell>
          <table:table-cell office:value-type="float" office:value="-174.047141789894" calcext:value-type="float">
            <text:p>-174,047141789894</text:p>
          </table:table-cell>
          <table:table-cell office:value-type="float" office:value="30" calcext:value-type="float">
            <text:p>30</text:p>
          </table:table-cell>
          <table:table-cell office:value-type="float" office:value="-0.00143603176633711" calcext:value-type="float">
            <text:p>-0,001436031766337</text:p>
          </table:table-cell>
          <table:table-cell office:value-type="float" office:value="0.0000914010734870553" calcext:value-type="float">
            <text:p>9,14010734870553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07:29</text:p>
          </table:table-cell>
          <table:table-cell office:value-type="float" office:value="-101.366629400754" calcext:value-type="float">
            <text:p>-101,366629400754</text:p>
          </table:table-cell>
          <table:table-cell office:value-type="float" office:value="16" calcext:value-type="float">
            <text:p>16</text:p>
          </table:table-cell>
          <table:table-cell office:value-type="float" office:value="-15.9994969382633" calcext:value-type="float">
            <text:p>-15,9994969382633</text:p>
          </table:table-cell>
          <table:table-cell office:value-type="float" office:value="0.00390649564167908" calcext:value-type="float">
            <text:p>0,0039064956416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516908111572266" calcext:value-type="float">
            <text:p>0,051690811157227</text:p>
          </table:table-cell>
          <table:table-cell office:value-type="string" calcext:value-type="string">
            <text:p>2020-04-02 14:12:32</text:p>
          </table:table-cell>
          <table:table-cell office:value-type="float" office:value="-157.233661848917" calcext:value-type="float">
            <text:p>-157,233661848917</text:p>
          </table:table-cell>
          <table:table-cell office:value-type="float" office:value="27" calcext:value-type="float">
            <text:p>27</text:p>
          </table:table-cell>
          <table:table-cell office:value-type="float" office:value="0.00304991053391623" calcext:value-type="float">
            <text:p>0,003049910533916</text:p>
          </table:table-cell>
          <table:table-cell office:value-type="float" office:value="0.0000941535514763171" calcext:value-type="float">
            <text:p>9,41535514763171E-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15:05</text:p>
          </table:table-cell>
          <table:table-cell office:value-type="float" office:value="-141.126319885845" calcext:value-type="float">
            <text:p>-141,126319885845</text:p>
          </table:table-cell>
          <table:table-cell office:value-type="float" office:value="22" calcext:value-type="float">
            <text:p>22</text:p>
          </table:table-cell>
          <table:table-cell office:value-type="float" office:value="-18.9575099853248" calcext:value-type="float">
            <text:p>-18,9575099853248</text:p>
          </table:table-cell>
          <table:table-cell office:value-type="float" office:value="0.00240308221282782" calcext:value-type="float">
            <text:p>0,0024030822128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13320404052734" calcext:value-type="float">
            <text:p>0,113320404052734</text:p>
          </table:table-cell>
          <table:table-cell office:value-type="string" calcext:value-type="string">
            <text:p>2020-04-02 14:21:42</text:p>
          </table:table-cell>
          <table:table-cell office:value-type="float" office:value="-179.5300783996" calcext:value-type="float">
            <text:p>-179,5300783996</text:p>
          </table:table-cell>
          <table:table-cell office:value-type="float" office:value="33" calcext:value-type="float">
            <text:p>33</text:p>
          </table:table-cell>
          <table:table-cell office:value-type="float" office:value="0.00342434075692166" calcext:value-type="float">
            <text:p>0,003424340756922</text:p>
          </table:table-cell>
          <table:table-cell office:value-type="float" office:value="0.000121145274476923" calcext:value-type="float">
            <text:p>0,0001211452744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23:30</text:p>
          </table:table-cell>
          <table:table-cell office:value-type="float" office:value="-113.866760850235" calcext:value-type="float">
            <text:p>-113,866760850235</text:p>
          </table:table-cell>
          <table:table-cell office:value-type="float" office:value="20" calcext:value-type="float">
            <text:p>20</text:p>
          </table:table-cell>
          <table:table-cell office:value-type="float" office:value="-1.6344297774381" calcext:value-type="float">
            <text:p>-1,6344297774381</text:p>
          </table:table-cell>
          <table:table-cell office:value-type="float" office:value="0.00219568843282804" calcext:value-type="float">
            <text:p>0,0021956884328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27:12</text:p>
          </table:table-cell>
          <table:table-cell office:value-type="float" office:value="-81.2959421614142" calcext:value-type="float">
            <text:p>-81,2959421614142</text:p>
          </table:table-cell>
          <table:table-cell office:value-type="float" office:value="14" calcext:value-type="float">
            <text:p>14</text:p>
          </table:table-cell>
          <table:table-cell office:value-type="float" office:value="-8.93734073149956" calcext:value-type="float">
            <text:p>-8,93734073149956</text:p>
          </table:table-cell>
          <table:table-cell office:value-type="float" office:value="0.00859903027696872" calcext:value-type="float">
            <text:p>0,0085990302769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31:28</text:p>
          </table:table-cell>
          <table:table-cell office:value-type="float" office:value="-148.879543564318" calcext:value-type="float">
            <text:p>-148,879543564318</text:p>
          </table:table-cell>
          <table:table-cell office:value-type="float" office:value="28" calcext:value-type="float">
            <text:p>28</text:p>
          </table:table-cell>
          <table:table-cell office:value-type="float" office:value="-25.8848867252424" calcext:value-type="float">
            <text:p>-25,8848867252424</text:p>
          </table:table-cell>
          <table:table-cell office:value-type="float" office:value="0.00137307176680121" calcext:value-type="float">
            <text:p>0,0013730717668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35:55</text:p>
          </table:table-cell>
          <table:table-cell office:value-type="float" office:value="-174.08490016367" calcext:value-type="float">
            <text:p>-174,08490016367</text:p>
          </table:table-cell>
          <table:table-cell office:value-type="float" office:value="33" calcext:value-type="float">
            <text:p>33</text:p>
          </table:table-cell>
          <table:table-cell office:value-type="float" office:value="-23.965176220469" calcext:value-type="float">
            <text:p>-23,965176220469</text:p>
          </table:table-cell>
          <table:table-cell office:value-type="float" office:value="0.00126261471059415" calcext:value-type="float">
            <text:p>0,0012626147105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73593322753906" calcext:value-type="float">
            <text:p>0,173593322753906</text:p>
          </table:table-cell>
          <table:table-cell office:value-type="string" calcext:value-type="string">
            <text:p>2020-04-02 14:41:04</text:p>
          </table:table-cell>
          <table:table-cell office:value-type="float" office:value="-155.665235822684" calcext:value-type="float">
            <text:p>-155,665235822684</text:p>
          </table:table-cell>
          <table:table-cell office:value-type="float" office:value="28" calcext:value-type="float">
            <text:p>28</text:p>
          </table:table-cell>
          <table:table-cell office:value-type="float" office:value="-0.00430357663853909" calcext:value-type="float">
            <text:p>-0,004303576638539</text:p>
          </table:table-cell>
          <table:table-cell office:value-type="float" office:value="0.00031324569821507" calcext:value-type="float">
            <text:p>0,0003132456982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43:13</text:p>
          </table:table-cell>
          <table:table-cell office:value-type="float" office:value="-121.959625539324" calcext:value-type="float">
            <text:p>-121,959625539324</text:p>
          </table:table-cell>
          <table:table-cell office:value-type="float" office:value="19" calcext:value-type="float">
            <text:p>19</text:p>
          </table:table-cell>
          <table:table-cell office:value-type="float" office:value="-14.6974060226015" calcext:value-type="float">
            <text:p>-14,6974060226015</text:p>
          </table:table-cell>
          <table:table-cell office:value-type="float" office:value="0.00351755555323239" calcext:value-type="float">
            <text:p>0,0035175555532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510048522949219" calcext:value-type="float">
            <text:p>0,051004852294922</text:p>
          </table:table-cell>
          <table:table-cell office:value-type="string" calcext:value-type="string">
            <text:p>2020-04-02 14:47:29</text:p>
          </table:table-cell>
          <table:table-cell office:value-type="float" office:value="-125.342076213957" calcext:value-type="float">
            <text:p>-125,342076213957</text:p>
          </table:table-cell>
          <table:table-cell office:value-type="float" office:value="19" calcext:value-type="float">
            <text:p>19</text:p>
          </table:table-cell>
          <table:table-cell office:value-type="float" office:value="-0.00505247210188742" calcext:value-type="float">
            <text:p>-0,005052472101887</text:p>
          </table:table-cell>
          <table:table-cell office:value-type="float" office:value="-0.000153416181534638" calcext:value-type="float">
            <text:p>-0,00015341618153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03747467041016" calcext:value-type="float">
            <text:p>0,103747467041016</text:p>
          </table:table-cell>
          <table:table-cell office:value-type="string" calcext:value-type="string">
            <text:p>2020-04-02 14:53:25</text:p>
          </table:table-cell>
          <table:table-cell office:value-type="float" office:value="-122.972580085579" calcext:value-type="float">
            <text:p>-122,972580085579</text:p>
          </table:table-cell>
          <table:table-cell office:value-type="float" office:value="20" calcext:value-type="float">
            <text:p>20</text:p>
          </table:table-cell>
          <table:table-cell office:value-type="float" office:value="0.00000492496007509224" calcext:value-type="float">
            <text:p>4,92496007509224E-06</text:p>
          </table:table-cell>
          <table:table-cell office:value-type="float" office:value="0.000218994950992628" calcext:value-type="float">
            <text:p>0,0002189949509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667361755371094" calcext:value-type="float">
            <text:p>0,066736175537109</text:p>
          </table:table-cell>
          <table:table-cell office:value-type="string" calcext:value-type="string">
            <text:p>2020-04-02 14:57:09</text:p>
          </table:table-cell>
          <table:table-cell office:value-type="float" office:value="-104.990588651326" calcext:value-type="float">
            <text:p>-104,990588651326</text:p>
          </table:table-cell>
          <table:table-cell office:value-type="float" office:value="16" calcext:value-type="float">
            <text:p>16</text:p>
          </table:table-cell>
          <table:table-cell office:value-type="float" office:value="0.00652471906861063" calcext:value-type="float">
            <text:p>0,006524719068611</text:p>
          </table:table-cell>
          <table:table-cell office:value-type="float" office:value="0.0000786096444133065" calcext:value-type="float">
            <text:p>7,86096444133065E-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775285949707031" calcext:value-type="float">
            <text:p>0,077528594970703</text:p>
          </table:table-cell>
          <table:table-cell office:value-type="string" calcext:value-type="string">
            <text:p>2020-04-02 14:59:43</text:p>
          </table:table-cell>
          <table:table-cell office:value-type="float" office:value="-157.971494232336" calcext:value-type="float">
            <text:p>-157,971494232336</text:p>
          </table:table-cell>
          <table:table-cell office:value-type="float" office:value="24" calcext:value-type="float">
            <text:p>24</text:p>
          </table:table-cell>
          <table:table-cell office:value-type="float" office:value="-0.00151108595362482" calcext:value-type="float">
            <text:p>-0,001511085953625</text:p>
          </table:table-cell>
          <table:table-cell office:value-type="float" office:value="-0.000075938191313108" calcext:value-type="float">
            <text:p>-7,5938191313108E-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97703704833985" calcext:value-type="float">
            <text:p>0,039770370483399</text:p>
          </table:table-cell>
          <table:table-cell office:value-type="string" calcext:value-type="string">
            <text:p>2020-04-02 15:03:24</text:p>
          </table:table-cell>
          <table:table-cell office:value-type="float" office:value="-179.193080920944" calcext:value-type="float">
            <text:p>-179,193080920944</text:p>
          </table:table-cell>
          <table:table-cell office:value-type="float" office:value="29" calcext:value-type="float">
            <text:p>29</text:p>
          </table:table-cell>
          <table:table-cell office:value-type="float" office:value="0.000433773198885268" calcext:value-type="float">
            <text:p>0,000433773198885</text:p>
          </table:table-cell>
          <table:table-cell office:value-type="float" office:value="0.0000530026921131278" calcext:value-type="float">
            <text:p>5,30026921131278E-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38701477050781" calcext:value-type="float">
            <text:p>0,073870147705078</text:p>
          </table:table-cell>
          <table:table-cell office:value-type="string" calcext:value-type="string">
            <text:p>2020-04-02 15:07:37</text:p>
          </table:table-cell>
          <table:table-cell office:value-type="float" office:value="-95.8052019337833" calcext:value-type="float">
            <text:p>-95,8052019337833</text:p>
          </table:table-cell>
          <table:table-cell office:value-type="float" office:value="17" calcext:value-type="float">
            <text:p>17</text:p>
          </table:table-cell>
          <table:table-cell office:value-type="float" office:value="0.000716724772867686" calcext:value-type="float">
            <text:p>0,000716724772868</text:p>
          </table:table-cell>
          <table:table-cell office:value-type="float" office:value="0.0002963878841693" calcext:value-type="float">
            <text:p>0,0002963878841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12:59</text:p>
          </table:table-cell>
          <table:table-cell office:value-type="float" office:value="-185.318481248595" calcext:value-type="float">
            <text:p>-185,318481248595</text:p>
          </table:table-cell>
          <table:table-cell office:value-type="float" office:value="33" calcext:value-type="float">
            <text:p>33</text:p>
          </table:table-cell>
          <table:table-cell office:value-type="float" office:value="-25.2315157985763" calcext:value-type="float">
            <text:p>-25,2315157985763</text:p>
          </table:table-cell>
          <table:table-cell office:value-type="float" office:value="0.000712845344085631" calcext:value-type="float">
            <text:p>0,0007128453440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16:49</text:p>
          </table:table-cell>
          <table:table-cell office:value-type="float" office:value="-131.367207577888" calcext:value-type="float">
            <text:p>-131,367207577888</text:p>
          </table:table-cell>
          <table:table-cell office:value-type="float" office:value="23" calcext:value-type="float">
            <text:p>23</text:p>
          </table:table-cell>
          <table:table-cell office:value-type="float" office:value="-18.085583787548" calcext:value-type="float">
            <text:p>-18,085583787548</text:p>
          </table:table-cell>
          <table:table-cell office:value-type="float" office:value="0.0024899167362536" calcext:value-type="float">
            <text:p>0,0024899167362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20:01</text:p>
          </table:table-cell>
          <table:table-cell office:value-type="float" office:value="-129.309011702686" calcext:value-type="float">
            <text:p>-129,309011702686</text:p>
          </table:table-cell>
          <table:table-cell office:value-type="float" office:value="22" calcext:value-type="float">
            <text:p>22</text:p>
          </table:table-cell>
          <table:table-cell office:value-type="float" office:value="-13.979604638518" calcext:value-type="float">
            <text:p>-13,979604638518</text:p>
          </table:table-cell>
          <table:table-cell office:value-type="float" office:value="0.00324711777848403" calcext:value-type="float">
            <text:p>0,0032471177784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23:33</text:p>
          </table:table-cell>
          <table:table-cell office:value-type="float" office:value="-158.433326836803" calcext:value-type="float">
            <text:p>-158,433326836803</text:p>
          </table:table-cell>
          <table:table-cell office:value-type="float" office:value="26" calcext:value-type="float">
            <text:p>26</text:p>
          </table:table-cell>
          <table:table-cell office:value-type="float" office:value="-21.8151232034259" calcext:value-type="float">
            <text:p>-21,8151232034259</text:p>
          </table:table-cell>
          <table:table-cell office:value-type="float" office:value="0.00174699181869945" calcext:value-type="float">
            <text:p>0,0017469918186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27:35</text:p>
          </table:table-cell>
          <table:table-cell office:value-type="float" office:value="-99.5214851839689" calcext:value-type="float">
            <text:p>-99,5214851839689</text:p>
          </table:table-cell>
          <table:table-cell office:value-type="float" office:value="17" calcext:value-type="float">
            <text:p>17</text:p>
          </table:table-cell>
          <table:table-cell office:value-type="float" office:value="-15.9413170138941" calcext:value-type="float">
            <text:p>-15,9413170138941</text:p>
          </table:table-cell>
          <table:table-cell office:value-type="float" office:value="0.00367570017776967" calcext:value-type="float">
            <text:p>0,003675700177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678946838378906" calcext:value-type="float">
            <text:p>0,067894683837891</text:p>
          </table:table-cell>
          <table:table-cell office:value-type="string" calcext:value-type="string">
            <text:p>2020-04-02 15:33:15</text:p>
          </table:table-cell>
          <table:table-cell office:value-type="float" office:value="-155.670620012723" calcext:value-type="float">
            <text:p>-155,670620012723</text:p>
          </table:table-cell>
          <table:table-cell office:value-type="float" office:value="25" calcext:value-type="float">
            <text:p>25</text:p>
          </table:table-cell>
          <table:table-cell office:value-type="float" office:value="0.00514817575828364" calcext:value-type="float">
            <text:p>0,005148175758284</text:p>
          </table:table-cell>
          <table:table-cell office:value-type="float" office:value="0.000134194817235006" calcext:value-type="float">
            <text:p>0,0001341948172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36:30</text:p>
          </table:table-cell>
          <table:table-cell office:value-type="float" office:value="-87.7531419554741" calcext:value-type="float">
            <text:p>-87,7531419554741</text:p>
          </table:table-cell>
          <table:table-cell office:value-type="float" office:value="10" calcext:value-type="float">
            <text:p>10</text:p>
          </table:table-cell>
          <table:table-cell office:value-type="float" office:value="-8.8945140874981" calcext:value-type="float">
            <text:p>-8,8945140874981</text:p>
          </table:table-cell>
          <table:table-cell office:value-type="float" office:value="0.0111344769162168" calcext:value-type="float">
            <text:p>0,0111344769162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761414337158203" calcext:value-type="float">
            <text:p>0,07614143371582</text:p>
          </table:table-cell>
          <table:table-cell office:value-type="string" calcext:value-type="string">
            <text:p>2020-04-02 15:41:47</text:p>
          </table:table-cell>
          <table:table-cell office:value-type="float" office:value="-241.965067734178" calcext:value-type="float">
            <text:p>-241,965067734178</text:p>
          </table:table-cell>
          <table:table-cell office:value-type="float" office:value="39" calcext:value-type="float">
            <text:p>39</text:p>
          </table:table-cell>
          <table:table-cell office:value-type="float" office:value="0.00335843043424156" calcext:value-type="float">
            <text:p>0,003358430434242</text:p>
          </table:table-cell>
          <table:table-cell office:value-type="float" office:value="0.0000703136705408485" calcext:value-type="float">
            <text:p>7,03136705408485E-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813089904785156" calcext:value-type="float">
            <text:p>0,081308990478516</text:p>
          </table:table-cell>
          <table:table-cell office:value-type="string" calcext:value-type="string">
            <text:p>2020-04-02 15:45:24</text:p>
          </table:table-cell>
          <table:table-cell office:value-type="float" office:value="-218.060242258176" calcext:value-type="float">
            <text:p>-218,060242258176</text:p>
          </table:table-cell>
          <table:table-cell office:value-type="float" office:value="35" calcext:value-type="float">
            <text:p>35</text:p>
          </table:table-cell>
          <table:table-cell office:value-type="float" office:value="-0.00964541466409119" calcext:value-type="float">
            <text:p>-0,009645414664091</text:p>
          </table:table-cell>
          <table:table-cell office:value-type="float" office:value="0.000113848150622237" calcext:value-type="float">
            <text:p>0,0001138481506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666752014160156" calcext:value-type="float">
            <text:p>0,066675201416016</text:p>
          </table:table-cell>
          <table:table-cell office:value-type="string" calcext:value-type="string">
            <text:p>2020-04-02 15:49:18</text:p>
          </table:table-cell>
          <table:table-cell office:value-type="float" office:value="-108.770562572272" calcext:value-type="float">
            <text:p>-108,770562572272</text:p>
          </table:table-cell>
          <table:table-cell office:value-type="float" office:value="17" calcext:value-type="float">
            <text:p>17</text:p>
          </table:table-cell>
          <table:table-cell office:value-type="float" office:value="-0.000793243950861777" calcext:value-type="float">
            <text:p>-0,000793243950862</text:p>
          </table:table-cell>
          <table:table-cell office:value-type="float" office:value="0.000247691161261376" calcext:value-type="float">
            <text:p>0,0002476911612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06580322265625" calcext:value-type="float">
            <text:p>0,206580322265625</text:p>
          </table:table-cell>
          <table:table-cell office:value-type="string" calcext:value-type="string">
            <text:p>2020-04-02 15:51:47</text:p>
          </table:table-cell>
          <table:table-cell office:value-type="float" office:value="-55.1393233272436" calcext:value-type="float">
            <text:p>-55,1393233272436</text:p>
          </table:table-cell>
          <table:table-cell office:value-type="float" office:value="8" calcext:value-type="float">
            <text:p>8</text:p>
          </table:table-cell>
          <table:table-cell office:value-type="float" office:value="0.00195142582171509" calcext:value-type="float">
            <text:p>0,001951425821715</text:p>
          </table:table-cell>
          <table:table-cell office:value-type="float" office:value="0.0056194005730234" calcext:value-type="float">
            <text:p>0,0056194005730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332690048217773" calcext:value-type="float">
            <text:p>0,033269004821777</text:p>
          </table:table-cell>
          <table:table-cell office:value-type="string" calcext:value-type="string">
            <text:p>2020-04-02 15:56:53</text:p>
          </table:table-cell>
          <table:table-cell office:value-type="float" office:value="-191.882995101836" calcext:value-type="float">
            <text:p>-191,882995101836</text:p>
          </table:table-cell>
          <table:table-cell office:value-type="float" office:value="31" calcext:value-type="float">
            <text:p>31</text:p>
          </table:table-cell>
          <table:table-cell office:value-type="float" office:value="-0.00279599053689994" calcext:value-type="float">
            <text:p>-0,0027959905369</text:p>
          </table:table-cell>
          <table:table-cell office:value-type="float" office:value="0.0000346845684230255" calcext:value-type="float">
            <text:p>3,46845684230255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00:54</text:p>
          </table:table-cell>
          <table:table-cell office:value-type="float" office:value="-112.982351431088" calcext:value-type="float">
            <text:p>-112,982351431088</text:p>
          </table:table-cell>
          <table:table-cell office:value-type="float" office:value="21" calcext:value-type="float">
            <text:p>21</text:p>
          </table:table-cell>
          <table:table-cell office:value-type="float" office:value="-16.9996842486773" calcext:value-type="float">
            <text:p>-16,9996842486773</text:p>
          </table:table-cell>
          <table:table-cell office:value-type="float" office:value="0.00280114718057378" calcext:value-type="float">
            <text:p>0,0028011471805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03:36</text:p>
          </table:table-cell>
          <table:table-cell office:value-type="float" office:value="-90.3157597756555" calcext:value-type="float">
            <text:p>-90,3157597756555</text:p>
          </table:table-cell>
          <table:table-cell office:value-type="float" office:value="17" calcext:value-type="float">
            <text:p>17</text:p>
          </table:table-cell>
          <table:table-cell office:value-type="float" office:value="-15.9924638278829" calcext:value-type="float">
            <text:p>-15,9924638278829</text:p>
          </table:table-cell>
          <table:table-cell office:value-type="float" office:value="0.00367645809374509" calcext:value-type="float">
            <text:p>0,0036764580937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07:32</text:p>
          </table:table-cell>
          <table:table-cell office:value-type="float" office:value="-96.3059812845851" calcext:value-type="float">
            <text:p>-96,3059812845851</text:p>
          </table:table-cell>
          <table:table-cell office:value-type="float" office:value="18" calcext:value-type="float">
            <text:p>18</text:p>
          </table:table-cell>
          <table:table-cell office:value-type="float" office:value="-13.9319981480909" calcext:value-type="float">
            <text:p>-13,9319981480909</text:p>
          </table:table-cell>
          <table:table-cell office:value-type="float" office:value="0.00396726712725962" calcext:value-type="float">
            <text:p>0,003967267127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56848602294922" calcext:value-type="float">
            <text:p>0,045684860229492</text:p>
          </table:table-cell>
          <table:table-cell office:value-type="string" calcext:value-type="string">
            <text:p>2020-04-02 16:12:12</text:p>
          </table:table-cell>
          <table:table-cell office:value-type="float" office:value="-286.726871155296" calcext:value-type="float">
            <text:p>-286,726871155296</text:p>
          </table:table-cell>
          <table:table-cell office:value-type="float" office:value="50" calcext:value-type="float">
            <text:p>50</text:p>
          </table:table-cell>
          <table:table-cell office:value-type="float" office:value="0.00282364176322392" calcext:value-type="float">
            <text:p>0,002823641763224</text:p>
          </table:table-cell>
          <table:table-cell office:value-type="float" office:value="0.0000351575317529725" calcext:value-type="float">
            <text:p>3,51575317529725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576281661987305" calcext:value-type="float">
            <text:p>0,057628166198731</text:p>
          </table:table-cell>
          <table:table-cell office:value-type="string" calcext:value-type="string">
            <text:p>2020-04-02 16:15:19</text:p>
          </table:table-cell>
          <table:table-cell office:value-type="float" office:value="-352.353806858908" calcext:value-type="float">
            <text:p>-352,353806858908</text:p>
          </table:table-cell>
          <table:table-cell office:value-type="float" office:value="61" calcext:value-type="float">
            <text:p>61</text:p>
          </table:table-cell>
          <table:table-cell office:value-type="float" office:value="-0.00180982341249947" calcext:value-type="float">
            <text:p>-0,001809823412499</text:p>
          </table:table-cell>
          <table:table-cell office:value-type="float" office:value="0.0000192622860117561" calcext:value-type="float">
            <text:p>1,92622860117561E-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19:36</text:p>
          </table:table-cell>
          <table:table-cell office:value-type="float" office:value="-171.781339252682" calcext:value-type="float">
            <text:p>-171,781339252682</text:p>
          </table:table-cell>
          <table:table-cell office:value-type="float" office:value="30" calcext:value-type="float">
            <text:p>30</text:p>
          </table:table-cell>
          <table:table-cell office:value-type="float" office:value="-22.0917975340463" calcext:value-type="float">
            <text:p>-22,0917975340463</text:p>
          </table:table-cell>
          <table:table-cell office:value-type="float" office:value="0.00151538302033444" calcext:value-type="float">
            <text:p>0,0015153830203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23:22</text:p>
          </table:table-cell>
          <table:table-cell office:value-type="float" office:value="-163.613236054074" calcext:value-type="float">
            <text:p>-163,613236054074</text:p>
          </table:table-cell>
          <table:table-cell office:value-type="float" office:value="26" calcext:value-type="float">
            <text:p>26</text:p>
          </table:table-cell>
          <table:table-cell office:value-type="float" office:value="-1.34652087445113" calcext:value-type="float">
            <text:p>-1,34652087445113</text:p>
          </table:table-cell>
          <table:table-cell office:value-type="float" office:value="0.000104502197620596" calcext:value-type="float">
            <text:p>0,0001045021976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283758316040039" calcext:value-type="float">
            <text:p>0,028375831604004</text:p>
          </table:table-cell>
          <table:table-cell office:value-type="string" calcext:value-type="string">
            <text:p>2020-04-02 16:27:57</text:p>
          </table:table-cell>
          <table:table-cell office:value-type="float" office:value="-269.832550289485" calcext:value-type="float">
            <text:p>-269,832550289485</text:p>
          </table:table-cell>
          <table:table-cell office:value-type="float" office:value="44" calcext:value-type="float">
            <text:p>44</text:p>
          </table:table-cell>
          <table:table-cell office:value-type="float" office:value="0.00706601912376703" calcext:value-type="float">
            <text:p>0,007066019123767</text:p>
          </table:table-cell>
          <table:table-cell office:value-type="float" office:value="0.00002097010076702" calcext:value-type="float">
            <text:p>2,097010076702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736262512207031" calcext:value-type="float">
            <text:p>0,073626251220703</text:p>
          </table:table-cell>
          <table:table-cell office:value-type="string" calcext:value-type="string">
            <text:p>2020-04-02 16:30:10</text:p>
          </table:table-cell>
          <table:table-cell office:value-type="float" office:value="-145.691179813574" calcext:value-type="float">
            <text:p>-145,691179813574</text:p>
          </table:table-cell>
          <table:table-cell office:value-type="float" office:value="24" calcext:value-type="float">
            <text:p>24</text:p>
          </table:table-cell>
          <table:table-cell office:value-type="float" office:value="0.00261315407277185" calcext:value-type="float">
            <text:p>0,002613154072772</text:p>
          </table:table-cell>
          <table:table-cell office:value-type="float" office:value="0.000216325474284551" calcext:value-type="float">
            <text:p>0,0002163254742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34:30</text:p>
          </table:table-cell>
          <table:table-cell office:value-type="float" office:value="-199.183840434559" calcext:value-type="float">
            <text:p>-199,183840434559</text:p>
          </table:table-cell>
          <table:table-cell office:value-type="float" office:value="35" calcext:value-type="float">
            <text:p>35</text:p>
          </table:table-cell>
          <table:table-cell office:value-type="float" office:value="-28.9330294991136" calcext:value-type="float">
            <text:p>-28,9330294991136</text:p>
          </table:table-cell>
          <table:table-cell office:value-type="float" office:value="0.00098514982616563" calcext:value-type="float">
            <text:p>0,0009851498261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38:09</text:p>
          </table:table-cell>
          <table:table-cell office:value-type="float" office:value="-214.957675863736" calcext:value-type="float">
            <text:p>-214,957675863736</text:p>
          </table:table-cell>
          <table:table-cell office:value-type="float" office:value="39" calcext:value-type="float">
            <text:p>39</text:p>
          </table:table-cell>
          <table:table-cell office:value-type="float" office:value="-26.2094034554019" calcext:value-type="float">
            <text:p>-26,2094034554019</text:p>
          </table:table-cell>
          <table:table-cell office:value-type="float" office:value="0.000631788182414456" calcext:value-type="float">
            <text:p>0,0006317881824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40:38</text:p>
          </table:table-cell>
          <table:table-cell office:value-type="float" office:value="-187.556425494376" calcext:value-type="float">
            <text:p>-187,556425494376</text:p>
          </table:table-cell>
          <table:table-cell office:value-type="float" office:value="34" calcext:value-type="float">
            <text:p>34</text:p>
          </table:table-cell>
          <table:table-cell office:value-type="float" office:value="-22.0508838241193" calcext:value-type="float">
            <text:p>-22,0508838241193</text:p>
          </table:table-cell>
          <table:table-cell office:value-type="float" office:value="0.00137854943228433" calcext:value-type="float">
            <text:p>0,0013785494322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43:15</text:p>
          </table:table-cell>
          <table:table-cell office:value-type="float" office:value="-126.601029793981" calcext:value-type="float">
            <text:p>-126,601029793981</text:p>
          </table:table-cell>
          <table:table-cell office:value-type="float" office:value="22" calcext:value-type="float">
            <text:p>22</text:p>
          </table:table-cell>
          <table:table-cell office:value-type="float" office:value="-13.3735437846018" calcext:value-type="float">
            <text:p>-13,3735437846018</text:p>
          </table:table-cell>
          <table:table-cell office:value-type="float" office:value="0.00216686737739348" calcext:value-type="float">
            <text:p>0,00216686737739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6:45:14</text:p>
          </table:table-cell>
          <table:table-cell office:value-type="float" office:value="-170.487850307839" calcext:value-type="float">
            <text:p>-170,487850307839</text:p>
          </table:table-cell>
          <table:table-cell office:value-type="float" office:value="28" calcext:value-type="float">
            <text:p>28</text:p>
          </table:table-cell>
          <table:table-cell office:value-type="float" office:value="-24.6529145318735" calcext:value-type="float">
            <text:p>-24,6529145318735</text:p>
          </table:table-cell>
          <table:table-cell office:value-type="float" office:value="0.00146323610288884" calcext:value-type="float">
            <text:p>0,00146323610288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44447692871094" calcext:value-type="float">
            <text:p>0,144447692871094</text:p>
          </table:table-cell>
          <table:table-cell office:value-type="string" calcext:value-type="string">
            <text:p>2020-04-02 16:49:26</text:p>
          </table:table-cell>
          <table:table-cell office:value-type="float" office:value="-205.149300776296" calcext:value-type="float">
            <text:p>-205,149300776296</text:p>
          </table:table-cell>
          <table:table-cell office:value-type="float" office:value="36" calcext:value-type="float">
            <text:p>36</text:p>
          </table:table-cell>
          <table:table-cell office:value-type="float" office:value="0.00514930621527698" calcext:value-type="float">
            <text:p>0,005149306215277</text:p>
          </table:table-cell>
          <table:table-cell office:value-type="float" office:value="0.000270192692935298" calcext:value-type="float">
            <text:p>0,0002701926929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35423522949219" calcext:value-type="float">
            <text:p>0,135423522949219</text:p>
          </table:table-cell>
          <table:table-cell office:value-type="string" calcext:value-type="string">
            <text:p>2020-04-02 16:51:10</text:p>
          </table:table-cell>
          <table:table-cell office:value-type="float" office:value="-194.162816298716" calcext:value-type="float">
            <text:p>-194,162816298716</text:p>
          </table:table-cell>
          <table:table-cell office:value-type="float" office:value="34" calcext:value-type="float">
            <text:p>34</text:p>
          </table:table-cell>
          <table:table-cell office:value-type="float" office:value="0.00113200604887453" calcext:value-type="float">
            <text:p>0,001132006048875</text:p>
          </table:table-cell>
          <table:table-cell office:value-type="float" office:value="0.000309464859658881" calcext:value-type="float">
            <text:p>0,0003094648596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44806213378906" calcext:value-type="float">
            <text:p>0,044480621337891</text:p>
          </table:table-cell>
          <table:table-cell office:value-type="string" calcext:value-type="string">
            <text:p>2020-04-02 16:53:08</text:p>
          </table:table-cell>
          <table:table-cell office:value-type="float" office:value="-163.727753068319" calcext:value-type="float">
            <text:p>-163,727753068319</text:p>
          </table:table-cell>
          <table:table-cell office:value-type="float" office:value="28" calcext:value-type="float">
            <text:p>28</text:p>
          </table:table-cell>
          <table:table-cell office:value-type="float" office:value="0.00295840275509152" calcext:value-type="float">
            <text:p>0,002958402755092</text:p>
          </table:table-cell>
          <table:table-cell office:value-type="float" office:value="0.000254992134752007" calcext:value-type="float">
            <text:p>0,00025499213475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514926452636719" calcext:value-type="float">
            <text:p>0,051492645263672</text:p>
          </table:table-cell>
          <table:table-cell office:value-type="string" calcext:value-type="string">
            <text:p>2020-04-02 16:55:30</text:p>
          </table:table-cell>
          <table:table-cell office:value-type="float" office:value="-198.466214044066" calcext:value-type="float">
            <text:p>-198,466214044066</text:p>
          </table:table-cell>
          <table:table-cell office:value-type="float" office:value="31" calcext:value-type="float">
            <text:p>31</text:p>
          </table:table-cell>
          <table:table-cell office:value-type="float" office:value="-0.00186142038005688" calcext:value-type="float">
            <text:p>-0,001861420380057</text:p>
          </table:table-cell>
          <table:table-cell office:value-type="float" office:value="0.0000994879382647604" calcext:value-type="float">
            <text:p>9,94879382647604E-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351896896362305" calcext:value-type="float">
            <text:p>0,035189689636231</text:p>
          </table:table-cell>
          <table:table-cell office:value-type="string" calcext:value-type="string">
            <text:p>2020-04-02 16:58:14</text:p>
          </table:table-cell>
          <table:table-cell office:value-type="float" office:value="-197.199805738371" calcext:value-type="float">
            <text:p>-197,199805738371</text:p>
          </table:table-cell>
          <table:table-cell office:value-type="float" office:value="34" calcext:value-type="float">
            <text:p>34</text:p>
          </table:table-cell>
          <table:table-cell office:value-type="float" office:value="0.00348431298703855" calcext:value-type="float">
            <text:p>0,003484312987039</text:p>
          </table:table-cell>
          <table:table-cell office:value-type="float" office:value="0.0000440950315165251" calcext:value-type="float">
            <text:p>4,40950315165251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372399444580078" calcext:value-type="float">
            <text:p>0,037239944458008</text:p>
          </table:table-cell>
          <table:table-cell office:value-type="string" calcext:value-type="string">
            <text:p>2020-04-02 17:00:09</text:p>
          </table:table-cell>
          <table:table-cell office:value-type="float" office:value="-222.199654156747" calcext:value-type="float">
            <text:p>-222,199654156747</text:p>
          </table:table-cell>
          <table:table-cell office:value-type="float" office:value="36" calcext:value-type="float">
            <text:p>36</text:p>
          </table:table-cell>
          <table:table-cell office:value-type="float" office:value="-0.00296984355162083" calcext:value-type="float">
            <text:p>-0,002969843551621</text:p>
          </table:table-cell>
          <table:table-cell office:value-type="float" office:value="0.0000427837217435021" calcext:value-type="float">
            <text:p>4,27837217435021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04:50</text:p>
          </table:table-cell>
          <table:table-cell office:value-type="float" office:value="-390.930958353824" calcext:value-type="float">
            <text:p>-390,930958353824</text:p>
          </table:table-cell>
          <table:table-cell office:value-type="float" office:value="76" calcext:value-type="float">
            <text:p>76</text:p>
          </table:table-cell>
          <table:table-cell office:value-type="float" office:value="-37.9744124255621" calcext:value-type="float">
            <text:p>-37,9744124255621</text:p>
          </table:table-cell>
          <table:table-cell office:value-type="float" office:value="0.000079533791735356" calcext:value-type="float">
            <text:p>7,9533791735356E-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06:21</text:p>
          </table:table-cell>
          <table:table-cell office:value-type="float" office:value="-403.25202380641" calcext:value-type="float">
            <text:p>-403,25202380641</text:p>
          </table:table-cell>
          <table:table-cell office:value-type="float" office:value="70" calcext:value-type="float">
            <text:p>70</text:p>
          </table:table-cell>
          <table:table-cell office:value-type="float" office:value="-12.7978742845498" calcext:value-type="float">
            <text:p>-12,7978742845498</text:p>
          </table:table-cell>
          <table:table-cell office:value-type="float" office:value="0.000316521902554071" calcext:value-type="float">
            <text:p>0,00031652190255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45331817626953" calcext:value-type="float">
            <text:p>0,145331817626953</text:p>
          </table:table-cell>
          <table:table-cell office:value-type="string" calcext:value-type="string">
            <text:p>2020-04-02 17:08:29</text:p>
          </table:table-cell>
          <table:table-cell office:value-type="float" office:value="-258.458440493087" calcext:value-type="float">
            <text:p>-258,458440493087</text:p>
          </table:table-cell>
          <table:table-cell office:value-type="float" office:value="42" calcext:value-type="float">
            <text:p>42</text:p>
          </table:table-cell>
          <table:table-cell office:value-type="float" office:value="0.0026114858236963" calcext:value-type="float">
            <text:p>0,002611485823696</text:p>
          </table:table-cell>
          <table:table-cell office:value-type="float" office:value="0.000160643545596103" calcext:value-type="float">
            <text:p>0,0001606435455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780773620605469" calcext:value-type="float">
            <text:p>0,078077362060547</text:p>
          </table:table-cell>
          <table:table-cell office:value-type="string" calcext:value-type="string">
            <text:p>2020-04-02 17:10:52</text:p>
          </table:table-cell>
          <table:table-cell office:value-type="float" office:value="-204.650625475414" calcext:value-type="float">
            <text:p>-204,650625475414</text:p>
          </table:table-cell>
          <table:table-cell office:value-type="float" office:value="33" calcext:value-type="float">
            <text:p>33</text:p>
          </table:table-cell>
          <table:table-cell office:value-type="float" office:value="0.00800486951203494" calcext:value-type="float">
            <text:p>0,008004869512035</text:p>
          </table:table-cell>
          <table:table-cell office:value-type="float" office:value="0.0000971994508118084" calcext:value-type="float">
            <text:p>9,71994508118084E-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13:26</text:p>
          </table:table-cell>
          <table:table-cell office:value-type="float" office:value="-234.591836238207" calcext:value-type="float">
            <text:p>-234,591836238207</text:p>
          </table:table-cell>
          <table:table-cell office:value-type="float" office:value="40" calcext:value-type="float">
            <text:p>40</text:p>
          </table:table-cell>
          <table:table-cell office:value-type="float" office:value="-6.24932108569523" calcext:value-type="float">
            <text:p>-6,24932108569523</text:p>
          </table:table-cell>
          <table:table-cell office:value-type="float" office:value="0.000208830482495673" calcext:value-type="float">
            <text:p>0,0002088304824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678946838378906" calcext:value-type="float">
            <text:p>0,067894683837891</text:p>
          </table:table-cell>
          <table:table-cell office:value-type="string" calcext:value-type="string">
            <text:p>2020-04-02 17:15:33</text:p>
          </table:table-cell>
          <table:table-cell office:value-type="float" office:value="-244.720531380655" calcext:value-type="float">
            <text:p>-244,720531380655</text:p>
          </table:table-cell>
          <table:table-cell office:value-type="float" office:value="41" calcext:value-type="float">
            <text:p>41</text:p>
          </table:table-cell>
          <table:table-cell office:value-type="float" office:value="0.00149404054491832" calcext:value-type="float">
            <text:p>0,001494040544918</text:p>
          </table:table-cell>
          <table:table-cell office:value-type="float" office:value="0.000104575535017973" calcext:value-type="float">
            <text:p>0,000104575535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364472808837891" calcext:value-type="float">
            <text:p>0,036447280883789</text:p>
          </table:table-cell>
          <table:table-cell office:value-type="string" calcext:value-type="string">
            <text:p>2020-04-02 17:18:39</text:p>
          </table:table-cell>
          <table:table-cell office:value-type="float" office:value="-277.686696328732" calcext:value-type="float">
            <text:p>-277,686696328732</text:p>
          </table:table-cell>
          <table:table-cell office:value-type="float" office:value="49" calcext:value-type="float">
            <text:p>49</text:p>
          </table:table-cell>
          <table:table-cell office:value-type="float" office:value="-0.000598693028578179" calcext:value-type="float">
            <text:p>-0,000598693028578</text:p>
          </table:table-cell>
          <table:table-cell office:value-type="float" office:value="0.0000623448907550773" calcext:value-type="float">
            <text:p>6,23448907550773E-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20:46</text:p>
          </table:table-cell>
          <table:table-cell office:value-type="float" office:value="-319.898731782079" calcext:value-type="float">
            <text:p>-319,898731782079</text:p>
          </table:table-cell>
          <table:table-cell office:value-type="float" office:value="57" calcext:value-type="float">
            <text:p>57</text:p>
          </table:table-cell>
          <table:table-cell office:value-type="float" office:value="-26.770826294909" calcext:value-type="float">
            <text:p>-26,770826294909</text:p>
          </table:table-cell>
          <table:table-cell office:value-type="float" office:value="0.000565873901706683" calcext:value-type="float">
            <text:p>0,0005658739017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181931533813477" calcext:value-type="float">
            <text:p>0,018193153381348</text:p>
          </table:table-cell>
          <table:table-cell office:value-type="string" calcext:value-type="string">
            <text:p>2020-04-02 17:23:01</text:p>
          </table:table-cell>
          <table:table-cell office:value-type="float" office:value="-285.113950013329" calcext:value-type="float">
            <text:p>-285,113950013329</text:p>
          </table:table-cell>
          <table:table-cell office:value-type="float" office:value="48" calcext:value-type="float">
            <text:p>48</text:p>
          </table:table-cell>
          <table:table-cell office:value-type="float" office:value="0.00567011060023592" calcext:value-type="float">
            <text:p>0,005670110600236</text:p>
          </table:table-cell>
          <table:table-cell office:value-type="float" office:value="0.0000177150128580579" calcext:value-type="float">
            <text:p>1,77150128580579E-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468738555908203" calcext:value-type="float">
            <text:p>0,04687385559082</text:p>
          </table:table-cell>
          <table:table-cell office:value-type="string" calcext:value-type="string">
            <text:p>2020-04-02 17:26:33</text:p>
          </table:table-cell>
          <table:table-cell office:value-type="float" office:value="-346.174678951362" calcext:value-type="float">
            <text:p>-346,174678951362</text:p>
          </table:table-cell>
          <table:table-cell office:value-type="float" office:value="57" calcext:value-type="float">
            <text:p>57</text:p>
          </table:table-cell>
          <table:table-cell office:value-type="float" office:value="-0.00751587161766332" calcext:value-type="float">
            <text:p>-0,007515871617663</text:p>
          </table:table-cell>
          <table:table-cell office:value-type="float" office:value="0.000028558982534456" calcext:value-type="float">
            <text:p>2,8558982534456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79141967773438" calcext:value-type="float">
            <text:p>0,179141967773438</text:p>
          </table:table-cell>
          <table:table-cell office:value-type="string" calcext:value-type="string">
            <text:p>2020-04-02 17:27:51</text:p>
          </table:table-cell>
          <table:table-cell office:value-type="float" office:value="-209.971732680841" calcext:value-type="float">
            <text:p>-209,971732680841</text:p>
          </table:table-cell>
          <table:table-cell office:value-type="float" office:value="31" calcext:value-type="float">
            <text:p>31</text:p>
          </table:table-cell>
          <table:table-cell office:value-type="float" office:value="-0.00901144662570897" calcext:value-type="float">
            <text:p>-0,009011446625709</text:p>
          </table:table-cell>
          <table:table-cell office:value-type="float" office:value="0.000422648781321169" calcext:value-type="float">
            <text:p>0,0004226487813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597089080810547" calcext:value-type="float">
            <text:p>0,059708908081055</text:p>
          </table:table-cell>
          <table:table-cell office:value-type="string" calcext:value-type="string">
            <text:p>2020-04-02 17:31:40</text:p>
          </table:table-cell>
          <table:table-cell office:value-type="float" office:value="-326.395117283447" calcext:value-type="float">
            <text:p>-326,395117283447</text:p>
          </table:table-cell>
          <table:table-cell office:value-type="float" office:value="53" calcext:value-type="float">
            <text:p>53</text:p>
          </table:table-cell>
          <table:table-cell office:value-type="float" office:value="-0.00482895144784834" calcext:value-type="float">
            <text:p>-0,004828951447848</text:p>
          </table:table-cell>
          <table:table-cell office:value-type="float" office:value="0.0000345506821907191" calcext:value-type="float">
            <text:p>3,45506821907191E-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960037536621094" calcext:value-type="float">
            <text:p>0,096003753662109</text:p>
          </table:table-cell>
          <table:table-cell office:value-type="string" calcext:value-type="string">
            <text:p>2020-04-02 17:34:18</text:p>
          </table:table-cell>
          <table:table-cell office:value-type="float" office:value="-327.897383112011" calcext:value-type="float">
            <text:p>-327,897383112011</text:p>
          </table:table-cell>
          <table:table-cell office:value-type="float" office:value="50" calcext:value-type="float">
            <text:p>50</text:p>
          </table:table-cell>
          <table:table-cell office:value-type="float" office:value="0.00282796882541776" calcext:value-type="float">
            <text:p>0,002827968825418</text:p>
          </table:table-cell>
          <table:table-cell office:value-type="float" office:value="0.0000738813053978154" calcext:value-type="float">
            <text:p>7,38813053978154E-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51520690917969" calcext:value-type="float">
            <text:p>0,151520690917969</text:p>
          </table:table-cell>
          <table:table-cell office:value-type="string" calcext:value-type="string">
            <text:p>2020-04-02 17:36:11</text:p>
          </table:table-cell>
          <table:table-cell office:value-type="float" office:value="-263.861707747333" calcext:value-type="float">
            <text:p>-263,861707747333</text:p>
          </table:table-cell>
          <table:table-cell office:value-type="float" office:value="36" calcext:value-type="float">
            <text:p>36</text:p>
          </table:table-cell>
          <table:table-cell office:value-type="float" office:value="0.00418021292808057" calcext:value-type="float">
            <text:p>0,004180212928081</text:p>
          </table:table-cell>
          <table:table-cell office:value-type="float" office:value="0.000224811311368486" calcext:value-type="float">
            <text:p>0,00022481131136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19537322998047" calcext:value-type="float">
            <text:p>0,219537322998047</text:p>
          </table:table-cell>
          <table:table-cell office:value-type="string" calcext:value-type="string">
            <text:p>2020-04-02 17:39:43</text:p>
          </table:table-cell>
          <table:table-cell office:value-type="float" office:value="-322.194473104557" calcext:value-type="float">
            <text:p>-322,194473104557</text:p>
          </table:table-cell>
          <table:table-cell office:value-type="float" office:value="52" calcext:value-type="float">
            <text:p>52</text:p>
          </table:table-cell>
          <table:table-cell office:value-type="float" office:value="-0.00253685328036957" calcext:value-type="float">
            <text:p>-0,00253685328037</text:p>
          </table:table-cell>
          <table:table-cell office:value-type="float" office:value="0.0000791887739479854" calcext:value-type="float">
            <text:p>7,91887739479854E-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362567367553711" calcext:value-type="float">
            <text:p>0,036256736755371</text:p>
          </table:table-cell>
          <table:table-cell office:value-type="string" calcext:value-type="string">
            <text:p>2020-04-02 17:41:53</text:p>
          </table:table-cell>
          <table:table-cell office:value-type="float" office:value="-241.787586629731" calcext:value-type="float">
            <text:p>-241,787586629731</text:p>
          </table:table-cell>
          <table:table-cell office:value-type="float" office:value="38" calcext:value-type="float">
            <text:p>38</text:p>
          </table:table-cell>
          <table:table-cell office:value-type="float" office:value="0.00313253615296996" calcext:value-type="float">
            <text:p>0,00313253615297</text:p>
          </table:table-cell>
          <table:table-cell office:value-type="float" office:value="0.0000336087733605176" calcext:value-type="float">
            <text:p>3,36087733605176E-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45:37</text:p>
          </table:table-cell>
          <table:table-cell office:value-type="float" office:value="-359.529706964147" calcext:value-type="float">
            <text:p>-359,529706964147</text:p>
          </table:table-cell>
          <table:table-cell office:value-type="float" office:value="67" calcext:value-type="float">
            <text:p>67</text:p>
          </table:table-cell>
          <table:table-cell office:value-type="float" office:value="-48.7330903723175" calcext:value-type="float">
            <text:p>-48,7330903723175</text:p>
          </table:table-cell>
          <table:table-cell office:value-type="float" office:value="0.00030097808102049" calcext:value-type="float">
            <text:p>0,000300978081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73359489440918" calcext:value-type="float">
            <text:p>0,007335948944092</text:p>
          </table:table-cell>
          <table:table-cell office:value-type="string" calcext:value-type="string">
            <text:p>2020-04-02 17:48:40</text:p>
          </table:table-cell>
          <table:table-cell office:value-type="float" office:value="-335.132550484592" calcext:value-type="float">
            <text:p>-335,132550484592</text:p>
          </table:table-cell>
          <table:table-cell office:value-type="float" office:value="59" calcext:value-type="float">
            <text:p>59</text:p>
          </table:table-cell>
          <table:table-cell office:value-type="float" office:value="0.00418803534285091" calcext:value-type="float">
            <text:p>0,004188035342851</text:p>
          </table:table-cell>
          <table:table-cell office:value-type="float" office:value="0.0000115454269312868" calcext:value-type="float">
            <text:p>1,15454269312868E-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851960906982422" calcext:value-type="float">
            <text:p>0,085196090698242</text:p>
          </table:table-cell>
          <table:table-cell office:value-type="string" calcext:value-type="string">
            <text:p>2020-04-02 17:52:44</text:p>
          </table:table-cell>
          <table:table-cell office:value-type="float" office:value="-411.969002859814" calcext:value-type="float">
            <text:p>-411,969002859814</text:p>
          </table:table-cell>
          <table:table-cell office:value-type="float" office:value="74" calcext:value-type="float">
            <text:p>74</text:p>
          </table:table-cell>
          <table:table-cell office:value-type="float" office:value="-0.00537057749075998" calcext:value-type="float">
            <text:p>-0,00537057749076</text:p>
          </table:table-cell>
          <table:table-cell office:value-type="float" office:value="0.0000435226311743733" calcext:value-type="float">
            <text:p>4,35226311743733E-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54018188476563" calcext:value-type="float">
            <text:p>0,254018188476563</text:p>
          </table:table-cell>
          <table:table-cell office:value-type="string" calcext:value-type="string">
            <text:p>2020-04-02 17:54:34</text:p>
          </table:table-cell>
          <table:table-cell office:value-type="float" office:value="-286.380366891848" calcext:value-type="float">
            <text:p>-286,380366891848</text:p>
          </table:table-cell>
          <table:table-cell office:value-type="float" office:value="47" calcext:value-type="float">
            <text:p>47</text:p>
          </table:table-cell>
          <table:table-cell office:value-type="float" office:value="0.00651691513033109" calcext:value-type="float">
            <text:p>0,006516915130331</text:p>
          </table:table-cell>
          <table:table-cell office:value-type="float" office:value="0.00033338071929926" calcext:value-type="float">
            <text:p>0,0003333807192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41818481445313" calcext:value-type="float">
            <text:p>0,441818481445313</text:p>
          </table:table-cell>
          <table:table-cell office:value-type="string" calcext:value-type="string">
            <text:p>2020-04-02 17:56:06</text:p>
          </table:table-cell>
          <table:table-cell office:value-type="float" office:value="-208.366534439673" calcext:value-type="float">
            <text:p>-208,366534439673</text:p>
          </table:table-cell>
          <table:table-cell office:value-type="float" office:value="34" calcext:value-type="float">
            <text:p>34</text:p>
          </table:table-cell>
          <table:table-cell office:value-type="float" office:value="0.00127675048252976" calcext:value-type="float">
            <text:p>0,00127675048253</text:p>
          </table:table-cell>
          <table:table-cell office:value-type="float" office:value="0.000686107887709458" calcext:value-type="float">
            <text:p>0,0006861078877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281166915893555" calcext:value-type="float">
            <text:p>0,028116691589356</text:p>
          </table:table-cell>
          <table:table-cell office:value-type="string" calcext:value-type="string">
            <text:p>2020-04-02 17:57:47</text:p>
          </table:table-cell>
          <table:table-cell office:value-type="float" office:value="-331.577451849685" calcext:value-type="float">
            <text:p>-331,577451849685</text:p>
          </table:table-cell>
          <table:table-cell office:value-type="float" office:value="49" calcext:value-type="float">
            <text:p>49</text:p>
          </table:table-cell>
          <table:table-cell office:value-type="float" office:value="-0.00400449455772534" calcext:value-type="float">
            <text:p>-0,004004494557725</text:p>
          </table:table-cell>
          <table:table-cell office:value-type="float" office:value="0.0000356354616170966" calcext:value-type="float">
            <text:p>3,56354616170966E-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612637481689453" calcext:value-type="float">
            <text:p>0,061263748168945</text:p>
          </table:table-cell>
          <table:table-cell office:value-type="string" calcext:value-type="string">
            <text:p>2020-04-02 18:00:53</text:p>
          </table:table-cell>
          <table:table-cell office:value-type="float" office:value="-269.311757371773" calcext:value-type="float">
            <text:p>-269,311757371773</text:p>
          </table:table-cell>
          <table:table-cell office:value-type="float" office:value="43" calcext:value-type="float">
            <text:p>43</text:p>
          </table:table-cell>
          <table:table-cell office:value-type="float" office:value="0.00501802500940007" calcext:value-type="float">
            <text:p>0,0050180250094</text:p>
          </table:table-cell>
          <table:table-cell office:value-type="float" office:value="0.0000695037715336507" calcext:value-type="float">
            <text:p>6,95037715336507E-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02:27</text:p>
          </table:table-cell>
          <table:table-cell office:value-type="float" office:value="-204.855946752444" calcext:value-type="float">
            <text:p>-204,855946752444</text:p>
          </table:table-cell>
          <table:table-cell office:value-type="float" office:value="36" calcext:value-type="float">
            <text:p>36</text:p>
          </table:table-cell>
          <table:table-cell office:value-type="float" office:value="-17.3036868914819" calcext:value-type="float">
            <text:p>-17,3036868914819</text:p>
          </table:table-cell>
          <table:table-cell office:value-type="float" office:value="0.00149080257906756" calcext:value-type="float">
            <text:p>0,00149080257906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205254135131836" calcext:value-type="float">
            <text:p>0,020525413513184</text:p>
          </table:table-cell>
          <table:table-cell office:value-type="string" calcext:value-type="string">
            <text:p>2020-04-02 18:06:07</text:p>
          </table:table-cell>
          <table:table-cell office:value-type="float" office:value="-249.533912011119" calcext:value-type="float">
            <text:p>-249,533912011119</text:p>
          </table:table-cell>
          <table:table-cell office:value-type="float" office:value="45" calcext:value-type="float">
            <text:p>45</text:p>
          </table:table-cell>
          <table:table-cell office:value-type="float" office:value="-0.000529140978246389" calcext:value-type="float">
            <text:p>-0,000529140978246</text:p>
          </table:table-cell>
          <table:table-cell office:value-type="float" office:value="0.0000232996613195754" calcext:value-type="float">
            <text:p>2,32996613195754E-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09:36</text:p>
          </table:table-cell>
          <table:table-cell office:value-type="float" office:value="-279.626744752756" calcext:value-type="float">
            <text:p>-279,626744752756</text:p>
          </table:table-cell>
          <table:table-cell office:value-type="float" office:value="49" calcext:value-type="float">
            <text:p>49</text:p>
          </table:table-cell>
          <table:table-cell office:value-type="float" office:value="-18.2142219233346" calcext:value-type="float">
            <text:p>-18,2142219233346</text:p>
          </table:table-cell>
          <table:table-cell office:value-type="float" office:value="0.000184826736591027" calcext:value-type="float">
            <text:p>0,00018482673659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197403717041016" calcext:value-type="float">
            <text:p>0,019740371704102</text:p>
          </table:table-cell>
          <table:table-cell office:value-type="string" calcext:value-type="string">
            <text:p>2020-04-02 18:12:35</text:p>
          </table:table-cell>
          <table:table-cell office:value-type="float" office:value="-327.827603873471" calcext:value-type="float">
            <text:p>-327,827603873471</text:p>
          </table:table-cell>
          <table:table-cell office:value-type="float" office:value="59" calcext:value-type="float">
            <text:p>59</text:p>
          </table:table-cell>
          <table:table-cell office:value-type="float" office:value="0.00386699837543297" calcext:value-type="float">
            <text:p>0,003866998375433</text:p>
          </table:table-cell>
          <table:table-cell office:value-type="float" office:value="0.000053127825212971" calcext:value-type="float">
            <text:p>5,3127825212971E-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14:03</text:p>
          </table:table-cell>
          <table:table-cell office:value-type="float" office:value="-379.681535091956" calcext:value-type="float">
            <text:p>-379,681535091956</text:p>
          </table:table-cell>
          <table:table-cell office:value-type="float" office:value="66" calcext:value-type="float">
            <text:p>66</text:p>
          </table:table-cell>
          <table:table-cell office:value-type="float" office:value="-21.5598586972853" calcext:value-type="float">
            <text:p>-21,5598586972853</text:p>
          </table:table-cell>
          <table:table-cell office:value-type="float" office:value="0.000786879072175897" calcext:value-type="float">
            <text:p>0,0007868790721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16:43</text:p>
          </table:table-cell>
          <table:table-cell office:value-type="float" office:value="-334.112980214911" calcext:value-type="float">
            <text:p>-334,112980214911</text:p>
          </table:table-cell>
          <table:table-cell office:value-type="float" office:value="60" calcext:value-type="float">
            <text:p>60</text:p>
          </table:table-cell>
          <table:table-cell office:value-type="float" office:value="-15.711839002625" calcext:value-type="float">
            <text:p>-15,711839002625</text:p>
          </table:table-cell>
          <table:table-cell office:value-type="float" office:value="0.0000696231372431677" calcext:value-type="float">
            <text:p>6,96231372431677E-0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169660491943359" calcext:value-type="float">
            <text:p>0,016966049194336</text:p>
          </table:table-cell>
          <table:table-cell office:value-type="string" calcext:value-type="string">
            <text:p>2020-04-02 18:18:31</text:p>
          </table:table-cell>
          <table:table-cell office:value-type="float" office:value="-325.665985048976" calcext:value-type="float">
            <text:p>-325,665985048976</text:p>
          </table:table-cell>
          <table:table-cell office:value-type="float" office:value="58" calcext:value-type="float">
            <text:p>58</text:p>
          </table:table-cell>
          <table:table-cell office:value-type="float" office:value="-0.00376560404196269" calcext:value-type="float">
            <text:p>-0,003765604041963</text:p>
          </table:table-cell>
          <table:table-cell office:value-type="float" office:value="0.0000357716309091067" calcext:value-type="float">
            <text:p>3,57716309091067E-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451970672607422" calcext:value-type="float">
            <text:p>0,004519706726074</text:p>
          </table:table-cell>
          <table:table-cell office:value-type="string" calcext:value-type="string">
            <text:p>2020-04-02 18:21:43</text:p>
          </table:table-cell>
          <table:table-cell office:value-type="float" office:value="-331.660972728919" calcext:value-type="float">
            <text:p>-331,660972728919</text:p>
          </table:table-cell>
          <table:table-cell office:value-type="float" office:value="58" calcext:value-type="float">
            <text:p>58</text:p>
          </table:table-cell>
          <table:table-cell office:value-type="float" office:value="-0.00460115910818937" calcext:value-type="float">
            <text:p>-0,004601159108189</text:p>
          </table:table-cell>
          <table:table-cell office:value-type="float" office:value="0.0000186657254751418" calcext:value-type="float">
            <text:p>1,86657254751418E-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23:02</text:p>
          </table:table-cell>
          <table:table-cell office:value-type="float" office:value="-248.661220276073" calcext:value-type="float">
            <text:p>-248,661220276073</text:p>
          </table:table-cell>
          <table:table-cell office:value-type="float" office:value="42" calcext:value-type="float">
            <text:p>42</text:p>
          </table:table-cell>
          <table:table-cell office:value-type="float" office:value="-19.3882141477338" calcext:value-type="float">
            <text:p>-19,3882141477338</text:p>
          </table:table-cell>
          <table:table-cell office:value-type="float" office:value="0.00130599314802933" calcext:value-type="float">
            <text:p>0,0013059931480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26:09</text:p>
          </table:table-cell>
          <table:table-cell office:value-type="float" office:value="-277.851130929312" calcext:value-type="float">
            <text:p>-277,851130929312</text:p>
          </table:table-cell>
          <table:table-cell office:value-type="float" office:value="49" calcext:value-type="float">
            <text:p>49</text:p>
          </table:table-cell>
          <table:table-cell office:value-type="float" office:value="-16.6022584816485" calcext:value-type="float">
            <text:p>-16,6022584816485</text:p>
          </table:table-cell>
          <table:table-cell office:value-type="float" office:value="0.00027268199678901" calcext:value-type="float">
            <text:p>0,0002726819967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27:48</text:p>
          </table:table-cell>
          <table:table-cell office:value-type="float" office:value="-244.103017967148" calcext:value-type="float">
            <text:p>-244,103017967148</text:p>
          </table:table-cell>
          <table:table-cell office:value-type="float" office:value="42" calcext:value-type="float">
            <text:p>42</text:p>
          </table:table-cell>
          <table:table-cell office:value-type="float" office:value="-18.2674573179159" calcext:value-type="float">
            <text:p>-18,2674573179159</text:p>
          </table:table-cell>
          <table:table-cell office:value-type="float" office:value="0.0013640207353594" calcext:value-type="float">
            <text:p>0,0013640207353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29:45</text:p>
          </table:table-cell>
          <table:table-cell office:value-type="float" office:value="-198.528113889758" calcext:value-type="float">
            <text:p>-198,528113889758</text:p>
          </table:table-cell>
          <table:table-cell office:value-type="float" office:value="35" calcext:value-type="float">
            <text:p>35</text:p>
          </table:table-cell>
          <table:table-cell office:value-type="float" office:value="-20.0418524599973" calcext:value-type="float">
            <text:p>-20,0418524599973</text:p>
          </table:table-cell>
          <table:table-cell office:value-type="float" office:value="0.00144412813373284" calcext:value-type="float">
            <text:p>0,0014441281337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351058502197266" calcext:value-type="float">
            <text:p>0,035105850219727</text:p>
          </table:table-cell>
          <table:table-cell office:value-type="string" calcext:value-type="string">
            <text:p>2020-04-02 18:32:15</text:p>
          </table:table-cell>
          <table:table-cell office:value-type="float" office:value="-256.803550876727" calcext:value-type="float">
            <text:p>-256,803550876727</text:p>
          </table:table-cell>
          <table:table-cell office:value-type="float" office:value="47" calcext:value-type="float">
            <text:p>47</text:p>
          </table:table-cell>
          <table:table-cell office:value-type="float" office:value="0.0046162882555949" calcext:value-type="float">
            <text:p>0,004616288255595</text:p>
          </table:table-cell>
          <table:table-cell office:value-type="float" office:value="0.000036058746625433" calcext:value-type="float">
            <text:p>3,6058746625433E-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35:26</text:p>
          </table:table-cell>
          <table:table-cell office:value-type="float" office:value="-301.528760085743" calcext:value-type="float">
            <text:p>-301,528760085743</text:p>
          </table:table-cell>
          <table:table-cell office:value-type="float" office:value="54" calcext:value-type="float">
            <text:p>54</text:p>
          </table:table-cell>
          <table:table-cell office:value-type="float" office:value="-15.1787652940924" calcext:value-type="float">
            <text:p>-15,1787652940924</text:p>
          </table:table-cell>
          <table:table-cell office:value-type="float" office:value="0.000400617027315664" calcext:value-type="float">
            <text:p>0,0004006170273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813699645996094" calcext:value-type="float">
            <text:p>0,081369964599609</text:p>
          </table:table-cell>
          <table:table-cell office:value-type="string" calcext:value-type="string">
            <text:p>2020-04-02 18:37:04</text:p>
          </table:table-cell>
          <table:table-cell office:value-type="float" office:value="-355.531927525659" calcext:value-type="float">
            <text:p>-355,531927525659</text:p>
          </table:table-cell>
          <table:table-cell office:value-type="float" office:value="62" calcext:value-type="float">
            <text:p>62</text:p>
          </table:table-cell>
          <table:table-cell office:value-type="float" office:value="0.0014851562364862" calcext:value-type="float">
            <text:p>0,001485156236486</text:p>
          </table:table-cell>
          <table:table-cell office:value-type="float" office:value="0.0000699376174292199" calcext:value-type="float">
            <text:p>6,99376174292199E-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720409240722656" calcext:value-type="float">
            <text:p>0,072040924072266</text:p>
          </table:table-cell>
          <table:table-cell office:value-type="string" calcext:value-type="string">
            <text:p>2020-04-02 18:40:10</text:p>
          </table:table-cell>
          <table:table-cell office:value-type="float" office:value="-304.142540956195" calcext:value-type="float">
            <text:p>-304,142540956195</text:p>
          </table:table-cell>
          <table:table-cell office:value-type="float" office:value="52" calcext:value-type="float">
            <text:p>52</text:p>
          </table:table-cell>
          <table:table-cell office:value-type="float" office:value="0.00494170051695713" calcext:value-type="float">
            <text:p>0,004941700516957</text:p>
          </table:table-cell>
          <table:table-cell office:value-type="float" office:value="0.0000766293406978525" calcext:value-type="float">
            <text:p>7,66293406978525E-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717970275878906" calcext:value-type="float">
            <text:p>0,071797027587891</text:p>
          </table:table-cell>
          <table:table-cell office:value-type="string" calcext:value-type="string">
            <text:p>2020-04-02 18:42:11</text:p>
          </table:table-cell>
          <table:table-cell office:value-type="float" office:value="-285.144075963799" calcext:value-type="float">
            <text:p>-285,144075963799</text:p>
          </table:table-cell>
          <table:table-cell office:value-type="float" office:value="49" calcext:value-type="float">
            <text:p>49</text:p>
          </table:table-cell>
          <table:table-cell office:value-type="float" office:value="-0.00348479365170351" calcext:value-type="float">
            <text:p>-0,003484793651704</text:p>
          </table:table-cell>
          <table:table-cell office:value-type="float" office:value="0.0000905880235230208" calcext:value-type="float">
            <text:p>9,05880235230208E-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44:11</text:p>
          </table:table-cell>
          <table:table-cell office:value-type="float" office:value="-257.443330477112" calcext:value-type="float">
            <text:p>-257,443330477112</text:p>
          </table:table-cell>
          <table:table-cell office:value-type="float" office:value="45" calcext:value-type="float">
            <text:p>45</text:p>
          </table:table-cell>
          <table:table-cell office:value-type="float" office:value="-15.9295915102162" calcext:value-type="float">
            <text:p>-15,9295915102162</text:p>
          </table:table-cell>
          <table:table-cell office:value-type="float" office:value="0.0013893194076973" calcext:value-type="float">
            <text:p>0,00138931940769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45:45</text:p>
          </table:table-cell>
          <table:table-cell office:value-type="float" office:value="-215.138765719454" calcext:value-type="float">
            <text:p>-215,138765719454</text:p>
          </table:table-cell>
          <table:table-cell office:value-type="float" office:value="37" calcext:value-type="float">
            <text:p>37</text:p>
          </table:table-cell>
          <table:table-cell office:value-type="float" office:value="-15.9824592519435" calcext:value-type="float">
            <text:p>-15,9824592519435</text:p>
          </table:table-cell>
          <table:table-cell office:value-type="float" office:value="0.000487111917664409" calcext:value-type="float">
            <text:p>0,00048711191766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799675598144531" calcext:value-type="float">
            <text:p>0,079967559814453</text:p>
          </table:table-cell>
          <table:table-cell office:value-type="string" calcext:value-type="string">
            <text:p>2020-04-02 18:48:52</text:p>
          </table:table-cell>
          <table:table-cell office:value-type="float" office:value="-278.752022312677" calcext:value-type="float">
            <text:p>-278,752022312677</text:p>
          </table:table-cell>
          <table:table-cell office:value-type="float" office:value="49" calcext:value-type="float">
            <text:p>49</text:p>
          </table:table-cell>
          <table:table-cell office:value-type="float" office:value="-0.00203336158939327" calcext:value-type="float">
            <text:p>-0,002033361589393</text:p>
          </table:table-cell>
          <table:table-cell office:value-type="float" office:value="0.0000787415228410949" calcext:value-type="float">
            <text:p>7,87415228410949E-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746628112792969" calcext:value-type="float">
            <text:p>0,074662811279297</text:p>
          </table:table-cell>
          <table:table-cell office:value-type="string" calcext:value-type="string">
            <text:p>2020-04-02 18:50:53</text:p>
          </table:table-cell>
          <table:table-cell office:value-type="float" office:value="-272.309006295903" calcext:value-type="float">
            <text:p>-272,309006295903</text:p>
          </table:table-cell>
          <table:table-cell office:value-type="float" office:value="47" calcext:value-type="float">
            <text:p>47</text:p>
          </table:table-cell>
          <table:table-cell office:value-type="float" office:value="0.00466983084791672" calcext:value-type="float">
            <text:p>0,004669830847917</text:p>
          </table:table-cell>
          <table:table-cell office:value-type="float" office:value="0.00013183927364685" calcext:value-type="float">
            <text:p>0,00013183927364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52:19</text:p>
          </table:table-cell>
          <table:table-cell office:value-type="float" office:value="-161.426910460257" calcext:value-type="float">
            <text:p>-161,426910460257</text:p>
          </table:table-cell>
          <table:table-cell office:value-type="float" office:value="26" calcext:value-type="float">
            <text:p>26</text:p>
          </table:table-cell>
          <table:table-cell office:value-type="float" office:value="-15.0971151114763" calcext:value-type="float">
            <text:p>-15,0971151114763</text:p>
          </table:table-cell>
          <table:table-cell office:value-type="float" office:value="0.00274478163558568" calcext:value-type="float">
            <text:p>0,00274478163558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299230499267578" calcext:value-type="float">
            <text:p>0,029923049926758</text:p>
          </table:table-cell>
          <table:table-cell office:value-type="string" calcext:value-type="string">
            <text:p>2020-04-02 18:56:02</text:p>
          </table:table-cell>
          <table:table-cell office:value-type="float" office:value="-271.982099224809" calcext:value-type="float">
            <text:p>-271,982099224809</text:p>
          </table:table-cell>
          <table:table-cell office:value-type="float" office:value="49" calcext:value-type="float">
            <text:p>49</text:p>
          </table:table-cell>
          <table:table-cell office:value-type="float" office:value="-0.00708142212026774" calcext:value-type="float">
            <text:p>-0,007081422120268</text:p>
          </table:table-cell>
          <table:table-cell office:value-type="float" office:value="0.0000384671146824699" calcext:value-type="float">
            <text:p>3,84671146824699E-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57:41</text:p>
          </table:table-cell>
          <table:table-cell office:value-type="float" office:value="-274.413930134862" calcext:value-type="float">
            <text:p>-274,413930134862</text:p>
          </table:table-cell>
          <table:table-cell office:value-type="float" office:value="46" calcext:value-type="float">
            <text:p>46</text:p>
          </table:table-cell>
          <table:table-cell office:value-type="float" office:value="-24.1165467543009" calcext:value-type="float">
            <text:p>-24,1165467543009</text:p>
          </table:table-cell>
          <table:table-cell office:value-type="float" office:value="0.000985257519587933" calcext:value-type="float">
            <text:p>0,0009852575195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00:40</text:p>
          </table:table-cell>
          <table:table-cell office:value-type="float" office:value="-167.258021684011" calcext:value-type="float">
            <text:p>-167,258021684011</text:p>
          </table:table-cell>
          <table:table-cell office:value-type="float" office:value="30" calcext:value-type="float">
            <text:p>30</text:p>
          </table:table-cell>
          <table:table-cell office:value-type="float" office:value="-16.7172697690392" calcext:value-type="float">
            <text:p>-16,7172697690392</text:p>
          </table:table-cell>
          <table:table-cell office:value-type="float" office:value="0.00161265452771971" calcext:value-type="float">
            <text:p>0,001612654527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03:57</text:p>
          </table:table-cell>
          <table:table-cell office:value-type="float" office:value="-209.904598073582" calcext:value-type="float">
            <text:p>-209,904598073582</text:p>
          </table:table-cell>
          <table:table-cell office:value-type="float" office:value="39" calcext:value-type="float">
            <text:p>39</text:p>
          </table:table-cell>
          <table:table-cell office:value-type="float" office:value="-13.3431069880361" calcext:value-type="float">
            <text:p>-13,3431069880361</text:p>
          </table:table-cell>
          <table:table-cell office:value-type="float" office:value="0.0000720209453084384" calcext:value-type="float">
            <text:p>7,20209453084384E-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06:53</text:p>
          </table:table-cell>
          <table:table-cell office:value-type="float" office:value="-179.614927253886" calcext:value-type="float">
            <text:p>-179,614927253886</text:p>
          </table:table-cell>
          <table:table-cell office:value-type="float" office:value="34" calcext:value-type="float">
            <text:p>34</text:p>
          </table:table-cell>
          <table:table-cell office:value-type="float" office:value="-17.2195294216857" calcext:value-type="float">
            <text:p>-17,2195294216857</text:p>
          </table:table-cell>
          <table:table-cell office:value-type="float" office:value="0.000553169671779068" calcext:value-type="float">
            <text:p>0,0005531696717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09:52</text:p>
          </table:table-cell>
          <table:table-cell office:value-type="float" office:value="-156.25552342418" calcext:value-type="float">
            <text:p>-156,25552342418</text:p>
          </table:table-cell>
          <table:table-cell office:value-type="float" office:value="27" calcext:value-type="float">
            <text:p>27</text:p>
          </table:table-cell>
          <table:table-cell office:value-type="float" office:value="-21.9170253629404" calcext:value-type="float">
            <text:p>-21,9170253629404</text:p>
          </table:table-cell>
          <table:table-cell office:value-type="float" office:value="0.00168722726218779" calcext:value-type="float">
            <text:p>0,0016872272621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14:00</text:p>
          </table:table-cell>
          <table:table-cell office:value-type="float" office:value="-206.614944768027" calcext:value-type="float">
            <text:p>-206,614944768027</text:p>
          </table:table-cell>
          <table:table-cell office:value-type="float" office:value="35" calcext:value-type="float">
            <text:p>35</text:p>
          </table:table-cell>
          <table:table-cell office:value-type="float" office:value="-3.29230047663979" calcext:value-type="float">
            <text:p>-3,29230047663979</text:p>
          </table:table-cell>
          <table:table-cell office:value-type="float" office:value="0.0000712452326278419" calcext:value-type="float">
            <text:p>7,12452326278419E-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666142272949219" calcext:value-type="float">
            <text:p>0,066614227294922</text:p>
          </table:table-cell>
          <table:table-cell office:value-type="string" calcext:value-type="string">
            <text:p>2020-04-02 19:16:44</text:p>
          </table:table-cell>
          <table:table-cell office:value-type="float" office:value="-197.891211038396" calcext:value-type="float">
            <text:p>-197,891211038396</text:p>
          </table:table-cell>
          <table:table-cell office:value-type="float" office:value="32" calcext:value-type="float">
            <text:p>32</text:p>
          </table:table-cell>
          <table:table-cell office:value-type="float" office:value="-0.0050360389536579" calcext:value-type="float">
            <text:p>-0,005036038953658</text:p>
          </table:table-cell>
          <table:table-cell office:value-type="float" office:value="0.00012873887072684" calcext:value-type="float">
            <text:p>0,0001287388707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11765563964844" calcext:value-type="float">
            <text:p>0,111765563964844</text:p>
          </table:table-cell>
          <table:table-cell office:value-type="string" calcext:value-type="string">
            <text:p>2020-04-02 19:18:14</text:p>
          </table:table-cell>
          <table:table-cell office:value-type="float" office:value="-158.505131148302" calcext:value-type="float">
            <text:p>-158,505131148302</text:p>
          </table:table-cell>
          <table:table-cell office:value-type="float" office:value="26" calcext:value-type="float">
            <text:p>26</text:p>
          </table:table-cell>
          <table:table-cell office:value-type="float" office:value="-0.00704139472009935" calcext:value-type="float">
            <text:p>-0,007041394720099</text:p>
          </table:table-cell>
          <table:table-cell office:value-type="float" office:value="0.000318185759695725" calcext:value-type="float">
            <text:p>0,00031818575969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252890167236328" calcext:value-type="float">
            <text:p>0,025289016723633</text:p>
          </table:table-cell>
          <table:table-cell office:value-type="string" calcext:value-type="string">
            <text:p>2020-04-02 19:20:36</text:p>
          </table:table-cell>
          <table:table-cell office:value-type="float" office:value="-215.834456195476" calcext:value-type="float">
            <text:p>-215,834456195476</text:p>
          </table:table-cell>
          <table:table-cell office:value-type="float" office:value="34" calcext:value-type="float">
            <text:p>34</text:p>
          </table:table-cell>
          <table:table-cell office:value-type="float" office:value="0.00101872009310822" calcext:value-type="float">
            <text:p>0,001018720093108</text:p>
          </table:table-cell>
          <table:table-cell office:value-type="float" office:value="0.0000887478446221822" calcext:value-type="float">
            <text:p>8,87478446221822E-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351973114013672" calcext:value-type="float">
            <text:p>0,035197311401367</text:p>
          </table:table-cell>
          <table:table-cell office:value-type="string" calcext:value-type="string">
            <text:p>2020-04-02 19:23:13</text:p>
          </table:table-cell>
          <table:table-cell office:value-type="float" office:value="-189.271858310844" calcext:value-type="float">
            <text:p>-189,271858310844</text:p>
          </table:table-cell>
          <table:table-cell office:value-type="float" office:value="33" calcext:value-type="float">
            <text:p>33</text:p>
          </table:table-cell>
          <table:table-cell office:value-type="float" office:value="-0.00165505607602956" calcext:value-type="float">
            <text:p>-0,00165505607603</text:p>
          </table:table-cell>
          <table:table-cell office:value-type="float" office:value="0.0000548749954797412" calcext:value-type="float">
            <text:p>5,48749954797412E-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25:09</text:p>
          </table:table-cell>
          <table:table-cell office:value-type="float" office:value="-149.536303451966" calcext:value-type="float">
            <text:p>-149,536303451966</text:p>
          </table:table-cell>
          <table:table-cell office:value-type="float" office:value="26" calcext:value-type="float">
            <text:p>26</text:p>
          </table:table-cell>
          <table:table-cell office:value-type="float" office:value="-18.6585007335695" calcext:value-type="float">
            <text:p>-18,6585007335695</text:p>
          </table:table-cell>
          <table:table-cell office:value-type="float" office:value="0.00205197812874353" calcext:value-type="float">
            <text:p>0,00205197812874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0:14</text:p>
          </table:table-cell>
          <table:table-cell office:value-type="float" office:value="-196.936680121059" calcext:value-type="float">
            <text:p>-196,936680121059</text:p>
          </table:table-cell>
          <table:table-cell office:value-type="float" office:value="39" calcext:value-type="float">
            <text:p>39</text:p>
          </table:table-cell>
          <table:table-cell office:value-type="float" office:value="-16.5120785697338" calcext:value-type="float">
            <text:p>-16,5120785697338</text:p>
          </table:table-cell>
          <table:table-cell office:value-type="float" office:value="0.000352985857439071" calcext:value-type="float">
            <text:p>0,00035298585743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1:45</text:p>
          </table:table-cell>
          <table:table-cell office:value-type="float" office:value="-163.470092199743" calcext:value-type="float">
            <text:p>-163,470092199743</text:p>
          </table:table-cell>
          <table:table-cell office:value-type="float" office:value="30" calcext:value-type="float">
            <text:p>30</text:p>
          </table:table-cell>
          <table:table-cell office:value-type="float" office:value="-6.7833975157654" calcext:value-type="float">
            <text:p>-6,7833975157654</text:p>
          </table:table-cell>
          <table:table-cell office:value-type="float" office:value="0.00733141865756819" calcext:value-type="float">
            <text:p>0,00733141865756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3:41</text:p>
          </table:table-cell>
          <table:table-cell office:value-type="float" office:value="-103.281962063709" calcext:value-type="float">
            <text:p>-103,281962063709</text:p>
          </table:table-cell>
          <table:table-cell office:value-type="float" office:value="19" calcext:value-type="float">
            <text:p>19</text:p>
          </table:table-cell>
          <table:table-cell office:value-type="float" office:value="-4.77153023527202" calcext:value-type="float">
            <text:p>-4,77153023527202</text:p>
          </table:table-cell>
          <table:table-cell office:value-type="float" office:value="0.00244742742833672" calcext:value-type="float">
            <text:p>0,0024474274283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35:21</text:p>
          </table:table-cell>
          <table:table-cell office:value-type="float" office:value="-73.3713563744856" calcext:value-type="float">
            <text:p>-73,3713563744856</text:p>
          </table:table-cell>
          <table:table-cell office:value-type="float" office:value="14" calcext:value-type="float">
            <text:p>14</text:p>
          </table:table-cell>
          <table:table-cell office:value-type="float" office:value="-9.41667591277347" calcext:value-type="float">
            <text:p>-9,41667591277347</text:p>
          </table:table-cell>
          <table:table-cell office:value-type="float" office:value="0.00832529735939485" calcext:value-type="float">
            <text:p>0,00832529735939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522548217773438" calcext:value-type="float">
            <text:p>0,052254821777344</text:p>
          </table:table-cell>
          <table:table-cell office:value-type="string" calcext:value-type="string">
            <text:p>2020-04-02 19:39:15</text:p>
          </table:table-cell>
          <table:table-cell office:value-type="float" office:value="-121.067572695003" calcext:value-type="float">
            <text:p>-121,067572695003</text:p>
          </table:table-cell>
          <table:table-cell office:value-type="float" office:value="22" calcext:value-type="float">
            <text:p>22</text:p>
          </table:table-cell>
          <table:table-cell office:value-type="float" office:value="-0.00716528921649129" calcext:value-type="float">
            <text:p>-0,007165289216491</text:p>
          </table:table-cell>
          <table:table-cell office:value-type="float" office:value="0.000277269912755525" calcext:value-type="float">
            <text:p>0,0002772699127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40911193847656" calcext:value-type="float">
            <text:p>0,140911193847656</text:p>
          </table:table-cell>
          <table:table-cell office:value-type="string" calcext:value-type="string">
            <text:p>2020-04-02 19:42:17</text:p>
          </table:table-cell>
          <table:table-cell office:value-type="float" office:value="-177.953356469403" calcext:value-type="float">
            <text:p>-177,953356469403</text:p>
          </table:table-cell>
          <table:table-cell office:value-type="float" office:value="30" calcext:value-type="float">
            <text:p>30</text:p>
          </table:table-cell>
          <table:table-cell office:value-type="float" office:value="-0.00689030094770874" calcext:value-type="float">
            <text:p>-0,006890300947709</text:p>
          </table:table-cell>
          <table:table-cell office:value-type="float" office:value="0.000215866324414337" calcext:value-type="float">
            <text:p>0,00021586632441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44:08</text:p>
          </table:table-cell>
          <table:table-cell office:value-type="float" office:value="-132.748635973768" calcext:value-type="float">
            <text:p>-132,748635973768</text:p>
          </table:table-cell>
          <table:table-cell office:value-type="float" office:value="22" calcext:value-type="float">
            <text:p>22</text:p>
          </table:table-cell>
          <table:table-cell office:value-type="float" office:value="-13.9918079312509" calcext:value-type="float">
            <text:p>-13,9918079312509</text:p>
          </table:table-cell>
          <table:table-cell office:value-type="float" office:value="0.00339700519507309" calcext:value-type="float">
            <text:p>0,00339700519507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818882446289063" calcext:value-type="float">
            <text:p>0,081888244628906</text:p>
          </table:table-cell>
          <table:table-cell office:value-type="string" calcext:value-type="string">
            <text:p>2020-04-02 19:48:26</text:p>
          </table:table-cell>
          <table:table-cell office:value-type="float" office:value="-111.768332027073" calcext:value-type="float">
            <text:p>-111,768332027073</text:p>
          </table:table-cell>
          <table:table-cell office:value-type="float" office:value="19" calcext:value-type="float">
            <text:p>19</text:p>
          </table:table-cell>
          <table:table-cell office:value-type="float" office:value="-0.00746201410849712" calcext:value-type="float">
            <text:p>-0,007462014108497</text:p>
          </table:table-cell>
          <table:table-cell office:value-type="float" office:value="0.000398777519009644" calcext:value-type="float">
            <text:p>0,000398777519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390996551513672" calcext:value-type="float">
            <text:p>0,039099655151367</text:p>
          </table:table-cell>
          <table:table-cell office:value-type="string" calcext:value-type="string">
            <text:p>2020-04-02 19:50:17</text:p>
          </table:table-cell>
          <table:table-cell office:value-type="float" office:value="-194.195076716375" calcext:value-type="float">
            <text:p>-194,195076716375</text:p>
          </table:table-cell>
          <table:table-cell office:value-type="float" office:value="29" calcext:value-type="float">
            <text:p>29</text:p>
          </table:table-cell>
          <table:table-cell office:value-type="float" office:value="-0.00520603002074838" calcext:value-type="float">
            <text:p>-0,005206030020748</text:p>
          </table:table-cell>
          <table:table-cell office:value-type="float" office:value="0.0000838668365226009" calcext:value-type="float">
            <text:p>8,38668365226009E-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53:50</text:p>
          </table:table-cell>
          <table:table-cell office:value-type="float" office:value="-173.771753491437" calcext:value-type="float">
            <text:p>-173,771753491437</text:p>
          </table:table-cell>
          <table:table-cell office:value-type="float" office:value="28" calcext:value-type="float">
            <text:p>28</text:p>
          </table:table-cell>
          <table:table-cell office:value-type="float" office:value="-12.4130787289586" calcext:value-type="float">
            <text:p>-12,4130787289586</text:p>
          </table:table-cell>
          <table:table-cell office:value-type="float" office:value="0.000266124197192993" calcext:value-type="float">
            <text:p>0,00026612419719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58:00</text:p>
          </table:table-cell>
          <table:table-cell office:value-type="float" office:value="-122.651375240905" calcext:value-type="float">
            <text:p>-122,651375240905</text:p>
          </table:table-cell>
          <table:table-cell office:value-type="float" office:value="23" calcext:value-type="float">
            <text:p>23</text:p>
          </table:table-cell>
          <table:table-cell office:value-type="float" office:value="-19.5103479284997" calcext:value-type="float">
            <text:p>-19,5103479284997</text:p>
          </table:table-cell>
          <table:table-cell office:value-type="float" office:value="0.00214890415604603" calcext:value-type="float">
            <text:p>0,00214890415604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397398834228516" calcext:value-type="float">
            <text:p>0,039739883422852</text:p>
          </table:table-cell>
          <table:table-cell office:value-type="string" calcext:value-type="string">
            <text:p>2020-04-02 20:02:10</text:p>
          </table:table-cell>
          <table:table-cell office:value-type="float" office:value="-136.152610762276" calcext:value-type="float">
            <text:p>-136,152610762276</text:p>
          </table:table-cell>
          <table:table-cell office:value-type="float" office:value="24" calcext:value-type="float">
            <text:p>24</text:p>
          </table:table-cell>
          <table:table-cell office:value-type="float" office:value="-0.00380672827547368" calcext:value-type="float">
            <text:p>-0,003806728275474</text:p>
          </table:table-cell>
          <table:table-cell office:value-type="float" office:value="0.000443742714910877" calcext:value-type="float">
            <text:p>0,0004437427149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833516235351562" calcext:value-type="float">
            <text:p>0,083351623535156</text:p>
          </table:table-cell>
          <table:table-cell office:value-type="string" calcext:value-type="string">
            <text:p>2020-04-02 20:05:33</text:p>
          </table:table-cell>
          <table:table-cell office:value-type="float" office:value="-98.0957619469221" calcext:value-type="float">
            <text:p>-98,0957619469221</text:p>
          </table:table-cell>
          <table:table-cell office:value-type="float" office:value="16" calcext:value-type="float">
            <text:p>16</text:p>
          </table:table-cell>
          <table:table-cell office:value-type="float" office:value="-0.00158925333949799" calcext:value-type="float">
            <text:p>-0,001589253339498</text:p>
          </table:table-cell>
          <table:table-cell office:value-type="float" office:value="0.000398534143812956" calcext:value-type="float">
            <text:p>0,0003985341438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408069305419922" calcext:value-type="float">
            <text:p>0,040806930541992</text:p>
          </table:table-cell>
          <table:table-cell office:value-type="string" calcext:value-type="string">
            <text:p>2020-04-02 20:11:55</text:p>
          </table:table-cell>
          <table:table-cell office:value-type="float" office:value="-134.658578265169" calcext:value-type="float">
            <text:p>-134,658578265169</text:p>
          </table:table-cell>
          <table:table-cell office:value-type="float" office:value="24" calcext:value-type="float">
            <text:p>24</text:p>
          </table:table-cell>
          <table:table-cell office:value-type="float" office:value="-0.000471176459969635" calcext:value-type="float">
            <text:p>-0,00047117645997</text:p>
          </table:table-cell>
          <table:table-cell office:value-type="float" office:value="0.000540340769948653" calcext:value-type="float">
            <text:p>0,0005403407699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14:20</text:p>
          </table:table-cell>
          <table:table-cell office:value-type="float" office:value="-94.0635030643288" calcext:value-type="float">
            <text:p>-94,0635030643288</text:p>
          </table:table-cell>
          <table:table-cell office:value-type="float" office:value="14" calcext:value-type="float">
            <text:p>14</text:p>
          </table:table-cell>
          <table:table-cell office:value-type="float" office:value="-7.96707774200052" calcext:value-type="float">
            <text:p>-7,96707774200052</text:p>
          </table:table-cell>
          <table:table-cell office:value-type="float" office:value="0.00927825372923082" calcext:value-type="float">
            <text:p>0,00927825372923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06979095458984" calcext:value-type="float">
            <text:p>0,106979095458984</text:p>
          </table:table-cell>
          <table:table-cell office:value-type="string" calcext:value-type="string">
            <text:p>2020-04-02 20:22:30</text:p>
          </table:table-cell>
          <table:table-cell office:value-type="float" office:value="-119.04365197621" calcext:value-type="float">
            <text:p>-119,04365197621</text:p>
          </table:table-cell>
          <table:table-cell office:value-type="float" office:value="19" calcext:value-type="float">
            <text:p>19</text:p>
          </table:table-cell>
          <table:table-cell office:value-type="float" office:value="-0.00323743600238324" calcext:value-type="float">
            <text:p>-0,003237436002383</text:p>
          </table:table-cell>
          <table:table-cell office:value-type="float" office:value="0.000269566213413396" calcext:value-type="float">
            <text:p>0,00026956621341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24265258789063" calcext:value-type="float">
            <text:p>0,124265258789063</text:p>
          </table:table-cell>
          <table:table-cell office:value-type="string" calcext:value-type="string">
            <text:p>2020-04-02 20:25:00</text:p>
          </table:table-cell>
          <table:table-cell office:value-type="float" office:value="-80.7543104769373" calcext:value-type="float">
            <text:p>-80,7543104769373</text:p>
          </table:table-cell>
          <table:table-cell office:value-type="float" office:value="10" calcext:value-type="float">
            <text:p>10</text:p>
          </table:table-cell>
          <table:table-cell office:value-type="float" office:value="0.00138984186448071" calcext:value-type="float">
            <text:p>0,001389841864481</text:p>
          </table:table-cell>
          <table:table-cell office:value-type="float" office:value="0.00135344383701005" calcext:value-type="float">
            <text:p>0,001353443837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32:40</text:p>
          </table:table-cell>
          <table:table-cell office:value-type="float" office:value="-66.9187874474649" calcext:value-type="float">
            <text:p>-66,9187874474649</text:p>
          </table:table-cell>
          <table:table-cell office:value-type="float" office:value="13" calcext:value-type="float">
            <text:p>13</text:p>
          </table:table-cell>
          <table:table-cell office:value-type="float" office:value="-12.9999907357076" calcext:value-type="float">
            <text:p>-12,9999907357076</text:p>
          </table:table-cell>
          <table:table-cell office:value-type="float" office:value="0.00591716819691427" calcext:value-type="float">
            <text:p>0,0059171681969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41:43</text:p>
          </table:table-cell>
          <table:table-cell office:value-type="float" office:value="-37.5594725650399" calcext:value-type="float">
            <text:p>-37,5594725650399</text:p>
          </table:table-cell>
          <table:table-cell office:value-type="float" office:value="8" calcext:value-type="float">
            <text:p>8</text:p>
          </table:table-cell>
          <table:table-cell office:value-type="float" office:value="-5.84229044837609" calcext:value-type="float">
            <text:p>-5,84229044837609</text:p>
          </table:table-cell>
          <table:table-cell office:value-type="float" office:value="0.0215800975654697" calcext:value-type="float">
            <text:p>0,021580097565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43:20</text:p>
          </table:table-cell>
          <table:table-cell office:value-type="float" office:value="-41.6055801062322" calcext:value-type="float">
            <text:p>-41,6055801062322</text:p>
          </table:table-cell>
          <table:table-cell office:value-type="float" office:value="8" calcext:value-type="float">
            <text:p>8</text:p>
          </table:table-cell>
          <table:table-cell office:value-type="float" office:value="-3.98645891801881" calcext:value-type="float">
            <text:p>-3,98645891801881</text:p>
          </table:table-cell>
          <table:table-cell office:value-type="float" office:value="0.031483849509042" calcext:value-type="float">
            <text:p>0,03148384950904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18655639648437" calcext:value-type="float">
            <text:p>0,118655639648437</text:p>
          </table:table-cell>
          <table:table-cell office:value-type="string" calcext:value-type="string">
            <text:p>2020-04-02 20:48:05</text:p>
          </table:table-cell>
          <table:table-cell office:value-type="float" office:value="-60.4447940948086" calcext:value-type="float">
            <text:p>-60,4447940948086</text:p>
          </table:table-cell>
          <table:table-cell office:value-type="float" office:value="10" calcext:value-type="float">
            <text:p>10</text:p>
          </table:table-cell>
          <table:table-cell office:value-type="float" office:value="0.00707604711853435" calcext:value-type="float">
            <text:p>0,007076047118534</text:p>
          </table:table-cell>
          <table:table-cell office:value-type="float" office:value="0.00139288607326074" calcext:value-type="float">
            <text:p>0,00139288607326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97431762695313" calcext:value-type="float">
            <text:p>0,297431762695313</text:p>
          </table:table-cell>
          <table:table-cell office:value-type="string" calcext:value-type="string">
            <text:p>2020-04-02 20:53:33</text:p>
          </table:table-cell>
          <table:table-cell office:value-type="float" office:value="-104.033950001558" calcext:value-type="float">
            <text:p>-104,033950001558</text:p>
          </table:table-cell>
          <table:table-cell office:value-type="float" office:value="18" calcext:value-type="float">
            <text:p>18</text:p>
          </table:table-cell>
          <table:table-cell office:value-type="float" office:value="-0.00441168660202571" calcext:value-type="float">
            <text:p>-0,004411686602026</text:p>
          </table:table-cell>
          <table:table-cell office:value-type="float" office:value="0.00141395150115507" calcext:value-type="float">
            <text:p>0,00141395150115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55:34</text:p>
          </table:table-cell>
          <table:table-cell office:value-type="float" office:value="-84.8052192517654" calcext:value-type="float">
            <text:p>-84,8052192517654</text:p>
          </table:table-cell>
          <table:table-cell office:value-type="float" office:value="15" calcext:value-type="float">
            <text:p>15</text:p>
          </table:table-cell>
          <table:table-cell office:value-type="float" office:value="-11.8194763826749" calcext:value-type="float">
            <text:p>-11,8194763826749</text:p>
          </table:table-cell>
          <table:table-cell office:value-type="float" office:value="0.00669152919114744" calcext:value-type="float">
            <text:p>0,00669152919114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59:39</text:p>
          </table:table-cell>
          <table:table-cell office:value-type="float" office:value="-21.6899351192204" calcext:value-type="float">
            <text:p>-21,6899351192204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05:24</text:p>
          </table:table-cell>
          <table:table-cell office:value-type="float" office:value="-18.6691989542302" calcext:value-type="float">
            <text:p>-18,669198954230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13:45</text:p>
          </table:table-cell>
          <table:table-cell office:value-type="float" office:value="-87.7717622219418" calcext:value-type="float">
            <text:p>-87,7717622219418</text:p>
          </table:table-cell>
          <table:table-cell office:value-type="float" office:value="17" calcext:value-type="float">
            <text:p>17</text:p>
          </table:table-cell>
          <table:table-cell office:value-type="float" office:value="-15.9999791581092" calcext:value-type="float">
            <text:p>-15,9999791581092</text:p>
          </table:table-cell>
          <table:table-cell office:value-type="float" office:value="0.00367647058813548" calcext:value-type="float">
            <text:p>0,00367647058813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17:34</text:p>
          </table:table-cell>
          <table:table-cell office:value-type="float" office:value="-13.8436043116974" calcext:value-type="float">
            <text:p>-13,8436043116974</text:p>
          </table:table-cell>
          <table:table-cell office:value-type="float" office:value="3" calcext:value-type="float">
            <text:p>3</text:p>
          </table:table-cell>
          <table:table-cell office:value-type="float" office:value="-2.99999999061892" calcext:value-type="float">
            <text:p>-2,99999999061892</text:p>
          </table:table-cell>
          <table:table-cell office:value-type="float" office:value="0.111111111806006" calcext:value-type="float">
            <text:p>0,11111111180600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2:02</text:p>
          </table:table-cell>
          <table:table-cell office:value-type="float" office:value="-6.6100158702856" calcext:value-type="float">
            <text:p>-6,6100158702856</text:p>
          </table:table-cell>
          <table:table-cell office:value-type="float" office:value="1" calcext:value-type="float">
            <text:p>1</text:p>
          </table:table-cell>
          <table:table-cell office:value-type="float" office:value="8.97195194286941" calcext:value-type="float">
            <text:p>8,97195194286941</text:p>
          </table:table-cell>
          <table:table-cell office:value-type="float" office:value="0.0124229896287609" calcext:value-type="float">
            <text:p>0,0124229896287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7:04</text:p>
          </table:table-cell>
          <table:table-cell office:value-type="float" office:value="-38.4045289945827" calcext:value-type="float">
            <text:p>-38,4045289945827</text:p>
          </table:table-cell>
          <table:table-cell office:value-type="float" office:value="7" calcext:value-type="float">
            <text:p>7</text:p>
          </table:table-cell>
          <table:table-cell office:value-type="float" office:value="-5.79890725529271" calcext:value-type="float">
            <text:p>-5,79890725529271</text:p>
          </table:table-cell>
          <table:table-cell office:value-type="float" office:value="0.0253444802818778" calcext:value-type="float">
            <text:p>0,02534448028187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8:51</text:p>
          </table:table-cell>
          <table:table-cell office:value-type="float" office:value="-26.1053580660745" calcext:value-type="float">
            <text:p>-26,1053580660745</text:p>
          </table:table-cell>
          <table:table-cell office:value-type="float" office:value="5" calcext:value-type="float">
            <text:p>5</text:p>
          </table:table-cell>
          <table:table-cell office:value-type="float" office:value="5.09747519887792" calcext:value-type="float">
            <text:p>5,09747519887792</text:p>
          </table:table-cell>
          <table:table-cell office:value-type="float" office:value="0.00862233634049567" calcext:value-type="float">
            <text:p>0,00862233634049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1:25</text:p>
          </table:table-cell>
          <table:table-cell office:value-type="float" office:value="-20.7338226710154" calcext:value-type="float">
            <text:p>-20,7338226710154</text:p>
          </table:table-cell>
          <table:table-cell office:value-type="float" office:value="4" calcext:value-type="float">
            <text:p>4</text:p>
          </table:table-cell>
          <table:table-cell office:value-type="float" office:value="-2.99800628467617" calcext:value-type="float">
            <text:p>-2,99800628467617</text:p>
          </table:table-cell>
          <table:table-cell office:value-type="float" office:value="0.0834442892398424" calcext:value-type="float">
            <text:p>0,08344428923984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9:24</text:p>
          </table:table-cell>
          <table:table-cell office:value-type="float" office:value="-46.0145184368855" calcext:value-type="float">
            <text:p>-46,0145184368855</text:p>
          </table:table-cell>
          <table:table-cell office:value-type="float" office:value="10" calcext:value-type="float">
            <text:p>10</text:p>
          </table:table-cell>
          <table:table-cell office:value-type="float" office:value="-8.99999936556081" calcext:value-type="float">
            <text:p>-8,99999936556081</text:p>
          </table:table-cell>
          <table:table-cell office:value-type="float" office:value="0.0111111111111106" calcext:value-type="float">
            <text:p>0,0111111111111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45:25</text:p>
          </table:table-cell>
          <table:table-cell office:value-type="float" office:value="-35.5778051732528" calcext:value-type="float">
            <text:p>-35,5778051732528</text:p>
          </table:table-cell>
          <table:table-cell office:value-type="float" office:value="4" calcext:value-type="float">
            <text:p>4</text:p>
          </table:table-cell>
          <table:table-cell office:value-type="float" office:value="-2.99998847010154" calcext:value-type="float">
            <text:p>-2,99998847010154</text:p>
          </table:table-cell>
          <table:table-cell office:value-type="float" office:value="0.0833333333300897" calcext:value-type="float">
            <text:p>0,0833333333300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53:25</text:p>
          </table:table-cell>
          <table:table-cell office:value-type="float" office:value="-42.6822595373552" calcext:value-type="float">
            <text:p>-42,6822595373552</text:p>
          </table:table-cell>
          <table:table-cell office:value-type="float" office:value="8" calcext:value-type="float">
            <text:p>8</text:p>
          </table:table-cell>
          <table:table-cell office:value-type="float" office:value="-6.99999999034872" calcext:value-type="float">
            <text:p>-6,99999999034872</text:p>
          </table:table-cell>
          <table:table-cell office:value-type="float" office:value="0.0178571428571653" calcext:value-type="float">
            <text:p>0,01785714285716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01:58</text:p>
          </table:table-cell>
          <table:table-cell office:value-type="float" office:value="-14.5222682009779" calcext:value-type="float">
            <text:p>-14,5222682009779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111111111111111" calcext:value-type="float">
            <text:p>0,1111111111111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11:12</text:p>
          </table:table-cell>
          <table:table-cell office:value-type="float" office:value="-39.9184866321181" calcext:value-type="float">
            <text:p>-39,9184866321181</text:p>
          </table:table-cell>
          <table:table-cell office:value-type="float" office:value="8" calcext:value-type="float">
            <text:p>8</text:p>
          </table:table-cell>
          <table:table-cell office:value-type="float" office:value="-6.99950936854902" calcext:value-type="float">
            <text:p>-6,99950936854902</text:p>
          </table:table-cell>
          <table:table-cell office:value-type="float" office:value="0.0178571422430632" calcext:value-type="float">
            <text:p>0,0178571422430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18:14</text:p>
          </table:table-cell>
          <table:table-cell office:value-type="float" office:value="-39.4587408928826" calcext:value-type="float">
            <text:p>-39,4587408928826</text:p>
          </table:table-cell>
          <table:table-cell office:value-type="float" office:value="8" calcext:value-type="float">
            <text:p>8</text:p>
          </table:table-cell>
          <table:table-cell office:value-type="float" office:value="-7.99999999999965" calcext:value-type="float">
            <text:p>-7,99999999999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25:04</text:p>
          </table:table-cell>
          <table:table-cell office:value-type="float" office:value="-18.0772726320813" calcext:value-type="float">
            <text:p>-18,077272632081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0416666666666704" calcext:value-type="float">
            <text:p>0,041666666666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33:40</text:p>
          </table:table-cell>
          <table:table-cell office:value-type="float" office:value="-15.5879511491701" calcext:value-type="float">
            <text:p>-15,587951149170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111111111111111" calcext:value-type="float">
            <text:p>0,1111111111111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2: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2:28</text:p>
          </table:table-cell>
          <table:table-cell office:value-type="float" office:value="-21.4140726644068" calcext:value-type="float">
            <text:p>-21,414072664406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5:41</text:p>
          </table:table-cell>
          <table:table-cell office:value-type="float" office:value="-20.183498026754" calcext:value-type="float">
            <text:p>-20,183498026754</text:p>
          </table:table-cell>
          <table:table-cell office:value-type="float" office:value="4" calcext:value-type="float">
            <text:p>4</text:p>
          </table:table-cell>
          <table:table-cell office:value-type="float" office:value="-2.99999999035312" calcext:value-type="float">
            <text:p>-2,99999999035312</text:p>
          </table:table-cell>
          <table:table-cell office:value-type="float" office:value="0.0833333333333333" calcext:value-type="float">
            <text:p>0,0833333333333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54:12</text:p>
          </table:table-cell>
          <table:table-cell office:value-type="float" office:value="-43.1859093705419" calcext:value-type="float">
            <text:p>-43,1859093705419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0.015625" calcext:value-type="float">
            <text:p>0,0156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02:14</text:p>
          </table:table-cell>
          <table:table-cell office:value-type="float" office:value="-20.5049093090547" calcext:value-type="float">
            <text:p>-20,504909309054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10:58</text:p>
          </table:table-cell>
          <table:table-cell office:value-type="float" office:value="-25.7168062877209" calcext:value-type="float">
            <text:p>-25,7168062877209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16:12</text:p>
          </table:table-cell>
          <table:table-cell office:value-type="float" office:value="-17.8834327187954" calcext:value-type="float">
            <text:p>-17,883432718795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25:13</text:p>
          </table:table-cell>
          <table:table-cell office:value-type="float" office:value="-10.9982277790747" calcext:value-type="float">
            <text:p>-10,998227779074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166666666666667" calcext:value-type="float">
            <text:p>0,16666666666666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29: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38:47</text:p>
          </table:table-cell>
          <table:table-cell office:value-type="float" office:value="-34.7750211748643" calcext:value-type="float">
            <text:p>-34,7750211748643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46: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54:24</text:p>
          </table:table-cell>
          <table:table-cell office:value-type="float" office:value="-15.4601514276651" calcext:value-type="float">
            <text:p>-15,460151427665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111111111111111" calcext:value-type="float">
            <text:p>0,11111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3T15:44:02.463632890</dc:date>
    <meta:editing-duration>PT4M52S</meta:editing-duration>
    <meta:editing-cycles>2</meta:editing-cycles>
    <meta:generator>LibreOffice/6.4.7.2$Linux_X86_64 LibreOffice_project/40$Build-2</meta:generator>
    <meta:document-statistic meta:table-count="3" meta:cell-count="7105" meta:object-count="0"/>
  </office:meta>
</office:document-meta>
</file>